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8ed0" officeooo:paragraph-rsid="001f8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jj@kjj:~$ sudo sh -c 'echo "deb http://packages.ros.org/ros/ubuntu $(lsb_release -sc) main" &gt; /etc/apt/sources.list.d/ros-latest.list'</text:p>
      <text:p text:style-name="P1">[sudo] password for kjj: </text:p>
      <text:p text:style-name="P1">kjj@kjj:~$ sudo apt-key adv --keyserver 'hkp://keyserver.ubuntu.com:80' --recv-key C1CF6E31E6BADE8868B172B4F42ED6FBAB17C654</text:p>
      <text:p text:style-name="P1">Executing: /tmp/tmp.jyU8V1YdoO/gpg.1.sh --keyserver</text:p>
      <text:p text:style-name="P1">hkp://keyserver.ubuntu.com:80</text:p>
      <text:p text:style-name="P1">--recv-key</text:p>
      <text:p text:style-name="P1">C1CF6E31E6BADE8868B172B4F42ED6FBAB17C654</text:p>
      <text:p text:style-name="P1">gpg: requesting key AB17C654 from hkp server keyserver.ubuntu.com</text:p>
      <text:p text:style-name="P1">gpg: key AB17C654: public key "Open Robotics &lt;info@osrfoundation.org&gt;" imported</text:p>
      <text:p text:style-name="P1">gpg: Total number processed: 1</text:p>
      <text:p text:style-name="P1">gpg: <text:s text:c="14"/>imported: 1 <text:s/>(RSA: 1)</text:p>
      <text:p text:style-name="P1">kjj@kjj:~$ sudo apt-get update</text:p>
      <text:p text:style-name="P1">기존:1 http://kr.archive.ubuntu.com/ubuntu xenial InRelease <text:s text:c="19"/></text:p>
      <text:p text:style-name="P1">기존:2 http://security.ubuntu.com/ubuntu xenial-security InRelease <text:s text:c="12"/></text:p>
      <text:p text:style-name="P1">받기:3 http://packages.ros.org/ros/ubuntu xenial InRelease [4,678 B] <text:s text:c="10"/></text:p>
      <text:p text:style-name="P1">기존:4 http://kr.archive.ubuntu.com/ubuntu xenial-updates InRelease <text:s text:c="10"/></text:p>
      <text:p text:style-name="P1">기존:5 http://kr.archive.ubuntu.com/ubuntu xenial-backports InRelease</text:p>
      <text:p text:style-name="P1">내려받기 4,678 바이트, 소요시간 1초 (3,006 바이트/초)</text:p>
      <text:p text:style-name="P1">패키지 목록을 읽는 중입니다... 완료</text:p>
      <text:p text:style-name="P1">kjj@kjj:~$ sudo apt-get upgrade</text:p>
      <text:p text:style-name="P1">패키지 목록을 읽는 중입니다... 완료</text:p>
      <text:p text:style-name="P1">의존성 트리를 만드는 중입니다 <text:s text:c="6"/></text:p>
      <text:p text:style-name="P1">상태 정보를 읽는 중입니다... 완료</text:p>
      <text:p text:style-name="P1">업그레이드를 계산하는 중입니다... 완료</text:p>
      <text:p text:style-name="P1">다음 패키지를 과거 버전으로 유지합니다:</text:p>
      <text:p text:style-name="P1"><text:s text:c="2"/>linux-generic-hwe-16.04 linux-headers-generic-hwe-16.04</text:p>
      <text:p text:style-name="P1"><text:s text:c="2"/>linux-image-generic-hwe-16.04</text:p>
      <text:p text:style-name="P1">다음 패키지를 업그레이드할 것입니다:</text:p>
      <text:p text:style-name="P1"><text:s text:c="2"/>aptdaemon aptdaemon-data base-files bind9-host dnsutils firefox ghostscript</text:p>
      <text:p text:style-name="P1"><text:s text:c="2"/>ghostscript-x gir1.2-packagekitglib-1.0 grub-common grub-pc grub-pc-bin</text:p>
      <text:p text:style-name="P1"><text:s text:c="2"/>grub2-common libbind9-140 libcurl3 libcurl3-gnutls libdns-export162</text:p>
      <text:p text:style-name="P1"><text:s text:c="2"/>libdns162 libgs9 libgs9-common libisc-export160 libisc160 libisccc140</text:p>
      <text:p text:style-name="P1"><text:s text:c="2"/>libisccfg140 liblwres141 libnss3 libnss3-nssdb libpackagekit-glib2-16</text:p>
      <text:p text:style-name="P1"><text:s text:c="2"/>libpam-systemd libproxy1-plugin-gsettings libproxy1-plugin-networkmanager</text:p>
      <text:p text:style-name="P1"><text:s text:c="2"/>libproxy1v5 libpulse-mainloop-glib0 libpulse0 libpulsedsp libsane</text:p>
      <text:p text:style-name="P1"><text:s text:c="2"/>libsane-common libsmbclient libsnmp-base libsnmp30 libssl1.0.0 libsystemd0</text:p>
      <text:p text:style-name="P1"><text:s text:c="2"/>libudev1 libwbclient0 libx11-6 libx11-data libx11-xcb1 linux-libc-dev</text:p>
      <text:p text:style-name="P1"><text:s text:c="2"/>openssl pulseaudio pulseaudio-module-bluetooth pulseaudio-module-x11</text:p>
      <text:p text:style-name="P1"><text:s text:c="2"/>pulseaudio-utils python3-aptdaemon python3-aptdaemon.gtk3widgets</text:p>
      <text:p text:style-name="P1"><text:s text:c="2"/>python3-aptdaemon.pkcompat python3-software-properties samba-libs sane-utils</text:p>
      <text:p text:style-name="P1"><text:s text:c="2"/>snapd software-properties-common software-properties-gtk systemd</text:p>
      <text:p text:style-name="P1"><text:s text:c="2"/>systemd-sysv ubuntu-core-launcher ubuntu-desktop ubuntu-minimal</text:p>
      <text:p text:style-name="P1"><text:s text:c="2"/>ubuntu-standard udev xserver-common xserver-xorg-core-hwe-16.04</text:p>
      <text:p text:style-name="P1"><text:s text:c="2"/>xserver-xorg-legacy-hwe-16.04</text:p>
      <text:p text:style-name="P1">72개 업그레이드, 0개 새로 설치, 0개 제거 및 3개 업그레이드 안 함.</text:p>
      <text:p text:style-name="P1"><text:soft-page-break/>0 바이트/112 M바이트 아카이브를 받아야 합니다.</text:p>
      <text:p text:style-name="P1">이 작업 후 3,338 k바이트의 디스크 공간을 더 사용하게 됩니다.</text:p>
      <text:p text:style-name="P1">계속 하시겠습니까? [Y/n] y</text:p>
      <text:p text:style-name="P1">패키지에서 템플릿을 추출하는 중: 100%</text:p>
      <text:p text:style-name="P1">패키지를 미리 설정하는 중입니다...</text:p>
      <text:p text:style-name="P1">setting xserver-xorg-legacy/xwrapper/allowed_users from configuration file</text:p>
      <text:p text:style-name="P1">(데이터베이스 읽는중 ...현재 179739개의 파일과 디렉터리가 설치되어 있습니다.)</text:p>
      <text:p text:style-name="P1">Preparing to unpack .../base-files_9.4ubuntu4.13_amd64.deb ...</text:p>
      <text:p text:style-name="P1">Unpacking base-files (9.4ubuntu4.13) over (9.4ubuntu4.12) ...</text:p>
      <text:p text:style-name="P1">Processing triggers for cracklib-runtime (2.9.2-1ubuntu1) ...</text:p>
      <text:p text:style-name="P1">Processing triggers for man-db (2.7.5-1) ...</text:p>
      <text:p text:style-name="P1">Processing triggers for install-info (6.1.0.dfsg.1-5) ...</text:p>
      <text:p text:style-name="P1">Processing triggers for plymouth-theme-ubuntu-text (0.9.2-3ubuntu13.5) ...</text:p>
      <text:p text:style-name="P1">update-initramfs: deferring update (trigger activated)</text:p>
      <text:p text:style-name="P1">Processing triggers for initramfs-tools (0.122ubuntu8.16) ...</text:p>
      <text:p text:style-name="P1">update-initramfs: Generating /boot/initrd.img-4.15.0-112-generic</text:p>
      <text:p text:style-name="P1">W: Possible missing firmware /lib/firmware/i915/kbl_guc_ver9_14.bin for module i915</text:p>
      <text:p text:style-name="P1">W: Possible missing firmware /lib/firmware/i915/bxt_guc_ver8_7.bin for module i915</text:p>
      <text:p text:style-name="P1">base-files (9.4ubuntu4.13) 설정하는 중입니다 ...</text:p>
      <text:p text:style-name="P1">새 버전의 설정 파일 /etc/update-motd.d/50-motd-news 설치하는 중입니다 ...</text:p>
      <text:p text:style-name="P1">Removing obsolete conffile /etc/default/motd-news ...</text:p>
      <text:p text:style-name="P1">(데이터베이스 읽는중 ...현재 179738개의 파일과 디렉터리가 설치되어 있습니다.)</text:p>
      <text:p text:style-name="P1">Preparing to unpack .../systemd-sysv_229-4ubuntu21.29_amd64.deb ...</text:p>
      <text:p text:style-name="P1">Unpacking systemd-sysv (229-4ubuntu21.29) over (229-4ubuntu21.28) ...</text:p>
      <text:p text:style-name="P1">Processing triggers for man-db (2.7.5-1) ...</text:p>
      <text:p text:style-name="P1">systemd-sysv (229-4ubuntu21.29) 설정하는 중입니다 ...</text:p>
      <text:p text:style-name="P1">(데이터베이스 읽는중 ...현재 179738개의 파일과 디렉터리가 설치되어 있습니다.)</text:p>
      <text:p text:style-name="P1">Preparing to unpack .../libpam-systemd_229-4ubuntu21.29_amd64.deb ...</text:p>
      <text:p text:style-name="P1">Unpacking libpam-systemd:amd64 (229-4ubuntu21.29) over (229-4ubuntu21.28) ...</text:p>
      <text:p text:style-name="P1">Preparing to unpack .../xserver-common_2%3a1.18.4-0ubuntu0.10_all.deb ...</text:p>
      <text:p text:style-name="P1">Unpacking xserver-common (2:1.18.4-0ubuntu0.10) over (2:1.18.4-0ubuntu0.8) ...</text:p>
      <text:p text:style-name="P1">Preparing to unpack .../xserver-xorg-legacy-hwe-16.04_2%3a1.19.6-1ubuntu4.1~16.04.4_amd64.deb ...</text:p>
      <text:p text:style-name="P1">Unpacking xserver-xorg-legacy-hwe-16.04 (2:1.19.6-1ubuntu4.1~16.04.4) over (2:1.19.6-1ubuntu4.1~16.04.2) ...</text:p>
      <text:p text:style-name="P1">Preparing to unpack .../libsystemd0_229-4ubuntu21.29_amd64.deb ...</text:p>
      <text:p text:style-name="P1">Unpacking libsystemd0:amd64 (229-4ubuntu21.29) over (229-4ubuntu21.28) ...</text:p>
      <text:p text:style-name="P1">Processing triggers for man-db (2.7.5-1) ...</text:p>
      <text:p text:style-name="P1">Processing triggers for libc-bin (2.23-0ubuntu11.2) ...</text:p>
      <text:p text:style-name="P1">libsystemd0:amd64 (229-4ubuntu21.29) 설정하는 중입니다 ...</text:p>
      <text:p text:style-name="P1">Processing triggers for libc-bin (2.23-0ubuntu11.2) ...</text:p>
      <text:p text:style-name="P1">(데이터베이스 읽는중 ...현재 179738개의 파일과 디렉터리가 설치되어 있습니다.)</text:p>
      <text:p text:style-name="P1">Preparing to unpack .../xserver-xorg-core-hwe-16.04_2%3a1.19.6-1ubuntu4.1~16.04.4_amd64.deb ...</text:p>
      <text:p text:style-name="P1">Unpacking xserver-xorg-core-hwe-16.04 (2:1.19.6-1ubuntu4.1~16.04.4) over (2:1.19.6-1ubuntu4.1~16.04.2) ...</text:p>
      <text:p text:style-name="P1">Preparing to unpack .../systemd_229-4ubuntu21.29_amd64.deb ...</text:p>
      <text:p text:style-name="P1">Unpacking systemd (229-4ubuntu21.29) over (229-4ubuntu21.28) ...</text:p>
      <text:p text:style-name="P1">Processing triggers for man-db (2.7.5-1) ...</text:p>
      <text:p text:style-name="P1"><text:soft-page-break/>Processing triggers for dbus (1.10.6-1ubuntu3.6) ...</text:p>
      <text:p text:style-name="P1">Processing triggers for ureadahead (0.100.0-19.1) ...</text:p>
      <text:p text:style-name="P1">ureadahead will be reprofiled on next reboot</text:p>
      <text:p text:style-name="P1">systemd (229-4ubuntu21.29) 설정하는 중입니다 ...</text:p>
      <text:p text:style-name="P1">addgroup: 'systemd-journal' 그룹은 이미 시스템 그룹에 존재합니다. <text:s/>종료합니다.</text:p>
      <text:p text:style-name="P1">[/usr/lib/tmpfiles.d/var.conf:14] Duplicate line for path "/var/log", ignoring.</text:p>
      <text:p text:style-name="P1">(데이터베이스 읽는중 ...현재 179738개의 파일과 디렉터리가 설치되어 있습니다.)</text:p>
      <text:p text:style-name="P1">Preparing to unpack .../udev_229-4ubuntu21.29_amd64.deb ...</text:p>
      <text:p text:style-name="P1">Unpacking udev (229-4ubuntu21.29) over (229-4ubuntu21.28) ...</text:p>
      <text:p text:style-name="P1">Preparing to unpack .../libudev1_229-4ubuntu21.29_amd64.deb ...</text:p>
      <text:p text:style-name="P1">Unpacking libudev1:amd64 (229-4ubuntu21.29) over (229-4ubuntu21.28) ...</text:p>
      <text:p text:style-name="P1">Processing triggers for man-db (2.7.5-1) ...</text:p>
      <text:p text:style-name="P1">Processing triggers for ureadahead (0.100.0-19.1) ...</text:p>
      <text:p text:style-name="P1">Processing triggers for systemd (229-4ubuntu21.29) ...</text:p>
      <text:p text:style-name="P1">Processing triggers for libc-bin (2.23-0ubuntu11.2) ...</text:p>
      <text:p text:style-name="P1">libudev1:amd64 (229-4ubuntu21.29) 설정하는 중입니다 ...</text:p>
      <text:p text:style-name="P1">Processing triggers for libc-bin (2.23-0ubuntu11.2) ...</text:p>
      <text:p text:style-name="P1">(데이터베이스 읽는중 ...현재 179738개의 파일과 디렉터리가 설치되어 있습니다.)</text:p>
      <text:p text:style-name="P1">Preparing to unpack .../grub-pc_2.02~beta2-36ubuntu3.28_amd64.deb ...</text:p>
      <text:p text:style-name="P1">Unpacking grub-pc (2.02~beta2-36ubuntu3.28) over (2.02~beta2-36ubuntu3.27) ...</text:p>
      <text:p text:style-name="P1">Preparing to unpack .../grub2-common_2.02~beta2-36ubuntu3.28_amd64.deb ...</text:p>
      <text:p text:style-name="P1">Unpacking grub2-common (2.02~beta2-36ubuntu3.28) over (2.02~beta2-36ubuntu3.27) ...</text:p>
      <text:p text:style-name="P1">Preparing to unpack .../grub-pc-bin_2.02~beta2-36ubuntu3.28_amd64.deb ...</text:p>
      <text:p text:style-name="P1">Unpacking grub-pc-bin (2.02~beta2-36ubuntu3.28) over (2.02~beta2-36ubuntu3.27) ...</text:p>
      <text:p text:style-name="P1">Preparing to unpack .../grub-common_2.02~beta2-36ubuntu3.28_amd64.deb ...</text:p>
      <text:p text:style-name="P1">Unpacking grub-common (2.02~beta2-36ubuntu3.28) over (2.02~beta2-36ubuntu3.27) ...</text:p>
      <text:p text:style-name="P1">Preparing to unpack .../libsane-common_1.0.25+git20150528-1ubuntu2.16.04.3_all.deb ...</text:p>
      <text:p text:style-name="P1">Unpacking libsane-common (1.0.25+git20150528-1ubuntu2.16.04.3) over (1.0.25+git20150528-1ubuntu2.16.04.1) ...</text:p>
      <text:p text:style-name="P1">Preparing to unpack .../libsane_1.0.25+git20150528-1ubuntu2.16.04.3_amd64.deb ...</text:p>
      <text:p text:style-name="P1">Unpacking libsane:amd64 (1.0.25+git20150528-1ubuntu2.16.04.3) over (1.0.25+git20150528-1ubuntu2.16.04.1) ...</text:p>
      <text:p text:style-name="P1">Preparing to unpack .../samba-libs_2%3a4.3.11+dfsg-0ubuntu0.16.04.30_amd64.deb ...</text:p>
      <text:p text:style-name="P1">Unpacking samba-libs:amd64 (2:4.3.11+dfsg-0ubuntu0.16.04.30) over (2:4.3.11+dfsg-0ubuntu0.16.04.28) ...</text:p>
      <text:p text:style-name="P1">Preparing to unpack .../libwbclient0_2%3a4.3.11+dfsg-0ubuntu0.16.04.30_amd64.deb ...</text:p>
      <text:p text:style-name="P1">Unpacking libwbclient0:amd64 (2:4.3.11+dfsg-0ubuntu0.16.04.30) over (2:4.3.11+dfsg-0ubuntu0.16.04.28) ...</text:p>
      <text:p text:style-name="P1">Preparing to unpack .../libsmbclient_2%3a4.3.11+dfsg-0ubuntu0.16.04.30_amd64.deb ...</text:p>
      <text:p text:style-name="P1">Unpacking libsmbclient:amd64 (2:4.3.11+dfsg-0ubuntu0.16.04.30) over (2:4.3.11+dfsg-0ubuntu0.16.04.28) ...</text:p>
      <text:p text:style-name="P1">Preparing to unpack .../ubuntu-core-launcher_2.46.1_amd64.deb ...</text:p>
      <text:p text:style-name="P1">Unpacking ubuntu-core-launcher (2.46.1) over (2.45.1ubuntu0.2) ...</text:p>
      <text:p text:style-name="P1">Preparing to unpack .../snapd_2.46.1_amd64.deb ...</text:p>
      <text:p text:style-name="P1">Unpacking snapd (2.46.1) over (2.45.1ubuntu0.2) ...</text:p>
      <text:p text:style-name="P1">Preparing to unpack .../libisc-export160_1%3a9.10.3.dfsg.P4-8ubuntu1.17_amd64.deb ...</text:p>
      <text:p text:style-name="P1">Unpacking libisc-export160 (1:9.10.3.dfsg.P4-8ubuntu1.17) over (1:9.10.3.dfsg.P4-8ubuntu1.16) ...</text:p>
      <text:p text:style-name="P1">Preparing to unpack .../libdns-export162_1%3a9.10.3.dfsg.P4-8ubuntu1.17_amd64.deb ...</text:p>
      <text:p text:style-name="P1">Unpacking libdns-export162 (1:9.10.3.dfsg.P4-8ubuntu1.17) over (1:9.10.3.dfsg.P4-8ubuntu1.16) ...</text:p>
      <text:p text:style-name="P1"><text:soft-page-break/>Preparing to unpack .../libssl1.0.0_1.0.2g-1ubuntu4.17_amd64.deb ...</text:p>
      <text:p text:style-name="P1">Unpacking libssl1.0.0:amd64 (1.0.2g-1ubuntu4.17) over (1.0.2g-1ubuntu4.16) ...</text:p>
      <text:p text:style-name="P1">Preparing to unpack .../ubuntu-minimal_1.361.5_amd64.deb ...</text:p>
      <text:p text:style-name="P1">Unpacking ubuntu-minimal (1.361.5) over (1.361.4) ...</text:p>
      <text:p text:style-name="P1">Preparing to unpack .../bind9-host_1%3a9.10.3.dfsg.P4-8ubuntu1.17_amd64.deb ...</text:p>
      <text:p text:style-name="P1">Unpacking bind9-host (1:9.10.3.dfsg.P4-8ubuntu1.17) over (1:9.10.3.dfsg.P4-8ubuntu1.16) ...</text:p>
      <text:p text:style-name="P1">Preparing to unpack .../dnsutils_1%3a9.10.3.dfsg.P4-8ubuntu1.17_amd64.deb ...</text:p>
      <text:p text:style-name="P1">Unpacking dnsutils (1:9.10.3.dfsg.P4-8ubuntu1.17) over (1:9.10.3.dfsg.P4-8ubuntu1.16) ...</text:p>
      <text:p text:style-name="P1">Preparing to unpack .../libisc160_1%3a9.10.3.dfsg.P4-8ubuntu1.17_amd64.deb ...</text:p>
      <text:p text:style-name="P1">Unpacking libisc160:amd64 (1:9.10.3.dfsg.P4-8ubuntu1.17) over (1:9.10.3.dfsg.P4-8ubuntu1.16) ...</text:p>
      <text:p text:style-name="P1">Preparing to unpack .../libdns162_1%3a9.10.3.dfsg.P4-8ubuntu1.17_amd64.deb ...</text:p>
      <text:p text:style-name="P1">Unpacking libdns162:amd64 (1:9.10.3.dfsg.P4-8ubuntu1.17) over (1:9.10.3.dfsg.P4-8ubuntu1.16) ...</text:p>
      <text:p text:style-name="P1">Preparing to unpack .../libisccc140_1%3a9.10.3.dfsg.P4-8ubuntu1.17_amd64.deb ...</text:p>
      <text:p text:style-name="P1">Unpacking libisccc140:amd64 (1:9.10.3.dfsg.P4-8ubuntu1.17) over (1:9.10.3.dfsg.P4-8ubuntu1.16) ...</text:p>
      <text:p text:style-name="P1">Preparing to unpack .../libisccfg140_1%3a9.10.3.dfsg.P4-8ubuntu1.17_amd64.deb ...</text:p>
      <text:p text:style-name="P1">Unpacking libisccfg140:amd64 (1:9.10.3.dfsg.P4-8ubuntu1.17) over (1:9.10.3.dfsg.P4-8ubuntu1.16) ...</text:p>
      <text:p text:style-name="P1">Preparing to unpack .../liblwres141_1%3a9.10.3.dfsg.P4-8ubuntu1.17_amd64.deb ...</text:p>
      <text:p text:style-name="P1">Unpacking liblwres141:amd64 (1:9.10.3.dfsg.P4-8ubuntu1.17) over (1:9.10.3.dfsg.P4-8ubuntu1.16) ...</text:p>
      <text:p text:style-name="P1">Preparing to unpack .../libbind9-140_1%3a9.10.3.dfsg.P4-8ubuntu1.17_amd64.deb ...</text:p>
      <text:p text:style-name="P1">Unpacking libbind9-140:amd64 (1:9.10.3.dfsg.P4-8ubuntu1.17) over (1:9.10.3.dfsg.P4-8ubuntu1.16) ...</text:p>
      <text:p text:style-name="P1">Preparing to unpack .../libcurl3-gnutls_7.47.0-1ubuntu2.16_amd64.deb ...</text:p>
      <text:p text:style-name="P1">Unpacking libcurl3-gnutls:amd64 (7.47.0-1ubuntu2.16) over (7.47.0-1ubuntu2.15) ...</text:p>
      <text:p text:style-name="P1">Preparing to unpack .../libx11-data_2%3a1.6.3-1ubuntu2.2_all.deb ...</text:p>
      <text:p text:style-name="P1">Unpacking libx11-data (2:1.6.3-1ubuntu2.2) over (2:1.6.3-1ubuntu2.1) ...</text:p>
      <text:p text:style-name="P1">Preparing to unpack .../libx11-6_2%3a1.6.3-1ubuntu2.2_amd64.deb ...</text:p>
      <text:p text:style-name="P1">Unpacking libx11-6:amd64 (2:1.6.3-1ubuntu2.2) over (2:1.6.3-1ubuntu2.1) ...</text:p>
      <text:p text:style-name="P1">Preparing to unpack .../openssl_1.0.2g-1ubuntu4.17_amd64.deb ...</text:p>
      <text:p text:style-name="P1">Unpacking openssl (1.0.2g-1ubuntu4.17) over (1.0.2g-1ubuntu4.16) ...</text:p>
      <text:p text:style-name="P1">Preparing to unpack .../ubuntu-standard_1.361.5_amd64.deb ...</text:p>
      <text:p text:style-name="P1">Unpacking ubuntu-standard (1.361.5) over (1.361.4) ...</text:p>
      <text:p text:style-name="P1">Preparing to unpack .../libx11-xcb1_2%3a1.6.3-1ubuntu2.2_amd64.deb ...</text:p>
      <text:p text:style-name="P1">Unpacking libx11-xcb1:amd64 (2:1.6.3-1ubuntu2.2) over (2:1.6.3-1ubuntu2.1) ...</text:p>
      <text:p text:style-name="P1">Preparing to unpack .../firefox_80.0.1+build1-0ubuntu0.16.04.1_amd64.deb ...</text:p>
      <text:p text:style-name="P1">Unpacking firefox (80.0.1+build1-0ubuntu0.16.04.1) over (79.0+build1-0ubuntu0.16.04.2) ...</text:p>
      <text:p text:style-name="P1">Preparing to unpack .../ghostscript_9.26~dfsg+0-0ubuntu0.16.04.13_amd64.deb ...</text:p>
      <text:p text:style-name="P1">Unpacking ghostscript (9.26~dfsg+0-0ubuntu0.16.04.13) over (9.26~dfsg+0-0ubuntu0.16.04.12) ...</text:p>
      <text:p text:style-name="P1">Preparing to unpack .../ghostscript-x_9.26~dfsg+0-0ubuntu0.16.04.13_amd64.deb ...</text:p>
      <text:p text:style-name="P1">Unpacking ghostscript-x (9.26~dfsg+0-0ubuntu0.16.04.13) over (9.26~dfsg+0-0ubuntu0.16.04.12) ...</text:p>
      <text:p text:style-name="P1">Preparing to unpack .../libgs9_9.26~dfsg+0-0ubuntu0.16.04.13_amd64.deb ...</text:p>
      <text:p text:style-name="P1">Unpacking libgs9:amd64 (9.26~dfsg+0-0ubuntu0.16.04.13) over (9.26~dfsg+0-0ubuntu0.16.04.12) ...</text:p>
      <text:p text:style-name="P1">Preparing to unpack .../libgs9-common_9.26~dfsg+0-0ubuntu0.16.04.13_all.deb ...</text:p>
      <text:p text:style-name="P1">Unpacking libgs9-common (9.26~dfsg+0-0ubuntu0.16.04.13) over (9.26~dfsg+0-0ubuntu0.16.04.12) ...</text:p>
      <text:p text:style-name="P1"><text:soft-page-break/>Preparing to unpack .../libpackagekit-glib2-16_0.8.17-4ubuntu6~gcc5.4ubuntu1.5_amd64.deb ...</text:p>
      <text:p text:style-name="P1">Unpacking libpackagekit-glib2-16:amd64 (0.8.17-4ubuntu6~gcc5.4ubuntu1.5) over (0.8.17-4ubuntu6~gcc5.4ubuntu1.4) ...</text:p>
      <text:p text:style-name="P1">Preparing to unpack .../gir1.2-packagekitglib-1.0_0.8.17-4ubuntu6~gcc5.4ubuntu1.5_amd64.deb ...</text:p>
      <text:p text:style-name="P1">Unpacking gir1.2-packagekitglib-1.0 (0.8.17-4ubuntu6~gcc5.4ubuntu1.5) over (0.8.17-4ubuntu6~gcc5.4ubuntu1.4) ...</text:p>
      <text:p text:style-name="P1">Preparing to unpack .../libcurl3_7.47.0-1ubuntu2.16_amd64.deb ...</text:p>
      <text:p text:style-name="P1">Unpacking libcurl3:amd64 (7.47.0-1ubuntu2.16) over (7.47.0-1ubuntu2.15) ...</text:p>
      <text:p text:style-name="P1">Preparing to unpack .../libnss3-nssdb_2%3a3.28.4-0ubuntu0.16.04.14_all.deb ...</text:p>
      <text:p text:style-name="P1">Unpacking libnss3-nssdb (2:3.28.4-0ubuntu0.16.04.14) over (2:3.28.4-0ubuntu0.16.04.12) ...</text:p>
      <text:p text:style-name="P1">Preparing to unpack .../libnss3_2%3a3.28.4-0ubuntu0.16.04.14_amd64.deb ...</text:p>
      <text:p text:style-name="P1">Unpacking libnss3:amd64 (2:3.28.4-0ubuntu0.16.04.14) over (2:3.28.4-0ubuntu0.16.04.12) ...</text:p>
      <text:p text:style-name="P1">Preparing to unpack .../libproxy1-plugin-networkmanager_0.4.11-5ubuntu1.1_amd64.deb ...</text:p>
      <text:p text:style-name="P1">Unpacking libproxy1-plugin-networkmanager:amd64 (0.4.11-5ubuntu1.1) over (0.4.11-5ubuntu1) ...</text:p>
      <text:p text:style-name="P1">Preparing to unpack .../libproxy1-plugin-gsettings_0.4.11-5ubuntu1.1_amd64.deb ...</text:p>
      <text:p text:style-name="P1">Unpacking libproxy1-plugin-gsettings:amd64 (0.4.11-5ubuntu1.1) over (0.4.11-5ubuntu1) ...</text:p>
      <text:p text:style-name="P1">Preparing to unpack .../libproxy1v5_0.4.11-5ubuntu1.1_amd64.deb ...</text:p>
      <text:p text:style-name="P1">Unpacking libproxy1v5:amd64 (0.4.11-5ubuntu1.1) over (0.4.11-5ubuntu1) ...</text:p>
      <text:p text:style-name="P1">Preparing to unpack .../libpulsedsp_1%3a8.0-0ubuntu3.14_amd64.deb ...</text:p>
      <text:p text:style-name="P1">Unpacking libpulsedsp:amd64 (1:8.0-0ubuntu3.14) over (1:8.0-0ubuntu3.12) ...</text:p>
      <text:p text:style-name="P1">Preparing to unpack .../pulseaudio-utils_1%3a8.0-0ubuntu3.14_amd64.deb ...</text:p>
      <text:p text:style-name="P1">Unpacking pulseaudio-utils (1:8.0-0ubuntu3.14) over (1:8.0-0ubuntu3.12) ...</text:p>
      <text:p text:style-name="P1">Preparing to unpack .../pulseaudio-module-x11_1%3a8.0-0ubuntu3.14_amd64.deb ...</text:p>
      <text:p text:style-name="P1">Unpacking pulseaudio-module-x11 (1:8.0-0ubuntu3.14) over (1:8.0-0ubuntu3.12) ...</text:p>
      <text:p text:style-name="P1">Preparing to unpack .../pulseaudio-module-bluetooth_1%3a8.0-0ubuntu3.14_amd64.deb ...</text:p>
      <text:p text:style-name="P1">Unpacking pulseaudio-module-bluetooth (1:8.0-0ubuntu3.14) over (1:8.0-0ubuntu3.12) ...</text:p>
      <text:p text:style-name="P1">Preparing to unpack .../pulseaudio_1%3a8.0-0ubuntu3.14_amd64.deb ...</text:p>
      <text:p text:style-name="P1">Unpacking pulseaudio (1:8.0-0ubuntu3.14) over (1:8.0-0ubuntu3.12) ...</text:p>
      <text:p text:style-name="P1">Preparing to unpack .../libpulse-mainloop-glib0_1%3a8.0-0ubuntu3.14_amd64.deb ...</text:p>
      <text:p text:style-name="P1">Unpacking libpulse-mainloop-glib0:amd64 (1:8.0-0ubuntu3.14) over (1:8.0-0ubuntu3.12) ...</text:p>
      <text:p text:style-name="P1">Preparing to unpack .../libpulse0_1%3a8.0-0ubuntu3.14_amd64.deb ...</text:p>
      <text:p text:style-name="P1">Unpacking libpulse0:amd64 (1:8.0-0ubuntu3.14) over (1:8.0-0ubuntu3.12) ...</text:p>
      <text:p text:style-name="P1">Preparing to unpack .../libsnmp-base_5.7.3+dfsg-1ubuntu4.6_all.deb ...</text:p>
      <text:p text:style-name="P1">Unpacking libsnmp-base (5.7.3+dfsg-1ubuntu4.6) over (5.7.3+dfsg-1ubuntu4.4) ...</text:p>
      <text:p text:style-name="P1">Preparing to unpack .../libsnmp30_5.7.3+dfsg-1ubuntu4.6_amd64.deb ...</text:p>
      <text:p text:style-name="P1">Unpacking libsnmp30:amd64 (5.7.3+dfsg-1ubuntu4.6) over (5.7.3+dfsg-1ubuntu4.4) ...</text:p>
      <text:p text:style-name="P1">Preparing to unpack .../linux-libc-dev_4.4.0-190.220_amd64.deb ...</text:p>
      <text:p text:style-name="P1">Unpacking linux-libc-dev:amd64 (4.4.0-190.220) over (4.4.0-186.216) ...</text:p>
      <text:p text:style-name="P1">Preparing to unpack .../python3-aptdaemon.pkcompat_1.1.1+bzr982-0ubuntu14.4_all.deb ...</text:p>
      <text:p text:style-name="P1">Unpacking python3-aptdaemon.pkcompat (1.1.1+bzr982-0ubuntu14.4) over (1.1.1+bzr982-0ubuntu14.3) ...</text:p>
      <text:p text:style-name="P1">Preparing to unpack .../aptdaemon_1.1.1+bzr982-0ubuntu14.4_all.deb ...</text:p>
      <text:p text:style-name="P1">Unpacking aptdaemon (1.1.1+bzr982-0ubuntu14.4) over (1.1.1+bzr982-0ubuntu14.3) ...</text:p>
      <text:p text:style-name="P1">Preparing to unpack .../python3-aptdaemon.gtk3widgets_1.1.1+bzr982-0ubuntu14.4_all.deb ...</text:p>
      <text:p text:style-name="P1">Unpacking python3-aptdaemon.gtk3widgets (1.1.1+bzr982-0ubuntu14.4) over (1.1.1+bzr982-0ubuntu14.3) ...</text:p>
      <text:p text:style-name="P1">Preparing to unpack .../python3-aptdaemon_1.1.1+bzr982-0ubuntu14.4_all.deb ...</text:p>
      <text:p text:style-name="P1">Unpacking python3-aptdaemon (1.1.1+bzr982-0ubuntu14.4) over (1.1.1+bzr982-0ubuntu14.3) ...</text:p>
      <text:p text:style-name="P1">Preparing to unpack .../aptdaemon-data_1.1.1+bzr982-0ubuntu14.4_all.deb ...</text:p>
      <text:p text:style-name="P1"><text:soft-page-break/>Unpacking aptdaemon-data (1.1.1+bzr982-0ubuntu14.4) over (1.1.1+bzr982-0ubuntu14.3) ...</text:p>
      <text:p text:style-name="P1">Preparing to unpack .../software-properties-common_0.96.20.10_all.deb ...</text:p>
      <text:p text:style-name="P1">Unpacking software-properties-common (0.96.20.10) over (0.96.20.9) ...</text:p>
      <text:p text:style-name="P1">Preparing to unpack .../software-properties-gtk_0.96.20.10_all.deb ...</text:p>
      <text:p text:style-name="P1">Unpacking software-properties-gtk (0.96.20.10) over (0.96.20.9) ...</text:p>
      <text:p text:style-name="P1">Preparing to unpack .../python3-software-properties_0.96.20.10_all.deb ...</text:p>
      <text:p text:style-name="P1">Unpacking python3-software-properties (0.96.20.10) over (0.96.20.9) ...</text:p>
      <text:p text:style-name="P1">Preparing to unpack .../sane-utils_1.0.25+git20150528-1ubuntu2.16.04.3_amd64.deb ...</text:p>
      <text:p text:style-name="P1">Unpacking sane-utils (1.0.25+git20150528-1ubuntu2.16.04.3) over (1.0.25+git20150528-1ubuntu2.16.04.1) ...</text:p>
      <text:p text:style-name="P1">Preparing to unpack .../ubuntu-desktop_1.361.5_amd64.deb ...</text:p>
      <text:p text:style-name="P1">Unpacking ubuntu-desktop (1.361.5) over (1.361.4) ...</text:p>
      <text:p text:style-name="P1">Processing triggers for man-db (2.7.5-1) ...</text:p>
      <text:p text:style-name="P1">Processing triggers for install-info (6.1.0.dfsg.1-5) ...</text:p>
      <text:p text:style-name="P1">Processing triggers for systemd (229-4ubuntu21.29) ...</text:p>
      <text:p text:style-name="P1">Processing triggers for ureadahead (0.100.0-19.1) ...</text:p>
      <text:p text:style-name="P1">Processing triggers for doc-base (0.10.7) ...</text:p>
      <text:p text:style-name="P1">Processing 1 changed doc-base file...</text:p>
      <text:p text:style-name="P1">Processing triggers for libc-bin (2.23-0ubuntu11.2) ...</text:p>
      <text:p text:style-name="P1">Processing triggers for gnome-menus (3.13.3-6ubuntu3.1) ...</text:p>
      <text:p text:style-name="P1">Processing triggers for desktop-file-utils (0.22-1ubuntu5.2) ...</text:p>
      <text:p text:style-name="P1">Processing triggers for mime-support (3.59ubuntu1) ...</text:p>
      <text:p text:style-name="P1">Processing triggers for hicolor-icon-theme (0.15-0ubuntu1.1) ...</text:p>
      <text:p text:style-name="P1">Processing triggers for dbus (1.10.6-1ubuntu3.6) ...</text:p>
      <text:p text:style-name="P1">Processing triggers for shared-mime-info (1.5-2ubuntu0.2) ...</text:p>
      <text:p text:style-name="P1">libpam-systemd:amd64 (229-4ubuntu21.29) 설정하는 중입니다 ...</text:p>
      <text:p text:style-name="P1">xserver-common (2:1.18.4-0ubuntu0.10) 설정하는 중입니다 ...</text:p>
      <text:p text:style-name="P1">xserver-xorg-legacy-hwe-16.04 (2:1.19.6-1ubuntu4.1~16.04.4) 설정하는 중입니다 ...</text:p>
      <text:p text:style-name="P1">setting xserver-xorg-legacy/xwrapper/allowed_users from configuration file</text:p>
      <text:p text:style-name="P1">udev (229-4ubuntu21.29) 설정하는 중입니다 ...</text:p>
      <text:p text:style-name="P1">addgroup: 'input' 그룹은 이미 시스템 그룹에 존재합니다. <text:s/>종료합니다.</text:p>
      <text:p text:style-name="P1">update-initramfs: deferring update (trigger activated)</text:p>
      <text:p text:style-name="P1">xserver-xorg-core-hwe-16.04 (2:1.19.6-1ubuntu4.1~16.04.4) 설정하는 중입니다 ...</text:p>
      <text:p text:style-name="P1">grub-common (2.02~beta2-36ubuntu3.28) 설정하는 중입니다 ...</text:p>
      <text:p text:style-name="P1">새 버전의 설정 파일 /etc/grub.d/10_linux 설치하는 중입니다 ...</text:p>
      <text:p text:style-name="P1">update-rc.d: warning: start and stop actions are no longer supported; falling back to defaults</text:p>
      <text:p text:style-name="P1">grub2-common (2.02~beta2-36ubuntu3.28) 설정하는 중입니다 ...</text:p>
      <text:p text:style-name="P1">grub-pc-bin (2.02~beta2-36ubuntu3.28) 설정하는 중입니다 ...</text:p>
      <text:p text:style-name="P1">grub-pc (2.02~beta2-36ubuntu3.28) 설정하는 중입니다 ...</text:p>
      <text:p text:style-name="P1">grub 설정 파일을 형성합니다 ...</text:p>
      <text:p text:style-name="P1">리눅스 이미지를 찾았습니다: /boot/vmlinuz-4.15.0-112-generic</text:p>
      <text:p text:style-name="P1">initrd 이미지를 찾았습니다: /boot/initrd.img-4.15.0-112-generic</text:p>
      <text:p text:style-name="P1">Found memtest86+ image: /boot/memtest86+.elf</text:p>
      <text:p text:style-name="P1">Found memtest86+ image: /boot/memtest86+.bin</text:p>
      <text:p text:style-name="P1">Windows 10 (loader)에서 /dev/sda1를 찾았습니다</text:p>
      <text:p text:style-name="P1">Ubuntu 16.04.7 LTS (16.04)에서 /dev/sda5를 찾았습니다</text:p>
      <text:p text:style-name="P1">완료되었습니다</text:p>
      <text:p text:style-name="P1">libsane-common (1.0.25+git20150528-1ubuntu2.16.04.3) 설정하는 중입니다 ...</text:p>
      <text:p text:style-name="P1"><text:soft-page-break/>libsane:amd64 (1.0.25+git20150528-1ubuntu2.16.04.3) 설정하는 중입니다 ...</text:p>
      <text:p text:style-name="P1">libwbclient0:amd64 (2:4.3.11+dfsg-0ubuntu0.16.04.30) 설정하는 중입니다 ...</text:p>
      <text:p text:style-name="P1">samba-libs:amd64 (2:4.3.11+dfsg-0ubuntu0.16.04.30) 설정하는 중입니다 ...</text:p>
      <text:p text:style-name="P1">libsmbclient:amd64 (2:4.3.11+dfsg-0ubuntu0.16.04.30) 설정하는 중입니다 ...</text:p>
      <text:p text:style-name="P1">snapd (2.46.1) 설정하는 중입니다 ...</text:p>
      <text:p text:style-name="P1">새 버전의 설정 파일 /etc/apparmor.d/usr.lib.snapd.snap-confine.real 설치하는 중입니다 ...</text:p>
      <text:p text:style-name="P1">새 버전의 설정 파일 /etc/profile.d/apps-bin-path.sh 설치하는 중입니다 ...</text:p>
      <text:p text:style-name="P1">snapd.failure.service is a disabled or a static unit, not starting it.</text:p>
      <text:p text:style-name="P1">snapd.snap-repair.service is a disabled or a static unit, not starting it.</text:p>
      <text:p text:style-name="P1">ubuntu-core-launcher (2.46.1) 설정하는 중입니다 ...</text:p>
      <text:p text:style-name="P1">libisc-export160 (1:9.10.3.dfsg.P4-8ubuntu1.17) 설정하는 중입니다 ...</text:p>
      <text:p text:style-name="P1">libdns-export162 (1:9.10.3.dfsg.P4-8ubuntu1.17) 설정하는 중입니다 ...</text:p>
      <text:p text:style-name="P1">libssl1.0.0:amd64 (1.0.2g-1ubuntu4.17) 설정하는 중입니다 ...</text:p>
      <text:p text:style-name="P1">ubuntu-minimal (1.361.5) 설정하는 중입니다 ...</text:p>
      <text:p text:style-name="P1">libisc160:amd64 (1:9.10.3.dfsg.P4-8ubuntu1.17) 설정하는 중입니다 ...</text:p>
      <text:p text:style-name="P1">libdns162:amd64 (1:9.10.3.dfsg.P4-8ubuntu1.17) 설정하는 중입니다 ...</text:p>
      <text:p text:style-name="P1">libisccc140:amd64 (1:9.10.3.dfsg.P4-8ubuntu1.17) 설정하는 중입니다 ...</text:p>
      <text:p text:style-name="P1">libisccfg140:amd64 (1:9.10.3.dfsg.P4-8ubuntu1.17) 설정하는 중입니다 ...</text:p>
      <text:p text:style-name="P1">libbind9-140:amd64 (1:9.10.3.dfsg.P4-8ubuntu1.17) 설정하는 중입니다 ...</text:p>
      <text:p text:style-name="P1">liblwres141:amd64 (1:9.10.3.dfsg.P4-8ubuntu1.17) 설정하는 중입니다 ...</text:p>
      <text:p text:style-name="P1">bind9-host (1:9.10.3.dfsg.P4-8ubuntu1.17) 설정하는 중입니다 ...</text:p>
      <text:p text:style-name="P1">dnsutils (1:9.10.3.dfsg.P4-8ubuntu1.17) 설정하는 중입니다 ...</text:p>
      <text:p text:style-name="P1">libcurl3-gnutls:amd64 (7.47.0-1ubuntu2.16) 설정하는 중입니다 ...</text:p>
      <text:p text:style-name="P1">libx11-data (2:1.6.3-1ubuntu2.2) 설정하는 중입니다 ...</text:p>
      <text:p text:style-name="P1">libx11-6:amd64 (2:1.6.3-1ubuntu2.2) 설정하는 중입니다 ...</text:p>
      <text:p text:style-name="P1">openssl (1.0.2g-1ubuntu4.17) 설정하는 중입니다 ...</text:p>
      <text:p text:style-name="P1">ubuntu-standard (1.361.5) 설정하는 중입니다 ...</text:p>
      <text:p text:style-name="P1">libx11-xcb1:amd64 (2:1.6.3-1ubuntu2.2) 설정하는 중입니다 ...</text:p>
      <text:p text:style-name="P1">firefox (80.0.1+build1-0ubuntu0.16.04.1) 설정하는 중입니다 ...</text:p>
      <text:p text:style-name="P1">Please restart all running instances of firefox, or you will experience problems.</text:p>
      <text:p text:style-name="P1">libgs9-common (9.26~dfsg+0-0ubuntu0.16.04.13) 설정하는 중입니다 ...</text:p>
      <text:p text:style-name="P1">libgs9:amd64 (9.26~dfsg+0-0ubuntu0.16.04.13) 설정하는 중입니다 ...</text:p>
      <text:p text:style-name="P1">ghostscript (9.26~dfsg+0-0ubuntu0.16.04.13) 설정하는 중입니다 ...</text:p>
      <text:p text:style-name="P1">ghostscript-x (9.26~dfsg+0-0ubuntu0.16.04.13) 설정하는 중입니다 ...</text:p>
      <text:p text:style-name="P1">libpackagekit-glib2-16:amd64 (0.8.17-4ubuntu6~gcc5.4ubuntu1.5) 설정하는 중입니다 ...</text:p>
      <text:p text:style-name="P1">gir1.2-packagekitglib-1.0 (0.8.17-4ubuntu6~gcc5.4ubuntu1.5) 설정하는 중입니다 ...</text:p>
      <text:p text:style-name="P1">libcurl3:amd64 (7.47.0-1ubuntu2.16) 설정하는 중입니다 ...</text:p>
      <text:p text:style-name="P1">libproxy1v5:amd64 (0.4.11-5ubuntu1.1) 설정하는 중입니다 ...</text:p>
      <text:p text:style-name="P1">libproxy1-plugin-networkmanager:amd64 (0.4.11-5ubuntu1.1) 설정하는 중입니다 ...</text:p>
      <text:p text:style-name="P1">libproxy1-plugin-gsettings:amd64 (0.4.11-5ubuntu1.1) 설정하는 중입니다 ...</text:p>
      <text:p text:style-name="P1">libpulse0:amd64 (1:8.0-0ubuntu3.14) 설정하는 중입니다 ...</text:p>
      <text:p text:style-name="P1">libpulsedsp:amd64 (1:8.0-0ubuntu3.14) 설정하는 중입니다 ...</text:p>
      <text:p text:style-name="P1">pulseaudio-utils (1:8.0-0ubuntu3.14) 설정하는 중입니다 ...</text:p>
      <text:p text:style-name="P1">pulseaudio (1:8.0-0ubuntu3.14) 설정하는 중입니다 ...</text:p>
      <text:p text:style-name="P1">pulseaudio-module-x11 (1:8.0-0ubuntu3.14) 설정하는 중입니다 ...</text:p>
      <text:p text:style-name="P1">pulseaudio-module-bluetooth (1:8.0-0ubuntu3.14) 설정하는 중입니다 ...</text:p>
      <text:p text:style-name="P1">libpulse-mainloop-glib0:amd64 (1:8.0-0ubuntu3.14) 설정하는 중입니다 ...</text:p>
      <text:p text:style-name="P1"><text:soft-page-break/>libsnmp-base (5.7.3+dfsg-1ubuntu4.6) 설정하는 중입니다 ...</text:p>
      <text:p text:style-name="P1">libsnmp30:amd64 (5.7.3+dfsg-1ubuntu4.6) 설정하는 중입니다 ...</text:p>
      <text:p text:style-name="P1">linux-libc-dev:amd64 (4.4.0-190.220) 설정하는 중입니다 ...</text:p>
      <text:p text:style-name="P1">python3-aptdaemon (1.1.1+bzr982-0ubuntu14.4) 설정하는 중입니다 ...</text:p>
      <text:p text:style-name="P1">python3-aptdaemon.pkcompat (1.1.1+bzr982-0ubuntu14.4) 설정하는 중입니다 ...</text:p>
      <text:p text:style-name="P1">aptdaemon (1.1.1+bzr982-0ubuntu14.4) 설정하는 중입니다 ...</text:p>
      <text:p text:style-name="P1">aptdaemon-data (1.1.1+bzr982-0ubuntu14.4) 설정하는 중입니다 ...</text:p>
      <text:p text:style-name="P1">python3-aptdaemon.gtk3widgets (1.1.1+bzr982-0ubuntu14.4) 설정하는 중입니다 ...</text:p>
      <text:p text:style-name="P1">python3-software-properties (0.96.20.10) 설정하는 중입니다 ...</text:p>
      <text:p text:style-name="P1">software-properties-common (0.96.20.10) 설정하는 중입니다 ...</text:p>
      <text:p text:style-name="P1">software-properties-gtk (0.96.20.10) 설정하는 중입니다 ...</text:p>
      <text:p text:style-name="P1">sane-utils (1.0.25+git20150528-1ubuntu2.16.04.3) 설정하는 중입니다 ...</text:p>
      <text:p text:style-name="P1">ubuntu-desktop (1.361.5) 설정하는 중입니다 ...</text:p>
      <text:p text:style-name="P1">libnss3-nssdb (2:3.28.4-0ubuntu0.16.04.14) 설정하는 중입니다 ...</text:p>
      <text:p text:style-name="P1">libnss3:amd64 (2:3.28.4-0ubuntu0.16.04.14) 설정하는 중입니다 ...</text:p>
      <text:p text:style-name="P1">Processing triggers for bamfdaemon (0.5.3~bzr0+16.04.20180209-0ubuntu1) ...</text:p>
      <text:p text:style-name="P1">Rebuilding /usr/share/applications/bamf-2.index...</text:p>
      <text:p text:style-name="P1">Processing triggers for initramfs-tools (0.122ubuntu8.16) ...</text:p>
      <text:p text:style-name="P1">update-initramfs: Generating /boot/initrd.img-4.15.0-112-generic</text:p>
      <text:p text:style-name="P1">W: Possible missing firmware /lib/firmware/i915/kbl_guc_ver9_14.bin for module i915</text:p>
      <text:p text:style-name="P1">W: Possible missing firmware /lib/firmware/i915/bxt_guc_ver8_7.bin for module i915</text:p>
      <text:p text:style-name="P1">Processing triggers for libc-bin (2.23-0ubuntu11.2) ...</text:p>
      <text:p text:style-name="P1">kjj@kjj:~$ sudo apt-get install ros-kinetic-desktop-full</text:p>
      <text:p text:style-name="P1">패키지 목록을 읽는 중입니다... 완료</text:p>
      <text:p text:style-name="P1">의존성 트리를 만드는 중입니다 <text:s text:c="6"/></text:p>
      <text:p text:style-name="P1">상태 정보를 읽는 중입니다... 완료</text:p>
      <text:p text:style-name="P1">The following additional packages will be installed:</text:p>
      <text:p text:style-name="P1"><text:s text:c="2"/>autotools-dev binfmt-support blt bzip2-doc cmake cmake-data comerr-dev curl</text:p>
      <text:p text:style-name="P1"><text:s text:c="2"/>debhelper dh-strip-nondeterminism docutils-common docutils-doc fltk1.3-doc</text:p>
      <text:p text:style-name="P1"><text:s text:c="2"/>fluid fonts-lato fonts-lyx freeglut3 freeglut3-dev gazebo7 gazebo7-common</text:p>
      <text:p text:style-name="P1"><text:s text:c="2"/>gazebo7-plugin-base gfortran gfortran-5 gir1.2-gtk-2.0 google-mock graphviz</text:p>
      <text:p text:style-name="P1"><text:s text:c="2"/>hddtemp hdf5-helpers icu-devtools javascript-common krb5-multidev libaec-dev</text:p>
      <text:p text:style-name="P1"><text:s text:c="2"/>libaec0 libapr1 libapr1-dev libaprutil1 libaprutil1-dev libarmadillo6</text:p>
      <text:p text:style-name="P1"><text:s text:c="2"/>libarpack2 libassimp-dev libassimp3v5 libatk1.0-dev libavcodec-dev</text:p>
      <text:p text:style-name="P1"><text:s text:c="2"/>libavformat-dev libavutil-dev libblas-common libblas-dev libblas3</text:p>
      <text:p text:style-name="P1"><text:s text:c="2"/>libboost-all-dev libboost-atomic-dev libboost-atomic1.58-dev</text:p>
      <text:p text:style-name="P1"><text:s text:c="2"/>libboost-atomic1.58.0 libboost-chrono-dev libboost-chrono1.58-dev</text:p>
      <text:p text:style-name="P1"><text:s text:c="2"/>libboost-chrono1.58.0 libboost-context-dev libboost-context1.58-dev</text:p>
      <text:p text:style-name="P1"><text:s text:c="2"/>libboost-context1.58.0 libboost-coroutine-dev libboost-coroutine1.58-dev</text:p>
      <text:p text:style-name="P1"><text:s text:c="2"/>libboost-coroutine1.58.0 libboost-date-time-dev libboost-date-time1.58-dev</text:p>
      <text:p text:style-name="P1"><text:s text:c="2"/>libboost-dev libboost-exception-dev libboost-exception1.58-dev</text:p>
      <text:p text:style-name="P1"><text:s text:c="2"/>libboost-filesystem-dev libboost-filesystem1.58-dev libboost-graph-dev</text:p>
      <text:p text:style-name="P1"><text:s text:c="2"/>libboost-graph-parallel-dev libboost-graph-parallel1.58-dev</text:p>
      <text:p text:style-name="P1"><text:s text:c="2"/>libboost-graph-parallel1.58.0 libboost-graph1.58-dev libboost-graph1.58.0</text:p>
      <text:p text:style-name="P1"><text:s text:c="2"/>libboost-iostreams-dev libboost-iostreams1.58-dev libboost-locale-dev</text:p>
      <text:p text:style-name="P1"><text:s text:c="2"/>libboost-locale1.58-dev libboost-locale1.58.0 libboost-log-dev</text:p>
      <text:p text:style-name="P1"><text:s text:c="2"/>libboost-log1.58-dev libboost-log1.58.0 libboost-math-dev</text:p>
      <text:p text:style-name="P1"><text:soft-page-break/><text:s text:c="2"/>libboost-math1.58-dev libboost-math1.58.0 libboost-mpi-dev</text:p>
      <text:p text:style-name="P1"><text:s text:c="2"/>libboost-mpi-python-dev libboost-mpi-python1.58-dev</text:p>
      <text:p text:style-name="P1"><text:s text:c="2"/>libboost-mpi-python1.58.0 libboost-mpi1.58-dev libboost-mpi1.58.0</text:p>
      <text:p text:style-name="P1"><text:s text:c="2"/>libboost-program-options-dev libboost-program-options1.58-dev</text:p>
      <text:p text:style-name="P1"><text:s text:c="2"/>libboost-program-options1.58.0 libboost-python-dev libboost-python1.58-dev</text:p>
      <text:p text:style-name="P1"><text:s text:c="2"/>libboost-python1.58.0 libboost-random-dev libboost-random1.58-dev</text:p>
      <text:p text:style-name="P1"><text:s text:c="2"/>libboost-random1.58.0 libboost-regex-dev libboost-regex1.58-dev</text:p>
      <text:p text:style-name="P1"><text:s text:c="2"/>libboost-regex1.58.0 libboost-serialization-dev</text:p>
      <text:p text:style-name="P1"><text:s text:c="2"/>libboost-serialization1.58-dev libboost-serialization1.58.0</text:p>
      <text:p text:style-name="P1"><text:s text:c="2"/>libboost-signals-dev libboost-signals1.58-dev libboost-signals1.58.0</text:p>
      <text:p text:style-name="P1"><text:s text:c="2"/>libboost-system-dev libboost-system1.58-dev libboost-test-dev</text:p>
      <text:p text:style-name="P1"><text:s text:c="2"/>libboost-test1.58-dev libboost-test1.58.0 libboost-thread-dev</text:p>
      <text:p text:style-name="P1"><text:s text:c="2"/>libboost-thread1.58-dev libboost-thread1.58.0 libboost-timer-dev</text:p>
      <text:p text:style-name="P1"><text:s text:c="2"/>libboost-timer1.58-dev libboost-timer1.58.0 libboost-tools-dev</text:p>
      <text:p text:style-name="P1"><text:s text:c="2"/>libboost-wave-dev libboost-wave1.58-dev libboost-wave1.58.0 libboost1.58-dev</text:p>
      <text:p text:style-name="P1"><text:s text:c="2"/>libboost1.58-tools-dev libbulletcollision2.83.6 libbulletdynamics2.83.6</text:p>
      <text:p text:style-name="P1"><text:s text:c="2"/>libbz2-dev libcairo-script-interpreter2 libcairo2-dev libcdt5 libcgraph6</text:p>
      <text:p text:style-name="P1"><text:s text:c="2"/>libcollada-dom2.4-dp-dev libcollada-dom2.4-dp0 libconsole-bridge-dev</text:p>
      <text:p text:style-name="P1"><text:s text:c="2"/>libconsole-bridge0.2v5 libcurl4-openssl-dev libdap-dev libdap17v5</text:p>
      <text:p text:style-name="P1"><text:s text:c="2"/>libdapclient6v5 libdapserver7v5 libdrm-dev libegl1-mesa-dev libeigen3-dev</text:p>
      <text:p text:style-name="P1"><text:s text:c="2"/>libepsilon1 libexpat1-dev libfile-stripnondeterminism-perl libflann-dev</text:p>
      <text:p text:style-name="P1"><text:s text:c="2"/>libflann1.8 libfltk-cairo1.3 libfltk-forms1.3 libfltk-gl1.3</text:p>
      <text:p text:style-name="P1"><text:s text:c="2"/>libfltk-images1.3 libfltk1.3 libfltk1.3-dev libfontconfig1-dev</text:p>
      <text:p text:style-name="P1"><text:s text:c="2"/>libfreeimage-dev libfreeimage3 libfreetype6-dev libfreexl1 libgazebo7</text:p>
      <text:p text:style-name="P1"><text:s text:c="2"/>libgazebo7-dev libgdal-dev libgdal1i libgdk-pixbuf2.0-dev libgeos-3.5.0</text:p>
      <text:p text:style-name="P1"><text:s text:c="2"/>libgeos-c1v5 libgeos-dev libgfortran-5-dev libgfortran3 libgif-dev libgif7</text:p>
      <text:p text:style-name="P1"><text:s text:c="2"/>libgl1-mesa-dev libgl2ps-dev libgl2ps0 libglade2-0 libgles2-mesa</text:p>
      <text:p text:style-name="P1"><text:s text:c="2"/>libgles2-mesa-dev libglib2.0-dev libglu1-mesa-dev libgssrpc4 libgtest-dev</text:p>
      <text:p text:style-name="P1"><text:s text:c="2"/>libgtk2.0-dev libgts-0.7-5 libgts-bin libgts-dev libgvc6 libgvpr2</text:p>
      <text:p text:style-name="P1"><text:s text:c="2"/>libharfbuzz-dev libharfbuzz-gobject0 libhdf4-0-alt libhdf4-alt-dev</text:p>
      <text:p text:style-name="P1"><text:s text:c="2"/>libhdf5-10 libhdf5-cpp-11 libhdf5-dev libhdf5-mpi-dev libhdf5-openmpi-10</text:p>
      <text:p text:style-name="P1"><text:s text:c="2"/>libhdf5-openmpi-dev libhwloc-dev libhwloc-plugins libhwloc5 libibverbs-dev</text:p>
      <text:p text:style-name="P1"><text:s text:c="2"/>libibverbs1 libice-dev libicu-dev libignition-math2 libignition-math2-dev</text:p>
      <text:p text:style-name="P1"><text:s text:c="2"/>libinput-dev libjasper-dev libjbig-dev libjpeg-dev libjpeg-turbo8-dev</text:p>
      <text:p text:style-name="P1"><text:s text:c="2"/>libjpeg8-dev libjs-jquery libjs-jquery-ui libjs-sphinxdoc libjs-underscore</text:p>
      <text:p text:style-name="P1"><text:s text:c="2"/>libjsoncpp-dev libjsoncpp1 libjxr0 libkadm5clnt-mit9 libkadm5srv-mit9</text:p>
      <text:p text:style-name="P1"><text:s text:c="2"/>libkdb5-8 libkmlbase1 libkmldom1 libkmlengine1 liblapack-dev liblapack3</text:p>
      <text:p text:style-name="P1"><text:s text:c="2"/>libldap2-dev liblinearmath2.83.6 liblog4cxx-dev liblog4cxx10-dev</text:p>
      <text:p text:style-name="P1"><text:s text:c="2"/>liblog4cxx10v5 libltdl-dev liblz4-dev liblzma-dev libmail-sendmail-perl</text:p>
      <text:p text:style-name="P1"><text:s text:c="2"/>libminizip1 libmirclient-dev libmircommon-dev libmircookie-dev libmircookie2</text:p>
      <text:p text:style-name="P1"><text:s text:c="2"/>libmircore-dev libmysqlclient-dev libmysqlclient20 libnetcdf-c++4</text:p>
      <text:p text:style-name="P1"><text:s text:c="2"/>libnetcdf-cxx-legacy-dev libnetcdf-dev libnetcdf11 libnuma-dev libodbc1</text:p>
      <text:p text:style-name="P1"><text:s text:c="2"/>libogdi3.2 libogg-dev libogre-1.9-dev libogre-1.9.0v5 libopenjp2-7</text:p>
      <text:p text:style-name="P1"><text:s text:c="2"/>libopenmpi-dev libopenmpi1.10 libopenni-dev libopenni-sensor-pointclouds0</text:p>
      <text:p text:style-name="P1"><text:s text:c="2"/>libopenni0 libpango1.0-dev libpathplan4 libpcl-apps1.7 libpcl-common1.7</text:p>
      <text:p text:style-name="P1"><text:s text:c="2"/>libpcl-dev libpcl-features1.7 libpcl-filters1.7 libpcl-io1.7</text:p>
      <text:p text:style-name="P1"><text:soft-page-break/><text:s text:c="2"/>libpcl-kdtree1.7 libpcl-keypoints1.7 libpcl-octree1.7 libpcl-outofcore1.7</text:p>
      <text:p text:style-name="P1"><text:s text:c="2"/>libpcl-people1.7 libpcl-recognition1.7 libpcl-registration1.7</text:p>
      <text:p text:style-name="P1"><text:s text:c="2"/>libpcl-sample-consensus1.7 libpcl-search1.7 libpcl-segmentation1.7</text:p>
      <text:p text:style-name="P1"><text:s text:c="2"/>libpcl-surface1.7 libpcl-tracking1.7 libpcl-visualization1.7 libpcl1.7</text:p>
      <text:p text:style-name="P1"><text:s text:c="2"/>libpcre3-dev libpcre32-3 libpcrecpp0v5 libpixman-1-dev libpng12-dev</text:p>
      <text:p text:style-name="P1"><text:s text:c="2"/>libpoco-dev libpococrypto9v5 libpocodata9v5 libpocofoundation9v5</text:p>
      <text:p text:style-name="P1"><text:s text:c="2"/>libpocomysql9v5 libpoconet9v5 libpoconetssl9v5 libpocoodbc9v5</text:p>
      <text:p text:style-name="P1"><text:s text:c="2"/>libpocosqlite9v5 libpocoutil9v5 libpocoxml9v5 libpocozip9v5 libpq-dev libpq5</text:p>
      <text:p text:style-name="P1"><text:s text:c="2"/>libproj9 libprotobuf-dev libprotoc-dev libprotoc9v5 libpthread-stubs0-dev</text:p>
      <text:p text:style-name="P1"><text:s text:c="2"/>libpyside-py3-2.0 libpyside2-dev libpyside2.0 libpython-dev libpython2.7-dev</text:p>
      <text:p text:style-name="P1"><text:s text:c="2"/>libqgsttools-p1 libqhull-dev libqhull7 libqt4-designer libqt4-dev</text:p>
      <text:p text:style-name="P1"><text:s text:c="2"/>libqt4-dev-bin libqt4-help libqt4-opengl libqt4-opengl-dev libqt4-qt3support</text:p>
      <text:p text:style-name="P1"><text:s text:c="2"/>libqt4-scripttools libqt4-svg libqt4-test libqt5clucene5 libqt5concurrent5</text:p>
      <text:p text:style-name="P1"><text:s text:c="2"/>libqt5designer5 libqt5designercomponents5 libqt5help5</text:p>
      <text:p text:style-name="P1"><text:s text:c="2"/>libqt5multimediaquick-p5 libqt5multimediawidgets5 libqt5opengl5-dev</text:p>
      <text:p text:style-name="P1"><text:s text:c="2"/>libqt5quickparticles5 libqt5quickwidgets5 libqt5script5 libqt5scripttools5</text:p>
      <text:p text:style-name="P1"><text:s text:c="2"/>libqt5svg5-dev libqt5webkit5-dev libqt5x11extras5 libqt5x11extras5-dev</text:p>
      <text:p text:style-name="P1"><text:s text:c="2"/>libqt5xmlpatterns5 libqt5xmlpatterns5-dev libqt5xmlpatterns5-private-dev</text:p>
      <text:p text:style-name="P1"><text:s text:c="2"/>libqtwebkit-dev libqtwebkit4 libruby2.3 libsctp-dev libsctp1 libsdformat4</text:p>
      <text:p text:style-name="P1"><text:s text:c="2"/>libsdformat4-dev libshiboken-py3-2.0 libshiboken2-dev libshiboken2.0</text:p>
      <text:p text:style-name="P1"><text:s text:c="2"/>libsimbody-dev libsimbody3.5v5 libsm-dev libspatialite-dev libspatialite7</text:p>
      <text:p text:style-name="P1"><text:s text:c="2"/>libspnav0 libsqlite3-dev libssl-dev libssl-doc libsuperlu4 libswresample-dev</text:p>
      <text:p text:style-name="P1"><text:s text:c="2"/>libswscale-dev libsys-hostname-long-perl libsz2 libtar-dev libtar0</text:p>
      <text:p text:style-name="P1"><text:s text:c="2"/>libtbb-dev libtheora-dev libtiff5-dev libtiffxx5 libtinyxml-dev</text:p>
      <text:p text:style-name="P1"><text:s text:c="2"/>libtinyxml2-2v5 libtinyxml2-dev libtool libudev-dev liburdfdom-dev</text:p>
      <text:p text:style-name="P1"><text:s text:c="2"/>liburdfdom-headers-dev liburdfdom-model-state0.4 liburdfdom-model0.4</text:p>
      <text:p text:style-name="P1"><text:s text:c="2"/>liburdfdom-sensor0.4 liburdfdom-tools liburdfdom-world0.4 liburiparser1</text:p>
      <text:p text:style-name="P1"><text:s text:c="2"/>libusb-1.0-0-dev libusb-1.0-doc libvtk6-dev libvtk6-java libvtk6-qt-dev</text:p>
      <text:p text:style-name="P1"><text:s text:c="2"/>libvtk6.2 libvtk6.2-qt libwayland-bin libwayland-dev libwebp-dev</text:p>
      <text:p text:style-name="P1"><text:s text:c="2"/>libwxbase3.0-0v5 libwxgtk3.0-0v5 libx11-dev libx11-doc libx11-xcb-dev</text:p>
      <text:p text:style-name="P1"><text:s text:c="2"/>libxau-dev libxcb-dri2-0-dev libxcb-dri3-dev libxcb-glx0-dev</text:p>
      <text:p text:style-name="P1"><text:s text:c="2"/>libxcb-present-dev libxcb-randr0-dev libxcb-render0-dev libxcb-shape0-dev</text:p>
      <text:p text:style-name="P1"><text:s text:c="2"/>libxcb-shm0-dev libxcb-sync-dev libxcb-xfixes0-dev libxcb1-dev</text:p>
      <text:p text:style-name="P1"><text:s text:c="2"/>libxcomposite-dev libxcursor-dev libxdamage-dev libxdmcp-dev libxerces-c-dev</text:p>
      <text:p text:style-name="P1"><text:s text:c="2"/>libxerces-c3.1 libxext-dev libxfixes-dev libxft-dev libxi-dev</text:p>
      <text:p text:style-name="P1"><text:s text:c="2"/>libxinerama-dev libxkbcommon-dev libxml2-dev libxml2-utils libxmu-dev</text:p>
      <text:p text:style-name="P1"><text:s text:c="2"/>libxmu-headers libxrandr-dev libxrender-dev libxshmfence-dev libxss-dev</text:p>
      <text:p text:style-name="P1"><text:s text:c="2"/>libxt-dev libxxf86vm-dev libyaml-cpp-dev libyaml-cpp0.5v5 libzzip-0-13</text:p>
      <text:p text:style-name="P1"><text:s text:c="2"/>mesa-common-dev mpi-default-bin mpi-default-dev mysql-common</text:p>
      <text:p text:style-name="P1"><text:s text:c="2"/>ocl-icd-libopencl1 odbcinst odbcinst1debian2 openmpi-bin openmpi-common</text:p>
      <text:p text:style-name="P1"><text:s text:c="2"/>openni-utils po-debconf proj-bin proj-data pyqt5-dev python-attr</text:p>
      <text:p text:style-name="P1"><text:s text:c="2"/>python-autobahn python-cairo python-catkin-pkg python-catkin-pkg-modules</text:p>
      <text:p text:style-name="P1"><text:s text:c="2"/>python-cffi-backend python-chardet python-concurrent.futures python-crypto</text:p>
      <text:p text:style-name="P1"><text:s text:c="2"/>python-cryptography python-cycler python-dateutil python-defusedxml</text:p>
      <text:p text:style-name="P1"><text:s text:c="2"/>python-dev python-docutils python-ecdsa python-empy python-enum34</text:p>
      <text:p text:style-name="P1"><text:s text:c="2"/>python-glade2 python-gobject-2 python-gtk2 python-idna python-imaging</text:p>
      <text:p text:style-name="P1"><text:soft-page-break/><text:s text:c="2"/>python-ipaddress python-lz4 python-matplotlib python-matplotlib-data</text:p>
      <text:p text:style-name="P1"><text:s text:c="2"/>python-mpi4py python-msgpack python-netifaces python-nose python-numpy</text:p>
      <text:p text:style-name="P1"><text:s text:c="2"/>python-opengl python-openssl python-pam python-paramiko python-pil</text:p>
      <text:p text:style-name="P1"><text:s text:c="2"/>python-pkg-resources python-psutil python-pyasn1 python-pyasn1-modules</text:p>
      <text:p text:style-name="P1"><text:s text:c="2"/>python-pydot python-pygments python-pyparsing python-pyqt5</text:p>
      <text:p text:style-name="P1"><text:s text:c="2"/>python-pyqt5.qtopengl python-pyqt5.qtsvg python-pyqt5.qtwebkit</text:p>
      <text:p text:style-name="P1"><text:s text:c="2"/>python-pyside2 python-pyside2.qtconcurrent python-pyside2.qtcore</text:p>
      <text:p text:style-name="P1"><text:s text:c="2"/>python-pyside2.qtgui python-pyside2.qthelp python-pyside2.qtnetwork</text:p>
      <text:p text:style-name="P1"><text:s text:c="2"/>python-pyside2.qtprintsupport python-pyside2.qtqml python-pyside2.qtquick</text:p>
      <text:p text:style-name="P1"><text:s text:c="2"/>python-pyside2.qtquickwidgets python-pyside2.qtscript python-pyside2.qtsql</text:p>
      <text:p text:style-name="P1"><text:s text:c="2"/>python-pyside2.qtsvg python-pyside2.qttest python-pyside2.qtuitools</text:p>
      <text:p text:style-name="P1"><text:s text:c="2"/>python-pyside2.qtwebkit python-pyside2.qtwebkitwidgets</text:p>
      <text:p text:style-name="P1"><text:s text:c="2"/>python-pyside2.qtwidgets python-pyside2.qtx11extras python-pyside2.qtxml</text:p>
      <text:p text:style-name="P1"><text:s text:c="2"/>python-roman python-rosdep python-rosdep-modules python-rosdistro</text:p>
      <text:p text:style-name="P1"><text:s text:c="2"/>python-rosdistro-modules python-rospkg python-rospkg-modules python-serial</text:p>
      <text:p text:style-name="P1"><text:s text:c="2"/>python-service-identity python-setuptools python-sip python-sip-dev</text:p>
      <text:p text:style-name="P1"><text:s text:c="2"/>python-six python-snappy python-tk python-trollius python-twisted</text:p>
      <text:p text:style-name="P1"><text:s text:c="2"/>python-twisted-bin python-twisted-core python-txaio python-tz python-vtk6</text:p>
      <text:p text:style-name="P1"><text:s text:c="2"/>python-wxgtk3.0 python-wxtools python-wxversion python-yaml</text:p>
      <text:p text:style-name="P1"><text:s text:c="2"/>python-zope.interface python2.7-dev qt4-linguist-tools qt4-qmake qt5-qmake</text:p>
      <text:p text:style-name="P1"><text:s text:c="2"/>qtbase5-dev qtbase5-dev-tools qtbase5-private-dev qtdeclarative5-dev</text:p>
      <text:p text:style-name="P1"><text:s text:c="2"/>qtdeclarative5-private-dev qtmultimedia5-dev qtscript5-dev</text:p>
      <text:p text:style-name="P1"><text:s text:c="2"/>qtscript5-private-dev qttools5-dev qttools5-dev-tools qttools5-private-dev</text:p>
      <text:p text:style-name="P1"><text:s text:c="2"/>rake ros-kinetic-actionlib ros-kinetic-actionlib-msgs</text:p>
      <text:p text:style-name="P1"><text:s text:c="2"/>ros-kinetic-actionlib-tutorials ros-kinetic-angles ros-kinetic-bond</text:p>
      <text:p text:style-name="P1"><text:s text:c="2"/>ros-kinetic-bond-core ros-kinetic-bondcpp ros-kinetic-bondpy</text:p>
      <text:p text:style-name="P1"><text:s text:c="2"/>ros-kinetic-camera-calibration ros-kinetic-camera-calibration-parsers</text:p>
      <text:p text:style-name="P1"><text:s text:c="2"/>ros-kinetic-camera-info-manager ros-kinetic-catkin ros-kinetic-class-loader</text:p>
      <text:p text:style-name="P1"><text:s text:c="2"/>ros-kinetic-cmake-modules ros-kinetic-collada-parser</text:p>
      <text:p text:style-name="P1"><text:s text:c="2"/>ros-kinetic-collada-urdf ros-kinetic-common-msgs</text:p>
      <text:p text:style-name="P1"><text:s text:c="2"/>ros-kinetic-common-tutorials ros-kinetic-compressed-depth-image-transport</text:p>
      <text:p text:style-name="P1"><text:s text:c="2"/>ros-kinetic-compressed-image-transport ros-kinetic-control-msgs</text:p>
      <text:p text:style-name="P1"><text:s text:c="2"/>ros-kinetic-cpp-common ros-kinetic-cv-bridge ros-kinetic-depth-image-proc</text:p>
      <text:p text:style-name="P1"><text:s text:c="2"/>ros-kinetic-desktop ros-kinetic-diagnostic-aggregator</text:p>
      <text:p text:style-name="P1"><text:s text:c="2"/>ros-kinetic-diagnostic-analysis ros-kinetic-diagnostic-common-diagnostics</text:p>
      <text:p text:style-name="P1"><text:s text:c="2"/>ros-kinetic-diagnostic-msgs ros-kinetic-diagnostic-updater</text:p>
      <text:p text:style-name="P1"><text:s text:c="2"/>ros-kinetic-diagnostics ros-kinetic-dynamic-reconfigure</text:p>
      <text:p text:style-name="P1"><text:s text:c="2"/>ros-kinetic-eigen-conversions ros-kinetic-eigen-stl-containers</text:p>
      <text:p text:style-name="P1"><text:s text:c="2"/>ros-kinetic-executive-smach ros-kinetic-filters ros-kinetic-gazebo-dev</text:p>
      <text:p text:style-name="P1"><text:s text:c="2"/>ros-kinetic-gazebo-msgs ros-kinetic-gazebo-plugins ros-kinetic-gazebo-ros</text:p>
      <text:p text:style-name="P1"><text:s text:c="2"/>ros-kinetic-gazebo-ros-pkgs ros-kinetic-gencpp ros-kinetic-geneus</text:p>
      <text:p text:style-name="P1"><text:s text:c="2"/>ros-kinetic-genlisp ros-kinetic-genmsg ros-kinetic-gennodejs</text:p>
      <text:p text:style-name="P1"><text:s text:c="2"/>ros-kinetic-genpy ros-kinetic-geometric-shapes ros-kinetic-geometry</text:p>
      <text:p text:style-name="P1"><text:s text:c="2"/>ros-kinetic-geometry-msgs ros-kinetic-geometry-tutorials</text:p>
      <text:p text:style-name="P1"><text:s text:c="2"/>ros-kinetic-gl-dependency ros-kinetic-image-common</text:p>
      <text:p text:style-name="P1"><text:s text:c="2"/>ros-kinetic-image-geometry ros-kinetic-image-pipeline ros-kinetic-image-proc</text:p>
      <text:p text:style-name="P1"><text:soft-page-break/><text:s text:c="2"/>ros-kinetic-image-publisher ros-kinetic-image-rotate</text:p>
      <text:p text:style-name="P1"><text:s text:c="2"/>ros-kinetic-image-transport ros-kinetic-image-transport-plugins</text:p>
      <text:p text:style-name="P1"><text:s text:c="2"/>ros-kinetic-image-view ros-kinetic-interactive-marker-tutorials</text:p>
      <text:p text:style-name="P1"><text:s text:c="2"/>ros-kinetic-interactive-markers ros-kinetic-joint-state-publisher</text:p>
      <text:p text:style-name="P1"><text:s text:c="2"/>ros-kinetic-kdl-conversions ros-kinetic-kdl-parser</text:p>
      <text:p text:style-name="P1"><text:s text:c="2"/>ros-kinetic-laser-assembler ros-kinetic-laser-filters</text:p>
      <text:p text:style-name="P1"><text:s text:c="2"/>ros-kinetic-laser-geometry ros-kinetic-laser-pipeline</text:p>
      <text:p text:style-name="P1"><text:s text:c="2"/>ros-kinetic-librviz-tutorial ros-kinetic-map-msgs ros-kinetic-media-export</text:p>
      <text:p text:style-name="P1"><text:s text:c="2"/>ros-kinetic-message-filters ros-kinetic-message-generation</text:p>
      <text:p text:style-name="P1"><text:s text:c="2"/>ros-kinetic-message-runtime ros-kinetic-mk ros-kinetic-nav-msgs</text:p>
      <text:p text:style-name="P1"><text:s text:c="2"/>ros-kinetic-nodelet ros-kinetic-nodelet-core ros-kinetic-nodelet-topic-tools</text:p>
      <text:p text:style-name="P1"><text:s text:c="2"/>ros-kinetic-nodelet-tutorial-math ros-kinetic-octomap ros-kinetic-opencv3</text:p>
      <text:p text:style-name="P1"><text:s text:c="2"/>ros-kinetic-orocos-kdl ros-kinetic-pcl-conversions ros-kinetic-pcl-msgs</text:p>
      <text:p text:style-name="P1"><text:s text:c="2"/>ros-kinetic-pcl-ros ros-kinetic-perception ros-kinetic-perception-pcl</text:p>
      <text:p text:style-name="P1"><text:s text:c="2"/>ros-kinetic-pluginlib ros-kinetic-pluginlib-tutorials</text:p>
      <text:p text:style-name="P1"><text:s text:c="2"/>ros-kinetic-polled-camera ros-kinetic-python-orocos-kdl</text:p>
      <text:p text:style-name="P1"><text:s text:c="2"/>ros-kinetic-python-qt-binding ros-kinetic-qt-dotgraph ros-kinetic-qt-gui</text:p>
      <text:p text:style-name="P1"><text:s text:c="2"/>ros-kinetic-qt-gui-cpp ros-kinetic-qt-gui-py-common</text:p>
      <text:p text:style-name="P1"><text:s text:c="2"/>ros-kinetic-qwt-dependency ros-kinetic-random-numbers</text:p>
      <text:p text:style-name="P1"><text:s text:c="2"/>ros-kinetic-resource-retriever ros-kinetic-robot ros-kinetic-robot-model</text:p>
      <text:p text:style-name="P1"><text:s text:c="2"/>ros-kinetic-robot-state-publisher ros-kinetic-ros ros-kinetic-ros-base</text:p>
      <text:p text:style-name="P1"><text:s text:c="2"/>ros-kinetic-ros-comm ros-kinetic-ros-core ros-kinetic-ros-environment</text:p>
      <text:p text:style-name="P1"><text:s text:c="2"/>ros-kinetic-ros-tutorials ros-kinetic-rosbag</text:p>
      <text:p text:style-name="P1"><text:s text:c="2"/>ros-kinetic-rosbag-migration-rule ros-kinetic-rosbag-storage</text:p>
      <text:p text:style-name="P1"><text:s text:c="2"/>ros-kinetic-rosbash ros-kinetic-rosboost-cfg ros-kinetic-rosbuild</text:p>
      <text:p text:style-name="P1"><text:s text:c="2"/>ros-kinetic-rosclean ros-kinetic-rosconsole ros-kinetic-rosconsole-bridge</text:p>
      <text:p text:style-name="P1"><text:s text:c="2"/>ros-kinetic-roscpp ros-kinetic-roscpp-core ros-kinetic-roscpp-serialization</text:p>
      <text:p text:style-name="P1"><text:s text:c="2"/>ros-kinetic-roscpp-traits ros-kinetic-roscpp-tutorials ros-kinetic-roscreate</text:p>
      <text:p text:style-name="P1"><text:s text:c="2"/>ros-kinetic-rosgraph ros-kinetic-rosgraph-msgs ros-kinetic-roslang</text:p>
      <text:p text:style-name="P1"><text:s text:c="2"/>ros-kinetic-roslaunch ros-kinetic-roslib ros-kinetic-roslint</text:p>
      <text:p text:style-name="P1"><text:s text:c="2"/>ros-kinetic-roslisp ros-kinetic-roslz4 ros-kinetic-rosmake</text:p>
      <text:p text:style-name="P1"><text:s text:c="2"/>ros-kinetic-rosmaster ros-kinetic-rosmsg ros-kinetic-rosnode</text:p>
      <text:p text:style-name="P1"><text:s text:c="2"/>ros-kinetic-rosout ros-kinetic-rospack ros-kinetic-rosparam</text:p>
      <text:p text:style-name="P1"><text:s text:c="2"/>ros-kinetic-rospy ros-kinetic-rospy-tutorials ros-kinetic-rosservice</text:p>
      <text:p text:style-name="P1"><text:s text:c="2"/>ros-kinetic-rostest ros-kinetic-rostime ros-kinetic-rostopic</text:p>
      <text:p text:style-name="P1"><text:s text:c="2"/>ros-kinetic-rosunit ros-kinetic-roswtf ros-kinetic-rqt-action</text:p>
      <text:p text:style-name="P1"><text:s text:c="2"/>ros-kinetic-rqt-bag ros-kinetic-rqt-bag-plugins</text:p>
      <text:p text:style-name="P1"><text:s text:c="2"/>ros-kinetic-rqt-common-plugins ros-kinetic-rqt-console ros-kinetic-rqt-dep</text:p>
      <text:p text:style-name="P1"><text:s text:c="2"/>ros-kinetic-rqt-graph ros-kinetic-rqt-gui ros-kinetic-rqt-gui-cpp</text:p>
      <text:p text:style-name="P1"><text:s text:c="2"/>ros-kinetic-rqt-gui-py ros-kinetic-rqt-image-view ros-kinetic-rqt-launch</text:p>
      <text:p text:style-name="P1"><text:s text:c="2"/>ros-kinetic-rqt-logger-level ros-kinetic-rqt-moveit ros-kinetic-rqt-msg</text:p>
      <text:p text:style-name="P1"><text:s text:c="2"/>ros-kinetic-rqt-nav-view ros-kinetic-rqt-plot ros-kinetic-rqt-pose-view</text:p>
      <text:p text:style-name="P1"><text:s text:c="2"/>ros-kinetic-rqt-publisher ros-kinetic-rqt-py-common</text:p>
      <text:p text:style-name="P1"><text:s text:c="2"/>ros-kinetic-rqt-py-console ros-kinetic-rqt-reconfigure</text:p>
      <text:p text:style-name="P1"><text:s text:c="2"/>ros-kinetic-rqt-robot-dashboard ros-kinetic-rqt-robot-monitor</text:p>
      <text:p text:style-name="P1"><text:s text:c="2"/>ros-kinetic-rqt-robot-plugins ros-kinetic-rqt-robot-steering</text:p>
      <text:p text:style-name="P1"><text:soft-page-break/><text:s text:c="2"/>ros-kinetic-rqt-runtime-monitor ros-kinetic-rqt-rviz</text:p>
      <text:p text:style-name="P1"><text:s text:c="2"/>ros-kinetic-rqt-service-caller ros-kinetic-rqt-shell ros-kinetic-rqt-srv</text:p>
      <text:p text:style-name="P1"><text:s text:c="2"/>ros-kinetic-rqt-tf-tree ros-kinetic-rqt-top ros-kinetic-rqt-topic</text:p>
      <text:p text:style-name="P1"><text:s text:c="2"/>ros-kinetic-rqt-web ros-kinetic-rviz ros-kinetic-rviz-plugin-tutorials</text:p>
      <text:p text:style-name="P1"><text:s text:c="2"/>ros-kinetic-rviz-python-tutorial ros-kinetic-self-test</text:p>
      <text:p text:style-name="P1"><text:s text:c="2"/>ros-kinetic-sensor-msgs ros-kinetic-shape-msgs ros-kinetic-simulators</text:p>
      <text:p text:style-name="P1"><text:s text:c="2"/>ros-kinetic-smach ros-kinetic-smach-msgs ros-kinetic-smach-ros</text:p>
      <text:p text:style-name="P1"><text:s text:c="2"/>ros-kinetic-smclib ros-kinetic-stage ros-kinetic-stage-ros</text:p>
      <text:p text:style-name="P1"><text:s text:c="2"/>ros-kinetic-std-msgs ros-kinetic-std-srvs ros-kinetic-stereo-image-proc</text:p>
      <text:p text:style-name="P1"><text:s text:c="2"/>ros-kinetic-stereo-msgs ros-kinetic-tf ros-kinetic-tf-conversions</text:p>
      <text:p text:style-name="P1"><text:s text:c="2"/>ros-kinetic-tf2 ros-kinetic-tf2-eigen ros-kinetic-tf2-geometry-msgs</text:p>
      <text:p text:style-name="P1"><text:s text:c="2"/>ros-kinetic-tf2-kdl ros-kinetic-tf2-msgs ros-kinetic-tf2-py</text:p>
      <text:p text:style-name="P1"><text:s text:c="2"/>ros-kinetic-tf2-ros ros-kinetic-theora-image-transport</text:p>
      <text:p text:style-name="P1"><text:s text:c="2"/>ros-kinetic-topic-tools ros-kinetic-trajectory-msgs</text:p>
      <text:p text:style-name="P1"><text:s text:c="2"/>ros-kinetic-turtle-actionlib ros-kinetic-turtle-tf ros-kinetic-turtle-tf2</text:p>
      <text:p text:style-name="P1"><text:s text:c="2"/>ros-kinetic-turtlesim ros-kinetic-urdf ros-kinetic-urdf-parser-plugin</text:p>
      <text:p text:style-name="P1"><text:s text:c="2"/>ros-kinetic-urdf-tutorial ros-kinetic-vision-opencv</text:p>
      <text:p text:style-name="P1"><text:s text:c="2"/>ros-kinetic-visualization-marker-tutorials ros-kinetic-visualization-msgs</text:p>
      <text:p text:style-name="P1"><text:s text:c="2"/>ros-kinetic-visualization-tutorials ros-kinetic-viz</text:p>
      <text:p text:style-name="P1"><text:s text:c="2"/>ros-kinetic-webkit-dependency ros-kinetic-xacro ros-kinetic-xmlrpcpp ruby</text:p>
      <text:p text:style-name="P1"><text:s text:c="2"/>ruby-did-you-mean ruby-minitest ruby-net-telnet ruby-power-assert</text:p>
      <text:p text:style-name="P1"><text:s text:c="2"/>ruby-test-unit ruby2.3 rubygems-integration sbcl sdformat-sdf shiboken2</text:p>
      <text:p text:style-name="P1"><text:s text:c="2"/>sip-dev tango-icon-theme tcl-dev tcl-vtk6 tcl8.6-dev tk-dev tk8.6-blt2.5</text:p>
      <text:p text:style-name="P1"><text:s text:c="2"/>tk8.6-dev ttf-bitstream-vera ttf-dejavu-core ttf-liberation unixodbc</text:p>
      <text:p text:style-name="P1"><text:s text:c="2"/>unixodbc-dev uuid-dev vtk6 x11proto-composite-dev x11proto-core-dev</text:p>
      <text:p text:style-name="P1"><text:s text:c="2"/>x11proto-damage-dev x11proto-dri2-dev x11proto-fixes-dev x11proto-gl-dev</text:p>
      <text:p text:style-name="P1"><text:s text:c="2"/>x11proto-input-dev x11proto-kb-dev x11proto-randr-dev x11proto-render-dev</text:p>
      <text:p text:style-name="P1"><text:s text:c="2"/>x11proto-scrnsaver-dev x11proto-xext-dev x11proto-xf86vidmode-dev</text:p>
      <text:p text:style-name="P1"><text:s text:c="2"/>x11proto-xinerama-dev xorg-sgml-doctools xtrans-dev zlib1g-dev</text:p>
      <text:p text:style-name="P1">제안하는 패키지:</text:p>
      <text:p text:style-name="P1"><text:s text:c="2"/>blt-demo codeblocks eclipse ninja-build dh-make gazebo7-doc</text:p>
      <text:p text:style-name="P1"><text:s text:c="2"/>gfortran-multilib gfortran-doc gfortran-5-multilib gfortran-5-doc</text:p>
      <text:p text:style-name="P1"><text:s text:c="2"/>libgfortran3-dbg graphviz-doc ksensors apache2 | lighttpd | httpd krb5-doc</text:p>
      <text:p text:style-name="P1"><text:s text:c="2"/>liblapack-doc-man liblapack-doc libboost-doc libboost1.58-doc gccxml</text:p>
      <text:p text:style-name="P1"><text:s text:c="2"/>libmpfrc++-dev libntl-dev xsltproc doxygen docbook-xml docbook-xsl</text:p>
      <text:p text:style-name="P1"><text:s text:c="2"/>default-jdk fop libcairo2-doc libbullet2-dev libbullet2 libcurl4-doc</text:p>
      <text:p text:style-name="P1"><text:s text:c="2"/>libcurl3-dbg libidn11-dev libkrb5-dev librtmp-dev libeigen3-doc libmrpt-dev</text:p>
      <text:p text:style-name="P1"><text:s text:c="2"/>libgdal-doc libglib2.0-doc krb5-user libgtk2.0-doc libgts-doc libhdf4-doc</text:p>
      <text:p text:style-name="P1"><text:s text:c="2"/>hdf4-tools libnetcdf4 libhdf5-doc libhwloc-contrib-plugins libice-doc</text:p>
      <text:p text:style-name="P1"><text:s text:c="2"/>icu-doc libjs-jquery-ui-docs liblog4cxx-doc libtool-doc liblzma-doc</text:p>
      <text:p text:style-name="P1"><text:s text:c="2"/>netcdf-bin netcdf-doc libmyodbc odbc-postgresql tdsodbc unixodbc-bin</text:p>
      <text:p text:style-name="P1"><text:s text:c="2"/>ogdi-bin ogre-1.9-doc libogre-1.9.0v5-dbg opennmpi-doc openni-doc</text:p>
      <text:p text:style-name="P1"><text:s text:c="2"/>libpango1.0-doc libpcl-doc libpoco-doc libpococrypto9v5-dbg</text:p>
      <text:p text:style-name="P1"><text:s text:c="2"/>libpocodata9v5-dbg libpocofoundation9v5-dbg libpocomysql9v5-dbg</text:p>
      <text:p text:style-name="P1"><text:s text:c="2"/>libpoconet9v5-dbg libpoconetssl9v5-dbg libpocoodbc9v5-dbg</text:p>
      <text:p text:style-name="P1"><text:s text:c="2"/>libpocosqlite9v5-dbg libpocoutil9v5-dbg libpocoxml9v5-dbg libpocozip9v5-dbg</text:p>
      <text:p text:style-name="P1"><text:soft-page-break/><text:s text:c="2"/>postgresql-doc-9.5 firebird-dev libsqlite0-dev qt4-dev-tools qt4-doc</text:p>
      <text:p text:style-name="P1"><text:s text:c="2"/>lksctp-tools libsm-doc spacenavd sqlite3-doc tbb-examples libtbb-doc</text:p>
      <text:p text:style-name="P1"><text:s text:c="2"/>libtinyxml-doc autoconf automaken gcj-jdk vtk6-doc vtk6-examples</text:p>
      <text:p text:style-name="P1"><text:s text:c="2"/>java-virtual-machine libxcb-doc libxerces-c-doc libxext-doc libxt-doc</text:p>
      <text:p text:style-name="P1"><text:s text:c="2"/>opencl-icd openmpi-checkpoint libmail-box-perl python-crypto-dbg</text:p>
      <text:p text:style-name="P1"><text:s text:c="2"/>python-crypto-doc python-cryptography-doc python-cryptography-vectors</text:p>
      <text:p text:style-name="P1"><text:s text:c="2"/>texlive-latex-recommended texlive-latex-base texlive-lang-french</text:p>
      <text:p text:style-name="P1"><text:s text:c="2"/>fonts-linuxlibertine | ttf-linux-libertine python-enum34-doc python-gtk2-doc</text:p>
      <text:p text:style-name="P1"><text:s text:c="2"/>python-gobject-2-dbg dvipng ffmpeg inkscape ipython python-cairocffi</text:p>
      <text:p text:style-name="P1"><text:s text:c="2"/>python-configobj python-excelerator python-gobject python-matplotlib-doc</text:p>
      <text:p text:style-name="P1"><text:s text:c="2"/>python-qt4 python-scipy python-tornado python-traits texlive-extra-utils</text:p>
      <text:p text:style-name="P1"><text:s text:c="2"/>texlive-latex-extra ttf-staypuft python-coverage python-nose-doc</text:p>
      <text:p text:style-name="P1"><text:s text:c="2"/>python-numpy-dbg python-numpy-doc libgle3 python-openssl-doc</text:p>
      <text:p text:style-name="P1"><text:s text:c="2"/>python-openssl-dbg python-pam-dbg python-pil-doc python-pil-dbg</text:p>
      <text:p text:style-name="P1"><text:s text:c="2"/>python-psutil-doc python-pyqt5-dbg python-setuptools-doc python-sip-doc tix</text:p>
      <text:p text:style-name="P1"><text:s text:c="2"/>python-tk-dbg python-twisted-bin-dbg python-qt3 python-txaio-doc mayavi2 ri</text:p>
      <text:p text:style-name="P1"><text:s text:c="2"/>ruby-dev bundler sbcl-doc sbcl-source slime gnome-icon-theme kdelibs-data</text:p>
      <text:p text:style-name="P1"><text:s text:c="2"/>tcl-doc tcl8.6-doc tk-doc tk8.6-doc</text:p>
      <text:p text:style-name="P1">다음 새 패키지를 설치할 것입니다:</text:p>
      <text:p text:style-name="P1"><text:s text:c="2"/>autotools-dev binfmt-support blt bzip2-doc cmake cmake-data comerr-dev curl</text:p>
      <text:p text:style-name="P1"><text:s text:c="2"/>debhelper dh-strip-nondeterminism docutils-common docutils-doc fltk1.3-doc</text:p>
      <text:p text:style-name="P1"><text:s text:c="2"/>fluid fonts-lato fonts-lyx freeglut3 freeglut3-dev gazebo7 gazebo7-common</text:p>
      <text:p text:style-name="P1"><text:s text:c="2"/>gazebo7-plugin-base gfortran gfortran-5 gir1.2-gtk-2.0 google-mock graphviz</text:p>
      <text:p text:style-name="P1"><text:s text:c="2"/>hddtemp hdf5-helpers icu-devtools javascript-common krb5-multidev libaec-dev</text:p>
      <text:p text:style-name="P1"><text:s text:c="2"/>libaec0 libapr1 libapr1-dev libaprutil1 libaprutil1-dev libarmadillo6</text:p>
      <text:p text:style-name="P1"><text:s text:c="2"/>libarpack2 libassimp-dev libassimp3v5 libatk1.0-dev libavcodec-dev</text:p>
      <text:p text:style-name="P1"><text:s text:c="2"/>libavformat-dev libavutil-dev libblas-common libblas-dev libblas3</text:p>
      <text:p text:style-name="P1"><text:s text:c="2"/>libboost-all-dev libboost-atomic-dev libboost-atomic1.58-dev</text:p>
      <text:p text:style-name="P1"><text:s text:c="2"/>libboost-atomic1.58.0 libboost-chrono-dev libboost-chrono1.58-dev</text:p>
      <text:p text:style-name="P1"><text:s text:c="2"/>libboost-chrono1.58.0 libboost-context-dev libboost-context1.58-dev</text:p>
      <text:p text:style-name="P1"><text:s text:c="2"/>libboost-context1.58.0 libboost-coroutine-dev libboost-coroutine1.58-dev</text:p>
      <text:p text:style-name="P1"><text:s text:c="2"/>libboost-coroutine1.58.0 libboost-date-time-dev libboost-date-time1.58-dev</text:p>
      <text:p text:style-name="P1"><text:s text:c="2"/>libboost-dev libboost-exception-dev libboost-exception1.58-dev</text:p>
      <text:p text:style-name="P1"><text:s text:c="2"/>libboost-filesystem-dev libboost-filesystem1.58-dev libboost-graph-dev</text:p>
      <text:p text:style-name="P1"><text:s text:c="2"/>libboost-graph-parallel-dev libboost-graph-parallel1.58-dev</text:p>
      <text:p text:style-name="P1"><text:s text:c="2"/>libboost-graph-parallel1.58.0 libboost-graph1.58-dev libboost-graph1.58.0</text:p>
      <text:p text:style-name="P1"><text:s text:c="2"/>libboost-iostreams-dev libboost-iostreams1.58-dev libboost-locale-dev</text:p>
      <text:p text:style-name="P1"><text:s text:c="2"/>libboost-locale1.58-dev libboost-locale1.58.0 libboost-log-dev</text:p>
      <text:p text:style-name="P1"><text:s text:c="2"/>libboost-log1.58-dev libboost-log1.58.0 libboost-math-dev</text:p>
      <text:p text:style-name="P1"><text:s text:c="2"/>libboost-math1.58-dev libboost-math1.58.0 libboost-mpi-dev</text:p>
      <text:p text:style-name="P1"><text:s text:c="2"/>libboost-mpi-python-dev libboost-mpi-python1.58-dev</text:p>
      <text:p text:style-name="P1"><text:s text:c="2"/>libboost-mpi-python1.58.0 libboost-mpi1.58-dev libboost-mpi1.58.0</text:p>
      <text:p text:style-name="P1"><text:s text:c="2"/>libboost-program-options-dev libboost-program-options1.58-dev</text:p>
      <text:p text:style-name="P1"><text:s text:c="2"/>libboost-program-options1.58.0 libboost-python-dev libboost-python1.58-dev</text:p>
      <text:p text:style-name="P1"><text:s text:c="2"/>libboost-python1.58.0 libboost-random-dev libboost-random1.58-dev</text:p>
      <text:p text:style-name="P1"><text:s text:c="2"/>libboost-random1.58.0 libboost-regex-dev libboost-regex1.58-dev</text:p>
      <text:p text:style-name="P1"><text:soft-page-break/><text:s text:c="2"/>libboost-regex1.58.0 libboost-serialization-dev</text:p>
      <text:p text:style-name="P1"><text:s text:c="2"/>libboost-serialization1.58-dev libboost-serialization1.58.0</text:p>
      <text:p text:style-name="P1"><text:s text:c="2"/>libboost-signals-dev libboost-signals1.58-dev libboost-signals1.58.0</text:p>
      <text:p text:style-name="P1"><text:s text:c="2"/>libboost-system-dev libboost-system1.58-dev libboost-test-dev</text:p>
      <text:p text:style-name="P1"><text:s text:c="2"/>libboost-test1.58-dev libboost-test1.58.0 libboost-thread-dev</text:p>
      <text:p text:style-name="P1"><text:s text:c="2"/>libboost-thread1.58-dev libboost-thread1.58.0 libboost-timer-dev</text:p>
      <text:p text:style-name="P1"><text:s text:c="2"/>libboost-timer1.58-dev libboost-timer1.58.0 libboost-tools-dev</text:p>
      <text:p text:style-name="P1"><text:s text:c="2"/>libboost-wave-dev libboost-wave1.58-dev libboost-wave1.58.0 libboost1.58-dev</text:p>
      <text:p text:style-name="P1"><text:s text:c="2"/>libboost1.58-tools-dev libbulletcollision2.83.6 libbulletdynamics2.83.6</text:p>
      <text:p text:style-name="P1"><text:s text:c="2"/>libbz2-dev libcairo-script-interpreter2 libcairo2-dev libcdt5 libcgraph6</text:p>
      <text:p text:style-name="P1"><text:s text:c="2"/>libcollada-dom2.4-dp-dev libcollada-dom2.4-dp0 libconsole-bridge-dev</text:p>
      <text:p text:style-name="P1"><text:s text:c="2"/>libconsole-bridge0.2v5 libcurl4-openssl-dev libdap-dev libdap17v5</text:p>
      <text:p text:style-name="P1"><text:s text:c="2"/>libdapclient6v5 libdapserver7v5 libdrm-dev libegl1-mesa-dev libeigen3-dev</text:p>
      <text:p text:style-name="P1"><text:s text:c="2"/>libepsilon1 libexpat1-dev libfile-stripnondeterminism-perl libflann-dev</text:p>
      <text:p text:style-name="P1"><text:s text:c="2"/>libflann1.8 libfltk-cairo1.3 libfltk-forms1.3 libfltk-gl1.3</text:p>
      <text:p text:style-name="P1"><text:s text:c="2"/>libfltk-images1.3 libfltk1.3 libfltk1.3-dev libfontconfig1-dev</text:p>
      <text:p text:style-name="P1"><text:s text:c="2"/>libfreeimage-dev libfreeimage3 libfreetype6-dev libfreexl1 libgazebo7</text:p>
      <text:p text:style-name="P1"><text:s text:c="2"/>libgazebo7-dev libgdal-dev libgdal1i libgdk-pixbuf2.0-dev libgeos-3.5.0</text:p>
      <text:p text:style-name="P1"><text:s text:c="2"/>libgeos-c1v5 libgeos-dev libgfortran-5-dev libgfortran3 libgif-dev libgif7</text:p>
      <text:p text:style-name="P1"><text:s text:c="2"/>libgl1-mesa-dev libgl2ps-dev libgl2ps0 libglade2-0 libgles2-mesa</text:p>
      <text:p text:style-name="P1"><text:s text:c="2"/>libgles2-mesa-dev libglib2.0-dev libglu1-mesa-dev libgssrpc4 libgtest-dev</text:p>
      <text:p text:style-name="P1"><text:s text:c="2"/>libgtk2.0-dev libgts-0.7-5 libgts-bin libgts-dev libgvc6 libgvpr2</text:p>
      <text:p text:style-name="P1"><text:s text:c="2"/>libharfbuzz-dev libharfbuzz-gobject0 libhdf4-0-alt libhdf4-alt-dev</text:p>
      <text:p text:style-name="P1"><text:s text:c="2"/>libhdf5-10 libhdf5-cpp-11 libhdf5-dev libhdf5-mpi-dev libhdf5-openmpi-10</text:p>
      <text:p text:style-name="P1"><text:s text:c="2"/>libhdf5-openmpi-dev libhwloc-dev libhwloc-plugins libhwloc5 libibverbs-dev</text:p>
      <text:p text:style-name="P1"><text:s text:c="2"/>libibverbs1 libice-dev libicu-dev libignition-math2 libignition-math2-dev</text:p>
      <text:p text:style-name="P1"><text:s text:c="2"/>libinput-dev libjasper-dev libjbig-dev libjpeg-dev libjpeg-turbo8-dev</text:p>
      <text:p text:style-name="P1"><text:s text:c="2"/>libjpeg8-dev libjs-jquery libjs-jquery-ui libjs-sphinxdoc libjs-underscore</text:p>
      <text:p text:style-name="P1"><text:s text:c="2"/>libjsoncpp-dev libjsoncpp1 libjxr0 libkadm5clnt-mit9 libkadm5srv-mit9</text:p>
      <text:p text:style-name="P1"><text:s text:c="2"/>libkdb5-8 libkmlbase1 libkmldom1 libkmlengine1 liblapack-dev liblapack3</text:p>
      <text:p text:style-name="P1"><text:s text:c="2"/>libldap2-dev liblinearmath2.83.6 liblog4cxx-dev liblog4cxx10-dev</text:p>
      <text:p text:style-name="P1"><text:s text:c="2"/>liblog4cxx10v5 libltdl-dev liblz4-dev liblzma-dev libmail-sendmail-perl</text:p>
      <text:p text:style-name="P1"><text:s text:c="2"/>libminizip1 libmirclient-dev libmircommon-dev libmircookie-dev libmircookie2</text:p>
      <text:p text:style-name="P1"><text:s text:c="2"/>libmircore-dev libmysqlclient-dev libmysqlclient20 libnetcdf-c++4</text:p>
      <text:p text:style-name="P1"><text:s text:c="2"/>libnetcdf-cxx-legacy-dev libnetcdf-dev libnetcdf11 libnuma-dev libodbc1</text:p>
      <text:p text:style-name="P1"><text:s text:c="2"/>libogdi3.2 libogg-dev libogre-1.9-dev libogre-1.9.0v5 libopenjp2-7</text:p>
      <text:p text:style-name="P1"><text:s text:c="2"/>libopenmpi-dev libopenmpi1.10 libopenni-dev libopenni-sensor-pointclouds0</text:p>
      <text:p text:style-name="P1"><text:s text:c="2"/>libopenni0 libpango1.0-dev libpathplan4 libpcl-apps1.7 libpcl-common1.7</text:p>
      <text:p text:style-name="P1"><text:s text:c="2"/>libpcl-dev libpcl-features1.7 libpcl-filters1.7 libpcl-io1.7</text:p>
      <text:p text:style-name="P1"><text:s text:c="2"/>libpcl-kdtree1.7 libpcl-keypoints1.7 libpcl-octree1.7 libpcl-outofcore1.7</text:p>
      <text:p text:style-name="P1"><text:s text:c="2"/>libpcl-people1.7 libpcl-recognition1.7 libpcl-registration1.7</text:p>
      <text:p text:style-name="P1"><text:s text:c="2"/>libpcl-sample-consensus1.7 libpcl-search1.7 libpcl-segmentation1.7</text:p>
      <text:p text:style-name="P1"><text:s text:c="2"/>libpcl-surface1.7 libpcl-tracking1.7 libpcl-visualization1.7 libpcl1.7</text:p>
      <text:p text:style-name="P1"><text:s text:c="2"/>libpcre3-dev libpcre32-3 libpcrecpp0v5 libpixman-1-dev libpng12-dev</text:p>
      <text:p text:style-name="P1"><text:s text:c="2"/>libpoco-dev libpococrypto9v5 libpocodata9v5 libpocofoundation9v5</text:p>
      <text:p text:style-name="P1"><text:s text:c="2"/>libpocomysql9v5 libpoconet9v5 libpoconetssl9v5 libpocoodbc9v5</text:p>
      <text:p text:style-name="P1"><text:soft-page-break/><text:s text:c="2"/>libpocosqlite9v5 libpocoutil9v5 libpocoxml9v5 libpocozip9v5 libpq-dev libpq5</text:p>
      <text:p text:style-name="P1"><text:s text:c="2"/>libproj9 libprotobuf-dev libprotoc-dev libprotoc9v5 libpthread-stubs0-dev</text:p>
      <text:p text:style-name="P1"><text:s text:c="2"/>libpyside-py3-2.0 libpyside2-dev libpyside2.0 libpython-dev libpython2.7-dev</text:p>
      <text:p text:style-name="P1"><text:s text:c="2"/>libqgsttools-p1 libqhull-dev libqhull7 libqt4-designer libqt4-dev</text:p>
      <text:p text:style-name="P1"><text:s text:c="2"/>libqt4-dev-bin libqt4-help libqt4-opengl libqt4-opengl-dev libqt4-qt3support</text:p>
      <text:p text:style-name="P1"><text:s text:c="2"/>libqt4-scripttools libqt4-svg libqt4-test libqt5clucene5 libqt5concurrent5</text:p>
      <text:p text:style-name="P1"><text:s text:c="2"/>libqt5designer5 libqt5designercomponents5 libqt5help5</text:p>
      <text:p text:style-name="P1"><text:s text:c="2"/>libqt5multimediaquick-p5 libqt5multimediawidgets5 libqt5opengl5-dev</text:p>
      <text:p text:style-name="P1"><text:s text:c="2"/>libqt5quickparticles5 libqt5quickwidgets5 libqt5script5 libqt5scripttools5</text:p>
      <text:p text:style-name="P1"><text:s text:c="2"/>libqt5svg5-dev libqt5webkit5-dev libqt5x11extras5 libqt5x11extras5-dev</text:p>
      <text:p text:style-name="P1"><text:s text:c="2"/>libqt5xmlpatterns5 libqt5xmlpatterns5-dev libqt5xmlpatterns5-private-dev</text:p>
      <text:p text:style-name="P1"><text:s text:c="2"/>libqtwebkit-dev libqtwebkit4 libruby2.3 libsctp-dev libsctp1 libsdformat4</text:p>
      <text:p text:style-name="P1"><text:s text:c="2"/>libsdformat4-dev libshiboken-py3-2.0 libshiboken2-dev libshiboken2.0</text:p>
      <text:p text:style-name="P1"><text:s text:c="2"/>libsimbody-dev libsimbody3.5v5 libsm-dev libspatialite-dev libspatialite7</text:p>
      <text:p text:style-name="P1"><text:s text:c="2"/>libspnav0 libsqlite3-dev libssl-dev libssl-doc libsuperlu4 libswresample-dev</text:p>
      <text:p text:style-name="P1"><text:s text:c="2"/>libswscale-dev libsys-hostname-long-perl libsz2 libtar-dev libtar0</text:p>
      <text:p text:style-name="P1"><text:s text:c="2"/>libtbb-dev libtheora-dev libtiff5-dev libtiffxx5 libtinyxml-dev</text:p>
      <text:p text:style-name="P1"><text:s text:c="2"/>libtinyxml2-2v5 libtinyxml2-dev libtool libudev-dev liburdfdom-dev</text:p>
      <text:p text:style-name="P1"><text:s text:c="2"/>liburdfdom-headers-dev liburdfdom-model-state0.4 liburdfdom-model0.4</text:p>
      <text:p text:style-name="P1"><text:s text:c="2"/>liburdfdom-sensor0.4 liburdfdom-tools liburdfdom-world0.4 liburiparser1</text:p>
      <text:p text:style-name="P1"><text:s text:c="2"/>libusb-1.0-0-dev libusb-1.0-doc libvtk6-dev libvtk6-java libvtk6-qt-dev</text:p>
      <text:p text:style-name="P1"><text:s text:c="2"/>libvtk6.2 libvtk6.2-qt libwayland-bin libwayland-dev libwebp-dev</text:p>
      <text:p text:style-name="P1"><text:s text:c="2"/>libwxbase3.0-0v5 libwxgtk3.0-0v5 libx11-dev libx11-doc libx11-xcb-dev</text:p>
      <text:p text:style-name="P1"><text:s text:c="2"/>libxau-dev libxcb-dri2-0-dev libxcb-dri3-dev libxcb-glx0-dev</text:p>
      <text:p text:style-name="P1"><text:s text:c="2"/>libxcb-present-dev libxcb-randr0-dev libxcb-render0-dev libxcb-shape0-dev</text:p>
      <text:p text:style-name="P1"><text:s text:c="2"/>libxcb-shm0-dev libxcb-sync-dev libxcb-xfixes0-dev libxcb1-dev</text:p>
      <text:p text:style-name="P1"><text:s text:c="2"/>libxcomposite-dev libxcursor-dev libxdamage-dev libxdmcp-dev libxerces-c-dev</text:p>
      <text:p text:style-name="P1"><text:s text:c="2"/>libxerces-c3.1 libxext-dev libxfixes-dev libxft-dev libxi-dev</text:p>
      <text:p text:style-name="P1"><text:s text:c="2"/>libxinerama-dev libxkbcommon-dev libxml2-dev libxml2-utils libxmu-dev</text:p>
      <text:p text:style-name="P1"><text:s text:c="2"/>libxmu-headers libxrandr-dev libxrender-dev libxshmfence-dev libxss-dev</text:p>
      <text:p text:style-name="P1"><text:s text:c="2"/>libxt-dev libxxf86vm-dev libyaml-cpp-dev libyaml-cpp0.5v5 libzzip-0-13</text:p>
      <text:p text:style-name="P1"><text:s text:c="2"/>mesa-common-dev mpi-default-bin mpi-default-dev mysql-common</text:p>
      <text:p text:style-name="P1"><text:s text:c="2"/>ocl-icd-libopencl1 odbcinst odbcinst1debian2 openmpi-bin openmpi-common</text:p>
      <text:p text:style-name="P1"><text:s text:c="2"/>openni-utils po-debconf proj-bin proj-data pyqt5-dev python-attr</text:p>
      <text:p text:style-name="P1"><text:s text:c="2"/>python-autobahn python-cairo python-catkin-pkg python-catkin-pkg-modules</text:p>
      <text:p text:style-name="P1"><text:s text:c="2"/>python-cffi-backend python-chardet python-concurrent.futures python-crypto</text:p>
      <text:p text:style-name="P1"><text:s text:c="2"/>python-cryptography python-cycler python-dateutil python-defusedxml</text:p>
      <text:p text:style-name="P1"><text:s text:c="2"/>python-dev python-docutils python-ecdsa python-empy python-enum34</text:p>
      <text:p text:style-name="P1"><text:s text:c="2"/>python-glade2 python-gobject-2 python-gtk2 python-idna python-imaging</text:p>
      <text:p text:style-name="P1"><text:s text:c="2"/>python-ipaddress python-lz4 python-matplotlib python-matplotlib-data</text:p>
      <text:p text:style-name="P1"><text:s text:c="2"/>python-mpi4py python-msgpack python-netifaces python-nose python-numpy</text:p>
      <text:p text:style-name="P1"><text:s text:c="2"/>python-opengl python-openssl python-pam python-paramiko python-pil</text:p>
      <text:p text:style-name="P1"><text:s text:c="2"/>python-pkg-resources python-psutil python-pyasn1 python-pyasn1-modules</text:p>
      <text:p text:style-name="P1"><text:s text:c="2"/>python-pydot python-pygments python-pyparsing python-pyqt5</text:p>
      <text:p text:style-name="P1"><text:s text:c="2"/>python-pyqt5.qtopengl python-pyqt5.qtsvg python-pyqt5.qtwebkit</text:p>
      <text:p text:style-name="P1"><text:s text:c="2"/>python-pyside2 python-pyside2.qtconcurrent python-pyside2.qtcore</text:p>
      <text:p text:style-name="P1"><text:soft-page-break/><text:s text:c="2"/>python-pyside2.qtgui python-pyside2.qthelp python-pyside2.qtnetwork</text:p>
      <text:p text:style-name="P1"><text:s text:c="2"/>python-pyside2.qtprintsupport python-pyside2.qtqml python-pyside2.qtquick</text:p>
      <text:p text:style-name="P1"><text:s text:c="2"/>python-pyside2.qtquickwidgets python-pyside2.qtscript python-pyside2.qtsql</text:p>
      <text:p text:style-name="P1"><text:s text:c="2"/>python-pyside2.qtsvg python-pyside2.qttest python-pyside2.qtuitools</text:p>
      <text:p text:style-name="P1"><text:s text:c="2"/>python-pyside2.qtwebkit python-pyside2.qtwebkitwidgets</text:p>
      <text:p text:style-name="P1"><text:s text:c="2"/>python-pyside2.qtwidgets python-pyside2.qtx11extras python-pyside2.qtxml</text:p>
      <text:p text:style-name="P1"><text:s text:c="2"/>python-roman python-rosdep python-rosdep-modules python-rosdistro</text:p>
      <text:p text:style-name="P1"><text:s text:c="2"/>python-rosdistro-modules python-rospkg python-rospkg-modules python-serial</text:p>
      <text:p text:style-name="P1"><text:s text:c="2"/>python-service-identity python-setuptools python-sip python-sip-dev</text:p>
      <text:p text:style-name="P1"><text:s text:c="2"/>python-six python-snappy python-tk python-trollius python-twisted</text:p>
      <text:p text:style-name="P1"><text:s text:c="2"/>python-twisted-bin python-twisted-core python-txaio python-tz python-vtk6</text:p>
      <text:p text:style-name="P1"><text:s text:c="2"/>python-wxgtk3.0 python-wxtools python-wxversion python-yaml</text:p>
      <text:p text:style-name="P1"><text:s text:c="2"/>python-zope.interface python2.7-dev qt4-linguist-tools qt4-qmake qt5-qmake</text:p>
      <text:p text:style-name="P1"><text:s text:c="2"/>qtbase5-dev qtbase5-dev-tools qtbase5-private-dev qtdeclarative5-dev</text:p>
      <text:p text:style-name="P1"><text:s text:c="2"/>qtdeclarative5-private-dev qtmultimedia5-dev qtscript5-dev</text:p>
      <text:p text:style-name="P1"><text:s text:c="2"/>qtscript5-private-dev qttools5-dev qttools5-dev-tools qttools5-private-dev</text:p>
      <text:p text:style-name="P1"><text:s text:c="2"/>rake ros-kinetic-actionlib ros-kinetic-actionlib-msgs</text:p>
      <text:p text:style-name="P1"><text:s text:c="2"/>ros-kinetic-actionlib-tutorials ros-kinetic-angles ros-kinetic-bond</text:p>
      <text:p text:style-name="P1"><text:s text:c="2"/>ros-kinetic-bond-core ros-kinetic-bondcpp ros-kinetic-bondpy</text:p>
      <text:p text:style-name="P1"><text:s text:c="2"/>ros-kinetic-camera-calibration ros-kinetic-camera-calibration-parsers</text:p>
      <text:p text:style-name="P1"><text:s text:c="2"/>ros-kinetic-camera-info-manager ros-kinetic-catkin ros-kinetic-class-loader</text:p>
      <text:p text:style-name="P1"><text:s text:c="2"/>ros-kinetic-cmake-modules ros-kinetic-collada-parser</text:p>
      <text:p text:style-name="P1"><text:s text:c="2"/>ros-kinetic-collada-urdf ros-kinetic-common-msgs</text:p>
      <text:p text:style-name="P1"><text:s text:c="2"/>ros-kinetic-common-tutorials ros-kinetic-compressed-depth-image-transport</text:p>
      <text:p text:style-name="P1"><text:s text:c="2"/>ros-kinetic-compressed-image-transport ros-kinetic-control-msgs</text:p>
      <text:p text:style-name="P1"><text:s text:c="2"/>ros-kinetic-cpp-common ros-kinetic-cv-bridge ros-kinetic-depth-image-proc</text:p>
      <text:p text:style-name="P1"><text:s text:c="2"/>ros-kinetic-desktop ros-kinetic-desktop-full</text:p>
      <text:p text:style-name="P1"><text:s text:c="2"/>ros-kinetic-diagnostic-aggregator ros-kinetic-diagnostic-analysis</text:p>
      <text:p text:style-name="P1"><text:s text:c="2"/>ros-kinetic-diagnostic-common-diagnostics ros-kinetic-diagnostic-msgs</text:p>
      <text:p text:style-name="P1"><text:s text:c="2"/>ros-kinetic-diagnostic-updater ros-kinetic-diagnostics</text:p>
      <text:p text:style-name="P1"><text:s text:c="2"/>ros-kinetic-dynamic-reconfigure ros-kinetic-eigen-conversions</text:p>
      <text:p text:style-name="P1"><text:s text:c="2"/>ros-kinetic-eigen-stl-containers ros-kinetic-executive-smach</text:p>
      <text:p text:style-name="P1"><text:s text:c="2"/>ros-kinetic-filters ros-kinetic-gazebo-dev ros-kinetic-gazebo-msgs</text:p>
      <text:p text:style-name="P1"><text:s text:c="2"/>ros-kinetic-gazebo-plugins ros-kinetic-gazebo-ros</text:p>
      <text:p text:style-name="P1"><text:s text:c="2"/>ros-kinetic-gazebo-ros-pkgs ros-kinetic-gencpp ros-kinetic-geneus</text:p>
      <text:p text:style-name="P1"><text:s text:c="2"/>ros-kinetic-genlisp ros-kinetic-genmsg ros-kinetic-gennodejs</text:p>
      <text:p text:style-name="P1"><text:s text:c="2"/>ros-kinetic-genpy ros-kinetic-geometric-shapes ros-kinetic-geometry</text:p>
      <text:p text:style-name="P1"><text:s text:c="2"/>ros-kinetic-geometry-msgs ros-kinetic-geometry-tutorials</text:p>
      <text:p text:style-name="P1"><text:s text:c="2"/>ros-kinetic-gl-dependency ros-kinetic-image-common</text:p>
      <text:p text:style-name="P1"><text:s text:c="2"/>ros-kinetic-image-geometry ros-kinetic-image-pipeline ros-kinetic-image-proc</text:p>
      <text:p text:style-name="P1"><text:s text:c="2"/>ros-kinetic-image-publisher ros-kinetic-image-rotate</text:p>
      <text:p text:style-name="P1"><text:s text:c="2"/>ros-kinetic-image-transport ros-kinetic-image-transport-plugins</text:p>
      <text:p text:style-name="P1"><text:s text:c="2"/>ros-kinetic-image-view ros-kinetic-interactive-marker-tutorials</text:p>
      <text:p text:style-name="P1"><text:s text:c="2"/>ros-kinetic-interactive-markers ros-kinetic-joint-state-publisher</text:p>
      <text:p text:style-name="P1"><text:s text:c="2"/>ros-kinetic-kdl-conversions ros-kinetic-kdl-parser</text:p>
      <text:p text:style-name="P1"><text:s text:c="2"/>ros-kinetic-laser-assembler ros-kinetic-laser-filters</text:p>
      <text:p text:style-name="P1"><text:soft-page-break/><text:s text:c="2"/>ros-kinetic-laser-geometry ros-kinetic-laser-pipeline</text:p>
      <text:p text:style-name="P1"><text:s text:c="2"/>ros-kinetic-librviz-tutorial ros-kinetic-map-msgs ros-kinetic-media-export</text:p>
      <text:p text:style-name="P1"><text:s text:c="2"/>ros-kinetic-message-filters ros-kinetic-message-generation</text:p>
      <text:p text:style-name="P1"><text:s text:c="2"/>ros-kinetic-message-runtime ros-kinetic-mk ros-kinetic-nav-msgs</text:p>
      <text:p text:style-name="P1"><text:s text:c="2"/>ros-kinetic-nodelet ros-kinetic-nodelet-core ros-kinetic-nodelet-topic-tools</text:p>
      <text:p text:style-name="P1"><text:s text:c="2"/>ros-kinetic-nodelet-tutorial-math ros-kinetic-octomap ros-kinetic-opencv3</text:p>
      <text:p text:style-name="P1"><text:s text:c="2"/>ros-kinetic-orocos-kdl ros-kinetic-pcl-conversions ros-kinetic-pcl-msgs</text:p>
      <text:p text:style-name="P1"><text:s text:c="2"/>ros-kinetic-pcl-ros ros-kinetic-perception ros-kinetic-perception-pcl</text:p>
      <text:p text:style-name="P1"><text:s text:c="2"/>ros-kinetic-pluginlib ros-kinetic-pluginlib-tutorials</text:p>
      <text:p text:style-name="P1"><text:s text:c="2"/>ros-kinetic-polled-camera ros-kinetic-python-orocos-kdl</text:p>
      <text:p text:style-name="P1"><text:s text:c="2"/>ros-kinetic-python-qt-binding ros-kinetic-qt-dotgraph ros-kinetic-qt-gui</text:p>
      <text:p text:style-name="P1"><text:s text:c="2"/>ros-kinetic-qt-gui-cpp ros-kinetic-qt-gui-py-common</text:p>
      <text:p text:style-name="P1"><text:s text:c="2"/>ros-kinetic-qwt-dependency ros-kinetic-random-numbers</text:p>
      <text:p text:style-name="P1"><text:s text:c="2"/>ros-kinetic-resource-retriever ros-kinetic-robot ros-kinetic-robot-model</text:p>
      <text:p text:style-name="P1"><text:s text:c="2"/>ros-kinetic-robot-state-publisher ros-kinetic-ros ros-kinetic-ros-base</text:p>
      <text:p text:style-name="P1"><text:s text:c="2"/>ros-kinetic-ros-comm ros-kinetic-ros-core ros-kinetic-ros-environment</text:p>
      <text:p text:style-name="P1"><text:s text:c="2"/>ros-kinetic-ros-tutorials ros-kinetic-rosbag</text:p>
      <text:p text:style-name="P1"><text:s text:c="2"/>ros-kinetic-rosbag-migration-rule ros-kinetic-rosbag-storage</text:p>
      <text:p text:style-name="P1"><text:s text:c="2"/>ros-kinetic-rosbash ros-kinetic-rosboost-cfg ros-kinetic-rosbuild</text:p>
      <text:p text:style-name="P1"><text:s text:c="2"/>ros-kinetic-rosclean ros-kinetic-rosconsole ros-kinetic-rosconsole-bridge</text:p>
      <text:p text:style-name="P1"><text:s text:c="2"/>ros-kinetic-roscpp ros-kinetic-roscpp-core ros-kinetic-roscpp-serialization</text:p>
      <text:p text:style-name="P1"><text:s text:c="2"/>ros-kinetic-roscpp-traits ros-kinetic-roscpp-tutorials ros-kinetic-roscreate</text:p>
      <text:p text:style-name="P1"><text:s text:c="2"/>ros-kinetic-rosgraph ros-kinetic-rosgraph-msgs ros-kinetic-roslang</text:p>
      <text:p text:style-name="P1"><text:s text:c="2"/>ros-kinetic-roslaunch ros-kinetic-roslib ros-kinetic-roslint</text:p>
      <text:p text:style-name="P1"><text:s text:c="2"/>ros-kinetic-roslisp ros-kinetic-roslz4 ros-kinetic-rosmake</text:p>
      <text:p text:style-name="P1"><text:s text:c="2"/>ros-kinetic-rosmaster ros-kinetic-rosmsg ros-kinetic-rosnode</text:p>
      <text:p text:style-name="P1"><text:s text:c="2"/>ros-kinetic-rosout ros-kinetic-rospack ros-kinetic-rosparam</text:p>
      <text:p text:style-name="P1"><text:s text:c="2"/>ros-kinetic-rospy ros-kinetic-rospy-tutorials ros-kinetic-rosservice</text:p>
      <text:p text:style-name="P1"><text:s text:c="2"/>ros-kinetic-rostest ros-kinetic-rostime ros-kinetic-rostopic</text:p>
      <text:p text:style-name="P1"><text:s text:c="2"/>ros-kinetic-rosunit ros-kinetic-roswtf ros-kinetic-rqt-action</text:p>
      <text:p text:style-name="P1"><text:s text:c="2"/>ros-kinetic-rqt-bag ros-kinetic-rqt-bag-plugins</text:p>
      <text:p text:style-name="P1"><text:s text:c="2"/>ros-kinetic-rqt-common-plugins ros-kinetic-rqt-console ros-kinetic-rqt-dep</text:p>
      <text:p text:style-name="P1"><text:s text:c="2"/>ros-kinetic-rqt-graph ros-kinetic-rqt-gui ros-kinetic-rqt-gui-cpp</text:p>
      <text:p text:style-name="P1"><text:s text:c="2"/>ros-kinetic-rqt-gui-py ros-kinetic-rqt-image-view ros-kinetic-rqt-launch</text:p>
      <text:p text:style-name="P1"><text:s text:c="2"/>ros-kinetic-rqt-logger-level ros-kinetic-rqt-moveit ros-kinetic-rqt-msg</text:p>
      <text:p text:style-name="P1"><text:s text:c="2"/>ros-kinetic-rqt-nav-view ros-kinetic-rqt-plot ros-kinetic-rqt-pose-view</text:p>
      <text:p text:style-name="P1"><text:s text:c="2"/>ros-kinetic-rqt-publisher ros-kinetic-rqt-py-common</text:p>
      <text:p text:style-name="P1"><text:s text:c="2"/>ros-kinetic-rqt-py-console ros-kinetic-rqt-reconfigure</text:p>
      <text:p text:style-name="P1"><text:s text:c="2"/>ros-kinetic-rqt-robot-dashboard ros-kinetic-rqt-robot-monitor</text:p>
      <text:p text:style-name="P1"><text:s text:c="2"/>ros-kinetic-rqt-robot-plugins ros-kinetic-rqt-robot-steering</text:p>
      <text:p text:style-name="P1"><text:s text:c="2"/>ros-kinetic-rqt-runtime-monitor ros-kinetic-rqt-rviz</text:p>
      <text:p text:style-name="P1"><text:s text:c="2"/>ros-kinetic-rqt-service-caller ros-kinetic-rqt-shell ros-kinetic-rqt-srv</text:p>
      <text:p text:style-name="P1"><text:s text:c="2"/>ros-kinetic-rqt-tf-tree ros-kinetic-rqt-top ros-kinetic-rqt-topic</text:p>
      <text:p text:style-name="P1"><text:s text:c="2"/>ros-kinetic-rqt-web ros-kinetic-rviz ros-kinetic-rviz-plugin-tutorials</text:p>
      <text:p text:style-name="P1"><text:s text:c="2"/>ros-kinetic-rviz-python-tutorial ros-kinetic-self-test</text:p>
      <text:p text:style-name="P1"><text:s text:c="2"/>ros-kinetic-sensor-msgs ros-kinetic-shape-msgs ros-kinetic-simulators</text:p>
      <text:p text:style-name="P1"><text:soft-page-break/><text:s text:c="2"/>ros-kinetic-smach ros-kinetic-smach-msgs ros-kinetic-smach-ros</text:p>
      <text:p text:style-name="P1"><text:s text:c="2"/>ros-kinetic-smclib ros-kinetic-stage ros-kinetic-stage-ros</text:p>
      <text:p text:style-name="P1"><text:s text:c="2"/>ros-kinetic-std-msgs ros-kinetic-std-srvs ros-kinetic-stereo-image-proc</text:p>
      <text:p text:style-name="P1"><text:s text:c="2"/>ros-kinetic-stereo-msgs ros-kinetic-tf ros-kinetic-tf-conversions</text:p>
      <text:p text:style-name="P1"><text:s text:c="2"/>ros-kinetic-tf2 ros-kinetic-tf2-eigen ros-kinetic-tf2-geometry-msgs</text:p>
      <text:p text:style-name="P1"><text:s text:c="2"/>ros-kinetic-tf2-kdl ros-kinetic-tf2-msgs ros-kinetic-tf2-py</text:p>
      <text:p text:style-name="P1"><text:s text:c="2"/>ros-kinetic-tf2-ros ros-kinetic-theora-image-transport</text:p>
      <text:p text:style-name="P1"><text:s text:c="2"/>ros-kinetic-topic-tools ros-kinetic-trajectory-msgs</text:p>
      <text:p text:style-name="P1"><text:s text:c="2"/>ros-kinetic-turtle-actionlib ros-kinetic-turtle-tf ros-kinetic-turtle-tf2</text:p>
      <text:p text:style-name="P1"><text:s text:c="2"/>ros-kinetic-turtlesim ros-kinetic-urdf ros-kinetic-urdf-parser-plugin</text:p>
      <text:p text:style-name="P1"><text:s text:c="2"/>ros-kinetic-urdf-tutorial ros-kinetic-vision-opencv</text:p>
      <text:p text:style-name="P1"><text:s text:c="2"/>ros-kinetic-visualization-marker-tutorials ros-kinetic-visualization-msgs</text:p>
      <text:p text:style-name="P1"><text:s text:c="2"/>ros-kinetic-visualization-tutorials ros-kinetic-viz</text:p>
      <text:p text:style-name="P1"><text:s text:c="2"/>ros-kinetic-webkit-dependency ros-kinetic-xacro ros-kinetic-xmlrpcpp ruby</text:p>
      <text:p text:style-name="P1"><text:s text:c="2"/>ruby-did-you-mean ruby-minitest ruby-net-telnet ruby-power-assert</text:p>
      <text:p text:style-name="P1"><text:s text:c="2"/>ruby-test-unit ruby2.3 rubygems-integration sbcl sdformat-sdf shiboken2</text:p>
      <text:p text:style-name="P1"><text:s text:c="2"/>sip-dev tango-icon-theme tcl-dev tcl-vtk6 tcl8.6-dev tk-dev tk8.6-blt2.5</text:p>
      <text:p text:style-name="P1"><text:s text:c="2"/>tk8.6-dev ttf-bitstream-vera ttf-dejavu-core ttf-liberation unixodbc</text:p>
      <text:p text:style-name="P1"><text:s text:c="2"/>unixodbc-dev uuid-dev vtk6 x11proto-composite-dev x11proto-core-dev</text:p>
      <text:p text:style-name="P1"><text:s text:c="2"/>x11proto-damage-dev x11proto-dri2-dev x11proto-fixes-dev x11proto-gl-dev</text:p>
      <text:p text:style-name="P1"><text:s text:c="2"/>x11proto-input-dev x11proto-kb-dev x11proto-randr-dev x11proto-render-dev</text:p>
      <text:p text:style-name="P1"><text:s text:c="2"/>x11proto-scrnsaver-dev x11proto-xext-dev x11proto-xf86vidmode-dev</text:p>
      <text:p text:style-name="P1"><text:s text:c="2"/>x11proto-xinerama-dev xorg-sgml-doctools xtrans-dev zlib1g-dev</text:p>
      <text:p text:style-name="P1">0개 업그레이드, 837개 새로 설치, 0개 제거 및 3개 업그레이드 안 함.</text:p>
      <text:p text:style-name="P1">483 M바이트 아카이브를 받아야 합니다.</text:p>
      <text:p text:style-name="P1">이 작업 후 2,453 M바이트의 디스크 공간을 더 사용하게 됩니다.</text:p>
      <text:p text:style-name="P1">계속 하시겠습니까? [Y/n] y</text:p>
      <text:p text:style-name="P1">받기:1 http://kr.archive.ubuntu.com/ubuntu xenial-updates/main amd64 cmake-data all 3.5.1-1ubuntu3 [1,121 kB]</text:p>
      <text:p text:style-name="P1">받기:2 http://packages.ros.org/ros/ubuntu xenial/main amd64 libshiboken-py3-2.0 amd64 2.0.0.dev0-0~201604191548~rev1610~pkg23~ubuntu16.04.1 [70.2 kB]</text:p>
      <text:p text:style-name="P1">받기:3 http://kr.archive.ubuntu.com/ubuntu xenial/main amd64 libjsoncpp1 amd64 1.7.2-1 [73.0 kB]</text:p>
      <text:p text:style-name="P1">받기:4 http://packages.ros.org/ros/ubuntu xenial/main amd64 libpyside-py3-2.0 amd64 2.0.0+dev-0~201604151742~rev1858~pkg38~ubuntu16.04.1 [79.0 kB]</text:p>
      <text:p text:style-name="P1">받기:5 http://packages.ros.org/ros/ubuntu xenial/main amd64 libshiboken2.0 amd64 2.0.0.dev0-0~201604191548~rev1610~pkg23~ubuntu16.04.1 [70.7 kB]</text:p>
      <text:p text:style-name="P1">받기:6 http://packages.ros.org/ros/ubuntu xenial/main amd64 libpyside2.0 amd64 2.0.0+dev-0~201604151742~rev1858~pkg38~ubuntu16.04.1 [79.1 kB]</text:p>
      <text:p text:style-name="P1">받기:7 http://kr.archive.ubuntu.com/ubuntu xenial-updates/main amd64 cmake amd64 3.5.1-1ubuntu3 [2,623 kB]</text:p>
      <text:p text:style-name="P1">받기:8 http://packages.ros.org/ros/ubuntu xenial/main amd64 libpyside2-dev amd64 2.0.0+dev-0~201604151742~rev1858~pkg38~ubuntu16.04.1 [110 kB]</text:p>
      <text:p text:style-name="P1">받기:9 http://packages.ros.org/ros/ubuntu xenial/main amd64 libshiboken2-dev amd64 2.0.0.dev0-0~201604191548~rev1610~pkg23~ubuntu16.04.1 [30.8 kB]</text:p>
      <text:p text:style-name="P1">받기:10 http://packages.ros.org/ros/ubuntu xenial/main amd64 libvtk6.2 amd64 6.2.0+dfsg1-10build1+debian11.1+osrf1 [32.3 MB]</text:p>
      <text:p text:style-name="P1">받기:11 http://kr.archive.ubuntu.com/ubuntu xenial/main amd64 fonts-lato all 2.0-1 [2,693 kB]</text:p>
      <text:p text:style-name="P1"><text:soft-page-break/>받기:12 http://kr.archive.ubuntu.com/ubuntu xenial/universe amd64 freeglut3 amd64 2.8.1-2 [73.4 kB]</text:p>
      <text:p text:style-name="P1">받기:13 http://kr.archive.ubuntu.com/ubuntu xenial/universe amd64 libflann1.8 amd64 1.8.4-4.1 [630 kB]</text:p>
      <text:p text:style-name="P1">받기:14 http://kr.archive.ubuntu.com/ubuntu xenial/main amd64 libglade2-0 amd64 1:2.6.4-2 [44.6 kB]</text:p>
      <text:p text:style-name="P1">받기:15 http://kr.archive.ubuntu.com/ubuntu xenial/universe amd64 libgts-0.7-5 amd64 0.7.6+darcs121130-1.2 [149 kB]</text:p>
      <text:p text:style-name="P1">받기:16 http://kr.archive.ubuntu.com/ubuntu xenial/universe amd64 libopenni0 amd64 1.5.4.0-14 [278 kB]</text:p>
      <text:p text:style-name="P1">받기:17 http://kr.archive.ubuntu.com/ubuntu xenial/main amd64 libpcrecpp0v5 amd64 2:8.38-3.1 [15.2 kB]</text:p>
      <text:p text:style-name="P1">받기:18 http://kr.archive.ubuntu.com/ubuntu xenial/universe amd64 libqt5script5 amd64 5.5.1+dfsg-2build1 [707 kB]</text:p>
      <text:p text:style-name="P1">받기:19 http://kr.archive.ubuntu.com/ubuntu xenial/universe amd64 libqt5scripttools5 amd64 5.5.1+dfsg-2build1 [199 kB]</text:p>
      <text:p text:style-name="P1">받기:20 http://kr.archive.ubuntu.com/ubuntu xenial/main amd64 libqt5svg5-dev amd64 5.5.1-2build1 [9,724 B]</text:p>
      <text:p text:style-name="P1">받기:21 http://kr.archive.ubuntu.com/ubuntu xenial/main amd64 xorg-sgml-doctools all 1:1.11-1 [12.9 kB]</text:p>
      <text:p text:style-name="P1">받기:22 http://kr.archive.ubuntu.com/ubuntu xenial-updates/main amd64 x11proto-core-dev all 7.0.31-1~ubuntu16.04.2 [254 kB]</text:p>
      <text:p text:style-name="P1">받기:23 http://kr.archive.ubuntu.com/ubuntu xenial/main amd64 libxau-dev amd64 1:1.0.8-1 [11.1 kB]</text:p>
      <text:p text:style-name="P1">받기:24 http://kr.archive.ubuntu.com/ubuntu xenial/main amd64 libxdmcp-dev amd64 1:1.1.2-1.1 [25.1 kB]</text:p>
      <text:p text:style-name="P1">받기:25 http://kr.archive.ubuntu.com/ubuntu xenial/main amd64 x11proto-input-dev all 2.3.1-1 [118 kB]</text:p>
      <text:p text:style-name="P1">받기:26 http://kr.archive.ubuntu.com/ubuntu xenial/main amd64 x11proto-kb-dev all 1.0.7-0ubuntu1 [224 kB]</text:p>
      <text:p text:style-name="P1">받기:27 http://kr.archive.ubuntu.com/ubuntu xenial/main amd64 xtrans-dev all 1.3.5-1 [70.5 kB]</text:p>
      <text:p text:style-name="P1">받기:28 http://kr.archive.ubuntu.com/ubuntu xenial/main amd64 libpthread-stubs0-dev amd64 0.3-4 [4,068 B]</text:p>
      <text:p text:style-name="P1">받기:29 http://kr.archive.ubuntu.com/ubuntu xenial/main amd64 libxcb1-dev amd64 1.11.1-1ubuntu1 [74.2 kB]</text:p>
      <text:p text:style-name="P1">받기:30 http://kr.archive.ubuntu.com/ubuntu xenial-updates/main amd64 libx11-dev amd64 2:1.6.3-1ubuntu2.2 [639 kB]</text:p>
      <text:p text:style-name="P1">받기:31 http://kr.archive.ubuntu.com/ubuntu xenial-updates/main amd64 libdrm-dev amd64 2.4.91-2~16.04.1 [232 kB]</text:p>
      <text:p text:style-name="P1">받기:32 http://kr.archive.ubuntu.com/ubuntu xenial-updates/main amd64 mesa-common-dev amd64 18.0.5-0ubuntu0~16.04.1 [543 kB]</text:p>
      <text:p text:style-name="P1">받기:33 http://kr.archive.ubuntu.com/ubuntu xenial-updates/main amd64 libx11-xcb-dev amd64 2:1.6.3-1ubuntu2.2 [9,684 B]</text:p>
      <text:p text:style-name="P1">받기:34 http://kr.archive.ubuntu.com/ubuntu xenial/main amd64 libxcb-dri3-dev amd64 1.11.1-1ubuntu1 [5,752 B]</text:p>
      <text:p text:style-name="P1">받기:35 http://kr.archive.ubuntu.com/ubuntu xenial/main amd64 libxcb-render0-dev amd64 1.11.1-1ubuntu1 [15.3 kB]</text:p>
      <text:p text:style-name="P1"><text:soft-page-break/>받기:36 http://kr.archive.ubuntu.com/ubuntu xenial/main amd64 libxcb-randr0-dev amd64 1.11.1-1ubuntu1 [18.2 kB]</text:p>
      <text:p text:style-name="P1">받기:37 http://kr.archive.ubuntu.com/ubuntu xenial/main amd64 libxcb-shape0-dev amd64 1.11.1-1ubuntu1 [6,900 B]</text:p>
      <text:p text:style-name="P1">받기:38 http://kr.archive.ubuntu.com/ubuntu xenial/main amd64 libxcb-xfixes0-dev amd64 1.11.1-1ubuntu1 [11.2 kB]</text:p>
      <text:p text:style-name="P1">받기:39 http://kr.archive.ubuntu.com/ubuntu xenial/main amd64 libxcb-sync-dev amd64 1.11.1-1ubuntu1 [10.1 kB]</text:p>
      <text:p text:style-name="P1">받기:40 http://kr.archive.ubuntu.com/ubuntu xenial/main amd64 libxcb-present-dev amd64 1.11.1-1ubuntu1 [6,618 B]</text:p>
      <text:p text:style-name="P1">받기:41 http://kr.archive.ubuntu.com/ubuntu xenial/main amd64 libxshmfence-dev amd64 1.2-1 [3,676 B]</text:p>
      <text:p text:style-name="P1">받기:42 http://kr.archive.ubuntu.com/ubuntu xenial/main amd64 libxcb-dri2-0-dev amd64 1.11.1-1ubuntu1 [8,384 B]</text:p>
      <text:p text:style-name="P1">받기:43 http://kr.archive.ubuntu.com/ubuntu xenial/main amd64 libxcb-glx0-dev amd64 1.11.1-1ubuntu1 [26.9 kB]</text:p>
      <text:p text:style-name="P1">받기:44 http://kr.archive.ubuntu.com/ubuntu xenial/main amd64 x11proto-xext-dev all 7.3.0-1 [212 kB]</text:p>
      <text:p text:style-name="P1">받기:45 http://kr.archive.ubuntu.com/ubuntu xenial/main amd64 x11proto-fixes-dev all 1:5.0-2ubuntu2 [14.2 kB]</text:p>
      <text:p text:style-name="P1">받기:46 http://kr.archive.ubuntu.com/ubuntu xenial/main amd64 libxfixes-dev amd64 1:5.0.1-2 [10.9 kB]</text:p>
      <text:p text:style-name="P1">받기:47 http://kr.archive.ubuntu.com/ubuntu xenial/main amd64 x11proto-damage-dev all 1:1.2.1-2 [8,286 B]</text:p>
      <text:p text:style-name="P1">받기:48 http://kr.archive.ubuntu.com/ubuntu xenial/main amd64 libxdamage-dev amd64 1:1.1.4-2 [5,028 B]</text:p>
      <text:p text:style-name="P1">받기:49 http://kr.archive.ubuntu.com/ubuntu xenial/main amd64 libxext-dev amd64 2:1.3.3-1 [82.1 kB]</text:p>
      <text:p text:style-name="P1">받기:50 http://kr.archive.ubuntu.com/ubuntu xenial/main amd64 x11proto-xf86vidmode-dev all 2.3.1-2 [6,116 B]</text:p>
      <text:p text:style-name="P1">받기:51 http://kr.archive.ubuntu.com/ubuntu xenial/main amd64 libxxf86vm-dev amd64 1:1.1.4-1 [13.3 kB]</text:p>
      <text:p text:style-name="P1">받기:52 http://kr.archive.ubuntu.com/ubuntu xenial/main amd64 x11proto-dri2-dev all 2.8-2 [12.6 kB]</text:p>
      <text:p text:style-name="P1">받기:53 http://kr.archive.ubuntu.com/ubuntu xenial/main amd64 x11proto-gl-dev all 1.4.17-1 [17.9 kB]</text:p>
      <text:p text:style-name="P1">받기:54 http://kr.archive.ubuntu.com/ubuntu xenial-updates/main amd64 libgl1-mesa-dev amd64 18.0.5-0ubuntu0~16.04.1 [4,456 B]</text:p>
      <text:p text:style-name="P1">받기:55 http://kr.archive.ubuntu.com/ubuntu xenial-updates/main amd64 libgles2-mesa amd64 18.0.5-0ubuntu0~16.04.1 [13.4 kB]</text:p>
      <text:p text:style-name="P1">받기:56 http://kr.archive.ubuntu.com/ubuntu xenial-updates/main amd64 libwayland-bin amd64 1.12.0-1~ubuntu16.04.3 [18.4 kB]</text:p>
      <text:p text:style-name="P1">받기:57 http://kr.archive.ubuntu.com/ubuntu xenial-updates/main amd64 libwayland-dev amd64 1.12.0-1~ubuntu16.04.3 [92.4 kB]</text:p>
      <text:p text:style-name="P1">받기:58 http://kr.archive.ubuntu.com/ubuntu xenial-updates/main amd64 libmircore-dev amd64 0.26.3+16.04.20170605-0ubuntu1.1 [23.7 kB]</text:p>
      <text:p text:style-name="P1">받기:59 http://kr.archive.ubuntu.com/ubuntu xenial-updates/main amd64 zlib1g-dev amd64 1:1.2.8.dfsg-2ubuntu4.3 [167 kB]</text:p>
      <text:p text:style-name="P1"><text:soft-page-break/>받기:60 http://kr.archive.ubuntu.com/ubuntu xenial/main amd64 libprotobuf-dev amd64 2.6.1-1.3 [473 kB]</text:p>
      <text:p text:style-name="P1">받기:61 http://kr.archive.ubuntu.com/ubuntu xenial-updates/main amd64 libxkbcommon-dev amd64 0.5.0-1ubuntu2.1 [231 kB]</text:p>
      <text:p text:style-name="P1">받기:62 http://kr.archive.ubuntu.com/ubuntu xenial-updates/main amd64 libmircommon-dev amd64 0.26.3+16.04.20170605-0ubuntu1.1 [14.9 kB]</text:p>
      <text:p text:style-name="P1">받기:63 http://kr.archive.ubuntu.com/ubuntu xenial-updates/main amd64 libmircookie2 amd64 0.26.3+16.04.20170605-0ubuntu1.1 [22.5 kB]</text:p>
      <text:p text:style-name="P1">받기:64 http://kr.archive.ubuntu.com/ubuntu xenial-updates/main amd64 libmircookie-dev amd64 0.26.3+16.04.20170605-0ubuntu1.1 [5,152 B]</text:p>
      <text:p text:style-name="P1">받기:65 http://kr.archive.ubuntu.com/ubuntu xenial-updates/main amd64 libmirclient-dev amd64 0.26.3+16.04.20170605-0ubuntu1.1 [42.6 kB]</text:p>
      <text:p text:style-name="P1">받기:66 http://kr.archive.ubuntu.com/ubuntu xenial-updates/main amd64 libegl1-mesa-dev amd64 18.0.5-0ubuntu0~16.04.1 [19.9 kB]</text:p>
      <text:p text:style-name="P1">받기:67 http://kr.archive.ubuntu.com/ubuntu xenial-updates/main amd64 libgles2-mesa-dev amd64 18.0.5-0ubuntu0~16.04.1 [40.6 kB]</text:p>
      <text:p text:style-name="P1">받기:68 http://kr.archive.ubuntu.com/ubuntu xenial/main amd64 libglu1-mesa-dev amd64 9.0.0-2.1 [202 kB]</text:p>
      <text:p text:style-name="P1">받기:69 http://kr.archive.ubuntu.com/ubuntu xenial-updates/main amd64 libqt5concurrent5 amd64 5.5.1+dfsg-16ubuntu7.7 [24.2 kB]</text:p>
      <text:p text:style-name="P1">받기:70 http://kr.archive.ubuntu.com/ubuntu xenial-updates/main amd64 qt5-qmake amd64 5.5.1+dfsg-16ubuntu7.7 [1,192 kB]</text:p>
      <text:p text:style-name="P1">받기:71 http://kr.archive.ubuntu.com/ubuntu xenial-updates/main amd64 qtbase5-dev-tools amd64 5.5.1+dfsg-16ubuntu7.7 [1,056 kB]</text:p>
      <text:p text:style-name="P1">받기:72 http://kr.archive.ubuntu.com/ubuntu xenial-updates/main amd64 qtbase5-dev amd64 5.5.1+dfsg-16ubuntu7.7 [933 kB]</text:p>
      <text:p text:style-name="P1">받기:73 http://kr.archive.ubuntu.com/ubuntu xenial/main amd64 libqt5quickparticles5 amd64 5.5.1-2ubuntu6 [163 kB]</text:p>
      <text:p text:style-name="P1">받기:74 http://kr.archive.ubuntu.com/ubuntu xenial/main amd64 libqt5quickwidgets5 amd64 5.5.1-2ubuntu6 [30.4 kB]</text:p>
      <text:p text:style-name="P1">받기:75 http://kr.archive.ubuntu.com/ubuntu xenial/main amd64 qtdeclarative5-dev amd64 5.5.1-2ubuntu6 [301 kB]</text:p>
      <text:p text:style-name="P1">받기:76 http://kr.archive.ubuntu.com/ubuntu xenial/main amd64 libqt5webkit5-dev amd64 5.5.1+dfsg-2ubuntu1 [73.7 kB]</text:p>
      <text:p text:style-name="P1">받기:77 http://kr.archive.ubuntu.com/ubuntu xenial/main amd64 libblas-common amd64 3.6.0-2ubuntu2 [5,342 B]</text:p>
      <text:p text:style-name="P1">받기:78 http://kr.archive.ubuntu.com/ubuntu xenial/main amd64 libblas3 amd64 3.6.0-2ubuntu2 [147 kB]</text:p>
      <text:p text:style-name="P1">받기:79 http://kr.archive.ubuntu.com/ubuntu xenial/universe amd64 libsuperlu4 amd64 4.3+dfsg-3 [158 kB]</text:p>
      <text:p text:style-name="P1">받기:80 http://kr.archive.ubuntu.com/ubuntu xenial-updates/main amd64 libudev-dev amd64 229-4ubuntu21.29 [150 kB]</text:p>
      <text:p text:style-name="P1">받기:81 http://kr.archive.ubuntu.com/ubuntu xenial/universe amd64 qtscript5-dev amd64 5.5.1+dfsg-2build1 [18.5 kB]</text:p>
      <text:p text:style-name="P1">받기:82 http://kr.archive.ubuntu.com/ubuntu xenial/universe amd64 qtscript5-private-dev amd64 5.5.1+dfsg-2build1 [45.1 kB]</text:p>
      <text:p text:style-name="P1">받기:83 http://kr.archive.ubuntu.com/ubuntu xenial/main amd64 autotools-dev all 20150820.1 [39.8 kB]</text:p>
      <text:p text:style-name="P1"><text:soft-page-break/>받기:84 http://kr.archive.ubuntu.com/ubuntu xenial/main amd64 binfmt-support amd64 2.1.6-1 [50.7 kB]</text:p>
      <text:p text:style-name="P1">받기:85 http://kr.archive.ubuntu.com/ubuntu xenial/main amd64 tk8.6-blt2.5 amd64 2.5.3+dfsg-3 [574 kB]</text:p>
      <text:p text:style-name="P1">받기:86 http://kr.archive.ubuntu.com/ubuntu xenial/main amd64 blt amd64 2.5.3+dfsg-3 [4,852 B]</text:p>
      <text:p text:style-name="P1">받기:87 http://kr.archive.ubuntu.com/ubuntu xenial-updates/main amd64 bzip2-doc all 1.0.6-8ubuntu0.2 [294 kB]</text:p>
      <text:p text:style-name="P1">받기:88 http://kr.archive.ubuntu.com/ubuntu xenial-updates/main amd64 curl amd64 7.47.0-1ubuntu2.16 [139 kB]</text:p>
      <text:p text:style-name="P1">받기:89 http://kr.archive.ubuntu.com/ubuntu xenial/main amd64 po-debconf all 1.0.19 [234 kB]</text:p>
      <text:p text:style-name="P1">받기:90 http://kr.archive.ubuntu.com/ubuntu xenial/main amd64 libfile-stripnondeterminism-perl all 0.015-1 [10.3 kB]</text:p>
      <text:p text:style-name="P1">받기:91 http://kr.archive.ubuntu.com/ubuntu xenial/main amd64 dh-strip-nondeterminism all 0.015-1 [4,864 B]</text:p>
      <text:p text:style-name="P1">받기:92 http://kr.archive.ubuntu.com/ubuntu xenial/main amd64 debhelper all 9.20160115ubuntu3 [739 kB]</text:p>
      <text:p text:style-name="P1">받기:93 http://kr.archive.ubuntu.com/ubuntu xenial/main amd64 docutils-common all 0.12+dfsg-1 [141 kB]</text:p>
      <text:p text:style-name="P1">받기:94 http://kr.archive.ubuntu.com/ubuntu xenial/main amd64 docutils-doc all 0.12+dfsg-1 [889 kB]</text:p>
      <text:p text:style-name="P1">받기:95 http://kr.archive.ubuntu.com/ubuntu xenial/universe amd64 fltk1.3-doc all 1.3.3-7 [8,172 kB]</text:p>
      <text:p text:style-name="P1">받기:96 http://packages.ros.org/ros/ubuntu xenial/main amd64 libvtk6.2-qt amd64 6.2.0+dfsg1-10build1+debian11.1+osrf1 [248 kB]</text:p>
      <text:p text:style-name="P1">받기:97 http://packages.ros.org/ros/ubuntu xenial/main amd64 libvtk6-java amd64 6.2.0+dfsg1-10build1+debian11.1+osrf1 [7,618 kB]</text:p>
      <text:p text:style-name="P1">받기:98 http://kr.archive.ubuntu.com/ubuntu xenial/universe amd64 libfltk1.3 amd64 1.3.3-7 [501 kB]</text:p>
      <text:p text:style-name="P1">받기:99 http://kr.archive.ubuntu.com/ubuntu xenial/universe amd64 libfltk-forms1.3 amd64 1.3.3-7 [15.2 kB]</text:p>
      <text:p text:style-name="P1">받기:100 http://kr.archive.ubuntu.com/ubuntu xenial/universe amd64 libfltk-images1.3 amd64 1.3.3-7 [27.0 kB]</text:p>
      <text:p text:style-name="P1">받기:101 http://kr.archive.ubuntu.com/ubuntu xenial/universe amd64 fluid amd64 1.3.3-7 [167 kB]</text:p>
      <text:p text:style-name="P1">받기:102 http://kr.archive.ubuntu.com/ubuntu xenial/universe amd64 fonts-lyx all 2.1.4-2 [161 kB]</text:p>
      <text:p text:style-name="P1">받기:103 http://kr.archive.ubuntu.com/ubuntu xenial/main amd64 libice-dev amd64 2:1.0.9-1 [44.9 kB]</text:p>
      <text:p text:style-name="P1">받기:104 http://kr.archive.ubuntu.com/ubuntu xenial/main amd64 libsm-dev amd64 2:1.2.2-1 [16.2 kB]</text:p>
      <text:p text:style-name="P1">받기:105 http://kr.archive.ubuntu.com/ubuntu xenial/main amd64 libxt-dev amd64 1:1.1.5-0ubuntu1 [394 kB]</text:p>
      <text:p text:style-name="P1">받기:106 http://packages.ros.org/ros/ubuntu xenial/main amd64 python-vtk6 amd64 6.2.0+dfsg1-10build1+debian11.1+osrf1 [257 kB]</text:p>
      <text:p text:style-name="P1">받기:107 http://packages.ros.org/ros/ubuntu xenial/main amd64 tcl-vtk6 amd64 6.2.0+dfsg1-10build1+debian11.1+osrf1 [139 kB]</text:p>
      <text:p text:style-name="P1">받기:108 http://kr.archive.ubuntu.com/ubuntu xenial/universe amd64 freeglut3-dev amd64 2.8.1-2 [123 kB]</text:p>
      <text:p text:style-name="P1">받기:109 http://packages.ros.org/ros/ubuntu xenial/main amd64 vtk6 amd64 6.2.0+dfsg1-10build1+debian11.1+osrf1 [176 kB]</text:p>
      <text:p text:style-name="P1"><text:soft-page-break/>받기:110 http://packages.ros.org/ros/ubuntu xenial/main amd64 libvtk6-dev amd64 6.2.0+dfsg1-10build1+debian11.1+osrf1 [2,189 kB]</text:p>
      <text:p text:style-name="P1">받기:111 http://kr.archive.ubuntu.com/ubuntu xenial-updates/main amd64 libboost-program-options1.58.0 amd64 1.58.0+dfsg-5ubuntu3.1 [138 kB]</text:p>
      <text:p text:style-name="P1">받기:112 http://kr.archive.ubuntu.com/ubuntu xenial-updates/main amd64 libboost-regex1.58.0 amd64 1.58.0+dfsg-5ubuntu3.1 [261 kB]</text:p>
      <text:p text:style-name="P1">받기:113 http://packages.ros.org/ros/ubuntu xenial/main amd64 libvtk6-qt-dev amd64 6.2.0+dfsg1-10build1+debian11.1+osrf1 [42.0 kB]</text:p>
      <text:p text:style-name="P1">받기:114 http://packages.ros.org/ros/ubuntu xenial/main amd64 python-catkin-pkg-modules all 0.4.22-1 [42.1 kB]</text:p>
      <text:p text:style-name="P1">받기:115 http://packages.ros.org/ros/ubuntu xenial/main amd64 python-catkin-pkg all 0.4.22-100 [3,516 B]</text:p>
      <text:p text:style-name="P1">받기:116 http://packages.ros.org/ros/ubuntu xenial/main amd64 python-pyside2.qtconcurrent amd64 2.0.0+dev-0~201604151742~rev1858~pkg38~ubuntu16.04.1 [20.6 kB]</text:p>
      <text:p text:style-name="P1">받기:117 http://packages.ros.org/ros/ubuntu xenial/main amd64 python-pyside2.qtcore amd64 2.0.0+dev-0~201604151742~rev1858~pkg38~ubuntu16.04.1 [667 kB]</text:p>
      <text:p text:style-name="P1">받기:118 http://kr.archive.ubuntu.com/ubuntu xenial-updates/main amd64 libboost-thread1.58.0 amd64 1.58.0+dfsg-5ubuntu3.1 [47.0 kB]</text:p>
      <text:p text:style-name="P1">받기:119 http://packages.ros.org/ros/ubuntu xenial/main amd64 python-pyside2.qtgui amd64 2.0.0+dev-0~201604151742~rev1858~pkg38~ubuntu16.04.1 [667 kB]</text:p>
      <text:p text:style-name="P1">받기:120 http://kr.archive.ubuntu.com/ubuntu xenial/universe amd64 liblinearmath2.83.6 amd64 2.83.6+dfsg-3 [55.2 kB]</text:p>
      <text:p text:style-name="P1">받기:121 http://packages.ros.org/ros/ubuntu xenial/main amd64 python-pyside2.qthelp amd64 2.0.0+dev-0~201604151742~rev1858~pkg38~ubuntu16.04.1 [97.2 kB]</text:p>
      <text:p text:style-name="P1">받기:122 http://packages.ros.org/ros/ubuntu xenial/main amd64 python-pyside2.qtnetwork amd64 2.0.0+dev-0~201604151742~rev1858~pkg38~ubuntu16.04.1 [160 kB]</text:p>
      <text:p text:style-name="P1">받기:123 http://packages.ros.org/ros/ubuntu xenial/main amd64 python-pyside2.qtprintsupport amd64 2.0.0+dev-0~201604151742~rev1858~pkg38~ubuntu16.04.1 [84.7 kB]</text:p>
      <text:p text:style-name="P1">받기:124 http://packages.ros.org/ros/ubuntu xenial/main amd64 python-pyside2.qtqml amd64 2.0.0+dev-0~201604151742~rev1858~pkg38~ubuntu16.04.1 [73.5 kB]</text:p>
      <text:p text:style-name="P1">받기:125 http://packages.ros.org/ros/ubuntu xenial/main amd64 python-pyside2.qtquick amd64 2.0.0+dev-0~201604151742~rev1858~pkg38~ubuntu16.04.1 [67.3 kB]</text:p>
      <text:p text:style-name="P1">받기:126 http://packages.ros.org/ros/ubuntu xenial/main amd64 python-pyside2.qtquickwidgets amd64 2.0.0+dev-0~201604151742~rev1858~pkg38~ubuntu16.04.1 [37.6 kB]</text:p>
      <text:p text:style-name="P1">받기:127 http://packages.ros.org/ros/ubuntu xenial/main amd64 python-pyside2.qtscript amd64 2.0.0+dev-0~201604151742~rev1858~pkg38~ubuntu16.04.1 [93.4 kB]</text:p>
      <text:p text:style-name="P1">받기:128 http://packages.ros.org/ros/ubuntu xenial/main amd64 python-pyside2.qtsql amd64 2.0.0+dev-0~201604151742~rev1858~pkg38~ubuntu16.04.1 [140 kB]</text:p>
      <text:p text:style-name="P1">받기:129 http://packages.ros.org/ros/ubuntu xenial/main amd64 python-pyside2.qtsvg amd64 2.0.0+dev-0~201604151742~rev1858~pkg38~ubuntu16.04.1 [52.0 kB]</text:p>
      <text:p text:style-name="P1">받기:130 http://kr.archive.ubuntu.com/ubuntu xenial/universe amd64 libbulletcollision2.83.6 amd64 2.83.6+dfsg-3 [351 kB]</text:p>
      <text:p text:style-name="P1">받기:131 http://packages.ros.org/ros/ubuntu xenial/main amd64 python-pyside2.qttest amd64 2.0.0+dev-0~201604151742~rev1858~pkg38~ubuntu16.04.1 [54.9 kB]</text:p>
      <text:p text:style-name="P1">받기:132 http://packages.ros.org/ros/ubuntu xenial/main amd64 python-pyside2.qtuitools amd64 2.0.0+dev-0~201604151742~rev1858~pkg38~ubuntu16.04.1 [160 kB]</text:p>
      <text:p text:style-name="P1">받기:133 http://packages.ros.org/ros/ubuntu xenial/main amd64 python-pyside2.qtwebkit amd64 2.0.0+dev-0~201604151742~rev1858~pkg38~ubuntu16.04.1 [21.0 kB]</text:p>
      <text:p text:style-name="P1"><text:soft-page-break/>받기:134 http://kr.archive.ubuntu.com/ubuntu xenial/universe amd64 libbulletdynamics2.83.6 amd64 2.83.6+dfsg-3 [251 kB]</text:p>
      <text:p text:style-name="P1">받기:135 http://packages.ros.org/ros/ubuntu xenial/main amd64 python-pyside2.qtwebkitwidgets amd64 2.0.0+dev-0~201604151742~rev1858~pkg38~ubuntu16.04.1 [153 kB]</text:p>
      <text:p text:style-name="P1">받기:136 http://packages.ros.org/ros/ubuntu xenial/main amd64 python-pyside2.qtwidgets amd64 2.0.0+dev-0~201604151742~rev1858~pkg38~ubuntu16.04.1 [1,292 kB]</text:p>
      <text:p text:style-name="P1">받기:137 http://packages.ros.org/ros/ubuntu xenial/main amd64 python-pyside2.qtx11extras amd64 2.0.0+dev-0~201604151742~rev1858~pkg38~ubuntu16.04.1 [23.7 kB]</text:p>
      <text:p text:style-name="P1">받기:138 http://packages.ros.org/ros/ubuntu xenial/main amd64 python-pyside2.qtxml amd64 2.0.0+dev-0~201604151742~rev1858~pkg38~ubuntu16.04.1 [164 kB]</text:p>
      <text:p text:style-name="P1">받기:139 http://packages.ros.org/ros/ubuntu xenial/main amd64 python-pyside2 all 2.0.0+dev-0~201604151742~rev1858~pkg38~ubuntu16.04.1 [9,922 B]</text:p>
      <text:p text:style-name="P1">받기:140 http://packages.ros.org/ros/ubuntu xenial/main amd64 python-rospkg-modules all 1.2.8-1 [23.8 kB]</text:p>
      <text:p text:style-name="P1">받기:141 http://packages.ros.org/ros/ubuntu xenial/main amd64 python-rosdistro-modules all 0.8.2-1 [31.5 kB]</text:p>
      <text:p text:style-name="P1">받기:142 http://packages.ros.org/ros/ubuntu xenial/main amd64 python-rosdistro all 0.8.2-100 [6,244 B]</text:p>
      <text:p text:style-name="P1">받기:143 http://packages.ros.org/ros/ubuntu xenial/main amd64 python-rospkg all 1.2.8-100 [2,066 B]</text:p>
      <text:p text:style-name="P1">받기:144 http://packages.ros.org/ros/ubuntu xenial/main amd64 python-rosdep-modules all 0.19.0-1 [50.5 kB]</text:p>
      <text:p text:style-name="P1">받기:145 http://packages.ros.org/ros/ubuntu xenial/main amd64 python-rosdep all 0.19.0-1 [3,216 B]</text:p>
      <text:p text:style-name="P1">받기:146 http://packages.ros.org/ros/ubuntu xenial/main amd64 ros-kinetic-catkin amd64 0.7.20-1xenial-20191213-232805+0000 [126 kB]</text:p>
      <text:p text:style-name="P1">받기:147 http://packages.ros.org/ros/ubuntu xenial/main amd64 ros-kinetic-genmsg amd64 0.5.11-0xenial-20191214-013936+0000 [35.0 kB]</text:p>
      <text:p text:style-name="P1">받기:148 http://packages.ros.org/ros/ubuntu xenial/main amd64 ros-kinetic-gencpp amd64 0.6.0-0xenial-20191214-033928+0000 [14.3 kB]</text:p>
      <text:p text:style-name="P1">받기:149 http://packages.ros.org/ros/ubuntu xenial/main amd64 ros-kinetic-geneus amd64 2.2.6-0xenial-20191214-033904+0000 [25.2 kB]</text:p>
      <text:p text:style-name="P1">받기:150 http://packages.ros.org/ros/ubuntu xenial/main amd64 ros-kinetic-genlisp amd64 0.4.16-0xenial-20191214-033115+0000 [21.8 kB]</text:p>
      <text:p text:style-name="P1">받기:151 http://packages.ros.org/ros/ubuntu xenial/main amd64 ros-kinetic-gennodejs amd64 2.0.1-0xenial-20191214-033136+0000 [21.8 kB]</text:p>
      <text:p text:style-name="P1">받기:152 http://packages.ros.org/ros/ubuntu xenial/main amd64 ros-kinetic-genpy amd64 0.6.14-1xenial-20200811-173012+0000 [51.9 kB]</text:p>
      <text:p text:style-name="P1">받기:153 http://packages.ros.org/ros/ubuntu xenial/main amd64 ros-kinetic-message-generation amd64 0.4.0-0xenial-20200811-173417+0000 [4,694 B]</text:p>
      <text:p text:style-name="P1">받기:154 http://packages.ros.org/ros/ubuntu xenial/main amd64 ros-kinetic-cpp-common amd64 0.6.11-0xenial-20191214-013837+0000 [19.1 kB]</text:p>
      <text:p text:style-name="P1">받기:155 http://packages.ros.org/ros/ubuntu xenial/main amd64 ros-kinetic-rostime amd64 0.6.11-0xenial-20191214-033908+0000 [54.3 kB]</text:p>
      <text:p text:style-name="P1">받기:156 http://packages.ros.org/ros/ubuntu xenial/main amd64 ros-kinetic-roscpp-traits amd64 0.6.11-0xenial-20191214-035847+0000 [10.1 kB]</text:p>
      <text:p text:style-name="P1">받기:157 http://packages.ros.org/ros/ubuntu xenial/main amd64 ros-kinetic-roscpp-serialization amd64 0.6.11-0xenial-20191214-040238+0000 [12.6 kB]</text:p>
      <text:p text:style-name="P1"><text:soft-page-break/>받기:158 http://kr.archive.ubuntu.com/ubuntu xenial/universe amd64 libjxr0 amd64 1.1-6 [158 kB]</text:p>
      <text:p text:style-name="P1">받기:159 http://packages.ros.org/ros/ubuntu xenial/main amd64 ros-kinetic-message-runtime amd64 0.4.12-0xenial-20200811-173307+0000 [4,726 B]</text:p>
      <text:p text:style-name="P1">받기:160 http://packages.ros.org/ros/ubuntu xenial/main amd64 ros-kinetic-std-msgs amd64 0.5.11-0xenial-20200811-173756+0000 [57.8 kB]</text:p>
      <text:p text:style-name="P1">받기:161 http://packages.ros.org/ros/ubuntu xenial/main amd64 ros-kinetic-actionlib-msgs amd64 1.12.7-0xenial-20200811-174009+0000 [26.3 kB]</text:p>
      <text:p text:style-name="P1">받기:162 http://packages.ros.org/ros/ubuntu xenial/main amd64 ros-kinetic-rosbuild amd64 1.14.6-1xenial-20200811-173837+0000 [27.8 kB]</text:p>
      <text:p text:style-name="P1">받기:163 http://packages.ros.org/ros/ubuntu xenial/main amd64 ros-kinetic-rosconsole amd64 1.12.16-1xenial-20200827-195233+0000 [82.4 kB]</text:p>
      <text:p text:style-name="P1">받기:164 http://packages.ros.org/ros/ubuntu xenial/main amd64 ros-kinetic-rosgraph-msgs amd64 1.11.2-0xenial-20200811-180129+0000 [25.2 kB]</text:p>
      <text:p text:style-name="P1">받기:165 http://packages.ros.org/ros/ubuntu xenial/main amd64 ros-kinetic-xmlrpcpp amd64 1.12.16-1xenial-20200827-195703+0000 [58.6 kB]</text:p>
      <text:p text:style-name="P1">받기:166 http://packages.ros.org/ros/ubuntu xenial/main amd64 ros-kinetic-roscpp amd64 1.12.16-1xenial-20200827-200531+0000 [490 kB]</text:p>
      <text:p text:style-name="P1">받기:167 http://kr.archive.ubuntu.com/ubuntu xenial-updates/universe amd64 libopenjp2-7 amd64 2.1.2-1.1+deb9u5build0.16.04.1 [112 kB]</text:p>
      <text:p text:style-name="P1">받기:168 http://kr.archive.ubuntu.com/ubuntu xenial-updates/universe amd64 libfreeimage3 amd64 3.17.0+ds1-2ubuntu0.1 [262 kB]</text:p>
      <text:p text:style-name="P1">받기:169 http://kr.archive.ubuntu.com/ubuntu xenial-updates/main amd64 libgfortran3 amd64 5.4.0-6ubuntu1~16.04.12 [260 kB]</text:p>
      <text:p text:style-name="P1">받기:170 http://kr.archive.ubuntu.com/ubuntu xenial/main amd64 liblapack3 amd64 3.6.0-2ubuntu2 [1,938 kB]</text:p>
      <text:p text:style-name="P1">받기:171 http://packages.ros.org/ros/ubuntu xenial/main amd64 ros-kinetic-ros-environment amd64 1.0.1-1xenial-20191214-013549+0000 [5,598 B]</text:p>
      <text:p text:style-name="P1">받기:172 http://packages.ros.org/ros/ubuntu xenial/main amd64 ros-kinetic-rospack amd64 2.4.5-1xenial-20191214-014035+0000 [97.1 kB]</text:p>
      <text:p text:style-name="P1">받기:173 http://packages.ros.org/ros/ubuntu xenial/main amd64 ros-kinetic-roslib amd64 1.14.6-1xenial-20191214-032958+0000 [90.8 kB]</text:p>
      <text:p text:style-name="P1">받기:174 http://packages.ros.org/ros/ubuntu xenial/main amd64 ros-kinetic-rosgraph amd64 1.12.16-1xenial-20200827-195320+0000 [44.9 kB]</text:p>
      <text:p text:style-name="P1">받기:175 http://packages.ros.org/ros/ubuntu xenial/main amd64 ros-kinetic-rospy amd64 1.12.16-1xenial-20200827-202400+0000 [128 kB]</text:p>
      <text:p text:style-name="P1">받기:176 http://packages.ros.org/ros/ubuntu xenial/main amd64 ros-kinetic-rosclean amd64 1.14.6-1xenial-20191214-001017+0000 [11.1 kB]</text:p>
      <text:p text:style-name="P1">받기:177 http://kr.archive.ubuntu.com/ubuntu xenial/universe amd64 libarpack2 amd64 3.3.0-1build2 [88.2 kB]</text:p>
      <text:p text:style-name="P1">받기:178 http://packages.ros.org/ros/ubuntu xenial/main amd64 ros-kinetic-rosmaster amd64 1.12.16-1xenial-20200827-200617+0000 [39.9 kB]</text:p>
      <text:p text:style-name="P1">받기:179 http://kr.archive.ubuntu.com/ubuntu xenial/universe amd64 libarmadillo6 amd64 1:6.500.5+dfsg-1 [75.2 kB]</text:p>
      <text:p text:style-name="P1">받기:180 http://packages.ros.org/ros/ubuntu xenial/main amd64 ros-kinetic-rosout amd64 1.12.16-1xenial-20200827-201816+0000 [31.2 kB]</text:p>
      <text:p text:style-name="P1">받기:181 http://packages.ros.org/ros/ubuntu xenial/main amd64 ros-kinetic-rosparam amd64 1.12.16-1xenial-20200827-200621+0000 [17.0 kB]</text:p>
      <text:p text:style-name="P1"><text:soft-page-break/>받기:182 http://packages.ros.org/ros/ubuntu xenial/main amd64 ros-kinetic-rosunit amd64 1.14.6-1xenial-20191214-033816+0000 [46.7 kB]</text:p>
      <text:p text:style-name="P1">받기:183 http://packages.ros.org/ros/ubuntu xenial/main amd64 ros-kinetic-roslaunch amd64 1.12.16-1xenial-20200827-202544+0000 [131 kB]</text:p>
      <text:p text:style-name="P1">받기:184 http://kr.archive.ubuntu.com/ubuntu xenial/universe amd64 libdap17v5 amd64 3.15.1-7 [412 kB]</text:p>
      <text:p text:style-name="P1">받기:185 http://kr.archive.ubuntu.com/ubuntu xenial/universe amd64 libdapclient6v5 amd64 3.15.1-7 [85.3 kB]</text:p>
      <text:p text:style-name="P1">받기:186 http://packages.ros.org/ros/ubuntu xenial/main amd64 ros-kinetic-rostest amd64 1.12.16-1xenial-20200827-231500+0000 [29.2 kB]</text:p>
      <text:p text:style-name="P1">받기:187 http://packages.ros.org/ros/ubuntu xenial/main amd64 ros-kinetic-roslz4 amd64 1.12.16-1xenial-20200827-195325+0000 [15.7 kB]</text:p>
      <text:p text:style-name="P1">받기:188 http://packages.ros.org/ros/ubuntu xenial/main amd64 ros-kinetic-rosbag-storage amd64 1.12.16-1xenial-20200827-200332+0000 [103 kB]</text:p>
      <text:p text:style-name="P1">받기:189 http://kr.archive.ubuntu.com/ubuntu xenial/universe amd64 libepsilon1 amd64 0.9.2-3ubuntu1 [41.0 kB]</text:p>
      <text:p text:style-name="P1">받기:190 http://kr.archive.ubuntu.com/ubuntu xenial-updates/universe amd64 libfreexl1 amd64 1.0.2-1ubuntu0.1 [33.9 kB]</text:p>
      <text:p text:style-name="P1">받기:191 http://packages.ros.org/ros/ubuntu xenial/main amd64 ros-kinetic-std-srvs amd64 1.11.2-0xenial-20200811-173805+0000 [18.5 kB]</text:p>
      <text:p text:style-name="P1">받기:192 http://packages.ros.org/ros/ubuntu xenial/main amd64 ros-kinetic-topic-tools amd64 1.12.16-1xenial-20200827-232751+0000 [159 kB]</text:p>
      <text:p text:style-name="P1">받기:193 http://kr.archive.ubuntu.com/ubuntu xenial/universe amd64 libgeos-3.5.0 amd64 3.5.0-1ubuntu2 [477 kB]</text:p>
      <text:p text:style-name="P1">받기:194 http://kr.archive.ubuntu.com/ubuntu xenial/universe amd64 libgeos-c1v5 amd64 3.5.0-1ubuntu2 [52.4 kB]</text:p>
      <text:p text:style-name="P1">받기:195 http://packages.ros.org/ros/ubuntu xenial/main amd64 ros-kinetic-rosbag amd64 1.12.16-1xenial-20200827-234335+0000 [295 kB]</text:p>
      <text:p text:style-name="P1">받기:196 http://kr.archive.ubuntu.com/ubuntu xenial-updates/main amd64 libgif7 amd64 5.1.4-0.3~16.04.1 [30.5 kB]</text:p>
      <text:p text:style-name="P1">받기:197 http://kr.archive.ubuntu.com/ubuntu xenial/universe amd64 libhdf4-0-alt amd64 4.2.10-3.2 [264 kB]</text:p>
      <text:p text:style-name="P1">받기:198 http://kr.archive.ubuntu.com/ubuntu xenial/universe amd64 libaec0 amd64 0.3.2-1 [18.0 kB]</text:p>
      <text:p text:style-name="P1">받기:199 http://packages.ros.org/ros/ubuntu xenial/main amd64 ros-kinetic-rostopic amd64 1.12.16-1xenial-20200827-235904+0000 [43.9 kB]</text:p>
      <text:p text:style-name="P1">받기:200 http://kr.archive.ubuntu.com/ubuntu xenial/universe amd64 libsz2 amd64 0.3.2-1 [5,048 B]</text:p>
      <text:p text:style-name="P1">받기:201 http://packages.ros.org/ros/ubuntu xenial/main amd64 ros-kinetic-actionlib amd64 1.11.16-2xenial-20200828-002304+0000 [143 kB]</text:p>
      <text:p text:style-name="P1">받기:202 http://kr.archive.ubuntu.com/ubuntu xenial-updates/universe amd64 libhdf5-10 amd64 1.8.16+docs-4ubuntu1.1 [997 kB]</text:p>
      <text:p text:style-name="P1">받기:203 http://packages.ros.org/ros/ubuntu xenial/main amd64 ros-kinetic-angles amd64 1.9.12-1xenial-20200109-024836+0000 [12.2 kB]</text:p>
      <text:p text:style-name="P1">받기:204 http://packages.ros.org/ros/ubuntu xenial/main amd64 ros-kinetic-class-loader amd64 0.3.9-0xenial-20191214-003009+0000 [59.4 kB]</text:p>
      <text:p text:style-name="P1">받기:205 http://packages.ros.org/ros/ubuntu xenial/main amd64 ros-kinetic-pluginlib amd64 1.11.3-0xenial-20200827-202801+0000 [45.2 kB]</text:p>
      <text:p text:style-name="P1"><text:soft-page-break/>받기:206 http://packages.ros.org/ros/ubuntu xenial/main amd64 ros-kinetic-rosconsole-bridge amd64 0.5.2-0xenial-20200827-202929+0000 [11.5 kB]</text:p>
      <text:p text:style-name="P1">받기:207 http://packages.ros.org/ros/ubuntu xenial/main amd64 ros-kinetic-urdf amd64 1.12.12-0xenial-20200827-233603+0000 [65.3 kB]</text:p>
      <text:p text:style-name="P1">받기:208 http://kr.archive.ubuntu.com/ubuntu xenial/universe amd64 libminizip1 amd64 1.1-8 [20.3 kB]</text:p>
      <text:p text:style-name="P1">받기:209 http://packages.ros.org/ros/ubuntu xenial/main amd64 ros-kinetic-urdf-parser-plugin amd64 1.12.12-0xenial-20191214-002655+0000 [6,260 B]</text:p>
      <text:p text:style-name="P1">받기:210 http://packages.ros.org/ros/ubuntu xenial/main amd64 ros-kinetic-collada-parser amd64 1.12.13-1xenial-20200827-235106+0000 [128 kB]</text:p>
      <text:p text:style-name="P1">받기:211 http://kr.archive.ubuntu.com/ubuntu xenial/universe amd64 liburiparser1 amd64 0.8.4-1 [38.0 kB]</text:p>
      <text:p text:style-name="P1">받기:212 http://packages.ros.org/ros/ubuntu xenial/main amd64 ros-kinetic-eigen-stl-containers amd64 0.1.8-0xenial-20191214-002815+0000 [6,712 B]</text:p>
      <text:p text:style-name="P1">받기:213 http://packages.ros.org/ros/ubuntu xenial/main amd64 ros-kinetic-octomap amd64 1.8.1-0xenial-20191214-040952+0000 [192 kB]</text:p>
      <text:p text:style-name="P1">받기:214 http://kr.archive.ubuntu.com/ubuntu xenial/universe amd64 libkmlbase1 amd64 1.3.0-1 [43.9 kB]</text:p>
      <text:p text:style-name="P1">받기:215 http://packages.ros.org/ros/ubuntu xenial/main amd64 ros-kinetic-random-numbers amd64 0.3.1-0xenial-20191214-035955+0000 [26.5 kB]</text:p>
      <text:p text:style-name="P1">받기:216 http://packages.ros.org/ros/ubuntu xenial/main amd64 ros-kinetic-resource-retriever amd64 1.12.6-1xenial-20200827-202809+0000 [15.6 kB]</text:p>
      <text:p text:style-name="P1">받기:217 http://packages.ros.org/ros/ubuntu xenial/main amd64 ros-kinetic-geometry-msgs amd64 1.12.7-0xenial-20200811-174526+0000 [67.2 kB]</text:p>
      <text:p text:style-name="P1">받기:218 http://kr.archive.ubuntu.com/ubuntu xenial/universe amd64 libkmldom1 amd64 1.3.0-1 [175 kB]</text:p>
      <text:p text:style-name="P1">받기:219 http://packages.ros.org/ros/ubuntu xenial/main amd64 ros-kinetic-shape-msgs amd64 1.12.7-0xenial-20200811-175504+0000 [22.5 kB]</text:p>
      <text:p text:style-name="P1">받기:220 http://packages.ros.org/ros/ubuntu xenial/main amd64 ros-kinetic-visualization-msgs amd64 1.12.7-0xenial-20200811-175658+0000 [69.6 kB]</text:p>
      <text:p text:style-name="P1">받기:221 http://packages.ros.org/ros/ubuntu xenial/main amd64 ros-kinetic-geometric-shapes amd64 0.5.4-1xenial-20200827-231317+0000 [73.1 kB]</text:p>
      <text:p text:style-name="P1">받기:222 http://packages.ros.org/ros/ubuntu xenial/main amd64 ros-kinetic-collada-urdf amd64 1.12.13-1xenial-20200828-000607+0000 [159 kB]</text:p>
      <text:p text:style-name="P1">받기:223 http://kr.archive.ubuntu.com/ubuntu xenial/universe amd64 libkmlengine1 amd64 1.3.0-1 [77.1 kB]</text:p>
      <text:p text:style-name="P1">받기:224 http://packages.ros.org/ros/ubuntu xenial/main amd64 ros-kinetic-gazebo-dev amd64 2.5.20-1xenial-20200508-183533+0000 [5,216 B]</text:p>
      <text:p text:style-name="P1">받기:225 http://packages.ros.org/ros/ubuntu xenial/main amd64 ros-kinetic-sensor-msgs amd64 1.12.7-0xenial-20200828-055911+0000 [132 kB]</text:p>
      <text:p text:style-name="P1">받기:226 http://packages.ros.org/ros/ubuntu xenial/main amd64 ros-kinetic-rosbag-migration-rule amd64 1.0.0-0xenial-20191214-002240+0000 [4,526 B]</text:p>
      <text:p text:style-name="P1">받기:227 http://packages.ros.org/ros/ubuntu xenial/main amd64 ros-kinetic-trajectory-msgs amd64 1.12.7-0xenial-20200811-175515+0000 [27.7 kB]</text:p>
      <text:p text:style-name="P1">받기:228 http://kr.archive.ubuntu.com/ubuntu xenial-updates/main amd64 mysql-common all 5.7.31-0ubuntu0.16.04.1 [15.0 kB]</text:p>
      <text:p text:style-name="P1">받기:229 http://packages.ros.org/ros/ubuntu xenial/main amd64 ros-kinetic-gazebo-msgs amd64 2.5.20-1xenial-20200828-115057+0000 [128 kB]</text:p>
      <text:p text:style-name="P1"><text:soft-page-break/>받기:230 http://kr.archive.ubuntu.com/ubuntu xenial-updates/main amd64 libmysqlclient20 amd64 5.7.31-0ubuntu0.16.04.1 [683 kB]</text:p>
      <text:p text:style-name="P1">받기:231 http://kr.archive.ubuntu.com/ubuntu xenial/universe amd64 libnetcdf11 amd64 1:4.4.0-2 [286 kB]</text:p>
      <text:p text:style-name="P1">받기:232 http://kr.archive.ubuntu.com/ubuntu xenial/main amd64 libodbc1 amd64 2.3.1-4.1 [180 kB]</text:p>
      <text:p text:style-name="P1">받기:233 http://packages.ros.org/ros/ubuntu xenial/main amd64 ros-kinetic-opencv3 amd64 3.3.1-5xenial-20191214-040004+0000 [23.3 MB]</text:p>
      <text:p text:style-name="P1">받기:234 http://kr.archive.ubuntu.com/ubuntu xenial/universe amd64 proj-data all 4.9.2-2 [4,004 kB]</text:p>
      <text:p text:style-name="P1">받기:235 http://kr.archive.ubuntu.com/ubuntu xenial/universe amd64 libproj9 amd64 4.9.2-2 [143 kB]</text:p>
      <text:p text:style-name="P1">받기:236 http://kr.archive.ubuntu.com/ubuntu xenial/universe amd64 libogdi3.2 amd64 3.2.0~beta2-7.1build1 [212 kB]</text:p>
      <text:p text:style-name="P1">받기:237 http://kr.archive.ubuntu.com/ubuntu xenial-updates/main amd64 libpq5 amd64 9.5.23-0ubuntu0.16.04.1 [78.9 kB]</text:p>
      <text:p text:style-name="P1">받기:238 http://kr.archive.ubuntu.com/ubuntu xenial/universe amd64 libspatialite7 amd64 4.3.0a-5 [1,222 kB]</text:p>
      <text:p text:style-name="P1">받기:239 http://kr.archive.ubuntu.com/ubuntu xenial/universe amd64 libxerces-c3.1 amd64 3.1.3+debian-1 [842 kB]</text:p>
      <text:p text:style-name="P1">받기:240 http://kr.archive.ubuntu.com/ubuntu xenial/main amd64 odbcinst amd64 2.3.1-4.1 [13.1 kB]</text:p>
      <text:p text:style-name="P1">받기:241 http://kr.archive.ubuntu.com/ubuntu xenial/main amd64 odbcinst1debian2 amd64 2.3.1-4.1 [41.1 kB]</text:p>
      <text:p text:style-name="P1">받기:242 http://kr.archive.ubuntu.com/ubuntu xenial/universe amd64 libgdal1i amd64 1.11.3+dfsg-3build2 [4,013 kB]</text:p>
      <text:p text:style-name="P1">받기:243 http://kr.archive.ubuntu.com/ubuntu xenial/universe amd64 libignition-math2 amd64 2.2.3+dfsg1-4 [36.9 kB]</text:p>
      <text:p text:style-name="P1">받기:244 http://kr.archive.ubuntu.com/ubuntu xenial-updates/main amd64 libzzip-0-13 amd64 0.13.62-3ubuntu0.16.04.2 [26.1 kB]</text:p>
      <text:p text:style-name="P1">받기:245 http://kr.archive.ubuntu.com/ubuntu xenial/universe amd64 libogre-1.9.0v5 amd64 1.9.0+dfsg1-7 [2,851 kB]</text:p>
      <text:p text:style-name="P1">받기:246 http://kr.archive.ubuntu.com/ubuntu xenial/main amd64 libqt4-opengl amd64 4:4.8.7+dfsg-5ubuntu2 [301 kB]</text:p>
      <text:p text:style-name="P1">받기:247 http://kr.archive.ubuntu.com/ubuntu xenial/universe amd64 libqtwebkit4 amd64 2.3.2-0ubuntu11 [9,034 kB]</text:p>
      <text:p text:style-name="P1">받기:248 http://kr.archive.ubuntu.com/ubuntu xenial/universe amd64 sdformat-sdf all 4.0.0-1ubuntu2 [33.9 kB]</text:p>
      <text:p text:style-name="P1">받기:249 http://kr.archive.ubuntu.com/ubuntu xenial/universe amd64 libconsole-bridge0.2v5 amd64 0.3.2-1 [8,370 B]</text:p>
      <text:p text:style-name="P1">받기:250 http://kr.archive.ubuntu.com/ubuntu xenial/universe amd64 liburdfdom-model0.4 amd64 0.4.1-1 [57.1 kB]</text:p>
      <text:p text:style-name="P1">받기:251 http://kr.archive.ubuntu.com/ubuntu xenial/universe amd64 libsdformat4 amd64 4.0.0-1ubuntu2 [216 kB]</text:p>
      <text:p text:style-name="P1">받기:252 http://kr.archive.ubuntu.com/ubuntu xenial/universe amd64 libsimbody3.5v5 amd64 3.5.3+dfsg-1ubuntu1 [3,065 kB]</text:p>
      <text:p text:style-name="P1">받기:253 http://kr.archive.ubuntu.com/ubuntu xenial/universe amd64 libspnav0 amd64 0.2.3-1 [8,552 B]</text:p>
      <text:p text:style-name="P1"><text:soft-page-break/>받기:254 http://packages.ros.org/ros/ubuntu xenial/main amd64 ros-kinetic-camera-calibration-parsers amd64 1.11.13-0xenial-20200828-061548+0000 [70.8 kB]</text:p>
      <text:p text:style-name="P1">받기:255 http://packages.ros.org/ros/ubuntu xenial/main amd64 ros-kinetic-message-filters amd64 1.12.16-1xenial-20200827-232712+0000 [32.9 kB]</text:p>
      <text:p text:style-name="P1">받기:256 http://packages.ros.org/ros/ubuntu xenial/main amd64 ros-kinetic-image-transport amd64 1.11.13-0xenial-20200828-061558+0000 [233 kB]</text:p>
      <text:p text:style-name="P1">받기:257 http://packages.ros.org/ros/ubuntu xenial/main amd64 ros-kinetic-camera-info-manager amd64 1.11.13-0xenial-20200828-072015+0000 [41.2 kB]</text:p>
      <text:p text:style-name="P1">받기:258 http://packages.ros.org/ros/ubuntu xenial/main amd64 ros-kinetic-cv-bridge amd64 1.12.8-0xenial-20200828-061550+0000 [89.5 kB]</text:p>
      <text:p text:style-name="P1">받기:259 http://packages.ros.org/ros/ubuntu xenial/main amd64 ros-kinetic-diagnostic-msgs amd64 1.12.7-0xenial-20200811-174226+0000 [31.7 kB]</text:p>
      <text:p text:style-name="P1">받기:260 http://packages.ros.org/ros/ubuntu xenial/main amd64 ros-kinetic-diagnostic-updater amd64 1.9.3-0xenial-20200827-233252+0000 [28.1 kB]</text:p>
      <text:p text:style-name="P1">받기:261 http://packages.ros.org/ros/ubuntu xenial/main amd64 ros-kinetic-rosmsg amd64 1.12.16-1xenial-20200827-235855+0000 [21.7 kB]</text:p>
      <text:p text:style-name="P1">받기:262 http://packages.ros.org/ros/ubuntu xenial/main amd64 ros-kinetic-rosservice amd64 1.12.16-1xenial-20200828-001154+0000 [18.2 kB]</text:p>
      <text:p text:style-name="P1">받기:263 http://kr.archive.ubuntu.com/ubuntu xenial/universe amd64 libtar0 amd64 1.2.20-4 [18.3 kB]</text:p>
      <text:p text:style-name="P1">받기:264 http://packages.ros.org/ros/ubuntu xenial/main amd64 ros-kinetic-dynamic-reconfigure amd64 1.5.50-0xenial-20200828-002154+0000 [92.7 kB]</text:p>
      <text:p text:style-name="P1">받기:265 http://packages.ros.org/ros/ubuntu xenial/main amd64 ros-kinetic-nav-msgs amd64 1.12.7-0xenial-20200811-174832+0000 [62.3 kB]</text:p>
      <text:p text:style-name="P1">받기:266 http://packages.ros.org/ros/ubuntu xenial/main amd64 ros-kinetic-bond amd64 1.8.3-0xenial-20200811-174425+0000 [18.1 kB]</text:p>
      <text:p text:style-name="P1">받기:267 http://packages.ros.org/ros/ubuntu xenial/main amd64 ros-kinetic-smclib amd64 1.8.3-0xenial-20191214-041046+0000 [13.1 kB]</text:p>
      <text:p text:style-name="P1">받기:268 http://packages.ros.org/ros/ubuntu xenial/main amd64 ros-kinetic-bondcpp amd64 1.8.3-0xenial-20200827-215303+0000 [56.5 kB]</text:p>
      <text:p text:style-name="P1">받기:269 http://packages.ros.org/ros/ubuntu xenial/main amd64 ros-kinetic-nodelet amd64 1.9.14-0xenial-20200827-220739+0000 [156 kB]</text:p>
      <text:p text:style-name="P1">받기:270 http://packages.ros.org/ros/ubuntu xenial/main amd64 ros-kinetic-polled-camera amd64 1.11.13-0xenial-20200828-072308+0000 [50.6 kB]</text:p>
      <text:p text:style-name="P1">받기:271 http://packages.ros.org/ros/ubuntu xenial/main amd64 ros-kinetic-rosnode amd64 1.12.16-1xenial-20200828-001152+0000 [19.7 kB]</text:p>
      <text:p text:style-name="P1">받기:272 http://packages.ros.org/ros/ubuntu xenial/main amd64 ros-kinetic-roswtf amd64 1.12.16-1xenial-20200828-060500+0000 [40.2 kB]</text:p>
      <text:p text:style-name="P1">받기:273 http://packages.ros.org/ros/ubuntu xenial/main amd64 ros-kinetic-tf2-msgs amd64 0.5.20-0xenial-20200811-180544+0000 [44.4 kB]</text:p>
      <text:p text:style-name="P1">받기:274 http://packages.ros.org/ros/ubuntu xenial/main amd64 ros-kinetic-tf2 amd64 0.5.20-0xenial-20200811-181050+0000 [99.5 kB]</text:p>
      <text:p text:style-name="P1">받기:275 http://packages.ros.org/ros/ubuntu xenial/main amd64 ros-kinetic-tf2-py amd64 0.5.20-0xenial-20200827-222607+0000 [45.3 kB]</text:p>
      <text:p text:style-name="P1">받기:276 http://packages.ros.org/ros/ubuntu xenial/main amd64 ros-kinetic-tf2-ros amd64 0.5.20-0xenial-20200828-003712+0000 [229 kB]</text:p>
      <text:p text:style-name="P1">받기:277 http://packages.ros.org/ros/ubuntu xenial/main amd64 ros-kinetic-tf amd64 1.11.9-0xenial-20200828-062301+0000 [243 kB]</text:p>
      <text:p text:style-name="P1"><text:soft-page-break/>받기:278 http://packages.ros.org/ros/ubuntu xenial/main amd64 ros-kinetic-gazebo-plugins amd64 2.5.20-1xenial-20200828-120357+0000 [1,182 kB]</text:p>
      <text:p text:style-name="P1">받기:279 http://kr.archive.ubuntu.com/ubuntu xenial/universe amd64 libtinyxml2-2v5 amd64 2.2.0-1.1ubuntu1 [25.7 kB]</text:p>
      <text:p text:style-name="P1">받기:280 http://kr.archive.ubuntu.com/ubuntu xenial/universe amd64 libgazebo7 amd64 7.0.0+dfsg-2 [73.2 MB]</text:p>
      <text:p text:style-name="P1">받기:281 http://packages.ros.org/ros/ubuntu xenial/main amd64 ros-kinetic-gazebo-ros amd64 2.5.20-1xenial-20200828-120652+0000 [267 kB]</text:p>
      <text:p text:style-name="P1">받기:282 http://packages.ros.org/ros/ubuntu xenial/main amd64 ros-kinetic-gazebo-ros-pkgs amd64 2.5.20-1xenial-20200828-164157+0000 [2,916 B]</text:p>
      <text:p text:style-name="P1">받기:283 http://packages.ros.org/ros/ubuntu xenial/main amd64 ros-kinetic-interactive-markers amd64 1.11.5-1xenial-20200828-064238+0000 [152 kB]</text:p>
      <text:p text:style-name="P1">받기:284 http://packages.ros.org/ros/ubuntu xenial/main amd64 ros-kinetic-interactive-marker-tutorials amd64 0.10.5-1xenial-20200828-070244+0000 [97.6 kB]</text:p>
      <text:p text:style-name="P1">받기:285 http://packages.ros.org/ros/ubuntu xenial/main amd64 ros-kinetic-joint-state-publisher amd64 1.12.15-1xenial-20200828-080441+0000 [13.4 kB]</text:p>
      <text:p text:style-name="P1">받기:286 http://packages.ros.org/ros/ubuntu xenial/main amd64 ros-kinetic-laser-geometry amd64 1.6.5-1xenial-20200828-070418+0000 [39.8 kB]</text:p>
      <text:p text:style-name="P1">받기:287 http://packages.ros.org/ros/ubuntu xenial/main amd64 ros-kinetic-map-msgs amd64 1.13.0-0xenial-20200828-112853+0000 [47.1 kB]</text:p>
      <text:p text:style-name="P1">받기:288 http://packages.ros.org/ros/ubuntu xenial/main amd64 ros-kinetic-media-export amd64 0.3.0-1xenial-20200310-065508+0000 [4,660 B]</text:p>
      <text:p text:style-name="P1">받기:289 http://packages.ros.org/ros/ubuntu xenial/main amd64 shiboken2 amd64 2.0.0.dev0-0~201604191548~rev1610~pkg23~ubuntu16.04.1 [630 kB]</text:p>
      <text:p text:style-name="P1">받기:290 http://packages.ros.org/ros/ubuntu xenial/main amd64 ros-kinetic-python-qt-binding amd64 0.3.7-1xenial-20200811-180631+0000 [18.8 kB]</text:p>
      <text:p text:style-name="P1">받기:291 http://packages.ros.org/ros/ubuntu xenial/main amd64 ros-kinetic-rviz amd64 1.12.17-0xenial-20200828-114312+0000 [2,193 kB]</text:p>
      <text:p text:style-name="P1">받기:292 http://packages.ros.org/ros/ubuntu xenial/main amd64 ros-kinetic-librviz-tutorial amd64 0.10.5-1xenial-20200828-122628+0000 [13.0 kB]</text:p>
      <text:p text:style-name="P1">받기:293 http://packages.ros.org/ros/ubuntu xenial/main amd64 ros-kinetic-orocos-kdl amd64 1.3.2-1xenial-20191214-034014+0000 [239 kB]</text:p>
      <text:p text:style-name="P1">받기:294 http://packages.ros.org/ros/ubuntu xenial/main amd64 ros-kinetic-python-orocos-kdl amd64 1.3.2-1xenial-20191214-035826+0000 [94.6 kB]</text:p>
      <text:p text:style-name="P1">받기:295 http://packages.ros.org/ros/ubuntu xenial/main amd64 ros-kinetic-qt-dotgraph amd64 0.3.17-1xenial-20200811-191135+0000 [23.3 kB]</text:p>
      <text:p text:style-name="P1">받기:296 http://packages.ros.org/ros/ubuntu xenial/main amd64 ros-kinetic-qt-gui amd64 0.3.17-1xenial-20200811-191143+0000 [96.1 kB]</text:p>
      <text:p text:style-name="P1">받기:297 http://packages.ros.org/ros/ubuntu xenial/main amd64 ros-kinetic-qt-gui-cpp amd64 0.3.17-1xenial-20200827-231509+0000 [193 kB]</text:p>
      <text:p text:style-name="P1">받기:298 http://packages.ros.org/ros/ubuntu xenial/main amd64 ros-kinetic-qt-gui-py-common amd64 0.3.17-1xenial-20200811-191157+0000 [14.3 kB]</text:p>
      <text:p text:style-name="P1">받기:299 http://packages.ros.org/ros/ubuntu xenial/main amd64 ros-kinetic-mk amd64 1.14.6-1xenial-20200811-180622+0000 [9,936 B]</text:p>
      <text:p text:style-name="P1">받기:300 http://packages.ros.org/ros/ubuntu xenial/main amd64 ros-kinetic-rosbash amd64 1.14.6-1xenial-20191214-033021+0000 [19.8 kB]</text:p>
      <text:p text:style-name="P1">받기:301 http://packages.ros.org/ros/ubuntu xenial/main amd64 ros-kinetic-rosboost-cfg amd64 1.14.6-1xenial-20191214-013600+0000 [13.2 kB]</text:p>
      <text:p text:style-name="P1"><text:soft-page-break/>받기:302 http://packages.ros.org/ros/ubuntu xenial/main amd64 ros-kinetic-roscreate amd64 1.14.6-1xenial-20191214-033755+0000 [11.5 kB]</text:p>
      <text:p text:style-name="P1">받기:303 http://packages.ros.org/ros/ubuntu xenial/main amd64 ros-kinetic-roslang amd64 1.14.6-1xenial-20191214-033123+0000 [5,686 B]</text:p>
      <text:p text:style-name="P1">받기:304 http://packages.ros.org/ros/ubuntu xenial/main amd64 ros-kinetic-rosmake amd64 1.14.6-1xenial-20191214-014327+0000 [32.1 kB]</text:p>
      <text:p text:style-name="P1">받기:305 http://packages.ros.org/ros/ubuntu xenial/main amd64 ros-kinetic-ros amd64 1.14.6-1xenial-20200811-181251+0000 [1,788 B]</text:p>
      <text:p text:style-name="P1">받기:306 http://packages.ros.org/ros/ubuntu xenial/main amd64 ros-kinetic-roslisp amd64 1.9.23-1xenial-20200811-180828+0000 [97.8 kB]</text:p>
      <text:p text:style-name="P1">받기:307 http://packages.ros.org/ros/ubuntu xenial/main amd64 ros-kinetic-ros-comm amd64 1.12.16-1xenial-20200828-062249+0000 [2,764 B]</text:p>
      <text:p text:style-name="P1">받기:308 http://packages.ros.org/ros/ubuntu xenial/main amd64 ros-kinetic-rqt-gui amd64 0.5.0-0xenial-20200812-044453+0000 [93.5 kB]</text:p>
      <text:p text:style-name="P1">받기:309 http://packages.ros.org/ros/ubuntu xenial/main amd64 ros-kinetic-rqt-gui-py amd64 0.5.0-0xenial-20200827-223449+0000 [8,918 B]</text:p>
      <text:p text:style-name="P1">받기:310 http://packages.ros.org/ros/ubuntu xenial/main amd64 ros-kinetic-rqt-bag amd64 0.4.14-1xenial-20200828-002501+0000 [72.2 kB]</text:p>
      <text:p text:style-name="P1">받기:311 http://packages.ros.org/ros/ubuntu xenial/main amd64 ros-kinetic-qwt-dependency amd64 1.1.0-0xenial-20191214-001919+0000 [4,534 B]</text:p>
      <text:p text:style-name="P1">받기:312 http://packages.ros.org/ros/ubuntu xenial/main amd64 ros-kinetic-rqt-py-common amd64 0.5.0-0xenial-20200828-004542+0000 [47.2 kB]</text:p>
      <text:p text:style-name="P1">받기:313 http://packages.ros.org/ros/ubuntu xenial/main amd64 ros-kinetic-rqt-plot amd64 0.4.8-0xenial-20200828-010201+0000 [37.9 kB]</text:p>
      <text:p text:style-name="P1">받기:314 http://packages.ros.org/ros/ubuntu xenial/main amd64 ros-kinetic-rqt-bag-plugins amd64 0.4.14-1xenial-20200828-074408+0000 [24.9 kB]</text:p>
      <text:p text:style-name="P1">받기:315 http://packages.ros.org/ros/ubuntu xenial/main amd64 ros-kinetic-rqt-logger-level amd64 0.4.8-0xenial-20200828-002504+0000 [12.5 kB]</text:p>
      <text:p text:style-name="P1">받기:316 http://packages.ros.org/ros/ubuntu xenial/main amd64 ros-kinetic-rqt-console amd64 0.4.9-1xenial-20200828-010257+0000 [49.6 kB]</text:p>
      <text:p text:style-name="P1">받기:317 http://packages.ros.org/ros/ubuntu xenial/main amd64 ros-kinetic-rqt-graph amd64 0.4.11-1xenial-20200828-002304+0000 [31.6 kB]</text:p>
      <text:p text:style-name="P1">받기:318 http://packages.ros.org/ros/ubuntu xenial/main amd64 ros-kinetic-rqt-gui-cpp amd64 0.5.0-0xenial-20200827-232958+0000 [79.2 kB]</text:p>
      <text:p text:style-name="P1">받기:319 http://packages.ros.org/ros/ubuntu xenial/main amd64 ros-kinetic-rqt-image-view amd64 0.4.16-1xenial-20200828-082945+0000 [47.5 kB]</text:p>
      <text:p text:style-name="P1">받기:320 http://packages.ros.org/ros/ubuntu xenial/main amd64 ros-kinetic-rqt-reconfigure amd64 0.5.3-1xenial-20200828-011810+0000 [51.8 kB]</text:p>
      <text:p text:style-name="P1">받기:321 http://packages.ros.org/ros/ubuntu xenial/main amd64 ros-kinetic-rqt-robot-monitor amd64 0.5.13-1xenial-20200907-163734+0000 [29.0 kB]</text:p>
      <text:p text:style-name="P1">받기:322 http://packages.ros.org/ros/ubuntu xenial/main amd64 ros-kinetic-rqt-topic amd64 0.4.11-1xenial-20200828-013753+0000 [18.8 kB]</text:p>
      <text:p text:style-name="P1">받기:323 http://packages.ros.org/ros/ubuntu xenial/main amd64 ros-kinetic-rviz-plugin-tutorials amd64 0.10.5-1xenial-20200828-170616+0000 [118 kB]</text:p>
      <text:p text:style-name="P1">받기:324 http://packages.ros.org/ros/ubuntu xenial/main amd64 ros-kinetic-rviz-python-tutorial amd64 0.10.5-1xenial-20200828-170634+0000 [8,232 B]</text:p>
      <text:p text:style-name="P1">받기:325 http://packages.ros.org/ros/ubuntu xenial/main amd64 ros-kinetic-visualization-marker-tutorials amd64 0.10.5-1xenial-20200827-220647+0000 [19.5 kB]</text:p>
      <text:p text:style-name="P1"><text:soft-page-break/>받기:326 http://packages.ros.org/ros/ubuntu xenial/main amd64 ros-kinetic-visualization-tutorials amd64 0.10.5-1xenial-20200828-172310+0000 [1,946 B]</text:p>
      <text:p text:style-name="P1">받기:327 http://packages.ros.org/ros/ubuntu xenial/main amd64 ros-kinetic-actionlib-tutorials amd64 0.1.10-0xenial-20200828-003740+0000 [254 kB]</text:p>
      <text:p text:style-name="P1">받기:328 http://packages.ros.org/ros/ubuntu xenial/main amd64 ros-kinetic-bondpy amd64 1.8.3-0xenial-20200827-222636+0000 [14.9 kB]</text:p>
      <text:p text:style-name="P1">받기:329 http://packages.ros.org/ros/ubuntu xenial/main amd64 ros-kinetic-bond-core amd64 1.8.3-0xenial-20200828-012244+0000 [2,392 B]</text:p>
      <text:p text:style-name="P1">받기:330 http://packages.ros.org/ros/ubuntu xenial/main amd64 ros-kinetic-image-geometry amd64 1.12.8-0xenial-20200828-115858+0000 [32.9 kB]</text:p>
      <text:p text:style-name="P1">받기:331 http://packages.ros.org/ros/ubuntu xenial/main amd64 ros-kinetic-camera-calibration amd64 1.12.23-0xenial-20200828-122851+0000 [41.1 kB]</text:p>
      <text:p text:style-name="P1">받기:332 http://packages.ros.org/ros/ubuntu xenial/main amd64 ros-kinetic-cmake-modules amd64 0.4.2-0xenial-20191214-002351+0000 [17.7 kB]</text:p>
      <text:p text:style-name="P1">받기:333 http://packages.ros.org/ros/ubuntu xenial/main amd64 ros-kinetic-stereo-msgs amd64 1.12.7-0xenial-20200828-140916+0000 [18.6 kB]</text:p>
      <text:p text:style-name="P1">받기:334 http://packages.ros.org/ros/ubuntu xenial/main amd64 ros-kinetic-common-msgs amd64 1.12.7-0xenial-20200828-151604+0000 [2,586 B]</text:p>
      <text:p text:style-name="P1">받기:335 http://packages.ros.org/ros/ubuntu xenial/main amd64 ros-kinetic-nodelet-tutorial-math amd64 0.1.10-0xenial-20200827-222054+0000 [27.8 kB]</text:p>
      <text:p text:style-name="P1">받기:336 http://packages.ros.org/ros/ubuntu xenial/main amd64 ros-kinetic-pluginlib-tutorials amd64 0.1.10-0xenial-20200827-221153+0000 [61.9 kB]</text:p>
      <text:p text:style-name="P1">받기:337 http://packages.ros.org/ros/ubuntu xenial/main amd64 ros-kinetic-turtlesim amd64 0.7.1-0xenial-20200827-202649+0000 [206 kB]</text:p>
      <text:p text:style-name="P1">받기:338 http://packages.ros.org/ros/ubuntu xenial/main amd64 ros-kinetic-turtle-actionlib amd64 0.1.10-0xenial-20200828-003655+0000 [173 kB]</text:p>
      <text:p text:style-name="P1">받기:339 http://packages.ros.org/ros/ubuntu xenial/main amd64 ros-kinetic-common-tutorials amd64 0.1.10-0xenial-20200828-012949+0000 [1,774 B]</text:p>
      <text:p text:style-name="P1">받기:340 http://packages.ros.org/ros/ubuntu xenial/main amd64 ros-kinetic-compressed-depth-image-transport amd64 1.9.5-0xenial-20200828-083403+0000 [87.4 kB]</text:p>
      <text:p text:style-name="P1">받기:341 http://packages.ros.org/ros/ubuntu xenial/main amd64 ros-kinetic-compressed-image-transport amd64 1.9.5-0xenial-20200828-083414+0000 [91.7 kB]</text:p>
      <text:p text:style-name="P1">받기:342 http://packages.ros.org/ros/ubuntu xenial/main amd64 ros-kinetic-control-msgs amd64 1.5.1-1xenial-20200811-180039+0000 [119 kB]</text:p>
      <text:p text:style-name="P1">받기:343 http://packages.ros.org/ros/ubuntu xenial/main amd64 ros-kinetic-eigen-conversions amd64 1.11.9-0xenial-20200811-180837+0000 [12.2 kB]</text:p>
      <text:p text:style-name="P1">받기:344 http://packages.ros.org/ros/ubuntu xenial/main amd64 ros-kinetic-depth-image-proc amd64 1.12.23-0xenial-20200828-145720+0000 [184 kB]</text:p>
      <text:p text:style-name="P1">받기:345 http://packages.ros.org/ros/ubuntu xenial/main amd64 ros-kinetic-turtle-tf amd64 0.2.2-0xenial-20200828-071449+0000 [72.6 kB]</text:p>
      <text:p text:style-name="P1">받기:346 http://packages.ros.org/ros/ubuntu xenial/main amd64 ros-kinetic-turtle-tf2 amd64 0.2.2-0xenial-20200828-005145+0000 [62.6 kB]</text:p>
      <text:p text:style-name="P1">받기:347 http://packages.ros.org/ros/ubuntu xenial/main amd64 ros-kinetic-geometry-tutorials amd64 0.2.2-0xenial-20200828-084312+0000 [1,774 B]</text:p>
      <text:p text:style-name="P1">받기:348 http://packages.ros.org/ros/ubuntu xenial/main amd64 ros-kinetic-diagnostic-aggregator amd64 1.9.3-0xenial-20200827-232809+0000 [256 kB]</text:p>
      <text:p text:style-name="P1">받기:349 http://packages.ros.org/ros/ubuntu xenial/main amd64 ros-kinetic-diagnostic-analysis amd64 1.9.3-0xenial-20200828-035448+0000 [12.1 kB]</text:p>
      <text:p text:style-name="P1"><text:soft-page-break/>받기:350 http://packages.ros.org/ros/ubuntu xenial/main amd64 ros-kinetic-diagnostic-common-diagnostics amd64 1.9.3-0xenial-20200828-075006+0000 [23.4 kB]</text:p>
      <text:p text:style-name="P1">받기:351 http://packages.ros.org/ros/ubuntu xenial/main amd64 ros-kinetic-self-test amd64 1.9.3-0xenial-20200828-001713+0000 [150 kB]</text:p>
      <text:p text:style-name="P1">받기:352 http://packages.ros.org/ros/ubuntu xenial/main amd64 ros-kinetic-diagnostics amd64 1.9.3-0xenial-20200828-082846+0000 [2,138 B]</text:p>
      <text:p text:style-name="P1">받기:353 http://packages.ros.org/ros/ubuntu xenial/main amd64 ros-kinetic-smach amd64 2.0.1-0xenial-20191214-041039+0000 [35.0 kB]</text:p>
      <text:p text:style-name="P1">받기:354 http://packages.ros.org/ros/ubuntu xenial/main amd64 ros-kinetic-smach-msgs amd64 2.0.1-0xenial-20200811-180233+0000 [21.5 kB]</text:p>
      <text:p text:style-name="P1">받기:355 http://packages.ros.org/ros/ubuntu xenial/main amd64 ros-kinetic-smach-ros amd64 2.0.1-0xenial-20200828-004548+0000 [28.9 kB]</text:p>
      <text:p text:style-name="P1">받기:356 http://packages.ros.org/ros/ubuntu xenial/main amd64 ros-kinetic-executive-smach amd64 2.0.1-0xenial-20200828-084210+0000 [2,188 B]</text:p>
      <text:p text:style-name="P1">받기:357 http://packages.ros.org/ros/ubuntu xenial/main amd64 ros-kinetic-filters amd64 1.7.5-0xenial-20200827-232808+0000 [64.7 kB]</text:p>
      <text:p text:style-name="P1">받기:358 http://packages.ros.org/ros/ubuntu xenial/main amd64 ros-kinetic-kdl-conversions amd64 1.11.9-0xenial-20200811-181058+0000 [9,420 B]</text:p>
      <text:p text:style-name="P1">받기:359 http://packages.ros.org/ros/ubuntu xenial/main amd64 ros-kinetic-tf-conversions amd64 1.11.9-0xenial-20200828-142212+0000 [16.1 kB]</text:p>
      <text:p text:style-name="P1">받기:360 http://packages.ros.org/ros/ubuntu xenial/main amd64 ros-kinetic-geometry amd64 1.11.9-0xenial-20200828-151754+0000 [3,164 B]</text:p>
      <text:p text:style-name="P1">받기:361 http://packages.ros.org/ros/ubuntu xenial/main amd64 ros-kinetic-kdl-parser amd64 1.12.11-0xenial-20200827-235128+0000 [16.7 kB]</text:p>
      <text:p text:style-name="P1">받기:362 http://packages.ros.org/ros/ubuntu xenial/main amd64 ros-kinetic-robot-model amd64 1.12.11-0xenial-20200828-082154+0000 [2,680 B]</text:p>
      <text:p text:style-name="P1">받기:363 http://packages.ros.org/ros/ubuntu xenial/main amd64 ros-kinetic-tf2-kdl amd64 0.5.20-0xenial-20200828-035208+0000 [11.7 kB]</text:p>
      <text:p text:style-name="P1">받기:364 http://packages.ros.org/ros/ubuntu xenial/main amd64 ros-kinetic-robot-state-publisher amd64 1.13.7-1xenial-20200828-064058+0000 [66.1 kB]</text:p>
      <text:p text:style-name="P1">받기:365 http://kr.archive.ubuntu.com/ubuntu xenial/universe amd64 ttf-liberation all 1.07.4-1 [3,242 B]</text:p>
      <text:p text:style-name="P1">받기:366 http://kr.archive.ubuntu.com/ubuntu xenial/main amd64 rubygems-integration all 1.10 [4,966 B]</text:p>
      <text:p text:style-name="P1">받기:367 http://kr.archive.ubuntu.com/ubuntu xenial-updates/main amd64 rake all 10.5.0-2ubuntu0.1 [48.1 kB]</text:p>
      <text:p text:style-name="P1">받기:368 http://kr.archive.ubuntu.com/ubuntu xenial/main amd64 ruby-did-you-mean all 1.0.0-2 [8,390 B]</text:p>
      <text:p text:style-name="P1">받기:369 http://kr.archive.ubuntu.com/ubuntu xenial/main amd64 ruby-minitest all 5.8.4-2 [36.6 kB]</text:p>
      <text:p text:style-name="P1">받기:370 http://kr.archive.ubuntu.com/ubuntu xenial/main amd64 ruby-net-telnet all 0.1.1-2 [12.6 kB]</text:p>
      <text:p text:style-name="P1">받기:371 http://kr.archive.ubuntu.com/ubuntu xenial/main amd64 ruby-power-assert all 0.2.7-1 [7,668 B]</text:p>
      <text:p text:style-name="P1">받기:372 http://kr.archive.ubuntu.com/ubuntu xenial/main amd64 ruby-test-unit all 3.1.7-2 [60.3 kB]</text:p>
      <text:p text:style-name="P1">받기:373 http://kr.archive.ubuntu.com/ubuntu xenial-updates/main amd64 libruby2.3 amd64 2.3.1-2~ubuntu16.04.14 [2,958 kB]</text:p>
      <text:p text:style-name="P1">받기:374 http://kr.archive.ubuntu.com/ubuntu xenial-updates/main amd64 ruby2.3 amd64 2.3.1-2~ubuntu16.04.14 [40.8 kB]</text:p>
      <text:p text:style-name="P1"><text:soft-page-break/>받기:375 http://kr.archive.ubuntu.com/ubuntu xenial/main amd64 ruby all 1:2.3.0+1 [5,530 B]</text:p>
      <text:p text:style-name="P1">받기:376 http://kr.archive.ubuntu.com/ubuntu xenial/universe amd64 ttf-dejavu-core all 2.35-1 [3,038 B]</text:p>
      <text:p text:style-name="P1">받기:377 http://kr.archive.ubuntu.com/ubuntu xenial/universe amd64 gazebo7-common all 7.0.0+dfsg-2 [34.7 MB]</text:p>
      <text:p text:style-name="P1">받기:378 http://packages.ros.org/ros/ubuntu xenial/main amd64 ros-kinetic-nodelet-topic-tools amd64 1.9.14-0xenial-20200828-003603+0000 [15.8 kB]</text:p>
      <text:p text:style-name="P1">받기:379 http://packages.ros.org/ros/ubuntu xenial/main amd64 ros-kinetic-nodelet-core amd64 1.9.14-0xenial-20200828-012906+0000 [2,310 B]</text:p>
      <text:p text:style-name="P1">받기:380 http://packages.ros.org/ros/ubuntu xenial/main amd64 ros-kinetic-roscpp-core amd64 0.6.11-0xenial-20191214-040930+0000 [1,658 B]</text:p>
      <text:p text:style-name="P1">받기:381 http://packages.ros.org/ros/ubuntu xenial/main amd64 ros-kinetic-ros-core amd64 1.3.2-0xenial-20200828-152655+0000 [2,050 B]</text:p>
      <text:p text:style-name="P1">받기:382 http://packages.ros.org/ros/ubuntu xenial/main amd64 ros-kinetic-ros-base amd64 1.3.2-0xenial-20200828-154142+0000 [1,874 B]</text:p>
      <text:p text:style-name="P1">받기:383 http://packages.ros.org/ros/ubuntu xenial/main amd64 ros-kinetic-xacro amd64 1.11.3-0xenial-20200828-010111+0000 [42.0 kB]</text:p>
      <text:p text:style-name="P1">받기:384 http://packages.ros.org/ros/ubuntu xenial/main amd64 ros-kinetic-robot amd64 1.3.2-0xenial-20200828-155606+0000 [1,918 B]</text:p>
      <text:p text:style-name="P1">받기:385 http://packages.ros.org/ros/ubuntu xenial/main amd64 ros-kinetic-roscpp-tutorials amd64 0.7.1-0xenial-20200827-203551+0000 [135 kB]</text:p>
      <text:p text:style-name="P1">받기:386 http://packages.ros.org/ros/ubuntu xenial/main amd64 ros-kinetic-rospy-tutorials amd64 0.7.1-0xenial-20200828-002833+0000 [30.4 kB]</text:p>
      <text:p text:style-name="P1">받기:387 http://packages.ros.org/ros/ubuntu xenial/main amd64 ros-kinetic-ros-tutorials amd64 0.7.1-0xenial-20200828-010440+0000 [2,170 B]</text:p>
      <text:p text:style-name="P1">받기:388 http://packages.ros.org/ros/ubuntu xenial/main amd64 ros-kinetic-roslint amd64 0.11.0-0xenial-20191214-002257+0000 [137 kB]</text:p>
      <text:p text:style-name="P1">받기:389 http://kr.archive.ubuntu.com/ubuntu xenial/universe amd64 gazebo7 amd64 7.0.0+dfsg-2 [5,017 kB]</text:p>
      <text:p text:style-name="P1">받기:390 http://kr.archive.ubuntu.com/ubuntu xenial/universe amd64 gazebo7-plugin-base amd64 7.0.0+dfsg-2 [13.5 MB]</text:p>
      <text:p text:style-name="P1">받기:391 http://packages.ros.org/ros/ubuntu xenial/main amd64 ros-kinetic-rqt-msg amd64 0.4.8-0xenial-20200828-011749+0000 [13.9 kB]</text:p>
      <text:p text:style-name="P1">받기:392 http://packages.ros.org/ros/ubuntu xenial/main amd64 ros-kinetic-rqt-action amd64 0.4.9-0xenial-20200828-013058+0000 [7,934 B]</text:p>
      <text:p text:style-name="P1">받기:393 http://packages.ros.org/ros/ubuntu xenial/main amd64 ros-kinetic-rqt-dep amd64 0.4.9-0xenial-20200828-013700+0000 [23.2 kB]</text:p>
      <text:p text:style-name="P1">받기:394 http://packages.ros.org/ros/ubuntu xenial/main amd64 ros-kinetic-rqt-launch amd64 0.4.8-0xenial-20200828-011741+0000 [22.4 kB]</text:p>
      <text:p text:style-name="P1">받기:395 http://packages.ros.org/ros/ubuntu xenial/main amd64 ros-kinetic-rqt-publisher amd64 0.4.8-0xenial-20200828-013553+0000 [21.1 kB]</text:p>
      <text:p text:style-name="P1">받기:396 http://kr.archive.ubuntu.com/ubuntu xenial-updates/main amd64 libgfortran-5-dev amd64 5.4.0-6ubuntu1~16.04.12 [291 kB]</text:p>
      <text:p text:style-name="P1">받기:397 http://packages.ros.org/ros/ubuntu xenial/main amd64 ros-kinetic-rqt-py-console amd64 0.4.8-0xenial-20200827-225055+0000 [11.8 kB]</text:p>
      <text:p text:style-name="P1">받기:398 http://packages.ros.org/ros/ubuntu xenial/main amd64 ros-kinetic-rqt-service-caller amd64 0.4.8-0xenial-20200828-013614+0000 [14.3 kB]</text:p>
      <text:p text:style-name="P1"><text:soft-page-break/>받기:399 http://kr.archive.ubuntu.com/ubuntu xenial-updates/main amd64 gfortran-5 amd64 5.4.0-6ubuntu1~16.04.12 [8,158 kB]</text:p>
      <text:p text:style-name="P1">받기:400 http://packages.ros.org/ros/ubuntu xenial/main amd64 ros-kinetic-rqt-shell amd64 0.4.9-0xenial-20200828-013703+0000 [14.7 kB]</text:p>
      <text:p text:style-name="P1">받기:401 http://kr.archive.ubuntu.com/ubuntu xenial/main amd64 gfortran amd64 4:5.3.1-1ubuntu1 [1,288 B]</text:p>
      <text:p text:style-name="P1">받기:402 http://packages.ros.org/ros/ubuntu xenial/main amd64 ros-kinetic-rqt-srv amd64 0.4.8-0xenial-20200828-013131+0000 [8,000 B]</text:p>
      <text:p text:style-name="P1">받기:403 http://packages.ros.org/ros/ubuntu xenial/main amd64 ros-kinetic-rqt-top amd64 0.4.8-0xenial-20200827-225103+0000 [13.8 kB]</text:p>
      <text:p text:style-name="P1">받기:404 http://kr.archive.ubuntu.com/ubuntu xenial-updates/main amd64 gir1.2-gtk-2.0 amd64 2.24.30-1ubuntu1.16.04.2 [172 kB]</text:p>
      <text:p text:style-name="P1">받기:405 http://packages.ros.org/ros/ubuntu xenial/main amd64 ros-kinetic-webkit-dependency amd64 1.1.0-0xenial-20191214-040609+0000 [4,534 B]</text:p>
      <text:p text:style-name="P1">받기:406 http://kr.archive.ubuntu.com/ubuntu xenial/universe amd64 libgtest-dev amd64 1.7.0-4ubuntu1 [198 kB]</text:p>
      <text:p text:style-name="P1">받기:407 http://packages.ros.org/ros/ubuntu xenial/main amd64 ros-kinetic-rqt-web amd64 0.4.8-0xenial-20200827-225128+0000 [12.1 kB]</text:p>
      <text:p text:style-name="P1">받기:408 http://kr.archive.ubuntu.com/ubuntu xenial/universe amd64 google-mock amd64 1.7.0-18092013-1 [116 kB]</text:p>
      <text:p text:style-name="P1">받기:409 http://packages.ros.org/ros/ubuntu xenial/main amd64 ros-kinetic-rqt-common-plugins amd64 0.4.8-0xenial-20200828-085100+0000 [3,010 B]</text:p>
      <text:p text:style-name="P1">받기:410 http://packages.ros.org/ros/ubuntu xenial/main amd64 ros-kinetic-rqt-moveit amd64 0.5.7-0xenial-20200828-074347+0000 [15.8 kB]</text:p>
      <text:p text:style-name="P1">받기:411 http://kr.archive.ubuntu.com/ubuntu xenial-updates/main amd64 libcdt5 amd64 2.38.0-12ubuntu2.1 [23.4 kB]</text:p>
      <text:p text:style-name="P1">받기:412 http://kr.archive.ubuntu.com/ubuntu xenial-updates/main amd64 libcgraph6 amd64 2.38.0-12ubuntu2.1 [43.6 kB]</text:p>
      <text:p text:style-name="P1">받기:413 http://packages.ros.org/ros/ubuntu xenial/main amd64 ros-kinetic-rqt-nav-view amd64 0.5.7-0xenial-20200828-074357+0000 [16.3 kB]</text:p>
      <text:p text:style-name="P1">받기:414 http://packages.ros.org/ros/ubuntu xenial/main amd64 ros-kinetic-gl-dependency amd64 1.1.0-0xenial-20191214-040753+0000 [4,498 B]</text:p>
      <text:p text:style-name="P1">받기:415 http://kr.archive.ubuntu.com/ubuntu xenial-updates/main amd64 libpathplan4 amd64 2.38.0-12ubuntu2.1 [26.6 kB]</text:p>
      <text:p text:style-name="P1">받기:416 http://packages.ros.org/ros/ubuntu xenial/main amd64 ros-kinetic-rqt-pose-view amd64 0.5.8-0xenial-20200828-074450+0000 [17.5 kB]</text:p>
      <text:p text:style-name="P1">받기:417 http://kr.archive.ubuntu.com/ubuntu xenial-updates/main amd64 libgvc6 amd64 2.38.0-12ubuntu2.1 [591 kB]</text:p>
      <text:p text:style-name="P1">받기:418 http://packages.ros.org/ros/ubuntu xenial/main amd64 ros-kinetic-rqt-robot-dashboard amd64 0.5.7-0xenial-20200907-165353+0000 [1,549 kB]</text:p>
      <text:p text:style-name="P1">받기:419 http://kr.archive.ubuntu.com/ubuntu xenial-updates/main amd64 libgvpr2 amd64 2.38.0-12ubuntu2.1 [170 kB]</text:p>
      <text:p text:style-name="P1">받기:420 http://kr.archive.ubuntu.com/ubuntu xenial-updates/main amd64 graphviz amd64 2.38.0-12ubuntu2.1 [680 kB]</text:p>
      <text:p text:style-name="P1">받기:421 http://kr.archive.ubuntu.com/ubuntu xenial-updates/universe amd64 hdf5-helpers amd64 1.8.16+docs-4ubuntu1.1 [12.5 kB]</text:p>
      <text:p text:style-name="P1">받기:422 http://kr.archive.ubuntu.com/ubuntu xenial-updates/main amd64 icu-devtools amd64 55.1-7ubuntu0.5 [166 kB]</text:p>
      <text:p text:style-name="P1"><text:soft-page-break/>받기:423 http://kr.archive.ubuntu.com/ubuntu xenial/main amd64 javascript-common all 11 [6,066 B]</text:p>
      <text:p text:style-name="P1">받기:424 http://kr.archive.ubuntu.com/ubuntu xenial-updates/main amd64 libgssrpc4 amd64 1.13.2+dfsg-5ubuntu2.1 [54.5 kB]</text:p>
      <text:p text:style-name="P1">받기:425 http://kr.archive.ubuntu.com/ubuntu xenial-updates/main amd64 libkdb5-8 amd64 1.13.2+dfsg-5ubuntu2.1 [37.0 kB]</text:p>
      <text:p text:style-name="P1">받기:426 http://kr.archive.ubuntu.com/ubuntu xenial-updates/main amd64 libkadm5srv-mit9 amd64 1.13.2+dfsg-5ubuntu2.1 [51.3 kB]</text:p>
      <text:p text:style-name="P1">받기:427 http://kr.archive.ubuntu.com/ubuntu xenial-updates/main amd64 libkadm5clnt-mit9 amd64 1.13.2+dfsg-5ubuntu2.1 [36.6 kB]</text:p>
      <text:p text:style-name="P1">받기:428 http://kr.archive.ubuntu.com/ubuntu xenial-updates/main amd64 comerr-dev amd64 2.1-1.42.13-1ubuntu1.2 [38.2 kB]</text:p>
      <text:p text:style-name="P1">받기:429 http://kr.archive.ubuntu.com/ubuntu xenial-updates/main amd64 krb5-multidev amd64 1.13.2+dfsg-5ubuntu2.1 [113 kB]</text:p>
      <text:p text:style-name="P1">받기:430 http://kr.archive.ubuntu.com/ubuntu xenial/main amd64 libapr1 amd64 1.5.2-3 [86.0 kB]</text:p>
      <text:p text:style-name="P1">받기:431 http://kr.archive.ubuntu.com/ubuntu xenial-updates/main amd64 uuid-dev amd64 2.27.1-6ubuntu3.10 [26.5 kB]</text:p>
      <text:p text:style-name="P1">받기:432 http://kr.archive.ubuntu.com/ubuntu xenial/main amd64 libsctp1 amd64 1.0.16+dfsg-3 [8,088 B]</text:p>
      <text:p text:style-name="P1">받기:433 http://kr.archive.ubuntu.com/ubuntu xenial/main amd64 libsctp-dev amd64 1.0.16+dfsg-3 [62.4 kB]</text:p>
      <text:p text:style-name="P1">받기:434 http://kr.archive.ubuntu.com/ubuntu xenial/main amd64 libapr1-dev amd64 1.5.2-3 [650 kB]</text:p>
      <text:p text:style-name="P1">받기:435 http://kr.archive.ubuntu.com/ubuntu xenial/main amd64 libaprutil1 amd64 1.5.4-1build1 [77.1 kB]</text:p>
      <text:p text:style-name="P1">받기:436 http://kr.archive.ubuntu.com/ubuntu xenial-updates/main amd64 libldap2-dev amd64 2.4.42+dfsg-2ubuntu3.9 [262 kB]</text:p>
      <text:p text:style-name="P1">받기:437 http://kr.archive.ubuntu.com/ubuntu xenial-updates/main amd64 libexpat1-dev amd64 2.1.0-7ubuntu0.16.04.5 [115 kB]</text:p>
      <text:p text:style-name="P1">받기:438 http://kr.archive.ubuntu.com/ubuntu xenial/main amd64 libaprutil1-dev amd64 1.5.4-1build1 [361 kB]</text:p>
      <text:p text:style-name="P1">받기:439 http://kr.archive.ubuntu.com/ubuntu xenial/main amd64 libpcre32-3 amd64 2:8.38-3.1 [136 kB]</text:p>
      <text:p text:style-name="P1">받기:440 http://kr.archive.ubuntu.com/ubuntu xenial/main amd64 libpcre3-dev amd64 2:8.38-3.1 [525 kB]</text:p>
      <text:p text:style-name="P1">받기:441 http://kr.archive.ubuntu.com/ubuntu xenial-updates/main amd64 libglib2.0-dev amd64 2.48.2-0ubuntu4.6 [1,377 kB]</text:p>
      <text:p text:style-name="P1">받기:442 http://kr.archive.ubuntu.com/ubuntu xenial/main amd64 libatk1.0-dev amd64 2.18.0-1 [79.5 kB]</text:p>
      <text:p text:style-name="P1">받기:443 http://kr.archive.ubuntu.com/ubuntu xenial-updates/universe amd64 libavutil-dev amd64 7:2.8.17-0ubuntu0.1 [245 kB]</text:p>
      <text:p text:style-name="P1">받기:444 http://kr.archive.ubuntu.com/ubuntu xenial-updates/universe amd64 libswresample-dev amd64 7:2.8.17-0ubuntu0.1 [64.9 kB]</text:p>
      <text:p text:style-name="P1">받기:445 http://kr.archive.ubuntu.com/ubuntu xenial-updates/universe amd64 libavcodec-dev amd64 7:2.8.17-0ubuntu0.1 [4,514 kB]</text:p>
      <text:p text:style-name="P1">받기:446 http://kr.archive.ubuntu.com/ubuntu xenial-updates/universe amd64 libavformat-dev amd64 7:2.8.17-0ubuntu0.1 [971 kB]</text:p>
      <text:p text:style-name="P1"><text:soft-page-break/>받기:447 http://kr.archive.ubuntu.com/ubuntu xenial/main amd64 libblas-dev amd64 3.6.0-2ubuntu2 [153 kB]</text:p>
      <text:p text:style-name="P1">받기:448 http://kr.archive.ubuntu.com/ubuntu xenial-updates/main amd64 libboost1.58-dev amd64 1.58.0+dfsg-5ubuntu3.1 [6,222 kB]</text:p>
      <text:p text:style-name="P1">받기:449 http://kr.archive.ubuntu.com/ubuntu xenial/main amd64 libboost-dev amd64 1.58.0.1ubuntu1 [3,134 B]</text:p>
      <text:p text:style-name="P1">받기:450 http://kr.archive.ubuntu.com/ubuntu xenial-updates/main amd64 libboost1.58-tools-dev amd64 1.58.0+dfsg-5ubuntu3.1 [1,140 kB]</text:p>
      <text:p text:style-name="P1">받기:451 http://kr.archive.ubuntu.com/ubuntu xenial/universe amd64 libboost-tools-dev amd64 1.58.0.1ubuntu1 [2,974 B]</text:p>
      <text:p text:style-name="P1">받기:452 http://kr.archive.ubuntu.com/ubuntu xenial-updates/universe amd64 libboost-atomic1.58.0 amd64 1.58.0+dfsg-5ubuntu3.1 [7,120 B]</text:p>
      <text:p text:style-name="P1">받기:453 http://kr.archive.ubuntu.com/ubuntu xenial-updates/universe amd64 libboost-atomic1.58-dev amd64 1.58.0+dfsg-5ubuntu3.1 [5,026 B]</text:p>
      <text:p text:style-name="P1">받기:454 http://kr.archive.ubuntu.com/ubuntu xenial/universe amd64 libboost-atomic-dev amd64 1.58.0.1ubuntu1 [3,104 B]</text:p>
      <text:p text:style-name="P1">받기:455 http://kr.archive.ubuntu.com/ubuntu xenial-updates/universe amd64 libboost-chrono1.58.0 amd64 1.58.0+dfsg-5ubuntu3.1 [13.2 kB]</text:p>
      <text:p text:style-name="P1">받기:456 http://kr.archive.ubuntu.com/ubuntu xenial-updates/universe amd64 libboost-chrono1.58-dev amd64 1.58.0+dfsg-5ubuntu3.1 [15.6 kB]</text:p>
      <text:p text:style-name="P1">받기:457 http://kr.archive.ubuntu.com/ubuntu xenial/universe amd64 libboost-chrono-dev amd64 1.58.0.1ubuntu1 [3,422 B]</text:p>
      <text:p text:style-name="P1">받기:458 http://kr.archive.ubuntu.com/ubuntu xenial-updates/universe amd64 libboost-context1.58.0 amd64 1.58.0+dfsg-5ubuntu3.1 [18.9 kB]</text:p>
      <text:p text:style-name="P1">받기:459 http://kr.archive.ubuntu.com/ubuntu xenial-updates/universe amd64 libboost-context1.58-dev amd64 1.58.0+dfsg-5ubuntu3.1 [19.0 kB]</text:p>
      <text:p text:style-name="P1">받기:460 http://kr.archive.ubuntu.com/ubuntu xenial/universe amd64 libboost-context-dev amd64 1.58.0.1ubuntu1 [2,994 B]</text:p>
      <text:p text:style-name="P1">받기:461 http://kr.archive.ubuntu.com/ubuntu xenial-updates/universe amd64 libboost-coroutine1.58.0 amd64 1.58.0+dfsg-5ubuntu3.1 [20.2 kB]</text:p>
      <text:p text:style-name="P1">받기:462 http://kr.archive.ubuntu.com/ubuntu xenial-updates/universe amd64 libboost-coroutine1.58-dev amd64 1.58.0+dfsg-5ubuntu3.1 [21.0 kB]</text:p>
      <text:p text:style-name="P1">받기:463 http://kr.archive.ubuntu.com/ubuntu xenial/universe amd64 libboost-coroutine-dev amd64 1.58.0.1ubuntu1 [3,070 B]</text:p>
      <text:p text:style-name="P1">받기:464 http://kr.archive.ubuntu.com/ubuntu xenial-updates/universe amd64 libboost-serialization1.58.0 amd64 1.58.0+dfsg-5ubuntu3.1 [113 kB]</text:p>
      <text:p text:style-name="P1">받기:465 http://kr.archive.ubuntu.com/ubuntu xenial-updates/universe amd64 libboost-serialization1.58-dev amd64 1.58.0+dfsg-5ubuntu3.1 [147 kB]</text:p>
      <text:p text:style-name="P1">받기:466 http://kr.archive.ubuntu.com/ubuntu xenial-updates/universe amd64 libboost-date-time1.58-dev amd64 1.58.0+dfsg-5ubuntu3.1 [27.4 kB]</text:p>
      <text:p text:style-name="P1">받기:467 http://kr.archive.ubuntu.com/ubuntu xenial/universe amd64 libboost-date-time-dev amd64 1.58.0.1ubuntu1 [2,800 B]</text:p>
      <text:p text:style-name="P1">받기:468 http://kr.archive.ubuntu.com/ubuntu xenial-updates/universe amd64 libboost-exception1.58-dev amd64 1.58.0+dfsg-5ubuntu3.1 [4,456 B]</text:p>
      <text:p text:style-name="P1">받기:469 http://kr.archive.ubuntu.com/ubuntu xenial/universe amd64 libboost-exception-dev amd64 1.58.0.1ubuntu1 [2,792 B]</text:p>
      <text:p text:style-name="P1">받기:470 http://kr.archive.ubuntu.com/ubuntu xenial-updates/universe amd64 libboost-system1.58-dev amd64 1.58.0+dfsg-5ubuntu3.1 [8,526 B]</text:p>
      <text:p text:style-name="P1"><text:soft-page-break/>받기:471 http://kr.archive.ubuntu.com/ubuntu xenial-updates/universe amd64 libboost-filesystem1.58-dev amd64 1.58.0+dfsg-5ubuntu3.1 [46.4 kB]</text:p>
      <text:p text:style-name="P1">받기:472 http://kr.archive.ubuntu.com/ubuntu xenial/universe amd64 libboost-filesystem-dev amd64 1.58.0.1ubuntu1 [2,826 B]</text:p>
      <text:p text:style-name="P1">받기:473 http://kr.archive.ubuntu.com/ubuntu xenial-updates/universe amd64 libboost-graph1.58.0 amd64 1.58.0+dfsg-5ubuntu3.1 [94.2 kB]</text:p>
      <text:p text:style-name="P1">받기:474 http://kr.archive.ubuntu.com/ubuntu xenial-updates/universe amd64 libboost-test1.58.0 amd64 1.58.0+dfsg-5ubuntu3.1 [188 kB]</text:p>
      <text:p text:style-name="P1">받기:475 http://kr.archive.ubuntu.com/ubuntu xenial-updates/universe amd64 libboost-test1.58-dev amd64 1.58.0+dfsg-5ubuntu3.1 [232 kB]</text:p>
      <text:p text:style-name="P1">받기:476 http://kr.archive.ubuntu.com/ubuntu xenial-updates/universe amd64 libboost-graph1.58-dev amd64 1.58.0+dfsg-5ubuntu3.1 [104 kB]</text:p>
      <text:p text:style-name="P1">받기:477 http://kr.archive.ubuntu.com/ubuntu xenial/universe amd64 libboost-graph-dev amd64 1.58.0.1ubuntu1 [2,886 B]</text:p>
      <text:p text:style-name="P1">받기:478 http://kr.archive.ubuntu.com/ubuntu xenial/universe amd64 libhwloc5 amd64 1.11.2-3 [99.5 kB]</text:p>
      <text:p text:style-name="P1">받기:479 http://kr.archive.ubuntu.com/ubuntu xenial/main amd64 libibverbs1 amd64 1.1.8-1.1ubuntu2 [25.0 kB]</text:p>
      <text:p text:style-name="P1">받기:480 http://kr.archive.ubuntu.com/ubuntu xenial/universe amd64 libopenmpi1.10 amd64 1.10.2-8ubuntu1 [2,025 kB]</text:p>
      <text:p text:style-name="P1">받기:481 http://kr.archive.ubuntu.com/ubuntu xenial-updates/universe amd64 libboost-mpi1.58.0 amd64 1.58.0+dfsg-5ubuntu3.1 [47.8 kB]</text:p>
      <text:p text:style-name="P1">받기:482 http://kr.archive.ubuntu.com/ubuntu xenial-updates/universe amd64 libboost-graph-parallel1.58.0 amd64 1.58.0+dfsg-5ubuntu3.1 [72.6 kB]</text:p>
      <text:p text:style-name="P1">받기:483 http://kr.archive.ubuntu.com/ubuntu xenial-updates/universe amd64 libboost-graph-parallel1.58-dev amd64 1.58.0+dfsg-5ubuntu3.1 [78.9 kB]</text:p>
      <text:p text:style-name="P1">받기:484 http://kr.archive.ubuntu.com/ubuntu xenial/universe amd64 libboost-graph-parallel-dev amd64 1.58.0.1ubuntu1 [2,932 B]</text:p>
      <text:p text:style-name="P1">받기:485 http://kr.archive.ubuntu.com/ubuntu xenial-updates/main amd64 libicu-dev amd64 55.1-7ubuntu0.5 [8,546 kB]</text:p>
      <text:p text:style-name="P1">받기:486 http://kr.archive.ubuntu.com/ubuntu xenial-updates/universe amd64 libboost-regex1.58-dev amd64 1.58.0+dfsg-5ubuntu3.1 [322 kB]</text:p>
      <text:p text:style-name="P1">받기:487 http://kr.archive.ubuntu.com/ubuntu xenial-updates/universe amd64 libboost-iostreams1.58-dev amd64 1.58.0+dfsg-5ubuntu3.1 [36.2 kB]</text:p>
      <text:p text:style-name="P1">받기:488 http://kr.archive.ubuntu.com/ubuntu xenial/universe amd64 libboost-iostreams-dev amd64 1.58.0.1ubuntu1 [2,784 B]</text:p>
      <text:p text:style-name="P1">받기:489 http://kr.archive.ubuntu.com/ubuntu xenial-updates/universe amd64 libboost-locale1.58.0 amd64 1.58.0+dfsg-5ubuntu3.1 [242 kB]</text:p>
      <text:p text:style-name="P1">받기:490 http://kr.archive.ubuntu.com/ubuntu xenial-updates/universe amd64 libboost-locale1.58-dev amd64 1.58.0+dfsg-5ubuntu3.1 [331 kB]</text:p>
      <text:p text:style-name="P1">받기:491 http://kr.archive.ubuntu.com/ubuntu xenial/universe amd64 libboost-locale-dev amd64 1.58.0.1ubuntu1 [3,128 B]</text:p>
      <text:p text:style-name="P1">받기:492 http://kr.archive.ubuntu.com/ubuntu xenial-updates/universe amd64 libboost-log1.58.0 amd64 1.58.0+dfsg-5ubuntu3.1 [422 kB]</text:p>
      <text:p text:style-name="P1">받기:493 http://kr.archive.ubuntu.com/ubuntu xenial-updates/universe amd64 libboost-thread1.58-dev amd64 1.58.0+dfsg-5ubuntu3.1 [48.8 kB]</text:p>
      <text:p text:style-name="P1">받기:494 http://kr.archive.ubuntu.com/ubuntu xenial-updates/universe amd64 libboost-log1.58-dev amd64 1.58.0+dfsg-5ubuntu3.1 [533 kB]</text:p>
      <text:p text:style-name="P1"><text:soft-page-break/>받기:495 http://kr.archive.ubuntu.com/ubuntu xenial/universe amd64 libboost-log-dev amd64 1.58.0.1ubuntu1 [2,986 B]</text:p>
      <text:p text:style-name="P1">받기:496 http://kr.archive.ubuntu.com/ubuntu xenial-updates/universe amd64 libboost-math1.58.0 amd64 1.58.0+dfsg-5ubuntu3.1 [291 kB]</text:p>
      <text:p text:style-name="P1">받기:497 http://kr.archive.ubuntu.com/ubuntu xenial-updates/universe amd64 libboost-math1.58-dev amd64 1.58.0+dfsg-5ubuntu3.1 [829 kB]</text:p>
      <text:p text:style-name="P1">받기:498 http://kr.archive.ubuntu.com/ubuntu xenial/universe amd64 libboost-math-dev amd64 1.58.0.1ubuntu1 [2,998 B]</text:p>
      <text:p text:style-name="P1">받기:499 http://kr.archive.ubuntu.com/ubuntu xenial/universe amd64 openmpi-common all 1.10.2-8ubuntu1 [129 kB]</text:p>
      <text:p text:style-name="P1">받기:500 http://kr.archive.ubuntu.com/ubuntu xenial/main amd64 libibverbs-dev amd64 1.1.8-1.1ubuntu2 [77.6 kB]</text:p>
      <text:p text:style-name="P1">받기:501 http://kr.archive.ubuntu.com/ubuntu xenial-updates/main amd64 libnuma-dev amd64 2.0.11-1ubuntu1.1 [31.5 kB]</text:p>
      <text:p text:style-name="P1">받기:502 http://kr.archive.ubuntu.com/ubuntu xenial/main amd64 libltdl-dev amd64 2.4.6-0.1 [162 kB]</text:p>
      <text:p text:style-name="P1">받기:503 http://kr.archive.ubuntu.com/ubuntu xenial/universe amd64 libhwloc-dev amd64 1.11.2-3 [155 kB]</text:p>
      <text:p text:style-name="P1">받기:504 http://kr.archive.ubuntu.com/ubuntu xenial/universe amd64 libopenmpi-dev amd64 1.10.2-8ubuntu1 [537 kB]</text:p>
      <text:p text:style-name="P1">받기:505 http://kr.archive.ubuntu.com/ubuntu xenial/universe amd64 mpi-default-dev amd64 1.4 [4,154 B]</text:p>
      <text:p text:style-name="P1">받기:506 http://kr.archive.ubuntu.com/ubuntu xenial-updates/universe amd64 libboost-mpi1.58-dev amd64 1.58.0+dfsg-5ubuntu3.1 [147 kB]</text:p>
      <text:p text:style-name="P1">받기:507 http://kr.archive.ubuntu.com/ubuntu xenial/universe amd64 libboost-mpi-dev amd64 1.58.0.1ubuntu1 [2,876 B]</text:p>
      <text:p text:style-name="P1">받기:508 http://kr.archive.ubuntu.com/ubuntu xenial-updates/universe amd64 libboost-python1.58.0 amd64 1.58.0+dfsg-5ubuntu3.1 [120 kB]</text:p>
      <text:p text:style-name="P1">받기:509 http://kr.archive.ubuntu.com/ubuntu xenial/universe amd64 openmpi-bin amd64 1.10.2-8ubuntu1 [100 kB]</text:p>
      <text:p text:style-name="P1">받기:510 http://kr.archive.ubuntu.com/ubuntu xenial/universe amd64 mpi-default-bin amd64 1.4 [3,370 B]</text:p>
      <text:p text:style-name="P1">받기:511 http://kr.archive.ubuntu.com/ubuntu xenial-updates/universe amd64 libboost-mpi-python1.58.0 amd64 1.58.0+dfsg-5ubuntu3.1 [220 kB]</text:p>
      <text:p text:style-name="P1">받기:512 http://packages.ros.org/ros/ubuntu xenial/main amd64 ros-kinetic-rqt-robot-steering amd64 0.5.9-0xenial-20200828-013648+0000 [12.7 kB]</text:p>
      <text:p text:style-name="P1">받기:513 http://kr.archive.ubuntu.com/ubuntu xenial-updates/universe amd64 libboost-mpi-python1.58-dev amd64 1.58.0+dfsg-5ubuntu3.1 [27.0 kB]</text:p>
      <text:p text:style-name="P1">받기:514 http://packages.ros.org/ros/ubuntu xenial/main amd64 ros-kinetic-rqt-runtime-monitor amd64 0.5.7-0xenial-20200827-225045+0000 [14.2 kB]</text:p>
      <text:p text:style-name="P1">받기:515 http://kr.archive.ubuntu.com/ubuntu xenial/universe amd64 libboost-mpi-python-dev amd64 1.58.0.1ubuntu1 [2,912 B]</text:p>
      <text:p text:style-name="P1">받기:516 http://packages.ros.org/ros/ubuntu xenial/main amd64 ros-kinetic-rqt-rviz amd64 0.5.10-0xenial-20200828-131346+0000 [34.6 kB]</text:p>
      <text:p text:style-name="P1">받기:517 http://kr.archive.ubuntu.com/ubuntu xenial-updates/main amd64 libboost-program-options1.58-dev amd64 1.58.0+dfsg-5ubuntu3.1 [171 kB]</text:p>
      <text:p text:style-name="P1">받기:518 http://kr.archive.ubuntu.com/ubuntu xenial/main amd64 libboost-program-options-dev amd64 1.58.0.1ubuntu1 [2,808 B]</text:p>
      <text:p text:style-name="P1"><text:soft-page-break/>받기:519 http://kr.archive.ubuntu.com/ubuntu xenial-updates/main amd64 libpython2.7-dev amd64 2.7.12-1ubuntu0~16.04.12 [27.8 MB]</text:p>
      <text:p text:style-name="P1">받기:520 http://packages.ros.org/ros/ubuntu xenial/main amd64 ros-kinetic-rqt-tf-tree amd64 0.6.0-0xenial-20200828-005212+0000 [15.2 kB]</text:p>
      <text:p text:style-name="P1">받기:521 http://packages.ros.org/ros/ubuntu xenial/main amd64 ros-kinetic-rqt-robot-plugins amd64 0.5.7-0xenial-20200907-170710+0000 [3,122 B]</text:p>
      <text:p text:style-name="P1">받기:522 http://packages.ros.org/ros/ubuntu xenial/main amd64 ros-kinetic-viz amd64 1.3.2-0xenial-20200907-171418+0000 [1,722 B]</text:p>
      <text:p text:style-name="P1">받기:523 http://packages.ros.org/ros/ubuntu xenial/main amd64 ros-kinetic-desktop amd64 1.3.2-0xenial-20200907-172602+0000 [1,776 B]</text:p>
      <text:p text:style-name="P1">받기:524 http://packages.ros.org/ros/ubuntu xenial/main amd64 ros-kinetic-image-common amd64 1.11.13-0xenial-20200828-141244+0000 [2,306 B]</text:p>
      <text:p text:style-name="P1">받기:525 http://packages.ros.org/ros/ubuntu xenial/main amd64 ros-kinetic-image-proc amd64 1.12.23-0xenial-20200828-121833+0000 [173 kB]</text:p>
      <text:p text:style-name="P1">받기:526 http://packages.ros.org/ros/ubuntu xenial/main amd64 ros-kinetic-image-publisher amd64 1.12.23-0xenial-20200828-073818+0000 [81.3 kB]</text:p>
      <text:p text:style-name="P1">받기:527 http://packages.ros.org/ros/ubuntu xenial/main amd64 ros-kinetic-tf2-geometry-msgs amd64 0.5.20-0xenial-20200828-035025+0000 [13.5 kB]</text:p>
      <text:p text:style-name="P1">받기:528 http://packages.ros.org/ros/ubuntu xenial/main amd64 ros-kinetic-image-rotate amd64 1.12.23-0xenial-20200828-063252+0000 [95.2 kB]</text:p>
      <text:p text:style-name="P1">받기:529 http://packages.ros.org/ros/ubuntu xenial/main amd64 ros-kinetic-image-view amd64 1.12.23-0xenial-20200828-142405+0000 [298 kB]</text:p>
      <text:p text:style-name="P1">받기:530 http://kr.archive.ubuntu.com/ubuntu xenial-updates/main amd64 libpython-dev amd64 2.7.12-1~16.04 [7,840 B]</text:p>
      <text:p text:style-name="P1">받기:531 http://kr.archive.ubuntu.com/ubuntu xenial-updates/main amd64 python2.7-dev amd64 2.7.12-1ubuntu0~16.04.12 [276 kB]</text:p>
      <text:p text:style-name="P1">받기:532 http://kr.archive.ubuntu.com/ubuntu xenial-updates/main amd64 python-dev amd64 2.7.12-1~16.04 [1,186 B]</text:p>
      <text:p text:style-name="P1">받기:533 http://kr.archive.ubuntu.com/ubuntu xenial-updates/universe amd64 libboost-python1.58-dev amd64 1.58.0+dfsg-5ubuntu3.1 [149 kB]</text:p>
      <text:p text:style-name="P1">받기:534 http://kr.archive.ubuntu.com/ubuntu xenial/universe amd64 libboost-python-dev amd64 1.58.0.1ubuntu1 [3,170 B]</text:p>
      <text:p text:style-name="P1">받기:535 http://kr.archive.ubuntu.com/ubuntu xenial-updates/main amd64 libboost-random1.58.0 amd64 1.58.0+dfsg-5ubuntu3.1 [11.7 kB]</text:p>
      <text:p text:style-name="P1">받기:536 http://kr.archive.ubuntu.com/ubuntu xenial-updates/universe amd64 libboost-random1.58-dev amd64 1.58.0+dfsg-5ubuntu3.1 [11.1 kB]</text:p>
      <text:p text:style-name="P1">받기:537 http://kr.archive.ubuntu.com/ubuntu xenial/universe amd64 libboost-random-dev amd64 1.58.0.1ubuntu1 [2,790 B]</text:p>
      <text:p text:style-name="P1">받기:538 http://kr.archive.ubuntu.com/ubuntu xenial/universe amd64 libboost-regex-dev amd64 1.58.0.1ubuntu1 [3,058 B]</text:p>
      <text:p text:style-name="P1">받기:539 http://kr.archive.ubuntu.com/ubuntu xenial/universe amd64 libboost-serialization-dev amd64 1.58.0.1ubuntu1 [3,026 B]</text:p>
      <text:p text:style-name="P1">받기:540 http://kr.archive.ubuntu.com/ubuntu xenial-updates/universe amd64 libboost-signals1.58.0 amd64 1.58.0+dfsg-5ubuntu3.1 [31.5 kB]</text:p>
      <text:p text:style-name="P1">받기:541 http://kr.archive.ubuntu.com/ubuntu xenial-updates/universe amd64 libboost-signals1.58-dev amd64 1.58.0+dfsg-5ubuntu3.1 [34.8 kB]</text:p>
      <text:p text:style-name="P1">받기:542 http://kr.archive.ubuntu.com/ubuntu xenial/universe amd64 libboost-signals-dev amd64 1.58.0.1ubuntu1 [2,856 B]</text:p>
      <text:p text:style-name="P1"><text:soft-page-break/>받기:543 http://kr.archive.ubuntu.com/ubuntu xenial/universe amd64 libboost-system-dev amd64 1.58.0.1ubuntu1 [2,930 B]</text:p>
      <text:p text:style-name="P1">받기:544 http://kr.archive.ubuntu.com/ubuntu xenial/universe amd64 libboost-test-dev amd64 1.58.0.1ubuntu1 [2,830 B]</text:p>
      <text:p text:style-name="P1">받기:545 http://kr.archive.ubuntu.com/ubuntu xenial/universe amd64 libboost-thread-dev amd64 1.58.0.1ubuntu1 [2,818 B]</text:p>
      <text:p text:style-name="P1">받기:546 http://kr.archive.ubuntu.com/ubuntu xenial-updates/universe amd64 libboost-timer1.58.0 amd64 1.58.0+dfsg-5ubuntu3.1 [10.2 kB]</text:p>
      <text:p text:style-name="P1">받기:547 http://kr.archive.ubuntu.com/ubuntu xenial-updates/universe amd64 libboost-timer1.58-dev amd64 1.58.0+dfsg-5ubuntu3.1 [9,632 B]</text:p>
      <text:p text:style-name="P1">받기:548 http://kr.archive.ubuntu.com/ubuntu xenial/universe amd64 libboost-timer-dev amd64 1.58.0.1ubuntu1 [2,922 B]</text:p>
      <text:p text:style-name="P1">받기:549 http://kr.archive.ubuntu.com/ubuntu xenial-updates/universe amd64 libboost-wave1.58.0 amd64 1.58.0+dfsg-5ubuntu3.1 [184 kB]</text:p>
      <text:p text:style-name="P1">받기:550 http://kr.archive.ubuntu.com/ubuntu xenial-updates/universe amd64 libboost-wave1.58-dev amd64 1.58.0+dfsg-5ubuntu3.1 [245 kB]</text:p>
      <text:p text:style-name="P1">받기:551 http://kr.archive.ubuntu.com/ubuntu xenial/universe amd64 libboost-wave-dev amd64 1.58.0.1ubuntu1 [2,838 B]</text:p>
      <text:p text:style-name="P1">받기:552 http://kr.archive.ubuntu.com/ubuntu xenial/universe amd64 libboost-all-dev amd64 1.58.0.1ubuntu1 [2,228 B]</text:p>
      <text:p text:style-name="P1">받기:553 http://kr.archive.ubuntu.com/ubuntu xenial-updates/main amd64 libbz2-dev amd64 1.0.6-8ubuntu0.2 [29.0 kB]</text:p>
      <text:p text:style-name="P1">받기:554 http://kr.archive.ubuntu.com/ubuntu xenial/main amd64 libcairo-script-interpreter2 amd64 1.14.6-1 [54.3 kB]</text:p>
      <text:p text:style-name="P1">받기:555 http://kr.archive.ubuntu.com/ubuntu xenial-updates/main amd64 libpng12-dev amd64 1.2.54-1ubuntu1.1 [183 kB]</text:p>
      <text:p text:style-name="P1">받기:556 http://kr.archive.ubuntu.com/ubuntu xenial-updates/main amd64 libfreetype6-dev amd64 2.6.1-0.1ubuntu2.4 [956 kB]</text:p>
      <text:p text:style-name="P1">받기:557 http://kr.archive.ubuntu.com/ubuntu xenial-updates/main amd64 libfontconfig1-dev amd64 2.11.94-0ubuntu1.1 [658 kB]</text:p>
      <text:p text:style-name="P1">받기:558 http://kr.archive.ubuntu.com/ubuntu xenial/main amd64 x11proto-render-dev all 2:0.11.1-2 [20.1 kB]</text:p>
      <text:p text:style-name="P1">받기:559 http://kr.archive.ubuntu.com/ubuntu xenial/main amd64 libxrender-dev amd64 1:0.9.9-0ubuntu1 [24.5 kB]</text:p>
      <text:p text:style-name="P1">받기:560 http://kr.archive.ubuntu.com/ubuntu xenial/main amd64 libpixman-1-dev amd64 0.33.6-1 [248 kB]</text:p>
      <text:p text:style-name="P1">받기:561 http://packages.ros.org/ros/ubuntu xenial/main amd64 ros-kinetic-stereo-image-proc amd64 1.12.23-0xenial-20200828-145953+0000 [183 kB]</text:p>
      <text:p text:style-name="P1">받기:562 http://kr.archive.ubuntu.com/ubuntu xenial/main amd64 libxcb-shm0-dev amd64 1.11.1-1ubuntu1 [6,604 B]</text:p>
      <text:p text:style-name="P1">받기:563 http://kr.archive.ubuntu.com/ubuntu xenial/main amd64 libcairo2-dev amd64 1.14.6-1 [590 kB]</text:p>
      <text:p text:style-name="P1">받기:564 http://kr.archive.ubuntu.com/ubuntu xenial/universe amd64 libcollada-dom2.4-dp0 amd64 2.4.4+ds1-1 [1,382 kB]</text:p>
      <text:p text:style-name="P1">받기:565 http://kr.archive.ubuntu.com/ubuntu xenial/universe amd64 libcollada-dom2.4-dp-dev amd64 2.4.4+ds1-1 [222 kB]</text:p>
      <text:p text:style-name="P1">받기:566 http://kr.archive.ubuntu.com/ubuntu xenial-updates/main amd64 libcurl4-openssl-dev amd64 7.47.0-1ubuntu2.16 [263 kB]</text:p>
      <text:p text:style-name="P1"><text:soft-page-break/>받기:567 http://kr.archive.ubuntu.com/ubuntu xenial/universe amd64 libdapserver7v5 amd64 3.15.1-7 [19.7 kB]</text:p>
      <text:p text:style-name="P1">받기:568 http://kr.archive.ubuntu.com/ubuntu xenial-updates/main amd64 libxml2-dev amd64 2.9.3+dfsg1-1ubuntu0.7 [744 kB]</text:p>
      <text:p text:style-name="P1">받기:569 http://kr.archive.ubuntu.com/ubuntu xenial/universe amd64 libdap-dev amd64 3.15.1-7 [693 kB]</text:p>
      <text:p text:style-name="P1">받기:570 http://kr.archive.ubuntu.com/ubuntu xenial/universe amd64 libflann-dev amd64 1.8.4-4.1 [622 kB]</text:p>
      <text:p text:style-name="P1">받기:571 http://kr.archive.ubuntu.com/ubuntu xenial/universe amd64 libfltk-cairo1.3 amd64 1.3.3-7 [9,082 B]</text:p>
      <text:p text:style-name="P1">받기:572 http://packages.ros.org/ros/ubuntu xenial/main amd64 ros-kinetic-image-pipeline amd64 1.12.23-0xenial-20200828-152009+0000 [2,140 B]</text:p>
      <text:p text:style-name="P1">받기:573 http://packages.ros.org/ros/ubuntu xenial/main amd64 ros-kinetic-theora-image-transport amd64 1.9.5-0xenial-20200828-081612+0000 [119 kB]</text:p>
      <text:p text:style-name="P1">받기:574 http://kr.archive.ubuntu.com/ubuntu xenial/universe amd64 libfltk-gl1.3 amd64 1.3.3-7 [39.5 kB]</text:p>
      <text:p text:style-name="P1">받기:575 http://kr.archive.ubuntu.com/ubuntu xenial/universe amd64 libfltk1.3-dev amd64 1.3.3-7 [787 kB]</text:p>
      <text:p text:style-name="P1">받기:576 http://kr.archive.ubuntu.com/ubuntu xenial/universe amd64 libtbb-dev amd64 4.4~20151115-0ubuntu3 [226 kB]</text:p>
      <text:p text:style-name="P1">받기:577 http://kr.archive.ubuntu.com/ubuntu xenial/main amd64 libqt4-designer amd64 4:4.8.7+dfsg-5ubuntu2 [3,631 kB]</text:p>
      <text:p text:style-name="P1">받기:578 http://packages.ros.org/ros/ubuntu xenial/main amd64 ros-kinetic-image-transport-plugins amd64 1.9.5-0xenial-20200828-155357+0000 [2,650 B]</text:p>
      <text:p text:style-name="P1">받기:579 http://packages.ros.org/ros/ubuntu xenial/main amd64 ros-kinetic-laser-assembler amd64 1.7.4-0xenial-20200828-071834+0000 [353 kB]</text:p>
      <text:p text:style-name="P1">받기:580 http://kr.archive.ubuntu.com/ubuntu xenial/main amd64 libqt4-qt3support amd64 4:4.8.7+dfsg-5ubuntu2 [1,051 kB]</text:p>
      <text:p text:style-name="P1">받기:581 http://kr.archive.ubuntu.com/ubuntu xenial/main amd64 libqt4-dev-bin amd64 4:4.8.7+dfsg-5ubuntu2 [1,635 kB]</text:p>
      <text:p text:style-name="P1">받기:582 http://kr.archive.ubuntu.com/ubuntu xenial/main amd64 libqt4-help amd64 4:4.8.7+dfsg-5ubuntu2 [207 kB]</text:p>
      <text:p text:style-name="P1">받기:583 http://kr.archive.ubuntu.com/ubuntu xenial/main amd64 libqt4-scripttools amd64 4:4.8.7+dfsg-5ubuntu2 [224 kB]</text:p>
      <text:p text:style-name="P1">받기:584 http://kr.archive.ubuntu.com/ubuntu xenial/main amd64 libqt4-svg amd64 4:4.8.7+dfsg-5ubuntu2 [138 kB]</text:p>
      <text:p text:style-name="P1">받기:585 http://kr.archive.ubuntu.com/ubuntu xenial/main amd64 libqt4-test amd64 4:4.8.7+dfsg-5ubuntu2 [61.1 kB]</text:p>
      <text:p text:style-name="P1">받기:586 http://kr.archive.ubuntu.com/ubuntu xenial/main amd64 qt4-linguist-tools amd64 4:4.8.7+dfsg-5ubuntu2 [848 kB]</text:p>
      <text:p text:style-name="P1">받기:587 http://kr.archive.ubuntu.com/ubuntu xenial/main amd64 qt4-qmake amd64 4:4.8.7+dfsg-5ubuntu2 [1,293 kB]</text:p>
      <text:p text:style-name="P1">받기:588 http://kr.archive.ubuntu.com/ubuntu xenial/main amd64 libqt4-dev amd64 4:4.8.7+dfsg-5ubuntu2 [851 kB]</text:p>
      <text:p text:style-name="P1">받기:589 http://kr.archive.ubuntu.com/ubuntu xenial/universe amd64 libqtwebkit-dev amd64 2.3.2-0ubuntu11 [70.1 kB]</text:p>
      <text:p text:style-name="P1">받기:590 http://kr.archive.ubuntu.com/ubuntu xenial/main amd64 libprotoc9v5 amd64 2.6.1-1.3 [273 kB]</text:p>
      <text:p text:style-name="P1"><text:soft-page-break/>받기:591 http://kr.archive.ubuntu.com/ubuntu xenial/main amd64 libprotoc-dev amd64 2.6.1-1.3 [318 kB]</text:p>
      <text:p text:style-name="P1">받기:592 http://packages.ros.org/ros/ubuntu xenial/main amd64 ros-kinetic-laser-filters amd64 1.8.5-0xenial-20200828-071840+0000 [324 kB]</text:p>
      <text:p text:style-name="P1">받기:593 http://kr.archive.ubuntu.com/ubuntu xenial-updates/universe amd64 libfreeimage-dev amd64 3.17.0+ds1-2ubuntu0.1 [18.6 kB]</text:p>
      <text:p text:style-name="P1">받기:594 http://kr.archive.ubuntu.com/ubuntu xenial/universe amd64 libogre-1.9-dev amd64 1.9.0+dfsg1-7 [963 kB]</text:p>
      <text:p text:style-name="P1">받기:595 http://kr.archive.ubuntu.com/ubuntu xenial/universe amd64 libtar-dev amd64 1.2.20-4 [35.8 kB]</text:p>
      <text:p text:style-name="P1">받기:596 http://kr.archive.ubuntu.com/ubuntu xenial/universe amd64 libgts-dev amd64 0.7.6+darcs121130-1.2 [166 kB]</text:p>
      <text:p text:style-name="P1">받기:597 http://kr.archive.ubuntu.com/ubuntu xenial/main amd64 libusb-1.0-0-dev amd64 2:1.0.20-1 [58.5 kB]</text:p>
      <text:p text:style-name="P1">받기:598 http://kr.archive.ubuntu.com/ubuntu xenial-updates/main amd64 libjpeg-turbo8-dev amd64 1.4.2-0ubuntu3.4 [254 kB]</text:p>
      <text:p text:style-name="P1">받기:599 http://kr.archive.ubuntu.com/ubuntu xenial/main amd64 libjpeg8-dev amd64 8c-2ubuntu8 [1,552 B]</text:p>
      <text:p text:style-name="P1">받기:600 http://kr.archive.ubuntu.com/ubuntu xenial/main amd64 libjpeg-dev amd64 8c-2ubuntu8 [1,546 B]</text:p>
      <text:p text:style-name="P1">받기:601 http://kr.archive.ubuntu.com/ubuntu xenial/universe amd64 libaec-dev amd64 0.3.2-1 [16.6 kB]</text:p>
      <text:p text:style-name="P1">받기:602 http://kr.archive.ubuntu.com/ubuntu xenial-updates/universe amd64 libhdf5-cpp-11 amd64 1.8.16+docs-4ubuntu1.1 [102 kB]</text:p>
      <text:p text:style-name="P1">받기:603 http://kr.archive.ubuntu.com/ubuntu xenial-updates/universe amd64 libhdf5-dev amd64 1.8.16+docs-4ubuntu1.1 [5,005 kB]</text:p>
      <text:p text:style-name="P1">받기:604 http://kr.archive.ubuntu.com/ubuntu xenial/universe amd64 libnetcdf-dev amd64 1:4.4.0-2 [36.9 kB]</text:p>
      <text:p text:style-name="P1">받기:605 http://kr.archive.ubuntu.com/ubuntu xenial-updates/main amd64 libjasper-dev amd64 1.900.1-debian1-2.4ubuntu1.2 [520 kB]</text:p>
      <text:p text:style-name="P1">받기:606 http://kr.archive.ubuntu.com/ubuntu xenial-updates/main amd64 libgif-dev amd64 5.1.4-0.3~16.04.1 [20.1 kB]</text:p>
      <text:p text:style-name="P1">받기:607 http://kr.archive.ubuntu.com/ubuntu xenial/main amd64 libwebp-dev amd64 0.4.4-1 [225 kB]</text:p>
      <text:p text:style-name="P1">받기:608 http://kr.archive.ubuntu.com/ubuntu xenial/universe amd64 libhdf4-alt-dev amd64 4.2.10-3.2 [364 kB]</text:p>
      <text:p text:style-name="P1">받기:609 http://kr.archive.ubuntu.com/ubuntu xenial-updates/main amd64 libssl-dev amd64 1.0.2g-1ubuntu4.17 [1,346 kB]</text:p>
      <text:p text:style-name="P1">받기:610 http://kr.archive.ubuntu.com/ubuntu xenial-updates/main amd64 libpq-dev amd64 9.5.23-0ubuntu0.16.04.1 [155 kB]</text:p>
      <text:p text:style-name="P1">받기:611 http://kr.archive.ubuntu.com/ubuntu xenial/universe amd64 libxerces-c-dev amd64 3.1.3+debian-1 [1,659 kB]</text:p>
      <text:p text:style-name="P1">받기:612 http://kr.archive.ubuntu.com/ubuntu xenial/main amd64 unixodbc amd64 2.3.1-4.1 [20.5 kB]</text:p>
      <text:p text:style-name="P1">받기:613 http://kr.archive.ubuntu.com/ubuntu xenial/main amd64 unixodbc-dev amd64 2.3.1-4.1 [217 kB]</text:p>
      <text:p text:style-name="P1">받기:614 http://kr.archive.ubuntu.com/ubuntu xenial-updates/main amd64 libsqlite3-dev amd64 3.11.0-1ubuntu1.5 [509 kB]</text:p>
      <text:p text:style-name="P1"><text:soft-page-break/>받기:615 http://kr.archive.ubuntu.com/ubuntu xenial/universe amd64 libgeos-dev amd64 3.5.0-1ubuntu2 [66.5 kB]</text:p>
      <text:p text:style-name="P1">받기:616 http://kr.archive.ubuntu.com/ubuntu xenial-updates/main amd64 libmysqlclient-dev amd64 5.7.31-0ubuntu0.16.04.1 [986 kB]</text:p>
      <text:p text:style-name="P1">받기:617 http://kr.archive.ubuntu.com/ubuntu xenial/universe amd64 libspatialite-dev amd64 4.3.0a-5 [1,319 kB]</text:p>
      <text:p text:style-name="P1">받기:618 http://kr.archive.ubuntu.com/ubuntu xenial/universe amd64 libgdal-dev amd64 1.11.3+dfsg-3build2 [4,682 kB]</text:p>
      <text:p text:style-name="P1">받기:619 http://kr.archive.ubuntu.com/ubuntu xenial-updates/universe amd64 libswscale-dev amd64 7:2.8.17-0ubuntu0.1 [164 kB]</text:p>
      <text:p text:style-name="P1">받기:620 http://kr.archive.ubuntu.com/ubuntu xenial/main amd64 libtinyxml-dev amd64 2.6.2-3 [44.2 kB]</text:p>
      <text:p text:style-name="P1">받기:621 http://kr.archive.ubuntu.com/ubuntu xenial/universe amd64 libconsole-bridge-dev amd64 0.3.2-1 [5,754 B]</text:p>
      <text:p text:style-name="P1">받기:622 http://kr.archive.ubuntu.com/ubuntu xenial/universe amd64 liburdfdom-headers-dev amd64 0.4.1-2 [12.1 kB]</text:p>
      <text:p text:style-name="P1">받기:623 http://kr.archive.ubuntu.com/ubuntu xenial/universe amd64 liburdfdom-model-state0.4 amd64 0.4.1-1 [25.9 kB]</text:p>
      <text:p text:style-name="P1">받기:624 http://kr.archive.ubuntu.com/ubuntu xenial/universe amd64 liburdfdom-sensor0.4 amd64 0.4.1-1 [13.5 kB]</text:p>
      <text:p text:style-name="P1">받기:625 http://kr.archive.ubuntu.com/ubuntu xenial/universe amd64 liburdfdom-world0.4 amd64 0.4.1-1 [56.3 kB]</text:p>
      <text:p text:style-name="P1">받기:626 http://kr.archive.ubuntu.com/ubuntu xenial/universe amd64 liburdfdom-dev amd64 0.4.1-1 [4,252 B]</text:p>
      <text:p text:style-name="P1">받기:627 http://kr.archive.ubuntu.com/ubuntu xenial/universe amd64 libignition-math2-dev amd64 2.2.3+dfsg1-4 [32.2 kB]</text:p>
      <text:p text:style-name="P1">받기:628 http://kr.archive.ubuntu.com/ubuntu xenial/universe amd64 libsdformat4-dev amd64 4.0.0-1ubuntu2 [16.7 kB]</text:p>
      <text:p text:style-name="P1">받기:629 http://kr.archive.ubuntu.com/ubuntu xenial/main amd64 libxi-dev amd64 2:1.7.6-1 [184 kB]</text:p>
      <text:p text:style-name="P1">받기:630 http://kr.archive.ubuntu.com/ubuntu xenial/main amd64 libxmu-headers all 2:1.1.2-2 [54.3 kB]</text:p>
      <text:p text:style-name="P1">받기:631 http://kr.archive.ubuntu.com/ubuntu xenial/main amd64 libxmu-dev amd64 2:1.1.2-2 [49.0 kB]</text:p>
      <text:p text:style-name="P1">받기:632 http://kr.archive.ubuntu.com/ubuntu xenial/main amd64 liblapack-dev amd64 3.6.0-2ubuntu2 [1,948 kB]</text:p>
      <text:p text:style-name="P1">받기:633 http://kr.archive.ubuntu.com/ubuntu xenial/universe amd64 libsimbody-dev amd64 3.5.3+dfsg-1ubuntu1 [658 kB]</text:p>
      <text:p text:style-name="P1">받기:634 http://kr.archive.ubuntu.com/ubuntu xenial/universe amd64 libgazebo7-dev amd64 7.0.0+dfsg-2 [482 kB]</text:p>
      <text:p text:style-name="P1">받기:635 http://kr.archive.ubuntu.com/ubuntu xenial-updates/main amd64 libgdk-pixbuf2.0-dev amd64 2.32.2-1ubuntu1.6 [44.3 kB]</text:p>
      <text:p text:style-name="P1">받기:636 http://kr.archive.ubuntu.com/ubuntu xenial/universe amd64 libgl2ps0 amd64 1.3.8-1.2 [35.5 kB]</text:p>
      <text:p text:style-name="P1">받기:637 http://kr.archive.ubuntu.com/ubuntu xenial/universe amd64 libgl2ps-dev amd64 1.3.8-1.2 [4,636 B]</text:p>
      <text:p text:style-name="P1">받기:638 http://packages.ros.org/ros/ubuntu xenial/main amd64 ros-kinetic-laser-pipeline amd64 1.6.2-0xenial-20200828-153604+0000 [1,670 B]</text:p>
      <text:p text:style-name="P1"><text:soft-page-break/>받기:639 http://kr.archive.ubuntu.com/ubuntu xenial-updates/main amd64 libharfbuzz-gobject0 amd64 1.0.1-1ubuntu0.1 [10.9 kB]</text:p>
      <text:p text:style-name="P1">받기:640 http://packages.ros.org/ros/ubuntu xenial/main amd64 ros-kinetic-pcl-msgs amd64 0.2.0-0xenial-20200828-120007+0000 [23.3 kB]</text:p>
      <text:p text:style-name="P1">받기:641 http://kr.archive.ubuntu.com/ubuntu xenial-updates/main amd64 libharfbuzz-dev amd64 1.0.1-1ubuntu0.1 [189 kB]</text:p>
      <text:p text:style-name="P1">받기:642 http://packages.ros.org/ros/ubuntu xenial/main amd64 ros-kinetic-pcl-conversions amd64 0.2.1-0xenial-20200828-121905+0000 [10.5 kB]</text:p>
      <text:p text:style-name="P1">받기:643 http://kr.archive.ubuntu.com/ubuntu xenial/main amd64 libxft-dev amd64 2.3.2-1 [45.7 kB]</text:p>
      <text:p text:style-name="P1">받기:644 http://packages.ros.org/ros/ubuntu xenial/main amd64 ros-kinetic-tf2-eigen amd64 0.5.20-0xenial-20200811-190233+0000 [8,658 B]</text:p>
      <text:p text:style-name="P1">받기:645 http://kr.archive.ubuntu.com/ubuntu xenial/main amd64 libpango1.0-dev amd64 1.38.1-1 [277 kB]</text:p>
      <text:p text:style-name="P1">받기:646 http://packages.ros.org/ros/ubuntu xenial/main amd64 ros-kinetic-pcl-ros amd64 1.4.4-0xenial-20200828-123313+0000 [4,082 kB]</text:p>
      <text:p text:style-name="P1">받기:647 http://kr.archive.ubuntu.com/ubuntu xenial/main amd64 x11proto-xinerama-dev all 1.2.1-2 [4,966 B]</text:p>
      <text:p text:style-name="P1">받기:648 http://kr.archive.ubuntu.com/ubuntu xenial/main amd64 libxinerama-dev amd64 2:1.1.3-1 [8,404 B]</text:p>
      <text:p text:style-name="P1">받기:649 http://kr.archive.ubuntu.com/ubuntu xenial/main amd64 x11proto-randr-dev all 1.5.0-1 [33.7 kB]</text:p>
      <text:p text:style-name="P1">받기:650 http://kr.archive.ubuntu.com/ubuntu xenial/main amd64 libxrandr-dev amd64 2:1.5.0-1 [23.7 kB]</text:p>
      <text:p text:style-name="P1">받기:651 http://kr.archive.ubuntu.com/ubuntu xenial-updates/main amd64 libxcursor-dev amd64 1:1.1.14-1ubuntu0.16.04.2 [26.4 kB]</text:p>
      <text:p text:style-name="P1">받기:652 http://kr.archive.ubuntu.com/ubuntu xenial/main amd64 x11proto-composite-dev all 1:0.4.2-2 [10.5 kB]</text:p>
      <text:p text:style-name="P1">받기:653 http://kr.archive.ubuntu.com/ubuntu xenial/main amd64 libxcomposite-dev amd64 1:0.4.4-1 [9,954 B]</text:p>
      <text:p text:style-name="P1">받기:654 http://kr.archive.ubuntu.com/ubuntu xenial-updates/main amd64 libxml2-utils amd64 2.9.3+dfsg1-1ubuntu0.7 [35.0 kB]</text:p>
      <text:p text:style-name="P1">받기:655 http://kr.archive.ubuntu.com/ubuntu xenial-updates/main amd64 libgtk2.0-dev amd64 2.24.30-1ubuntu1.16.04.2 [2,598 kB]</text:p>
      <text:p text:style-name="P1">받기:656 http://kr.archive.ubuntu.com/ubuntu xenial/universe amd64 libgts-bin amd64 0.7.6+darcs121130-1.2 [40.4 kB]</text:p>
      <text:p text:style-name="P1">받기:657 http://kr.archive.ubuntu.com/ubuntu xenial/main amd64 libjs-jquery all 1.11.3+dfsg-4 [161 kB]</text:p>
      <text:p text:style-name="P1">받기:658 http://kr.archive.ubuntu.com/ubuntu xenial/universe amd64 libjs-jquery-ui all 1.10.1+dfsg-1 [458 kB]</text:p>
      <text:p text:style-name="P1">받기:659 http://kr.archive.ubuntu.com/ubuntu xenial/main amd64 libjs-underscore all 1.7.0~dfsg-1ubuntu1 [46.7 kB]</text:p>
      <text:p text:style-name="P1">받기:660 http://kr.archive.ubuntu.com/ubuntu xenial-updates/main amd64 libjs-sphinxdoc all 1.3.6-2ubuntu1.2 [57.8 kB]</text:p>
      <text:p text:style-name="P1">받기:661 http://kr.archive.ubuntu.com/ubuntu xenial/universe amd64 liblog4cxx10v5 amd64 0.10.0-10ubuntu1 [416 kB]</text:p>
      <text:p text:style-name="P1">받기:662 http://kr.archive.ubuntu.com/ubuntu xenial/universe amd64 liblog4cxx-dev amd64 0.10.0-10ubuntu1 [683 kB]</text:p>
      <text:p text:style-name="P1"><text:soft-page-break/>받기:663 http://kr.archive.ubuntu.com/ubuntu xenial/universe amd64 liblog4cxx10-dev amd64 0.10.0-10ubuntu1 [1,448 B]</text:p>
      <text:p text:style-name="P1">받기:664 http://kr.archive.ubuntu.com/ubuntu xenial/main amd64 libsys-hostname-long-perl all 1.5-1 [11.7 kB]</text:p>
      <text:p text:style-name="P1">받기:665 http://kr.archive.ubuntu.com/ubuntu xenial/main amd64 libmail-sendmail-perl all 0.79.16-1 [26.5 kB]</text:p>
      <text:p text:style-name="P1">받기:666 http://kr.archive.ubuntu.com/ubuntu xenial/universe amd64 libnetcdf-c++4 amd64 4.2-4 [33.2 kB]</text:p>
      <text:p text:style-name="P1">받기:667 http://kr.archive.ubuntu.com/ubuntu xenial/universe amd64 libnetcdf-cxx-legacy-dev amd64 4.2-4 [52.7 kB]</text:p>
      <text:p text:style-name="P1">받기:668 http://kr.archive.ubuntu.com/ubuntu xenial/main amd64 libogg-dev amd64 1.3.2-1 [156 kB]</text:p>
      <text:p text:style-name="P1">받기:669 http://kr.archive.ubuntu.com/ubuntu xenial/universe amd64 libopenni-dev amd64 1.5.4.0-14 [139 kB]</text:p>
      <text:p text:style-name="P1">받기:670 http://kr.archive.ubuntu.com/ubuntu xenial/universe amd64 openni-utils amd64 1.5.4.0-14 [113 kB]</text:p>
      <text:p text:style-name="P1">받기:671 http://kr.archive.ubuntu.com/ubuntu xenial/universe amd64 libopenni-sensor-pointclouds0 amd64 5.1.0.41.5-1 [307 kB]</text:p>
      <text:p text:style-name="P1">받기:672 http://kr.archive.ubuntu.com/ubuntu xenial-updates/universe amd64 libpocofoundation9v5 amd64 1.3.6p1-5.1ubuntu0.1 [351 kB]</text:p>
      <text:p text:style-name="P1">받기:673 http://kr.archive.ubuntu.com/ubuntu xenial-updates/universe amd64 libpococrypto9v5 amd64 1.3.6p1-5.1ubuntu0.1 [39.6 kB]</text:p>
      <text:p text:style-name="P1">받기:674 http://kr.archive.ubuntu.com/ubuntu xenial-updates/universe amd64 libpocodata9v5 amd64 1.3.6p1-5.1ubuntu0.1 [89.0 kB]</text:p>
      <text:p text:style-name="P1">받기:675 http://kr.archive.ubuntu.com/ubuntu xenial-updates/universe amd64 libpocomysql9v5 amd64 1.3.6p1-5.1ubuntu0.1 [34.9 kB]</text:p>
      <text:p text:style-name="P1">받기:676 http://kr.archive.ubuntu.com/ubuntu xenial-updates/universe amd64 libpoconet9v5 amd64 1.3.6p1-5.1ubuntu0.1 [220 kB]</text:p>
      <text:p text:style-name="P1">받기:677 http://kr.archive.ubuntu.com/ubuntu xenial-updates/universe amd64 libpocoxml9v5 amd64 1.3.6p1-5.1ubuntu0.1 [109 kB]</text:p>
      <text:p text:style-name="P1">받기:678 http://kr.archive.ubuntu.com/ubuntu xenial-updates/universe amd64 libpocoutil9v5 amd64 1.3.6p1-5.1ubuntu0.1 [89.9 kB]</text:p>
      <text:p text:style-name="P1">받기:679 http://kr.archive.ubuntu.com/ubuntu xenial-updates/universe amd64 libpoconetssl9v5 amd64 1.3.6p1-5.1ubuntu0.1 [69.9 kB]</text:p>
      <text:p text:style-name="P1">받기:680 http://kr.archive.ubuntu.com/ubuntu xenial-updates/universe amd64 libpocoodbc9v5 amd64 1.3.6p1-5.1ubuntu0.1 [57.4 kB]</text:p>
      <text:p text:style-name="P1">받기:681 http://kr.archive.ubuntu.com/ubuntu xenial-updates/universe amd64 libpocosqlite9v5 amd64 1.3.6p1-5.1ubuntu0.1 [45.9 kB]</text:p>
      <text:p text:style-name="P1">받기:682 http://kr.archive.ubuntu.com/ubuntu xenial-updates/universe amd64 libpocozip9v5 amd64 1.3.6p1-5.1ubuntu0.1 [84.3 kB]</text:p>
      <text:p text:style-name="P1">받기:683 http://kr.archive.ubuntu.com/ubuntu xenial-updates/universe amd64 libpoco-dev amd64 1.3.6p1-5.1ubuntu0.1 [362 kB]</text:p>
      <text:p text:style-name="P1">받기:684 http://kr.archive.ubuntu.com/ubuntu xenial-updates/main amd64 libinput-dev amd64 1.6.3-1ubuntu1~16.04.1 [27.3 kB]</text:p>
      <text:p text:style-name="P1">받기:685 http://kr.archive.ubuntu.com/ubuntu xenial-updates/main amd64 qtbase5-private-dev amd64 5.5.1+dfsg-16ubuntu7.7 [980 kB]</text:p>
      <text:p text:style-name="P1">받기:686 http://kr.archive.ubuntu.com/ubuntu xenial/main amd64 libqt5multimediawidgets5 amd64 5.5.1-4ubuntu2 [35.9 kB]</text:p>
      <text:p text:style-name="P1"><text:soft-page-break/>받기:687 http://kr.archive.ubuntu.com/ubuntu xenial/main amd64 libqgsttools-p1 amd64 5.5.1-4ubuntu2 [65.4 kB]</text:p>
      <text:p text:style-name="P1">받기:688 http://kr.archive.ubuntu.com/ubuntu xenial/main amd64 libqt5multimediaquick-p5 amd64 5.5.1-4ubuntu2 [36.9 kB]</text:p>
      <text:p text:style-name="P1">받기:689 http://kr.archive.ubuntu.com/ubuntu xenial/main amd64 qtmultimedia5-dev amd64 5.5.1-4ubuntu2 [41.0 kB]</text:p>
      <text:p text:style-name="P1">받기:690 http://kr.archive.ubuntu.com/ubuntu xenial-updates/main amd64 libqt5opengl5-dev amd64 5.5.1+dfsg-16ubuntu7.7 [31.5 kB]</text:p>
      <text:p text:style-name="P1">받기:691 http://kr.archive.ubuntu.com/ubuntu xenial-updates/universe amd64 libqt5clucene5 amd64 5.5.1-3ubuntu0.1 [264 kB]</text:p>
      <text:p text:style-name="P1">받기:692 http://kr.archive.ubuntu.com/ubuntu xenial-updates/universe amd64 libqt5designer5 amd64 5.5.1-3ubuntu0.1 [2,719 kB]</text:p>
      <text:p text:style-name="P1">받기:693 http://kr.archive.ubuntu.com/ubuntu xenial-updates/universe amd64 libqt5designercomponents5 amd64 5.5.1-3ubuntu0.1 [674 kB]</text:p>
      <text:p text:style-name="P1">받기:694 http://kr.archive.ubuntu.com/ubuntu xenial-updates/universe amd64 libqt5help5 amd64 5.5.1-3ubuntu0.1 [183 kB]</text:p>
      <text:p text:style-name="P1">받기:695 http://kr.archive.ubuntu.com/ubuntu xenial-updates/universe amd64 qttools5-dev amd64 5.5.1-3ubuntu0.1 [188 kB]</text:p>
      <text:p text:style-name="P1">받기:696 http://kr.archive.ubuntu.com/ubuntu xenial-updates/universe amd64 qttools5-private-dev amd64 5.5.1-3ubuntu0.1 [80.0 kB]</text:p>
      <text:p text:style-name="P1">받기:697 http://kr.archive.ubuntu.com/ubuntu xenial-updates/universe amd64 qttools5-dev-tools amd64 5.5.1-3ubuntu0.1 [1,625 kB]</text:p>
      <text:p text:style-name="P1">받기:698 http://kr.archive.ubuntu.com/ubuntu xenial/main amd64 qtdeclarative5-private-dev amd64 5.5.1-2ubuntu6 [292 kB]</text:p>
      <text:p text:style-name="P1">받기:699 http://kr.archive.ubuntu.com/ubuntu xenial/main amd64 libqt5xmlpatterns5 amd64 5.5.1-2build1 [961 kB]</text:p>
      <text:p text:style-name="P1">받기:700 http://kr.archive.ubuntu.com/ubuntu xenial/main amd64 libqt5xmlpatterns5-dev amd64 5.5.1-2build1 [14.9 kB]</text:p>
      <text:p text:style-name="P1">받기:701 http://kr.archive.ubuntu.com/ubuntu xenial/main amd64 libqt5xmlpatterns5-private-dev amd64 5.5.1-2build1 [216 kB]</text:p>
      <text:p text:style-name="P1">받기:702 http://kr.archive.ubuntu.com/ubuntu xenial/universe amd64 libqt5x11extras5 amd64 5.5.1-3build1 [7,876 B]</text:p>
      <text:p text:style-name="P1">받기:703 http://kr.archive.ubuntu.com/ubuntu xenial/universe amd64 libqt5x11extras5-dev amd64 5.5.1-3build1 [6,888 B]</text:p>
      <text:p text:style-name="P1">받기:704 http://kr.archive.ubuntu.com/ubuntu xenial/universe amd64 libqhull7 amd64 2015.2-1 [152 kB]</text:p>
      <text:p text:style-name="P1">받기:705 http://kr.archive.ubuntu.com/ubuntu xenial/universe amd64 libqhull-dev amd64 2015.2-1 [240 kB]</text:p>
      <text:p text:style-name="P1">받기:706 http://kr.archive.ubuntu.com/ubuntu xenial/main amd64 libqt4-opengl-dev amd64 4:4.8.7+dfsg-5ubuntu2 [22.9 kB]</text:p>
      <text:p text:style-name="P1">받기:707 http://kr.archive.ubuntu.com/ubuntu xenial-updates/main amd64 libssl-doc all 1.0.2g-1ubuntu4.17 [1,077 kB]</text:p>
      <text:p text:style-name="P1">받기:708 http://kr.archive.ubuntu.com/ubuntu xenial/main amd64 libtheora-dev amd64 1.1.1+dfsg.1-8 [178 kB]</text:p>
      <text:p text:style-name="P1">받기:709 http://kr.archive.ubuntu.com/ubuntu xenial/main amd64 libjbig-dev amd64 2.1-3.1 [24.8 kB]</text:p>
      <text:p text:style-name="P1">받기:710 http://kr.archive.ubuntu.com/ubuntu xenial/main amd64 liblzma-dev amd64 5.1.1alpha+20120614-2ubuntu2 [137 kB]</text:p>
      <text:p text:style-name="P1"><text:soft-page-break/>받기:711 http://kr.archive.ubuntu.com/ubuntu xenial-updates/main amd64 libtiffxx5 amd64 4.0.6-1ubuntu0.7 [5,598 B]</text:p>
      <text:p text:style-name="P1">받기:712 http://kr.archive.ubuntu.com/ubuntu xenial-updates/main amd64 libtiff5-dev amd64 4.0.6-1ubuntu0.7 [269 kB]</text:p>
      <text:p text:style-name="P1">받기:713 http://kr.archive.ubuntu.com/ubuntu xenial/main amd64 libtool all 2.4.6-0.1 [193 kB]</text:p>
      <text:p text:style-name="P1">받기:714 http://kr.archive.ubuntu.com/ubuntu xenial/main amd64 libusb-1.0-doc all 2:1.0.20-1 [160 kB]</text:p>
      <text:p text:style-name="P1">받기:715 http://kr.archive.ubuntu.com/ubuntu xenial/universe amd64 libeigen3-dev all 3.3~beta1-2 [663 kB]</text:p>
      <text:p text:style-name="P1">받기:716 http://kr.archive.ubuntu.com/ubuntu xenial-updates/universe amd64 libhdf5-openmpi-10 amd64 1.8.16+docs-4ubuntu1.1 [1,017 kB]</text:p>
      <text:p text:style-name="P1">받기:717 http://kr.archive.ubuntu.com/ubuntu xenial-updates/universe amd64 libhdf5-openmpi-dev amd64 1.8.16+docs-4ubuntu1.1 [4,490 kB]</text:p>
      <text:p text:style-name="P1">받기:718 http://kr.archive.ubuntu.com/ubuntu xenial-updates/universe amd64 libhdf5-mpi-dev amd64 1.8.16+docs-4ubuntu1.1 [3,082 B]</text:p>
      <text:p text:style-name="P1">받기:719 http://kr.archive.ubuntu.com/ubuntu xenial/main amd64 libjsoncpp-dev amd64 1.7.2-1 [83.5 kB]</text:p>
      <text:p text:style-name="P1">받기:720 http://kr.archive.ubuntu.com/ubuntu xenial/main amd64 x11proto-scrnsaver-dev all 1.2.2-1 [25.0 kB]</text:p>
      <text:p text:style-name="P1">받기:721 http://kr.archive.ubuntu.com/ubuntu xenial/main amd64 libxss-dev amd64 1:1.2.2-1 [12.7 kB]</text:p>
      <text:p text:style-name="P1">받기:722 http://kr.archive.ubuntu.com/ubuntu xenial/main amd64 python-concurrent.futures all 3.0.5-1 [31.6 kB]</text:p>
      <text:p text:style-name="P1">받기:723 http://kr.archive.ubuntu.com/ubuntu xenial/universe amd64 python-lz4 amd64 0.7.0+dfsg-3build1 [6,788 B]</text:p>
      <text:p text:style-name="P1">받기:724 http://kr.archive.ubuntu.com/ubuntu xenial/main amd64 python-msgpack amd64 0.4.6-1build1 [61.3 kB]</text:p>
      <text:p text:style-name="P1">받기:725 http://kr.archive.ubuntu.com/ubuntu xenial/main amd64 python-six all 1.10.0-3 [10.9 kB]</text:p>
      <text:p text:style-name="P1">받기:726 http://kr.archive.ubuntu.com/ubuntu xenial/universe amd64 python-snappy amd64 0.5-1build1 [10.4 kB]</text:p>
      <text:p text:style-name="P1">받기:727 http://kr.archive.ubuntu.com/ubuntu xenial/universe amd64 python-trollius all 2.1~b1-3 [83.7 kB]</text:p>
      <text:p text:style-name="P1">받기:728 http://kr.archive.ubuntu.com/ubuntu xenial-updates/main amd64 python-twisted-bin amd64 16.0.0-1ubuntu0.4 [13.0 kB]</text:p>
      <text:p text:style-name="P1">받기:729 http://kr.archive.ubuntu.com/ubuntu xenial/main amd64 python-pkg-resources all 20.7.0-1 [108 kB]</text:p>
      <text:p text:style-name="P1">받기:730 http://kr.archive.ubuntu.com/ubuntu xenial/main amd64 python-zope.interface amd64 4.1.3-1build1 [81.0 kB]</text:p>
      <text:p text:style-name="P1">받기:731 http://kr.archive.ubuntu.com/ubuntu xenial/main amd64 python-cffi-backend amd64 1.5.2-1ubuntu1 [58.1 kB]</text:p>
      <text:p text:style-name="P1">받기:732 http://kr.archive.ubuntu.com/ubuntu xenial/main amd64 python-enum34 all 1.1.2-1 [35.8 kB]</text:p>
      <text:p text:style-name="P1">받기:733 http://kr.archive.ubuntu.com/ubuntu xenial/main amd64 python-idna all 2.0-3 [35.1 kB]</text:p>
      <text:p text:style-name="P1">받기:734 http://kr.archive.ubuntu.com/ubuntu xenial/main amd64 python-ipaddress all 1.0.16-1 [18.0 kB]</text:p>
      <text:p text:style-name="P1">받기:735 http://kr.archive.ubuntu.com/ubuntu xenial/main amd64 python-pyasn1 all 0.1.9-1 [45.1 kB]</text:p>
      <text:p text:style-name="P1"><text:soft-page-break/>받기:736 http://kr.archive.ubuntu.com/ubuntu xenial-updates/main amd64 python-cryptography amd64 1.2.3-1ubuntu0.2 [199 kB]</text:p>
      <text:p text:style-name="P1">받기:737 http://kr.archive.ubuntu.com/ubuntu xenial-updates/main amd64 python-openssl all 0.15.1-2ubuntu0.2 [84.9 kB]</text:p>
      <text:p text:style-name="P1">받기:738 http://kr.archive.ubuntu.com/ubuntu xenial/main amd64 python-attr all 15.2.0-1 [11.3 kB]</text:p>
      <text:p text:style-name="P1">받기:739 http://kr.archive.ubuntu.com/ubuntu xenial/main amd64 python-pyasn1-modules all 0.0.7-0.1 [20.5 kB]</text:p>
      <text:p text:style-name="P1">받기:740 http://kr.archive.ubuntu.com/ubuntu xenial/main amd64 python-service-identity all 16.0.0-2 [9,318 B]</text:p>
      <text:p text:style-name="P1">받기:741 http://kr.archive.ubuntu.com/ubuntu xenial-updates/main amd64 python-twisted-core all 16.0.0-1ubuntu0.4 [1,945 kB]</text:p>
      <text:p text:style-name="P1">받기:742 http://kr.archive.ubuntu.com/ubuntu xenial-updates/main amd64 python-twisted all 16.0.0-1ubuntu0.4 [3,598 B]</text:p>
      <text:p text:style-name="P1">받기:743 http://kr.archive.ubuntu.com/ubuntu xenial/universe amd64 python-txaio all 1.0.0-3 [7,830 B]</text:p>
      <text:p text:style-name="P1">받기:744 http://kr.archive.ubuntu.com/ubuntu xenial/universe amd64 python-autobahn all 0.10.3+dfsg1-5 [115 kB]</text:p>
      <text:p text:style-name="P1">받기:745 http://kr.archive.ubuntu.com/ubuntu xenial/universe amd64 python-mpi4py amd64 1.3.1+hg20131106-2ubuntu5 [320 kB]</text:p>
      <text:p text:style-name="P1">받기:746 http://kr.archive.ubuntu.com/ubuntu xenial/main amd64 tcl8.6-dev amd64 8.6.5+dfsg-2 [882 kB]</text:p>
      <text:p text:style-name="P1">받기:747 http://kr.archive.ubuntu.com/ubuntu xenial/main amd64 tcl-dev amd64 8.6.0+9 [5,664 B]</text:p>
      <text:p text:style-name="P1">받기:748 http://kr.archive.ubuntu.com/ubuntu xenial/main amd64 tk8.6-dev amd64 8.6.5-1 [682 kB]</text:p>
      <text:p text:style-name="P1">받기:749 http://kr.archive.ubuntu.com/ubuntu xenial/main amd64 tk-dev amd64 8.6.0+9 [2,964 B]</text:p>
      <text:p text:style-name="P1">받기:750 http://kr.archive.ubuntu.com/ubuntu xenial-updates/universe amd64 libwxbase3.0-0v5 amd64 3.0.2+dfsg-1.3ubuntu0.1 [971 kB]</text:p>
      <text:p text:style-name="P1">받기:751 http://kr.archive.ubuntu.com/ubuntu xenial-updates/universe amd64 libwxgtk3.0-0v5 amd64 3.0.2+dfsg-1.3ubuntu0.1 [4,344 kB]</text:p>
      <text:p text:style-name="P1">받기:752 http://kr.archive.ubuntu.com/ubuntu xenial-updates/main amd64 libx11-doc all 2:1.6.3-1ubuntu2.2 [1,471 kB]</text:p>
      <text:p text:style-name="P1">받기:753 http://kr.archive.ubuntu.com/ubuntu xenial-updates/universe amd64 libyaml-cpp0.5v5 amd64 0.5.2-4ubuntu1~16.04.4 [159 kB]</text:p>
      <text:p text:style-name="P1">받기:754 http://kr.archive.ubuntu.com/ubuntu xenial-updates/universe amd64 libyaml-cpp-dev amd64 0.5.2-4ubuntu1~16.04.4 [200 kB]</text:p>
      <text:p text:style-name="P1">받기:755 http://kr.archive.ubuntu.com/ubuntu xenial-updates/universe amd64 python-sip amd64 4.17+dfsg-1ubuntu0.1 [70.9 kB]</text:p>
      <text:p text:style-name="P1">받기:756 http://kr.archive.ubuntu.com/ubuntu xenial-updates/universe amd64 sip-dev amd64 4.17+dfsg-1ubuntu0.1 [138 kB]</text:p>
      <text:p text:style-name="P1">받기:757 http://kr.archive.ubuntu.com/ubuntu xenial-updates/universe amd64 python-sip-dev amd64 4.17+dfsg-1ubuntu0.1 [19.8 kB]</text:p>
      <text:p text:style-name="P1">받기:758 http://kr.archive.ubuntu.com/ubuntu xenial/universe amd64 pyqt5-dev all 5.5.1+dfsg-3ubuntu4 [294 kB]</text:p>
      <text:p text:style-name="P1">받기:759 http://kr.archive.ubuntu.com/ubuntu xenial/main amd64 python-cairo amd64 1.8.8-2 [41.3 kB]</text:p>
      <text:p text:style-name="P1">받기:760 http://kr.archive.ubuntu.com/ubuntu xenial/main amd64 python-dateutil all 2.4.2-1 [42.5 kB]</text:p>
      <text:p text:style-name="P1">받기:761 http://kr.archive.ubuntu.com/ubuntu xenial/main amd64 python-roman all 2.0.0-2 [8,062 B]</text:p>
      <text:p text:style-name="P1"><text:soft-page-break/>받기:762 http://kr.archive.ubuntu.com/ubuntu xenial/main amd64 python-docutils all 0.12+dfsg-1 [348 kB]</text:p>
      <text:p text:style-name="P1">받기:763 http://kr.archive.ubuntu.com/ubuntu xenial-updates/main amd64 python-pyparsing all 2.0.3+dfsg1-1ubuntu0.1 [35.4 kB]</text:p>
      <text:p text:style-name="P1">받기:764 http://kr.archive.ubuntu.com/ubuntu xenial/main amd64 python-chardet all 2.3.0-2 [96.3 kB]</text:p>
      <text:p text:style-name="P1">받기:765 http://kr.archive.ubuntu.com/ubuntu xenial-updates/main amd64 python-crypto amd64 2.6.1-6ubuntu0.16.04.3 [246 kB]</text:p>
      <text:p text:style-name="P1">받기:766 http://kr.archive.ubuntu.com/ubuntu xenial/universe amd64 python-cycler all 0.9.0-1 [5,426 B]</text:p>
      <text:p text:style-name="P1">받기:767 http://kr.archive.ubuntu.com/ubuntu xenial-updates/main amd64 python-defusedxml all 0.4.1-2ubuntu0.16.04.1 [35.0 kB]</text:p>
      <text:p text:style-name="P1">받기:768 http://kr.archive.ubuntu.com/ubuntu xenial-updates/main amd64 python-ecdsa all 0.13-2ubuntu0.16.04.1 [36.2 kB]</text:p>
      <text:p text:style-name="P1">받기:769 http://kr.archive.ubuntu.com/ubuntu xenial/universe amd64 python-empy all 3.3.2-1build1 [72.5 kB]</text:p>
      <text:p text:style-name="P1">받기:770 http://kr.archive.ubuntu.com/ubuntu xenial/main amd64 python-gobject-2 amd64 2.28.6-12ubuntu1 [181 kB]</text:p>
      <text:p text:style-name="P1">받기:771 http://kr.archive.ubuntu.com/ubuntu xenial/main amd64 python-gtk2 amd64 2.24.0-4ubuntu1 [620 kB]</text:p>
      <text:p text:style-name="P1">받기:772 http://kr.archive.ubuntu.com/ubuntu xenial/main amd64 python-glade2 amd64 2.24.0-4ubuntu1 [9,078 B]</text:p>
      <text:p text:style-name="P1">받기:773 http://kr.archive.ubuntu.com/ubuntu xenial-updates/main amd64 python-pil amd64 3.1.2-0ubuntu1.4 [314 kB]</text:p>
      <text:p text:style-name="P1">받기:774 http://kr.archive.ubuntu.com/ubuntu xenial-updates/universe amd64 python-imaging all 3.1.2-0ubuntu1.4 [5,118 B]</text:p>
      <text:p text:style-name="P1">받기:775 http://kr.archive.ubuntu.com/ubuntu xenial/universe amd64 ttf-bitstream-vera all 1.10-8 [352 kB]</text:p>
      <text:p text:style-name="P1">받기:776 http://kr.archive.ubuntu.com/ubuntu xenial/universe amd64 python-matplotlib-data all 1.5.1-1ubuntu1 [2,414 kB]</text:p>
      <text:p text:style-name="P1">받기:777 http://kr.archive.ubuntu.com/ubuntu xenial/main amd64 python-tz all 2014.10~dfsg1-0ubuntu2 [31.5 kB]</text:p>
      <text:p text:style-name="P1">받기:778 http://kr.archive.ubuntu.com/ubuntu xenial/main amd64 python-numpy amd64 1:1.11.0-1ubuntu1 [1,763 kB]</text:p>
      <text:p text:style-name="P1">받기:779 http://kr.archive.ubuntu.com/ubuntu xenial/universe amd64 python-matplotlib amd64 1.5.1-1ubuntu1 [3,888 kB]</text:p>
      <text:p text:style-name="P1">받기:780 http://kr.archive.ubuntu.com/ubuntu xenial/main amd64 python-netifaces amd64 0.10.4-0.1build2 [16.7 kB]</text:p>
      <text:p text:style-name="P1">받기:781 http://kr.archive.ubuntu.com/ubuntu xenial/universe amd64 python-nose all 1.3.7-1 [116 kB]</text:p>
      <text:p text:style-name="P1">받기:782 http://kr.archive.ubuntu.com/ubuntu xenial/universe amd64 python-opengl all 3.0.2-1 [364 kB]</text:p>
      <text:p text:style-name="P1">받기:783 http://kr.archive.ubuntu.com/ubuntu xenial/main amd64 python-pam amd64 0.4.2-13.2ubuntu2 [9,932 B]</text:p>
      <text:p text:style-name="P1">받기:784 http://kr.archive.ubuntu.com/ubuntu xenial-updates/main amd64 python-paramiko all 1.16.0-1ubuntu0.2 [110 kB]</text:p>
      <text:p text:style-name="P1">받기:785 http://kr.archive.ubuntu.com/ubuntu xenial-updates/main amd64 python-psutil amd64 3.4.2-1ubuntu0.1 [55.4 kB]</text:p>
      <text:p text:style-name="P1"><text:soft-page-break/>받기:786 http://kr.archive.ubuntu.com/ubuntu xenial/universe amd64 python-pydot all 1.0.28-2 [21.1 kB]</text:p>
      <text:p text:style-name="P1">받기:787 http://kr.archive.ubuntu.com/ubuntu xenial/main amd64 python-pygments all 2.1+dfsg-1 [522 kB]</text:p>
      <text:p text:style-name="P1">받기:788 http://kr.archive.ubuntu.com/ubuntu xenial/universe amd64 python-pyqt5 amd64 5.5.1+dfsg-3ubuntu4 [2,105 kB]</text:p>
      <text:p text:style-name="P1">받기:789 http://kr.archive.ubuntu.com/ubuntu xenial/universe amd64 python-pyqt5.qtopengl amd64 5.5.1+dfsg-3ubuntu4 [112 kB]</text:p>
      <text:p text:style-name="P1">받기:790 http://kr.archive.ubuntu.com/ubuntu xenial/universe amd64 python-pyqt5.qtsvg amd64 5.5.1+dfsg-3ubuntu4 [23.1 kB]</text:p>
      <text:p text:style-name="P1">받기:791 http://kr.archive.ubuntu.com/ubuntu xenial/universe amd64 python-pyqt5.qtwebkit amd64 5.5.1+dfsg-3ubuntu4 [94.9 kB]</text:p>
      <text:p text:style-name="P1">받기:792 http://kr.archive.ubuntu.com/ubuntu xenial/main amd64 python-yaml amd64 3.11-3build1 [105 kB]</text:p>
      <text:p text:style-name="P1">받기:793 http://kr.archive.ubuntu.com/ubuntu xenial/main amd64 python-setuptools all 20.7.0-1 [169 kB]</text:p>
      <text:p text:style-name="P1">받기:794 http://kr.archive.ubuntu.com/ubuntu xenial/main amd64 python-serial all 3.0.1-1 [69.9 kB]</text:p>
      <text:p text:style-name="P1">받기:795 http://kr.archive.ubuntu.com/ubuntu xenial-updates/main amd64 python-tk amd64 2.7.12-1~16.04 [26.3 kB]</text:p>
      <text:p text:style-name="P1">받기:796 http://kr.archive.ubuntu.com/ubuntu xenial/universe amd64 python-wxversion all 3.0.2.0+dfsg-1build1 [12.7 kB]</text:p>
      <text:p text:style-name="P1">받기:797 http://kr.archive.ubuntu.com/ubuntu xenial/universe amd64 python-wxgtk3.0 amd64 3.0.2.0+dfsg-1build1 [5,194 kB]</text:p>
      <text:p text:style-name="P1">받기:798 http://kr.archive.ubuntu.com/ubuntu xenial/universe amd64 python-wxtools all 3.0.2.0+dfsg-1build1 [8,352 B]</text:p>
      <text:p text:style-name="P1">받기:799 http://kr.archive.ubuntu.com/ubuntu xenial/main amd64 liblz4-dev amd64 0.0~r131-2ubuntu2 [50.3 kB]</text:p>
      <text:p text:style-name="P1">받기:800 http://kr.archive.ubuntu.com/ubuntu xenial/universe amd64 libtinyxml2-dev amd64 2.2.0-1.1ubuntu1 [36.3 kB]</text:p>
      <text:p text:style-name="P1">받기:801 http://kr.archive.ubuntu.com/ubuntu xenial/universe amd64 libassimp3v5 amd64 3.2~dfsg-3 [1,671 kB]</text:p>
      <text:p text:style-name="P1">받기:802 http://kr.archive.ubuntu.com/ubuntu xenial/universe amd64 libassimp-dev amd64 3.2~dfsg-3 [88.2 kB]</text:p>
      <text:p text:style-name="P1">받기:803 http://kr.archive.ubuntu.com/ubuntu xenial/universe amd64 tango-icon-theme all 0.8.90-5ubuntu1 [1,180 kB]</text:p>
      <text:p text:style-name="P1">받기:804 http://kr.archive.ubuntu.com/ubuntu xenial/universe amd64 sbcl amd64 2:1.3.1-1ubuntu2 [8,869 kB]</text:p>
      <text:p text:style-name="P1">받기:805 http://kr.archive.ubuntu.com/ubuntu xenial/universe amd64 hddtemp amd64 0.3-beta15-52 [52.8 kB]</text:p>
      <text:p text:style-name="P1">받기:806 http://kr.archive.ubuntu.com/ubuntu xenial/main amd64 ocl-icd-libopencl1 amd64 2.2.8-1 [29.7 kB]</text:p>
      <text:p text:style-name="P1">받기:807 http://kr.archive.ubuntu.com/ubuntu xenial/universe amd64 libhwloc-plugins amd64 1.11.2-3 [13.2 kB]</text:p>
      <text:p text:style-name="P1">받기:808 http://kr.archive.ubuntu.com/ubuntu xenial/universe amd64 libpcl-common1.7 amd64 1.7.2-14build1 [182 kB]</text:p>
      <text:p text:style-name="P1">받기:809 http://kr.archive.ubuntu.com/ubuntu xenial/universe amd64 libpcl-kdtree1.7 amd64 1.7.2-14build1 [205 kB]</text:p>
      <text:p text:style-name="P1"><text:soft-page-break/>받기:810 http://kr.archive.ubuntu.com/ubuntu xenial/universe amd64 libpcl-octree1.7 amd64 1.7.2-14build1 [183 kB]</text:p>
      <text:p text:style-name="P1">받기:811 http://kr.archive.ubuntu.com/ubuntu xenial/universe amd64 libpcl-search1.7 amd64 1.7.2-14build1 [227 kB]</text:p>
      <text:p text:style-name="P1">받기:812 http://kr.archive.ubuntu.com/ubuntu xenial/universe amd64 libpcl-features1.7 amd64 1.7.2-14build1 [2,408 kB]</text:p>
      <text:p text:style-name="P1">받기:813 http://kr.archive.ubuntu.com/ubuntu xenial/universe amd64 libpcl-sample-consensus1.7 amd64 1.7.2-14build1 [1,044 kB]</text:p>
      <text:p text:style-name="P1">받기:814 http://kr.archive.ubuntu.com/ubuntu xenial/universe amd64 libpcl-filters1.7 amd64 1.7.2-14build1 [913 kB]</text:p>
      <text:p text:style-name="P1">받기:815 http://kr.archive.ubuntu.com/ubuntu xenial/universe amd64 libpcl-segmentation1.7 amd64 1.7.2-14build1 [1,050 kB]</text:p>
      <text:p text:style-name="P1">받기:816 http://kr.archive.ubuntu.com/ubuntu xenial/universe amd64 libpcl-surface1.7 amd64 1.7.2-14build1 [666 kB]</text:p>
      <text:p text:style-name="P1">받기:817 http://kr.archive.ubuntu.com/ubuntu xenial/universe amd64 libpcl-apps1.7 amd64 1.7.2-14build1 [225 kB]</text:p>
      <text:p text:style-name="P1">받기:818 http://kr.archive.ubuntu.com/ubuntu xenial/universe amd64 libpcl-io1.7 amd64 1.7.2-14build1 [541 kB]</text:p>
      <text:p text:style-name="P1">받기:819 http://kr.archive.ubuntu.com/ubuntu xenial/universe amd64 libpcl-keypoints1.7 amd64 1.7.2-14build1 [247 kB]</text:p>
      <text:p text:style-name="P1">받기:820 http://kr.archive.ubuntu.com/ubuntu xenial/universe amd64 libpcl-outofcore1.7 amd64 1.7.2-14build1 [43.3 kB]</text:p>
      <text:p text:style-name="P1">받기:821 http://kr.archive.ubuntu.com/ubuntu xenial/universe amd64 libpcl-people1.7 amd64 1.7.2-14build1 [19.7 kB]</text:p>
      <text:p text:style-name="P1">받기:822 http://kr.archive.ubuntu.com/ubuntu xenial/universe amd64 libpcl-recognition1.7 amd64 1.7.2-14build1 [678 kB]</text:p>
      <text:p text:style-name="P1">받기:823 http://kr.archive.ubuntu.com/ubuntu xenial/universe amd64 libpcl-registration1.7 amd64 1.7.2-14build1 [361 kB]</text:p>
      <text:p text:style-name="P1">받기:824 http://kr.archive.ubuntu.com/ubuntu xenial/universe amd64 libpcl-tracking1.7 amd64 1.7.2-14build1 [396 kB]</text:p>
      <text:p text:style-name="P1">받기:825 http://kr.archive.ubuntu.com/ubuntu xenial/universe amd64 libpcl-visualization1.7 amd64 1.7.2-14build1 [336 kB]</text:p>
      <text:p text:style-name="P1">받기:826 http://kr.archive.ubuntu.com/ubuntu xenial/universe amd64 libpcl1.7 amd64 1.7.2-14build1 [11.5 kB]</text:p>
      <text:p text:style-name="P1">받기:827 http://kr.archive.ubuntu.com/ubuntu xenial/universe amd64 libpcl-dev amd64 1.7.2-14build1 [975 kB]</text:p>
      <text:p text:style-name="P1">받기:828 http://kr.archive.ubuntu.com/ubuntu xenial/universe amd64 liburdfdom-tools amd64 0.4.1-1 [12.2 kB]</text:p>
      <text:p text:style-name="P1">받기:829 http://kr.archive.ubuntu.com/ubuntu xenial/universe amd64 proj-bin amd64 4.9.2-2 [31.3 kB]</text:p>
      <text:p text:style-name="P1">받기:830 http://packages.ros.org/ros/ubuntu xenial/main amd64 ros-kinetic-perception-pcl amd64 1.4.4-0xenial-20200828-164812+0000 [2,646 B]</text:p>
      <text:p text:style-name="P1">받기:831 http://packages.ros.org/ros/ubuntu xenial/main amd64 ros-kinetic-vision-opencv amd64 1.12.8-0xenial-20200828-141548+0000 [2,408 B]</text:p>
      <text:p text:style-name="P1">받기:832 http://packages.ros.org/ros/ubuntu xenial/main amd64 ros-kinetic-perception amd64 1.3.2-0xenial-20200828-175302+0000 [1,786 B]</text:p>
      <text:p text:style-name="P1">받기:833 http://packages.ros.org/ros/ubuntu xenial/main amd64 ros-kinetic-stage amd64 4.1.1-1xenial-20191214-035933+0000 [853 kB]</text:p>
      <text:p text:style-name="P1"><text:soft-page-break/>받기:834 http://packages.ros.org/ros/ubuntu xenial/main amd64 ros-kinetic-stage-ros amd64 1.7.5-0xenial-20200828-071308+0000 [117 kB]</text:p>
      <text:p text:style-name="P1">받기:835 http://packages.ros.org/ros/ubuntu xenial/main amd64 ros-kinetic-simulators amd64 1.3.2-0xenial-20200907-171315+0000 [1,752 B]</text:p>
      <text:p text:style-name="P1">받기:836 http://packages.ros.org/ros/ubuntu xenial/main amd64 ros-kinetic-urdf-tutorial amd64 0.3.0-1xenial-20200828-131257+0000 [749 kB]</text:p>
      <text:p text:style-name="P1">받기:837 http://packages.ros.org/ros/ubuntu xenial/main amd64 ros-kinetic-desktop-full amd64 1.3.2-0xenial-20200907-172644+0000 [1,744 B]</text:p>
      <text:p text:style-name="P1">내려받기 483 M바이트, 소요시간 4분 50초 (1,664 k바이트/초) <text:s text:c="20"/></text:p>
      <text:p text:style-name="P1">패키지에서 템플릿을 추출하는 중: 100%</text:p>
      <text:p text:style-name="P1">패키지를 미리 설정하는 중입니다...</text:p>
      <text:p text:style-name="P1">Selecting previously unselected package cmake-data.</text:p>
      <text:p text:style-name="P1">(데이터베이스 읽는중 ...현재 179747개의 파일과 디렉터리가 설치되어 있습니다.)</text:p>
      <text:p text:style-name="P1">Preparing to unpack .../cmake-data_3.5.1-1ubuntu3_all.deb ...</text:p>
      <text:p text:style-name="P1">Unpacking cmake-data (3.5.1-1ubuntu3) ...</text:p>
      <text:p text:style-name="P1">Selecting previously unselected package libjsoncpp1:amd64.</text:p>
      <text:p text:style-name="P1">Preparing to unpack .../libjsoncpp1_1.7.2-1_amd64.deb ...</text:p>
      <text:p text:style-name="P1">Unpacking libjsoncpp1:amd64 (1.7.2-1) ...</text:p>
      <text:p text:style-name="P1">Selecting previously unselected package cmake.</text:p>
      <text:p text:style-name="P1">Preparing to unpack .../cmake_3.5.1-1ubuntu3_amd64.deb ...</text:p>
      <text:p text:style-name="P1">Unpacking cmake (3.5.1-1ubuntu3) ...</text:p>
      <text:p text:style-name="P1">Selecting previously unselected package fonts-lato.</text:p>
      <text:p text:style-name="P1">Preparing to unpack .../fonts-lato_2.0-1_all.deb ...</text:p>
      <text:p text:style-name="P1">Unpacking fonts-lato (2.0-1) ...</text:p>
      <text:p text:style-name="P1">Selecting previously unselected package freeglut3:amd64.</text:p>
      <text:p text:style-name="P1">Preparing to unpack .../freeglut3_2.8.1-2_amd64.deb ...</text:p>
      <text:p text:style-name="P1">Unpacking freeglut3:amd64 (2.8.1-2) ...</text:p>
      <text:p text:style-name="P1">Selecting previously unselected package libflann1.8:amd64.</text:p>
      <text:p text:style-name="P1">Preparing to unpack .../libflann1.8_1.8.4-4.1_amd64.deb ...</text:p>
      <text:p text:style-name="P1">Unpacking libflann1.8:amd64 (1.8.4-4.1) ...</text:p>
      <text:p text:style-name="P1">Selecting previously unselected package libglade2-0:amd64.</text:p>
      <text:p text:style-name="P1">Preparing to unpack .../libglade2-0_1%3a2.6.4-2_amd64.deb ...</text:p>
      <text:p text:style-name="P1">Unpacking libglade2-0:amd64 (1:2.6.4-2) ...</text:p>
      <text:p text:style-name="P1">Selecting previously unselected package libgts-0.7-5:amd64.</text:p>
      <text:p text:style-name="P1">Preparing to unpack .../libgts-0.7-5_0.7.6+darcs121130-1.2_amd64.deb ...</text:p>
      <text:p text:style-name="P1">Unpacking libgts-0.7-5:amd64 (0.7.6+darcs121130-1.2) ...</text:p>
      <text:p text:style-name="P1">Selecting previously unselected package libopenni0.</text:p>
      <text:p text:style-name="P1">Preparing to unpack .../libopenni0_1.5.4.0-14_amd64.deb ...</text:p>
      <text:p text:style-name="P1">Unpacking libopenni0 (1.5.4.0-14) ...</text:p>
      <text:p text:style-name="P1">Selecting previously unselected package libpcrecpp0v5:amd64.</text:p>
      <text:p text:style-name="P1">Preparing to unpack .../libpcrecpp0v5_2%3a8.38-3.1_amd64.deb ...</text:p>
      <text:p text:style-name="P1">Unpacking libpcrecpp0v5:amd64 (2:8.38-3.1) ...</text:p>
      <text:p text:style-name="P1">Selecting previously unselected package libqt5script5:amd64.</text:p>
      <text:p text:style-name="P1">Preparing to unpack .../libqt5script5_5.5.1+dfsg-2build1_amd64.deb ...</text:p>
      <text:p text:style-name="P1">Unpacking libqt5script5:amd64 (5.5.1+dfsg-2build1) ...</text:p>
      <text:p text:style-name="P1">Selecting previously unselected package libqt5scripttools5:amd64.</text:p>
      <text:p text:style-name="P1">Preparing to unpack .../libqt5scripttools5_5.5.1+dfsg-2build1_amd64.deb ...</text:p>
      <text:p text:style-name="P1">Unpacking libqt5scripttools5:amd64 (5.5.1+dfsg-2build1) ...</text:p>
      <text:p text:style-name="P1">Selecting previously unselected package libqt5svg5-dev:amd64.</text:p>
      <text:p text:style-name="P1"><text:soft-page-break/>Preparing to unpack .../libqt5svg5-dev_5.5.1-2build1_amd64.deb ...</text:p>
      <text:p text:style-name="P1">Unpacking libqt5svg5-dev:amd64 (5.5.1-2build1) ...</text:p>
      <text:p text:style-name="P1">Selecting previously unselected package xorg-sgml-doctools.</text:p>
      <text:p text:style-name="P1">Preparing to unpack .../xorg-sgml-doctools_1%3a1.11-1_all.deb ...</text:p>
      <text:p text:style-name="P1">Unpacking xorg-sgml-doctools (1:1.11-1) ...</text:p>
      <text:p text:style-name="P1">Selecting previously unselected package x11proto-core-dev.</text:p>
      <text:p text:style-name="P1">Preparing to unpack .../x11proto-core-dev_7.0.31-1~ubuntu16.04.2_all.deb ...</text:p>
      <text:p text:style-name="P1">Unpacking x11proto-core-dev (7.0.31-1~ubuntu16.04.2) ...</text:p>
      <text:p text:style-name="P1">Selecting previously unselected package libxau-dev:amd64.</text:p>
      <text:p text:style-name="P1">Preparing to unpack .../libxau-dev_1%3a1.0.8-1_amd64.deb ...</text:p>
      <text:p text:style-name="P1">Unpacking libxau-dev:amd64 (1:1.0.8-1) ...</text:p>
      <text:p text:style-name="P1">Selecting previously unselected package libxdmcp-dev:amd64.</text:p>
      <text:p text:style-name="P1">Preparing to unpack .../libxdmcp-dev_1%3a1.1.2-1.1_amd64.deb ...</text:p>
      <text:p text:style-name="P1">Unpacking libxdmcp-dev:amd64 (1:1.1.2-1.1) ...</text:p>
      <text:p text:style-name="P1">Selecting previously unselected package x11proto-input-dev.</text:p>
      <text:p text:style-name="P1">Preparing to unpack .../x11proto-input-dev_2.3.1-1_all.deb ...</text:p>
      <text:p text:style-name="P1">Unpacking x11proto-input-dev (2.3.1-1) ...</text:p>
      <text:p text:style-name="P1">Selecting previously unselected package x11proto-kb-dev.</text:p>
      <text:p text:style-name="P1">Preparing to unpack .../x11proto-kb-dev_1.0.7-0ubuntu1_all.deb ...</text:p>
      <text:p text:style-name="P1">Unpacking x11proto-kb-dev (1.0.7-0ubuntu1) ...</text:p>
      <text:p text:style-name="P1">Selecting previously unselected package xtrans-dev.</text:p>
      <text:p text:style-name="P1">Preparing to unpack .../xtrans-dev_1.3.5-1_all.deb ...</text:p>
      <text:p text:style-name="P1">Unpacking xtrans-dev (1.3.5-1) ...</text:p>
      <text:p text:style-name="P1">Selecting previously unselected package libpthread-stubs0-dev:amd64.</text:p>
      <text:p text:style-name="P1">Preparing to unpack .../libpthread-stubs0-dev_0.3-4_amd64.deb ...</text:p>
      <text:p text:style-name="P1">Unpacking libpthread-stubs0-dev:amd64 (0.3-4) ...</text:p>
      <text:p text:style-name="P1">Selecting previously unselected package libxcb1-dev:amd64.</text:p>
      <text:p text:style-name="P1">Preparing to unpack .../libxcb1-dev_1.11.1-1ubuntu1_amd64.deb ...</text:p>
      <text:p text:style-name="P1">Unpacking libxcb1-dev:amd64 (1.11.1-1ubuntu1) ...</text:p>
      <text:p text:style-name="P1">Selecting previously unselected package libx11-dev:amd64.</text:p>
      <text:p text:style-name="P1">Preparing to unpack .../libx11-dev_2%3a1.6.3-1ubuntu2.2_amd64.deb ...</text:p>
      <text:p text:style-name="P1">Unpacking libx11-dev:amd64 (2:1.6.3-1ubuntu2.2) ...</text:p>
      <text:p text:style-name="P1">Selecting previously unselected package libdrm-dev:amd64.</text:p>
      <text:p text:style-name="P1">Preparing to unpack .../libdrm-dev_2.4.91-2~16.04.1_amd64.deb ...</text:p>
      <text:p text:style-name="P1">Unpacking libdrm-dev:amd64 (2.4.91-2~16.04.1) ...</text:p>
      <text:p text:style-name="P1">Selecting previously unselected package mesa-common-dev:amd64.</text:p>
      <text:p text:style-name="P1">Preparing to unpack .../mesa-common-dev_18.0.5-0ubuntu0~16.04.1_amd64.deb ...</text:p>
      <text:p text:style-name="P1">Unpacking mesa-common-dev:amd64 (18.0.5-0ubuntu0~16.04.1) ...</text:p>
      <text:p text:style-name="P1">Selecting previously unselected package libx11-xcb-dev:amd64.</text:p>
      <text:p text:style-name="P1">Preparing to unpack .../libx11-xcb-dev_2%3a1.6.3-1ubuntu2.2_amd64.deb ...</text:p>
      <text:p text:style-name="P1">Unpacking libx11-xcb-dev:amd64 (2:1.6.3-1ubuntu2.2) ...</text:p>
      <text:p text:style-name="P1">Selecting previously unselected package libxcb-dri3-dev:amd64.</text:p>
      <text:p text:style-name="P1">Preparing to unpack .../libxcb-dri3-dev_1.11.1-1ubuntu1_amd64.deb ...</text:p>
      <text:p text:style-name="P1">Unpacking libxcb-dri3-dev:amd64 (1.11.1-1ubuntu1) ...</text:p>
      <text:p text:style-name="P1">Selecting previously unselected package libxcb-render0-dev:amd64.</text:p>
      <text:p text:style-name="P1">Preparing to unpack .../libxcb-render0-dev_1.11.1-1ubuntu1_amd64.deb ...</text:p>
      <text:p text:style-name="P1">Unpacking libxcb-render0-dev:amd64 (1.11.1-1ubuntu1) ...</text:p>
      <text:p text:style-name="P1">Selecting previously unselected package libxcb-randr0-dev:amd64.</text:p>
      <text:p text:style-name="P1">Preparing to unpack .../libxcb-randr0-dev_1.11.1-1ubuntu1_amd64.deb ...</text:p>
      <text:p text:style-name="P1">Unpacking libxcb-randr0-dev:amd64 (1.11.1-1ubuntu1) ...</text:p>
      <text:p text:style-name="P1"><text:soft-page-break/>Selecting previously unselected package libxcb-shape0-dev:amd64.</text:p>
      <text:p text:style-name="P1">Preparing to unpack .../libxcb-shape0-dev_1.11.1-1ubuntu1_amd64.deb ...</text:p>
      <text:p text:style-name="P1">Unpacking libxcb-shape0-dev:amd64 (1.11.1-1ubuntu1) ...</text:p>
      <text:p text:style-name="P1">Selecting previously unselected package libxcb-xfixes0-dev:amd64.</text:p>
      <text:p text:style-name="P1">Preparing to unpack .../libxcb-xfixes0-dev_1.11.1-1ubuntu1_amd64.deb ...</text:p>
      <text:p text:style-name="P1">Unpacking libxcb-xfixes0-dev:amd64 (1.11.1-1ubuntu1) ...</text:p>
      <text:p text:style-name="P1">Selecting previously unselected package libxcb-sync-dev:amd64.</text:p>
      <text:p text:style-name="P1">Preparing to unpack .../libxcb-sync-dev_1.11.1-1ubuntu1_amd64.deb ...</text:p>
      <text:p text:style-name="P1">Unpacking libxcb-sync-dev:amd64 (1.11.1-1ubuntu1) ...</text:p>
      <text:p text:style-name="P1">Selecting previously unselected package libxcb-present-dev:amd64.</text:p>
      <text:p text:style-name="P1">Preparing to unpack .../libxcb-present-dev_1.11.1-1ubuntu1_amd64.deb ...</text:p>
      <text:p text:style-name="P1">Unpacking libxcb-present-dev:amd64 (1.11.1-1ubuntu1) ...</text:p>
      <text:p text:style-name="P1">Selecting previously unselected package libxshmfence-dev:amd64.</text:p>
      <text:p text:style-name="P1">Preparing to unpack .../libxshmfence-dev_1.2-1_amd64.deb ...</text:p>
      <text:p text:style-name="P1">Unpacking libxshmfence-dev:amd64 (1.2-1) ...</text:p>
      <text:p text:style-name="P1">Selecting previously unselected package libxcb-dri2-0-dev:amd64.</text:p>
      <text:p text:style-name="P1">Preparing to unpack .../libxcb-dri2-0-dev_1.11.1-1ubuntu1_amd64.deb ...</text:p>
      <text:p text:style-name="P1">Unpacking libxcb-dri2-0-dev:amd64 (1.11.1-1ubuntu1) ...</text:p>
      <text:p text:style-name="P1">Selecting previously unselected package libxcb-glx0-dev:amd64.</text:p>
      <text:p text:style-name="P1">Preparing to unpack .../libxcb-glx0-dev_1.11.1-1ubuntu1_amd64.deb ...</text:p>
      <text:p text:style-name="P1">Unpacking libxcb-glx0-dev:amd64 (1.11.1-1ubuntu1) ...</text:p>
      <text:p text:style-name="P1">Selecting previously unselected package x11proto-xext-dev.</text:p>
      <text:p text:style-name="P1">Preparing to unpack .../x11proto-xext-dev_7.3.0-1_all.deb ...</text:p>
      <text:p text:style-name="P1">Unpacking x11proto-xext-dev (7.3.0-1) ...</text:p>
      <text:p text:style-name="P1">Selecting previously unselected package x11proto-fixes-dev.</text:p>
      <text:p text:style-name="P1">Preparing to unpack .../x11proto-fixes-dev_1%3a5.0-2ubuntu2_all.deb ...</text:p>
      <text:p text:style-name="P1">Unpacking x11proto-fixes-dev (1:5.0-2ubuntu2) ...</text:p>
      <text:p text:style-name="P1">Selecting previously unselected package libxfixes-dev:amd64.</text:p>
      <text:p text:style-name="P1">Preparing to unpack .../libxfixes-dev_1%3a5.0.1-2_amd64.deb ...</text:p>
      <text:p text:style-name="P1">Unpacking libxfixes-dev:amd64 (1:5.0.1-2) ...</text:p>
      <text:p text:style-name="P1">Selecting previously unselected package x11proto-damage-dev.</text:p>
      <text:p text:style-name="P1">Preparing to unpack .../x11proto-damage-dev_1%3a1.2.1-2_all.deb ...</text:p>
      <text:p text:style-name="P1">Unpacking x11proto-damage-dev (1:1.2.1-2) ...</text:p>
      <text:p text:style-name="P1">Selecting previously unselected package libxdamage-dev:amd64.</text:p>
      <text:p text:style-name="P1">Preparing to unpack .../libxdamage-dev_1%3a1.1.4-2_amd64.deb ...</text:p>
      <text:p text:style-name="P1">Unpacking libxdamage-dev:amd64 (1:1.1.4-2) ...</text:p>
      <text:p text:style-name="P1">Selecting previously unselected package libxext-dev:amd64.</text:p>
      <text:p text:style-name="P1">Preparing to unpack .../libxext-dev_2%3a1.3.3-1_amd64.deb ...</text:p>
      <text:p text:style-name="P1">Unpacking libxext-dev:amd64 (2:1.3.3-1) ...</text:p>
      <text:p text:style-name="P1">Selecting previously unselected package x11proto-xf86vidmode-dev.</text:p>
      <text:p text:style-name="P1">Preparing to unpack .../x11proto-xf86vidmode-dev_2.3.1-2_all.deb ...</text:p>
      <text:p text:style-name="P1">Unpacking x11proto-xf86vidmode-dev (2.3.1-2) ...</text:p>
      <text:p text:style-name="P1">Selecting previously unselected package libxxf86vm-dev:amd64.</text:p>
      <text:p text:style-name="P1">Preparing to unpack .../libxxf86vm-dev_1%3a1.1.4-1_amd64.deb ...</text:p>
      <text:p text:style-name="P1">Unpacking libxxf86vm-dev:amd64 (1:1.1.4-1) ...</text:p>
      <text:p text:style-name="P1">Selecting previously unselected package x11proto-dri2-dev.</text:p>
      <text:p text:style-name="P1">Preparing to unpack .../x11proto-dri2-dev_2.8-2_all.deb ...</text:p>
      <text:p text:style-name="P1">Unpacking x11proto-dri2-dev (2.8-2) ...</text:p>
      <text:p text:style-name="P1">Selecting previously unselected package x11proto-gl-dev.</text:p>
      <text:p text:style-name="P1">Preparing to unpack .../x11proto-gl-dev_1.4.17-1_all.deb ...</text:p>
      <text:p text:style-name="P1"><text:soft-page-break/>Unpacking x11proto-gl-dev (1.4.17-1) ...</text:p>
      <text:p text:style-name="P1">Selecting previously unselected package libgl1-mesa-dev:amd64.</text:p>
      <text:p text:style-name="P1">Preparing to unpack .../libgl1-mesa-dev_18.0.5-0ubuntu0~16.04.1_amd64.deb ...</text:p>
      <text:p text:style-name="P1">Unpacking libgl1-mesa-dev:amd64 (18.0.5-0ubuntu0~16.04.1) ...</text:p>
      <text:p text:style-name="P1">Selecting previously unselected package libgles2-mesa:amd64.</text:p>
      <text:p text:style-name="P1">Preparing to unpack .../libgles2-mesa_18.0.5-0ubuntu0~16.04.1_amd64.deb ...</text:p>
      <text:p text:style-name="P1">Unpacking libgles2-mesa:amd64 (18.0.5-0ubuntu0~16.04.1) ...</text:p>
      <text:p text:style-name="P1">Selecting previously unselected package libwayland-bin.</text:p>
      <text:p text:style-name="P1">Preparing to unpack .../libwayland-bin_1.12.0-1~ubuntu16.04.3_amd64.deb ...</text:p>
      <text:p text:style-name="P1">Unpacking libwayland-bin (1.12.0-1~ubuntu16.04.3) ...</text:p>
      <text:p text:style-name="P1">Selecting previously unselected package libwayland-dev:amd64.</text:p>
      <text:p text:style-name="P1">Preparing to unpack .../libwayland-dev_1.12.0-1~ubuntu16.04.3_amd64.deb ...</text:p>
      <text:p text:style-name="P1">Unpacking libwayland-dev:amd64 (1.12.0-1~ubuntu16.04.3) ...</text:p>
      <text:p text:style-name="P1">Selecting previously unselected package libmircore-dev:amd64.</text:p>
      <text:p text:style-name="P1">Preparing to unpack .../libmircore-dev_0.26.3+16.04.20170605-0ubuntu1.1_amd64.deb ...</text:p>
      <text:p text:style-name="P1">Unpacking libmircore-dev:amd64 (0.26.3+16.04.20170605-0ubuntu1.1) ...</text:p>
      <text:p text:style-name="P1">Selecting previously unselected package zlib1g-dev:amd64.</text:p>
      <text:p text:style-name="P1">Preparing to unpack .../zlib1g-dev_1%3a1.2.8.dfsg-2ubuntu4.3_amd64.deb ...</text:p>
      <text:p text:style-name="P1">Unpacking zlib1g-dev:amd64 (1:1.2.8.dfsg-2ubuntu4.3) ...</text:p>
      <text:p text:style-name="P1">Selecting previously unselected package libprotobuf-dev:amd64.</text:p>
      <text:p text:style-name="P1">Preparing to unpack .../libprotobuf-dev_2.6.1-1.3_amd64.deb ...</text:p>
      <text:p text:style-name="P1">Unpacking libprotobuf-dev:amd64 (2.6.1-1.3) ...</text:p>
      <text:p text:style-name="P1">Selecting previously unselected package libxkbcommon-dev.</text:p>
      <text:p text:style-name="P1">Preparing to unpack .../libxkbcommon-dev_0.5.0-1ubuntu2.1_amd64.deb ...</text:p>
      <text:p text:style-name="P1">Unpacking libxkbcommon-dev (0.5.0-1ubuntu2.1) ...</text:p>
      <text:p text:style-name="P1">Selecting previously unselected package libmircommon-dev:amd64.</text:p>
      <text:p text:style-name="P1">Preparing to unpack .../libmircommon-dev_0.26.3+16.04.20170605-0ubuntu1.1_amd64.deb ...</text:p>
      <text:p text:style-name="P1">Unpacking libmircommon-dev:amd64 (0.26.3+16.04.20170605-0ubuntu1.1) ...</text:p>
      <text:p text:style-name="P1">Selecting previously unselected package libmircookie2:amd64.</text:p>
      <text:p text:style-name="P1">Preparing to unpack .../libmircookie2_0.26.3+16.04.20170605-0ubuntu1.1_amd64.deb ...</text:p>
      <text:p text:style-name="P1">Unpacking libmircookie2:amd64 (0.26.3+16.04.20170605-0ubuntu1.1) ...</text:p>
      <text:p text:style-name="P1">Selecting previously unselected package libmircookie-dev:amd64.</text:p>
      <text:p text:style-name="P1">Preparing to unpack .../libmircookie-dev_0.26.3+16.04.20170605-0ubuntu1.1_amd64.deb ...</text:p>
      <text:p text:style-name="P1">Unpacking libmircookie-dev:amd64 (0.26.3+16.04.20170605-0ubuntu1.1) ...</text:p>
      <text:p text:style-name="P1">Selecting previously unselected package libmirclient-dev:amd64.</text:p>
      <text:p text:style-name="P1">Preparing to unpack .../libmirclient-dev_0.26.3+16.04.20170605-0ubuntu1.1_amd64.deb ...</text:p>
      <text:p text:style-name="P1">Unpacking libmirclient-dev:amd64 (0.26.3+16.04.20170605-0ubuntu1.1) ...</text:p>
      <text:p text:style-name="P1">Selecting previously unselected package libegl1-mesa-dev:amd64.</text:p>
      <text:p text:style-name="P1">Preparing to unpack .../libegl1-mesa-dev_18.0.5-0ubuntu0~16.04.1_amd64.deb ...</text:p>
      <text:p text:style-name="P1">Unpacking libegl1-mesa-dev:amd64 (18.0.5-0ubuntu0~16.04.1) ...</text:p>
      <text:p text:style-name="P1">Selecting previously unselected package libgles2-mesa-dev:amd64.</text:p>
      <text:p text:style-name="P1">Preparing to unpack .../libgles2-mesa-dev_18.0.5-0ubuntu0~16.04.1_amd64.deb ...</text:p>
      <text:p text:style-name="P1">Unpacking libgles2-mesa-dev:amd64 (18.0.5-0ubuntu0~16.04.1) ...</text:p>
      <text:p text:style-name="P1">Selecting previously unselected package libglu1-mesa-dev:amd64.</text:p>
      <text:p text:style-name="P1">Preparing to unpack .../libglu1-mesa-dev_9.0.0-2.1_amd64.deb ...</text:p>
      <text:p text:style-name="P1">Unpacking libglu1-mesa-dev:amd64 (9.0.0-2.1) ...</text:p>
      <text:p text:style-name="P1">Selecting previously unselected package libqt5concurrent5:amd64.</text:p>
      <text:p text:style-name="P1">Preparing to unpack .../libqt5concurrent5_5.5.1+dfsg-16ubuntu7.7_amd64.deb ...</text:p>
      <text:p text:style-name="P1">Unpacking libqt5concurrent5:amd64 (5.5.1+dfsg-16ubuntu7.7) ...</text:p>
      <text:p text:style-name="P1">Selecting previously unselected package qt5-qmake:amd64.</text:p>
      <text:p text:style-name="P1"><text:soft-page-break/>Preparing to unpack .../qt5-qmake_5.5.1+dfsg-16ubuntu7.7_amd64.deb ...</text:p>
      <text:p text:style-name="P1">Unpacking qt5-qmake:amd64 (5.5.1+dfsg-16ubuntu7.7) ...</text:p>
      <text:p text:style-name="P1">Selecting previously unselected package qtbase5-dev-tools.</text:p>
      <text:p text:style-name="P1">Preparing to unpack .../qtbase5-dev-tools_5.5.1+dfsg-16ubuntu7.7_amd64.deb ...</text:p>
      <text:p text:style-name="P1">Unpacking qtbase5-dev-tools (5.5.1+dfsg-16ubuntu7.7) ...</text:p>
      <text:p text:style-name="P1">Selecting previously unselected package qtbase5-dev:amd64.</text:p>
      <text:p text:style-name="P1">Preparing to unpack .../qtbase5-dev_5.5.1+dfsg-16ubuntu7.7_amd64.deb ...</text:p>
      <text:p text:style-name="P1">Unpacking qtbase5-dev:amd64 (5.5.1+dfsg-16ubuntu7.7) ...</text:p>
      <text:p text:style-name="P1">Selecting previously unselected package libqt5quickparticles5:amd64.</text:p>
      <text:p text:style-name="P1">Preparing to unpack .../libqt5quickparticles5_5.5.1-2ubuntu6_amd64.deb ...</text:p>
      <text:p text:style-name="P1">Unpacking libqt5quickparticles5:amd64 (5.5.1-2ubuntu6) ...</text:p>
      <text:p text:style-name="P1">Selecting previously unselected package libqt5quickwidgets5:amd64.</text:p>
      <text:p text:style-name="P1">Preparing to unpack .../libqt5quickwidgets5_5.5.1-2ubuntu6_amd64.deb ...</text:p>
      <text:p text:style-name="P1">Unpacking libqt5quickwidgets5:amd64 (5.5.1-2ubuntu6) ...</text:p>
      <text:p text:style-name="P1">Selecting previously unselected package qtdeclarative5-dev:amd64.</text:p>
      <text:p text:style-name="P1">Preparing to unpack .../qtdeclarative5-dev_5.5.1-2ubuntu6_amd64.deb ...</text:p>
      <text:p text:style-name="P1">Unpacking qtdeclarative5-dev:amd64 (5.5.1-2ubuntu6) ...</text:p>
      <text:p text:style-name="P1">Selecting previously unselected package libqt5webkit5-dev:amd64.</text:p>
      <text:p text:style-name="P1">Preparing to unpack .../libqt5webkit5-dev_5.5.1+dfsg-2ubuntu1_amd64.deb ...</text:p>
      <text:p text:style-name="P1">Unpacking libqt5webkit5-dev:amd64 (5.5.1+dfsg-2ubuntu1) ...</text:p>
      <text:p text:style-name="P1">Selecting previously unselected package libblas-common.</text:p>
      <text:p text:style-name="P1">Preparing to unpack .../libblas-common_3.6.0-2ubuntu2_amd64.deb ...</text:p>
      <text:p text:style-name="P1">Unpacking libblas-common (3.6.0-2ubuntu2) ...</text:p>
      <text:p text:style-name="P1">Selecting previously unselected package libblas3.</text:p>
      <text:p text:style-name="P1">Preparing to unpack .../libblas3_3.6.0-2ubuntu2_amd64.deb ...</text:p>
      <text:p text:style-name="P1">Unpacking libblas3 (3.6.0-2ubuntu2) ...</text:p>
      <text:p text:style-name="P1">Selecting previously unselected package libsuperlu4:amd64.</text:p>
      <text:p text:style-name="P1">Preparing to unpack .../libsuperlu4_4.3+dfsg-3_amd64.deb ...</text:p>
      <text:p text:style-name="P1">Unpacking libsuperlu4:amd64 (4.3+dfsg-3) ...</text:p>
      <text:p text:style-name="P1">Selecting previously unselected package libudev-dev:amd64.</text:p>
      <text:p text:style-name="P1">Preparing to unpack .../libudev-dev_229-4ubuntu21.29_amd64.deb ...</text:p>
      <text:p text:style-name="P1">Unpacking libudev-dev:amd64 (229-4ubuntu21.29) ...</text:p>
      <text:p text:style-name="P1">Selecting previously unselected package qtscript5-dev:amd64.</text:p>
      <text:p text:style-name="P1">Preparing to unpack .../qtscript5-dev_5.5.1+dfsg-2build1_amd64.deb ...</text:p>
      <text:p text:style-name="P1">Unpacking qtscript5-dev:amd64 (5.5.1+dfsg-2build1) ...</text:p>
      <text:p text:style-name="P1">Selecting previously unselected package qtscript5-private-dev:amd64.</text:p>
      <text:p text:style-name="P1">Preparing to unpack .../qtscript5-private-dev_5.5.1+dfsg-2build1_amd64.deb ...</text:p>
      <text:p text:style-name="P1">Unpacking qtscript5-private-dev:amd64 (5.5.1+dfsg-2build1) ...</text:p>
      <text:p text:style-name="P1">Selecting previously unselected package autotools-dev.</text:p>
      <text:p text:style-name="P1">Preparing to unpack .../autotools-dev_20150820.1_all.deb ...</text:p>
      <text:p text:style-name="P1">Unpacking autotools-dev (20150820.1) ...</text:p>
      <text:p text:style-name="P1">Selecting previously unselected package binfmt-support.</text:p>
      <text:p text:style-name="P1">Preparing to unpack .../binfmt-support_2.1.6-1_amd64.deb ...</text:p>
      <text:p text:style-name="P1">Unpacking binfmt-support (2.1.6-1) ...</text:p>
      <text:p text:style-name="P1">Selecting previously unselected package tk8.6-blt2.5.</text:p>
      <text:p text:style-name="P1">Preparing to unpack .../tk8.6-blt2.5_2.5.3+dfsg-3_amd64.deb ...</text:p>
      <text:p text:style-name="P1">Unpacking tk8.6-blt2.5 (2.5.3+dfsg-3) ...</text:p>
      <text:p text:style-name="P1">Selecting previously unselected package blt.</text:p>
      <text:p text:style-name="P1">Preparing to unpack .../blt_2.5.3+dfsg-3_amd64.deb ...</text:p>
      <text:p text:style-name="P1">Unpacking blt (2.5.3+dfsg-3) ...</text:p>
      <text:p text:style-name="P1"><text:soft-page-break/>Selecting previously unselected package bzip2-doc.</text:p>
      <text:p text:style-name="P1">Preparing to unpack .../bzip2-doc_1.0.6-8ubuntu0.2_all.deb ...</text:p>
      <text:p text:style-name="P1">Unpacking bzip2-doc (1.0.6-8ubuntu0.2) ...</text:p>
      <text:p text:style-name="P1">Selecting previously unselected package curl.</text:p>
      <text:p text:style-name="P1">Preparing to unpack .../curl_7.47.0-1ubuntu2.16_amd64.deb ...</text:p>
      <text:p text:style-name="P1">Unpacking curl (7.47.0-1ubuntu2.16) ...</text:p>
      <text:p text:style-name="P1">Selecting previously unselected package po-debconf.</text:p>
      <text:p text:style-name="P1">Preparing to unpack .../po-debconf_1.0.19_all.deb ...</text:p>
      <text:p text:style-name="P1">Unpacking po-debconf (1.0.19) ...</text:p>
      <text:p text:style-name="P1">Selecting previously unselected package libfile-stripnondeterminism-perl.</text:p>
      <text:p text:style-name="P1">Preparing to unpack .../libfile-stripnondeterminism-perl_0.015-1_all.deb ...</text:p>
      <text:p text:style-name="P1">Unpacking libfile-stripnondeterminism-perl (0.015-1) ...</text:p>
      <text:p text:style-name="P1">Selecting previously unselected package dh-strip-nondeterminism.</text:p>
      <text:p text:style-name="P1">Preparing to unpack .../dh-strip-nondeterminism_0.015-1_all.deb ...</text:p>
      <text:p text:style-name="P1">Unpacking dh-strip-nondeterminism (0.015-1) ...</text:p>
      <text:p text:style-name="P1">Selecting previously unselected package debhelper.</text:p>
      <text:p text:style-name="P1">Preparing to unpack .../debhelper_9.20160115ubuntu3_all.deb ...</text:p>
      <text:p text:style-name="P1">Unpacking debhelper (9.20160115ubuntu3) ...</text:p>
      <text:p text:style-name="P1">Selecting previously unselected package docutils-common.</text:p>
      <text:p text:style-name="P1">Preparing to unpack .../docutils-common_0.12+dfsg-1_all.deb ...</text:p>
      <text:p text:style-name="P1">Unpacking docutils-common (0.12+dfsg-1) ...</text:p>
      <text:p text:style-name="P1">Selecting previously unselected package docutils-doc.</text:p>
      <text:p text:style-name="P1">Preparing to unpack .../docutils-doc_0.12+dfsg-1_all.deb ...</text:p>
      <text:p text:style-name="P1">Unpacking docutils-doc (0.12+dfsg-1) ...</text:p>
      <text:p text:style-name="P1">Selecting previously unselected package fltk1.3-doc.</text:p>
      <text:p text:style-name="P1">Preparing to unpack .../fltk1.3-doc_1.3.3-7_all.deb ...</text:p>
      <text:p text:style-name="P1">Unpacking fltk1.3-doc (1.3.3-7) ...</text:p>
      <text:p text:style-name="P1">Selecting previously unselected package libfltk1.3:amd64.</text:p>
      <text:p text:style-name="P1">Preparing to unpack .../libfltk1.3_1.3.3-7_amd64.deb ...</text:p>
      <text:p text:style-name="P1">Unpacking libfltk1.3:amd64 (1.3.3-7) ...</text:p>
      <text:p text:style-name="P1">Selecting previously unselected package libfltk-forms1.3:amd64.</text:p>
      <text:p text:style-name="P1">Preparing to unpack .../libfltk-forms1.3_1.3.3-7_amd64.deb ...</text:p>
      <text:p text:style-name="P1">Unpacking libfltk-forms1.3:amd64 (1.3.3-7) ...</text:p>
      <text:p text:style-name="P1">Selecting previously unselected package libfltk-images1.3:amd64.</text:p>
      <text:p text:style-name="P1">Preparing to unpack .../libfltk-images1.3_1.3.3-7_amd64.deb ...</text:p>
      <text:p text:style-name="P1">Unpacking libfltk-images1.3:amd64 (1.3.3-7) ...</text:p>
      <text:p text:style-name="P1">Selecting previously unselected package fluid.</text:p>
      <text:p text:style-name="P1">Preparing to unpack .../fluid_1.3.3-7_amd64.deb ...</text:p>
      <text:p text:style-name="P1">Unpacking fluid (1.3.3-7) ...</text:p>
      <text:p text:style-name="P1">Selecting previously unselected package fonts-lyx.</text:p>
      <text:p text:style-name="P1">Preparing to unpack .../fonts-lyx_2.1.4-2_all.deb ...</text:p>
      <text:p text:style-name="P1">Unpacking fonts-lyx (2.1.4-2) ...</text:p>
      <text:p text:style-name="P1">Selecting previously unselected package libice-dev:amd64.</text:p>
      <text:p text:style-name="P1">Preparing to unpack .../libice-dev_2%3a1.0.9-1_amd64.deb ...</text:p>
      <text:p text:style-name="P1">Unpacking libice-dev:amd64 (2:1.0.9-1) ...</text:p>
      <text:p text:style-name="P1">Selecting previously unselected package libsm-dev:amd64.</text:p>
      <text:p text:style-name="P1">Preparing to unpack .../libsm-dev_2%3a1.2.2-1_amd64.deb ...</text:p>
      <text:p text:style-name="P1">Unpacking libsm-dev:amd64 (2:1.2.2-1) ...</text:p>
      <text:p text:style-name="P1">Selecting previously unselected package libxt-dev:amd64.</text:p>
      <text:p text:style-name="P1">Preparing to unpack .../libxt-dev_1%3a1.1.5-0ubuntu1_amd64.deb ...</text:p>
      <text:p text:style-name="P1"><text:soft-page-break/>Unpacking libxt-dev:amd64 (1:1.1.5-0ubuntu1) ...</text:p>
      <text:p text:style-name="P1">Selecting previously unselected package freeglut3-dev:amd64.</text:p>
      <text:p text:style-name="P1">Preparing to unpack .../freeglut3-dev_2.8.1-2_amd64.deb ...</text:p>
      <text:p text:style-name="P1">Unpacking freeglut3-dev:amd64 (2.8.1-2) ...</text:p>
      <text:p text:style-name="P1">Selecting previously unselected package libboost-program-options1.58.0:amd64.</text:p>
      <text:p text:style-name="P1">Preparing to unpack .../libboost-program-options1.58.0_1.58.0+dfsg-5ubuntu3.1_amd64.deb ...</text:p>
      <text:p text:style-name="P1">Unpacking libboost-program-options1.58.0:amd64 (1.58.0+dfsg-5ubuntu3.1) ...</text:p>
      <text:p text:style-name="P1">Selecting previously unselected package libboost-regex1.58.0:amd64.</text:p>
      <text:p text:style-name="P1">Preparing to unpack .../libboost-regex1.58.0_1.58.0+dfsg-5ubuntu3.1_amd64.deb ...</text:p>
      <text:p text:style-name="P1">Unpacking libboost-regex1.58.0:amd64 (1.58.0+dfsg-5ubuntu3.1) ...</text:p>
      <text:p text:style-name="P1">Selecting previously unselected package libboost-thread1.58.0:amd64.</text:p>
      <text:p text:style-name="P1">Preparing to unpack .../libboost-thread1.58.0_1.58.0+dfsg-5ubuntu3.1_amd64.deb ...</text:p>
      <text:p text:style-name="P1">Unpacking libboost-thread1.58.0:amd64 (1.58.0+dfsg-5ubuntu3.1) ...</text:p>
      <text:p text:style-name="P1">Selecting previously unselected package liblinearmath2.83.6:amd64.</text:p>
      <text:p text:style-name="P1">Preparing to unpack .../liblinearmath2.83.6_2.83.6+dfsg-3_amd64.deb ...</text:p>
      <text:p text:style-name="P1">Unpacking liblinearmath2.83.6:amd64 (2.83.6+dfsg-3) ...</text:p>
      <text:p text:style-name="P1">Selecting previously unselected package libbulletcollision2.83.6:amd64.</text:p>
      <text:p text:style-name="P1">Preparing to unpack .../libbulletcollision2.83.6_2.83.6+dfsg-3_amd64.deb ...</text:p>
      <text:p text:style-name="P1">Unpacking libbulletcollision2.83.6:amd64 (2.83.6+dfsg-3) ...</text:p>
      <text:p text:style-name="P1">Selecting previously unselected package libbulletdynamics2.83.6:amd64.</text:p>
      <text:p text:style-name="P1">Preparing to unpack .../libbulletdynamics2.83.6_2.83.6+dfsg-3_amd64.deb ...</text:p>
      <text:p text:style-name="P1">Unpacking libbulletdynamics2.83.6:amd64 (2.83.6+dfsg-3) ...</text:p>
      <text:p text:style-name="P1">Selecting previously unselected package libjxr0:amd64.</text:p>
      <text:p text:style-name="P1">Preparing to unpack .../libjxr0_1.1-6_amd64.deb ...</text:p>
      <text:p text:style-name="P1">Unpacking libjxr0:amd64 (1.1-6) ...</text:p>
      <text:p text:style-name="P1">Selecting previously unselected package libopenjp2-7:amd64.</text:p>
      <text:p text:style-name="P1">Preparing to unpack .../libopenjp2-7_2.1.2-1.1+deb9u5build0.16.04.1_amd64.deb ...</text:p>
      <text:p text:style-name="P1">Unpacking libopenjp2-7:amd64 (2.1.2-1.1+deb9u5build0.16.04.1) ...</text:p>
      <text:p text:style-name="P1">Selecting previously unselected package libfreeimage3:amd64.</text:p>
      <text:p text:style-name="P1">Preparing to unpack .../libfreeimage3_3.17.0+ds1-2ubuntu0.1_amd64.deb ...</text:p>
      <text:p text:style-name="P1">Unpacking libfreeimage3:amd64 (3.17.0+ds1-2ubuntu0.1) ...</text:p>
      <text:p text:style-name="P1">Selecting previously unselected package libgfortran3:amd64.</text:p>
      <text:p text:style-name="P1">Preparing to unpack .../libgfortran3_5.4.0-6ubuntu1~16.04.12_amd64.deb ...</text:p>
      <text:p text:style-name="P1">Unpacking libgfortran3:amd64 (5.4.0-6ubuntu1~16.04.12) ...</text:p>
      <text:p text:style-name="P1">Selecting previously unselected package liblapack3.</text:p>
      <text:p text:style-name="P1">Preparing to unpack .../liblapack3_3.6.0-2ubuntu2_amd64.deb ...</text:p>
      <text:p text:style-name="P1">Unpacking liblapack3 (3.6.0-2ubuntu2) ...</text:p>
      <text:p text:style-name="P1">Selecting previously unselected package libarpack2.</text:p>
      <text:p text:style-name="P1">Preparing to unpack .../libarpack2_3.3.0-1build2_amd64.deb ...</text:p>
      <text:p text:style-name="P1">Unpacking libarpack2 (3.3.0-1build2) ...</text:p>
      <text:p text:style-name="P1">Selecting previously unselected package libarmadillo6.</text:p>
      <text:p text:style-name="P1">Preparing to unpack .../libarmadillo6_1%3a6.500.5+dfsg-1_amd64.deb ...</text:p>
      <text:p text:style-name="P1">Unpacking libarmadillo6 (1:6.500.5+dfsg-1) ...</text:p>
      <text:p text:style-name="P1">Selecting previously unselected package libdap17v5:amd64.</text:p>
      <text:p text:style-name="P1">Preparing to unpack .../libdap17v5_3.15.1-7_amd64.deb ...</text:p>
      <text:p text:style-name="P1">Unpacking libdap17v5:amd64 (3.15.1-7) ...</text:p>
      <text:p text:style-name="P1">Selecting previously unselected package libdapclient6v5:amd64.</text:p>
      <text:p text:style-name="P1">Preparing to unpack .../libdapclient6v5_3.15.1-7_amd64.deb ...</text:p>
      <text:p text:style-name="P1">Unpacking libdapclient6v5:amd64 (3.15.1-7) ...</text:p>
      <text:p text:style-name="P1">Selecting previously unselected package libepsilon1:amd64.</text:p>
      <text:p text:style-name="P1"><text:soft-page-break/>Preparing to unpack .../libepsilon1_0.9.2-3ubuntu1_amd64.deb ...</text:p>
      <text:p text:style-name="P1">Unpacking libepsilon1:amd64 (0.9.2-3ubuntu1) ...</text:p>
      <text:p text:style-name="P1">Selecting previously unselected package libfreexl1:amd64.</text:p>
      <text:p text:style-name="P1">Preparing to unpack .../libfreexl1_1.0.2-1ubuntu0.1_amd64.deb ...</text:p>
      <text:p text:style-name="P1">Unpacking libfreexl1:amd64 (1.0.2-1ubuntu0.1) ...</text:p>
      <text:p text:style-name="P1">Selecting previously unselected package libgeos-3.5.0.</text:p>
      <text:p text:style-name="P1">Preparing to unpack .../libgeos-3.5.0_3.5.0-1ubuntu2_amd64.deb ...</text:p>
      <text:p text:style-name="P1">Unpacking libgeos-3.5.0 (3.5.0-1ubuntu2) ...</text:p>
      <text:p text:style-name="P1">Selecting previously unselected package libgeos-c1v5.</text:p>
      <text:p text:style-name="P1">Preparing to unpack .../libgeos-c1v5_3.5.0-1ubuntu2_amd64.deb ...</text:p>
      <text:p text:style-name="P1">Unpacking libgeos-c1v5 (3.5.0-1ubuntu2) ...</text:p>
      <text:p text:style-name="P1">Selecting previously unselected package libgif7:amd64.</text:p>
      <text:p text:style-name="P1">Preparing to unpack .../libgif7_5.1.4-0.3~16.04.1_amd64.deb ...</text:p>
      <text:p text:style-name="P1">Unpacking libgif7:amd64 (5.1.4-0.3~16.04.1) ...</text:p>
      <text:p text:style-name="P1">Selecting previously unselected package libhdf4-0-alt.</text:p>
      <text:p text:style-name="P1">Preparing to unpack .../libhdf4-0-alt_4.2.10-3.2_amd64.deb ...</text:p>
      <text:p text:style-name="P1">Unpacking libhdf4-0-alt (4.2.10-3.2) ...</text:p>
      <text:p text:style-name="P1">Selecting previously unselected package libaec0:amd64.</text:p>
      <text:p text:style-name="P1">Preparing to unpack .../libaec0_0.3.2-1_amd64.deb ...</text:p>
      <text:p text:style-name="P1">Unpacking libaec0:amd64 (0.3.2-1) ...</text:p>
      <text:p text:style-name="P1">Selecting previously unselected package libsz2:amd64.</text:p>
      <text:p text:style-name="P1">Preparing to unpack .../libsz2_0.3.2-1_amd64.deb ...</text:p>
      <text:p text:style-name="P1">Unpacking libsz2:amd64 (0.3.2-1) ...</text:p>
      <text:p text:style-name="P1">Selecting previously unselected package libhdf5-10:amd64.</text:p>
      <text:p text:style-name="P1">Preparing to unpack .../libhdf5-10_1.8.16+docs-4ubuntu1.1_amd64.deb ...</text:p>
      <text:p text:style-name="P1">Unpacking libhdf5-10:amd64 (1.8.16+docs-4ubuntu1.1) ...</text:p>
      <text:p text:style-name="P1">Selecting previously unselected package libminizip1:amd64.</text:p>
      <text:p text:style-name="P1">Preparing to unpack .../libminizip1_1.1-8_amd64.deb ...</text:p>
      <text:p text:style-name="P1">Unpacking libminizip1:amd64 (1.1-8) ...</text:p>
      <text:p text:style-name="P1">Selecting previously unselected package liburiparser1:amd64.</text:p>
      <text:p text:style-name="P1">Preparing to unpack .../liburiparser1_0.8.4-1_amd64.deb ...</text:p>
      <text:p text:style-name="P1">Unpacking liburiparser1:amd64 (0.8.4-1) ...</text:p>
      <text:p text:style-name="P1">Selecting previously unselected package libkmlbase1:amd64.</text:p>
      <text:p text:style-name="P1">Preparing to unpack .../libkmlbase1_1.3.0-1_amd64.deb ...</text:p>
      <text:p text:style-name="P1">Unpacking libkmlbase1:amd64 (1.3.0-1) ...</text:p>
      <text:p text:style-name="P1">Selecting previously unselected package libkmldom1:amd64.</text:p>
      <text:p text:style-name="P1">Preparing to unpack .../libkmldom1_1.3.0-1_amd64.deb ...</text:p>
      <text:p text:style-name="P1">Unpacking libkmldom1:amd64 (1.3.0-1) ...</text:p>
      <text:p text:style-name="P1">Selecting previously unselected package libkmlengine1:amd64.</text:p>
      <text:p text:style-name="P1">Preparing to unpack .../libkmlengine1_1.3.0-1_amd64.deb ...</text:p>
      <text:p text:style-name="P1">Unpacking libkmlengine1:amd64 (1.3.0-1) ...</text:p>
      <text:p text:style-name="P1">Selecting previously unselected package mysql-common.</text:p>
      <text:p text:style-name="P1">Preparing to unpack .../mysql-common_5.7.31-0ubuntu0.16.04.1_all.deb ...</text:p>
      <text:p text:style-name="P1">Unpacking mysql-common (5.7.31-0ubuntu0.16.04.1) ...</text:p>
      <text:p text:style-name="P1">Selecting previously unselected package libmysqlclient20:amd64.</text:p>
      <text:p text:style-name="P1">Preparing to unpack .../libmysqlclient20_5.7.31-0ubuntu0.16.04.1_amd64.deb ...</text:p>
      <text:p text:style-name="P1">Unpacking libmysqlclient20:amd64 (5.7.31-0ubuntu0.16.04.1) ...</text:p>
      <text:p text:style-name="P1">Selecting previously unselected package libnetcdf11.</text:p>
      <text:p text:style-name="P1">Preparing to unpack .../libnetcdf11_1%3a4.4.0-2_amd64.deb ...</text:p>
      <text:p text:style-name="P1">Unpacking libnetcdf11 (1:4.4.0-2) ...</text:p>
      <text:p text:style-name="P1"><text:soft-page-break/>Selecting previously unselected package libodbc1:amd64.</text:p>
      <text:p text:style-name="P1">Preparing to unpack .../libodbc1_2.3.1-4.1_amd64.deb ...</text:p>
      <text:p text:style-name="P1">Unpacking libodbc1:amd64 (2.3.1-4.1) ...</text:p>
      <text:p text:style-name="P1">Selecting previously unselected package proj-data.</text:p>
      <text:p text:style-name="P1">Preparing to unpack .../proj-data_4.9.2-2_all.deb ...</text:p>
      <text:p text:style-name="P1">Unpacking proj-data (4.9.2-2) ...</text:p>
      <text:p text:style-name="P1">Selecting previously unselected package libproj9.</text:p>
      <text:p text:style-name="P1">Preparing to unpack .../libproj9_4.9.2-2_amd64.deb ...</text:p>
      <text:p text:style-name="P1">Unpacking libproj9 (4.9.2-2) ...</text:p>
      <text:p text:style-name="P1">Selecting previously unselected package libogdi3.2.</text:p>
      <text:p text:style-name="P1">Preparing to unpack .../libogdi3.2_3.2.0~beta2-7.1build1_amd64.deb ...</text:p>
      <text:p text:style-name="P1">Unpacking libogdi3.2 (3.2.0~beta2-7.1build1) ...</text:p>
      <text:p text:style-name="P1">Selecting previously unselected package libpq5:amd64.</text:p>
      <text:p text:style-name="P1">Preparing to unpack .../libpq5_9.5.23-0ubuntu0.16.04.1_amd64.deb ...</text:p>
      <text:p text:style-name="P1">Unpacking libpq5:amd64 (9.5.23-0ubuntu0.16.04.1) ...</text:p>
      <text:p text:style-name="P1">Selecting previously unselected package libspatialite7:amd64.</text:p>
      <text:p text:style-name="P1">Preparing to unpack .../libspatialite7_4.3.0a-5_amd64.deb ...</text:p>
      <text:p text:style-name="P1">Unpacking libspatialite7:amd64 (4.3.0a-5) ...</text:p>
      <text:p text:style-name="P1">Selecting previously unselected package libxerces-c3.1:amd64.</text:p>
      <text:p text:style-name="P1">Preparing to unpack .../libxerces-c3.1_3.1.3+debian-1_amd64.deb ...</text:p>
      <text:p text:style-name="P1">Unpacking libxerces-c3.1:amd64 (3.1.3+debian-1) ...</text:p>
      <text:p text:style-name="P1">Selecting previously unselected package odbcinst.</text:p>
      <text:p text:style-name="P1">Preparing to unpack .../odbcinst_2.3.1-4.1_amd64.deb ...</text:p>
      <text:p text:style-name="P1">Unpacking odbcinst (2.3.1-4.1) ...</text:p>
      <text:p text:style-name="P1">Selecting previously unselected package odbcinst1debian2:amd64.</text:p>
      <text:p text:style-name="P1">Preparing to unpack .../odbcinst1debian2_2.3.1-4.1_amd64.deb ...</text:p>
      <text:p text:style-name="P1">Unpacking odbcinst1debian2:amd64 (2.3.1-4.1) ...</text:p>
      <text:p text:style-name="P1">Selecting previously unselected package libgdal1i.</text:p>
      <text:p text:style-name="P1">Preparing to unpack .../libgdal1i_1.11.3+dfsg-3build2_amd64.deb ...</text:p>
      <text:p text:style-name="P1">Unpacking libgdal1i (1.11.3+dfsg-3build2) ...</text:p>
      <text:p text:style-name="P1">Selecting previously unselected package libignition-math2:amd64.</text:p>
      <text:p text:style-name="P1">Preparing to unpack .../libignition-math2_2.2.3+dfsg1-4_amd64.deb ...</text:p>
      <text:p text:style-name="P1">Unpacking libignition-math2:amd64 (2.2.3+dfsg1-4) ...</text:p>
      <text:p text:style-name="P1">Selecting previously unselected package libzzip-0-13:amd64.</text:p>
      <text:p text:style-name="P1">Preparing to unpack .../libzzip-0-13_0.13.62-3ubuntu0.16.04.2_amd64.deb ...</text:p>
      <text:p text:style-name="P1">Unpacking libzzip-0-13:amd64 (0.13.62-3ubuntu0.16.04.2) ...</text:p>
      <text:p text:style-name="P1">Selecting previously unselected package libogre-1.9.0v5:amd64.</text:p>
      <text:p text:style-name="P1">Preparing to unpack .../libogre-1.9.0v5_1.9.0+dfsg1-7_amd64.deb ...</text:p>
      <text:p text:style-name="P1">Unpacking libogre-1.9.0v5:amd64 (1.9.0+dfsg1-7) ...</text:p>
      <text:p text:style-name="P1">Selecting previously unselected package libqt4-opengl:amd64.</text:p>
      <text:p text:style-name="P1">Preparing to unpack .../libqt4-opengl_4%3a4.8.7+dfsg-5ubuntu2_amd64.deb ...</text:p>
      <text:p text:style-name="P1">Unpacking libqt4-opengl:amd64 (4:4.8.7+dfsg-5ubuntu2) ...</text:p>
      <text:p text:style-name="P1">Selecting previously unselected package libqtwebkit4:amd64.</text:p>
      <text:p text:style-name="P1">Preparing to unpack .../libqtwebkit4_2.3.2-0ubuntu11_amd64.deb ...</text:p>
      <text:p text:style-name="P1">Unpacking libqtwebkit4:amd64 (2.3.2-0ubuntu11) ...</text:p>
      <text:p text:style-name="P1">Selecting previously unselected package sdformat-sdf.</text:p>
      <text:p text:style-name="P1">Preparing to unpack .../sdformat-sdf_4.0.0-1ubuntu2_all.deb ...</text:p>
      <text:p text:style-name="P1">Unpacking sdformat-sdf (4.0.0-1ubuntu2) ...</text:p>
      <text:p text:style-name="P1">Selecting previously unselected package libconsole-bridge0.2v5:amd64.</text:p>
      <text:p text:style-name="P1">Preparing to unpack .../libconsole-bridge0.2v5_0.3.2-1_amd64.deb ...</text:p>
      <text:p text:style-name="P1"><text:soft-page-break/>Unpacking libconsole-bridge0.2v5:amd64 (0.3.2-1) ...</text:p>
      <text:p text:style-name="P1">Selecting previously unselected package liburdfdom-model0.4:amd64.</text:p>
      <text:p text:style-name="P1">Preparing to unpack .../liburdfdom-model0.4_0.4.1-1_amd64.deb ...</text:p>
      <text:p text:style-name="P1">Unpacking liburdfdom-model0.4:amd64 (0.4.1-1) ...</text:p>
      <text:p text:style-name="P1">Selecting previously unselected package libsdformat4:amd64.</text:p>
      <text:p text:style-name="P1">Preparing to unpack .../libsdformat4_4.0.0-1ubuntu2_amd64.deb ...</text:p>
      <text:p text:style-name="P1">Unpacking libsdformat4:amd64 (4.0.0-1ubuntu2) ...</text:p>
      <text:p text:style-name="P1">Selecting previously unselected package libsimbody3.5v5:amd64.</text:p>
      <text:p text:style-name="P1">Preparing to unpack .../libsimbody3.5v5_3.5.3+dfsg-1ubuntu1_amd64.deb ...</text:p>
      <text:p text:style-name="P1">Unpacking libsimbody3.5v5:amd64 (3.5.3+dfsg-1ubuntu1) ...</text:p>
      <text:p text:style-name="P1">Selecting previously unselected package libspnav0.</text:p>
      <text:p text:style-name="P1">Preparing to unpack .../libspnav0_0.2.3-1_amd64.deb ...</text:p>
      <text:p text:style-name="P1">Unpacking libspnav0 (0.2.3-1) ...</text:p>
      <text:p text:style-name="P1">Selecting previously unselected package libtar0.</text:p>
      <text:p text:style-name="P1">Preparing to unpack .../libtar0_1.2.20-4_amd64.deb ...</text:p>
      <text:p text:style-name="P1">Unpacking libtar0 (1.2.20-4) ...</text:p>
      <text:p text:style-name="P1">Selecting previously unselected package libtinyxml2-2v5:amd64.</text:p>
      <text:p text:style-name="P1">Preparing to unpack .../libtinyxml2-2v5_2.2.0-1.1ubuntu1_amd64.deb ...</text:p>
      <text:p text:style-name="P1">Unpacking libtinyxml2-2v5:amd64 (2.2.0-1.1ubuntu1) ...</text:p>
      <text:p text:style-name="P1">Selecting previously unselected package libgazebo7:amd64.</text:p>
      <text:p text:style-name="P1">Preparing to unpack .../libgazebo7_7.0.0+dfsg-2_amd64.deb ...</text:p>
      <text:p text:style-name="P1">Unpacking libgazebo7:amd64 (7.0.0+dfsg-2) ...</text:p>
      <text:p text:style-name="P1">Selecting previously unselected package ttf-liberation.</text:p>
      <text:p text:style-name="P1">Preparing to unpack .../ttf-liberation_1.07.4-1_all.deb ...</text:p>
      <text:p text:style-name="P1">Unpacking ttf-liberation (1.07.4-1) ...</text:p>
      <text:p text:style-name="P1">Selecting previously unselected package rubygems-integration.</text:p>
      <text:p text:style-name="P1">Preparing to unpack .../rubygems-integration_1.10_all.deb ...</text:p>
      <text:p text:style-name="P1">Unpacking rubygems-integration (1.10) ...</text:p>
      <text:p text:style-name="P1">Selecting previously unselected package rake.</text:p>
      <text:p text:style-name="P1">Preparing to unpack .../rake_10.5.0-2ubuntu0.1_all.deb ...</text:p>
      <text:p text:style-name="P1">Unpacking rake (10.5.0-2ubuntu0.1) ...</text:p>
      <text:p text:style-name="P1">Selecting previously unselected package ruby-did-you-mean.</text:p>
      <text:p text:style-name="P1">Preparing to unpack .../ruby-did-you-mean_1.0.0-2_all.deb ...</text:p>
      <text:p text:style-name="P1">Unpacking ruby-did-you-mean (1.0.0-2) ...</text:p>
      <text:p text:style-name="P1">Selecting previously unselected package ruby-minitest.</text:p>
      <text:p text:style-name="P1">Preparing to unpack .../ruby-minitest_5.8.4-2_all.deb ...</text:p>
      <text:p text:style-name="P1">Unpacking ruby-minitest (5.8.4-2) ...</text:p>
      <text:p text:style-name="P1">Selecting previously unselected package ruby-net-telnet.</text:p>
      <text:p text:style-name="P1">Preparing to unpack .../ruby-net-telnet_0.1.1-2_all.deb ...</text:p>
      <text:p text:style-name="P1">Unpacking ruby-net-telnet (0.1.1-2) ...</text:p>
      <text:p text:style-name="P1">Selecting previously unselected package ruby-power-assert.</text:p>
      <text:p text:style-name="P1">Preparing to unpack .../ruby-power-assert_0.2.7-1_all.deb ...</text:p>
      <text:p text:style-name="P1">Unpacking ruby-power-assert (0.2.7-1) ...</text:p>
      <text:p text:style-name="P1">Selecting previously unselected package ruby-test-unit.</text:p>
      <text:p text:style-name="P1">Preparing to unpack .../ruby-test-unit_3.1.7-2_all.deb ...</text:p>
      <text:p text:style-name="P1">Unpacking ruby-test-unit (3.1.7-2) ...</text:p>
      <text:p text:style-name="P1">Selecting previously unselected package libruby2.3:amd64.</text:p>
      <text:p text:style-name="P1">Preparing to unpack .../libruby2.3_2.3.1-2~ubuntu16.04.14_amd64.deb ...</text:p>
      <text:p text:style-name="P1">Unpacking libruby2.3:amd64 (2.3.1-2~ubuntu16.04.14) ...</text:p>
      <text:p text:style-name="P1">Selecting previously unselected package ruby2.3.</text:p>
      <text:p text:style-name="P1"><text:soft-page-break/>Preparing to unpack .../ruby2.3_2.3.1-2~ubuntu16.04.14_amd64.deb ...</text:p>
      <text:p text:style-name="P1">Unpacking ruby2.3 (2.3.1-2~ubuntu16.04.14) ...</text:p>
      <text:p text:style-name="P1">Selecting previously unselected package ruby.</text:p>
      <text:p text:style-name="P1">Preparing to unpack .../ruby_1%3a2.3.0+1_all.deb ...</text:p>
      <text:p text:style-name="P1">Unpacking ruby (1:2.3.0+1) ...</text:p>
      <text:p text:style-name="P1">Selecting previously unselected package ttf-dejavu-core.</text:p>
      <text:p text:style-name="P1">Preparing to unpack .../ttf-dejavu-core_2.35-1_all.deb ...</text:p>
      <text:p text:style-name="P1">Unpacking ttf-dejavu-core (2.35-1) ...</text:p>
      <text:p text:style-name="P1">Selecting previously unselected package gazebo7-common.</text:p>
      <text:p text:style-name="P1">Preparing to unpack .../gazebo7-common_7.0.0+dfsg-2_all.deb ...</text:p>
      <text:p text:style-name="P1">Unpacking gazebo7-common (7.0.0+dfsg-2) ...</text:p>
      <text:p text:style-name="P1">Selecting previously unselected package gazebo7.</text:p>
      <text:p text:style-name="P1">Preparing to unpack .../gazebo7_7.0.0+dfsg-2_amd64.deb ...</text:p>
      <text:p text:style-name="P1">Unpacking gazebo7 (7.0.0+dfsg-2) ...</text:p>
      <text:p text:style-name="P1">Selecting previously unselected package gazebo7-plugin-base.</text:p>
      <text:p text:style-name="P1">Preparing to unpack .../gazebo7-plugin-base_7.0.0+dfsg-2_amd64.deb ...</text:p>
      <text:p text:style-name="P1">Unpacking gazebo7-plugin-base (7.0.0+dfsg-2) ...</text:p>
      <text:p text:style-name="P1">Selecting previously unselected package libgfortran-5-dev:amd64.</text:p>
      <text:p text:style-name="P1">Preparing to unpack .../libgfortran-5-dev_5.4.0-6ubuntu1~16.04.12_amd64.deb ...</text:p>
      <text:p text:style-name="P1">Unpacking libgfortran-5-dev:amd64 (5.4.0-6ubuntu1~16.04.12) ...</text:p>
      <text:p text:style-name="P1">Selecting previously unselected package gfortran-5.</text:p>
      <text:p text:style-name="P1">Preparing to unpack .../gfortran-5_5.4.0-6ubuntu1~16.04.12_amd64.deb ...</text:p>
      <text:p text:style-name="P1">Unpacking gfortran-5 (5.4.0-6ubuntu1~16.04.12) ...</text:p>
      <text:p text:style-name="P1">Selecting previously unselected package gfortran.</text:p>
      <text:p text:style-name="P1">Preparing to unpack .../gfortran_4%3a5.3.1-1ubuntu1_amd64.deb ...</text:p>
      <text:p text:style-name="P1">Unpacking gfortran (4:5.3.1-1ubuntu1) ...</text:p>
      <text:p text:style-name="P1">Selecting previously unselected package gir1.2-gtk-2.0.</text:p>
      <text:p text:style-name="P1">Preparing to unpack .../gir1.2-gtk-2.0_2.24.30-1ubuntu1.16.04.2_amd64.deb ...</text:p>
      <text:p text:style-name="P1">Unpacking gir1.2-gtk-2.0 (2.24.30-1ubuntu1.16.04.2) ...</text:p>
      <text:p text:style-name="P1">Selecting previously unselected package libgtest-dev:amd64.</text:p>
      <text:p text:style-name="P1">Preparing to unpack .../libgtest-dev_1.7.0-4ubuntu1_amd64.deb ...</text:p>
      <text:p text:style-name="P1">Unpacking libgtest-dev:amd64 (1.7.0-4ubuntu1) ...</text:p>
      <text:p text:style-name="P1">Selecting previously unselected package google-mock:amd64.</text:p>
      <text:p text:style-name="P1">Preparing to unpack .../google-mock_1.7.0-18092013-1_amd64.deb ...</text:p>
      <text:p text:style-name="P1">Unpacking google-mock:amd64 (1.7.0-18092013-1) ...</text:p>
      <text:p text:style-name="P1">Selecting previously unselected package libcdt5.</text:p>
      <text:p text:style-name="P1">Preparing to unpack .../libcdt5_2.38.0-12ubuntu2.1_amd64.deb ...</text:p>
      <text:p text:style-name="P1">Unpacking libcdt5 (2.38.0-12ubuntu2.1) ...</text:p>
      <text:p text:style-name="P1">Selecting previously unselected package libcgraph6.</text:p>
      <text:p text:style-name="P1">Preparing to unpack .../libcgraph6_2.38.0-12ubuntu2.1_amd64.deb ...</text:p>
      <text:p text:style-name="P1">Unpacking libcgraph6 (2.38.0-12ubuntu2.1) ...</text:p>
      <text:p text:style-name="P1">Selecting previously unselected package libpathplan4.</text:p>
      <text:p text:style-name="P1">Preparing to unpack .../libpathplan4_2.38.0-12ubuntu2.1_amd64.deb ...</text:p>
      <text:p text:style-name="P1">Unpacking libpathplan4 (2.38.0-12ubuntu2.1) ...</text:p>
      <text:p text:style-name="P1">Selecting previously unselected package libgvc6.</text:p>
      <text:p text:style-name="P1">Preparing to unpack .../libgvc6_2.38.0-12ubuntu2.1_amd64.deb ...</text:p>
      <text:p text:style-name="P1">Unpacking libgvc6 (2.38.0-12ubuntu2.1) ...</text:p>
      <text:p text:style-name="P1">Selecting previously unselected package libgvpr2.</text:p>
      <text:p text:style-name="P1">Preparing to unpack .../libgvpr2_2.38.0-12ubuntu2.1_amd64.deb ...</text:p>
      <text:p text:style-name="P1">Unpacking libgvpr2 (2.38.0-12ubuntu2.1) ...</text:p>
      <text:p text:style-name="P1"><text:soft-page-break/>Selecting previously unselected package graphviz.</text:p>
      <text:p text:style-name="P1">Preparing to unpack .../graphviz_2.38.0-12ubuntu2.1_amd64.deb ...</text:p>
      <text:p text:style-name="P1">Unpacking graphviz (2.38.0-12ubuntu2.1) ...</text:p>
      <text:p text:style-name="P1">Selecting previously unselected package hdf5-helpers.</text:p>
      <text:p text:style-name="P1">Preparing to unpack .../hdf5-helpers_1.8.16+docs-4ubuntu1.1_amd64.deb ...</text:p>
      <text:p text:style-name="P1">Unpacking hdf5-helpers (1.8.16+docs-4ubuntu1.1) ...</text:p>
      <text:p text:style-name="P1">Selecting previously unselected package icu-devtools.</text:p>
      <text:p text:style-name="P1">Preparing to unpack .../icu-devtools_55.1-7ubuntu0.5_amd64.deb ...</text:p>
      <text:p text:style-name="P1">Unpacking icu-devtools (55.1-7ubuntu0.5) ...</text:p>
      <text:p text:style-name="P1">Selecting previously unselected package javascript-common.</text:p>
      <text:p text:style-name="P1">Preparing to unpack .../javascript-common_11_all.deb ...</text:p>
      <text:p text:style-name="P1">Unpacking javascript-common (11) ...</text:p>
      <text:p text:style-name="P1">Selecting previously unselected package libgssrpc4:amd64.</text:p>
      <text:p text:style-name="P1">Preparing to unpack .../libgssrpc4_1.13.2+dfsg-5ubuntu2.1_amd64.deb ...</text:p>
      <text:p text:style-name="P1">Unpacking libgssrpc4:amd64 (1.13.2+dfsg-5ubuntu2.1) ...</text:p>
      <text:p text:style-name="P1">Selecting previously unselected package libkdb5-8:amd64.</text:p>
      <text:p text:style-name="P1">Preparing to unpack .../libkdb5-8_1.13.2+dfsg-5ubuntu2.1_amd64.deb ...</text:p>
      <text:p text:style-name="P1">Unpacking libkdb5-8:amd64 (1.13.2+dfsg-5ubuntu2.1) ...</text:p>
      <text:p text:style-name="P1">Selecting previously unselected package libkadm5srv-mit9:amd64.</text:p>
      <text:p text:style-name="P1">Preparing to unpack .../libkadm5srv-mit9_1.13.2+dfsg-5ubuntu2.1_amd64.deb ...</text:p>
      <text:p text:style-name="P1">Unpacking libkadm5srv-mit9:amd64 (1.13.2+dfsg-5ubuntu2.1) ...</text:p>
      <text:p text:style-name="P1">Selecting previously unselected package libkadm5clnt-mit9:amd64.</text:p>
      <text:p text:style-name="P1">Preparing to unpack .../libkadm5clnt-mit9_1.13.2+dfsg-5ubuntu2.1_amd64.deb ...</text:p>
      <text:p text:style-name="P1">Unpacking libkadm5clnt-mit9:amd64 (1.13.2+dfsg-5ubuntu2.1) ...</text:p>
      <text:p text:style-name="P1">Selecting previously unselected package comerr-dev.</text:p>
      <text:p text:style-name="P1">Preparing to unpack .../comerr-dev_2.1-1.42.13-1ubuntu1.2_amd64.deb ...</text:p>
      <text:p text:style-name="P1">Unpacking comerr-dev (2.1-1.42.13-1ubuntu1.2) ...</text:p>
      <text:p text:style-name="P1">Selecting previously unselected package krb5-multidev.</text:p>
      <text:p text:style-name="P1">Preparing to unpack .../krb5-multidev_1.13.2+dfsg-5ubuntu2.1_amd64.deb ...</text:p>
      <text:p text:style-name="P1">Unpacking krb5-multidev (1.13.2+dfsg-5ubuntu2.1) ...</text:p>
      <text:p text:style-name="P1">Selecting previously unselected package libapr1:amd64.</text:p>
      <text:p text:style-name="P1">Preparing to unpack .../libapr1_1.5.2-3_amd64.deb ...</text:p>
      <text:p text:style-name="P1">Unpacking libapr1:amd64 (1.5.2-3) ...</text:p>
      <text:p text:style-name="P1">Selecting previously unselected package uuid-dev:amd64.</text:p>
      <text:p text:style-name="P1">Preparing to unpack .../uuid-dev_2.27.1-6ubuntu3.10_amd64.deb ...</text:p>
      <text:p text:style-name="P1">Unpacking uuid-dev:amd64 (2.27.1-6ubuntu3.10) ...</text:p>
      <text:p text:style-name="P1">Selecting previously unselected package libsctp1:amd64.</text:p>
      <text:p text:style-name="P1">Preparing to unpack .../libsctp1_1.0.16+dfsg-3_amd64.deb ...</text:p>
      <text:p text:style-name="P1">Unpacking libsctp1:amd64 (1.0.16+dfsg-3) ...</text:p>
      <text:p text:style-name="P1">Selecting previously unselected package libsctp-dev.</text:p>
      <text:p text:style-name="P1">Preparing to unpack .../libsctp-dev_1.0.16+dfsg-3_amd64.deb ...</text:p>
      <text:p text:style-name="P1">Unpacking libsctp-dev (1.0.16+dfsg-3) ...</text:p>
      <text:p text:style-name="P1">Selecting previously unselected package libapr1-dev.</text:p>
      <text:p text:style-name="P1">Preparing to unpack .../libapr1-dev_1.5.2-3_amd64.deb ...</text:p>
      <text:p text:style-name="P1">Unpacking libapr1-dev (1.5.2-3) ...</text:p>
      <text:p text:style-name="P1">Selecting previously unselected package libaprutil1:amd64.</text:p>
      <text:p text:style-name="P1">Preparing to unpack .../libaprutil1_1.5.4-1build1_amd64.deb ...</text:p>
      <text:p text:style-name="P1">Unpacking libaprutil1:amd64 (1.5.4-1build1) ...</text:p>
      <text:p text:style-name="P1">Selecting previously unselected package libldap2-dev:amd64.</text:p>
      <text:p text:style-name="P1">Preparing to unpack .../libldap2-dev_2.4.42+dfsg-2ubuntu3.9_amd64.deb ...</text:p>
      <text:p text:style-name="P1"><text:soft-page-break/>Unpacking libldap2-dev:amd64 (2.4.42+dfsg-2ubuntu3.9) ...</text:p>
      <text:p text:style-name="P1">Selecting previously unselected package libexpat1-dev:amd64.</text:p>
      <text:p text:style-name="P1">Preparing to unpack .../libexpat1-dev_2.1.0-7ubuntu0.16.04.5_amd64.deb ...</text:p>
      <text:p text:style-name="P1">Unpacking libexpat1-dev:amd64 (2.1.0-7ubuntu0.16.04.5) ...</text:p>
      <text:p text:style-name="P1">Selecting previously unselected package libaprutil1-dev.</text:p>
      <text:p text:style-name="P1">Preparing to unpack .../libaprutil1-dev_1.5.4-1build1_amd64.deb ...</text:p>
      <text:p text:style-name="P1">Unpacking libaprutil1-dev (1.5.4-1build1) ...</text:p>
      <text:p text:style-name="P1">Selecting previously unselected package libpcre32-3:amd64.</text:p>
      <text:p text:style-name="P1">Preparing to unpack .../libpcre32-3_2%3a8.38-3.1_amd64.deb ...</text:p>
      <text:p text:style-name="P1">Unpacking libpcre32-3:amd64 (2:8.38-3.1) ...</text:p>
      <text:p text:style-name="P1">Selecting previously unselected package libpcre3-dev:amd64.</text:p>
      <text:p text:style-name="P1">Preparing to unpack .../libpcre3-dev_2%3a8.38-3.1_amd64.deb ...</text:p>
      <text:p text:style-name="P1">Unpacking libpcre3-dev:amd64 (2:8.38-3.1) ...</text:p>
      <text:p text:style-name="P1">Selecting previously unselected package libglib2.0-dev.</text:p>
      <text:p text:style-name="P1">Preparing to unpack .../libglib2.0-dev_2.48.2-0ubuntu4.6_amd64.deb ...</text:p>
      <text:p text:style-name="P1">Unpacking libglib2.0-dev (2.48.2-0ubuntu4.6) ...</text:p>
      <text:p text:style-name="P1">Selecting previously unselected package libatk1.0-dev.</text:p>
      <text:p text:style-name="P1">Preparing to unpack .../libatk1.0-dev_2.18.0-1_amd64.deb ...</text:p>
      <text:p text:style-name="P1">Unpacking libatk1.0-dev (2.18.0-1) ...</text:p>
      <text:p text:style-name="P1">Selecting previously unselected package libavutil-dev:amd64.</text:p>
      <text:p text:style-name="P1">Preparing to unpack .../libavutil-dev_7%3a2.8.17-0ubuntu0.1_amd64.deb ...</text:p>
      <text:p text:style-name="P1">Unpacking libavutil-dev:amd64 (7:2.8.17-0ubuntu0.1) ...</text:p>
      <text:p text:style-name="P1">Selecting previously unselected package libswresample-dev:amd64.</text:p>
      <text:p text:style-name="P1">Preparing to unpack .../libswresample-dev_7%3a2.8.17-0ubuntu0.1_amd64.deb ...</text:p>
      <text:p text:style-name="P1">Unpacking libswresample-dev:amd64 (7:2.8.17-0ubuntu0.1) ...</text:p>
      <text:p text:style-name="P1">Selecting previously unselected package libavcodec-dev:amd64.</text:p>
      <text:p text:style-name="P1">Preparing to unpack .../libavcodec-dev_7%3a2.8.17-0ubuntu0.1_amd64.deb ...</text:p>
      <text:p text:style-name="P1">Unpacking libavcodec-dev:amd64 (7:2.8.17-0ubuntu0.1) ...</text:p>
      <text:p text:style-name="P1">Selecting previously unselected package libavformat-dev:amd64.</text:p>
      <text:p text:style-name="P1">Preparing to unpack .../libavformat-dev_7%3a2.8.17-0ubuntu0.1_amd64.deb ...</text:p>
      <text:p text:style-name="P1">Unpacking libavformat-dev:amd64 (7:2.8.17-0ubuntu0.1) ...</text:p>
      <text:p text:style-name="P1">Selecting previously unselected package libblas-dev.</text:p>
      <text:p text:style-name="P1">Preparing to unpack .../libblas-dev_3.6.0-2ubuntu2_amd64.deb ...</text:p>
      <text:p text:style-name="P1">Unpacking libblas-dev (3.6.0-2ubuntu2) ...</text:p>
      <text:p text:style-name="P1">Selecting previously unselected package libboost1.58-dev:amd64.</text:p>
      <text:p text:style-name="P1">Preparing to unpack .../libboost1.58-dev_1.58.0+dfsg-5ubuntu3.1_amd64.deb ...</text:p>
      <text:p text:style-name="P1">Unpacking libboost1.58-dev:amd64 (1.58.0+dfsg-5ubuntu3.1) ...</text:p>
      <text:p text:style-name="P1">Selecting previously unselected package libboost-dev:amd64.</text:p>
      <text:p text:style-name="P1">Preparing to unpack .../libboost-dev_1.58.0.1ubuntu1_amd64.deb ...</text:p>
      <text:p text:style-name="P1">Unpacking libboost-dev:amd64 (1.58.0.1ubuntu1) ...</text:p>
      <text:p text:style-name="P1">Selecting previously unselected package libboost1.58-tools-dev.</text:p>
      <text:p text:style-name="P1">Preparing to unpack .../libboost1.58-tools-dev_1.58.0+dfsg-5ubuntu3.1_amd64.deb ...</text:p>
      <text:p text:style-name="P1">Unpacking libboost1.58-tools-dev (1.58.0+dfsg-5ubuntu3.1) ...</text:p>
      <text:p text:style-name="P1">Selecting previously unselected package libboost-tools-dev.</text:p>
      <text:p text:style-name="P1">Preparing to unpack .../libboost-tools-dev_1.58.0.1ubuntu1_amd64.deb ...</text:p>
      <text:p text:style-name="P1">Unpacking libboost-tools-dev (1.58.0.1ubuntu1) ...</text:p>
      <text:p text:style-name="P1">Selecting previously unselected package libboost-atomic1.58.0:amd64.</text:p>
      <text:p text:style-name="P1">Preparing to unpack .../libboost-atomic1.58.0_1.58.0+dfsg-5ubuntu3.1_amd64.deb ...</text:p>
      <text:p text:style-name="P1">Unpacking libboost-atomic1.58.0:amd64 (1.58.0+dfsg-5ubuntu3.1) ...</text:p>
      <text:p text:style-name="P1">Selecting previously unselected package libboost-atomic1.58-dev:amd64.</text:p>
      <text:p text:style-name="P1"><text:soft-page-break/>Preparing to unpack .../libboost-atomic1.58-dev_1.58.0+dfsg-5ubuntu3.1_amd64.deb ...</text:p>
      <text:p text:style-name="P1">Unpacking libboost-atomic1.58-dev:amd64 (1.58.0+dfsg-5ubuntu3.1) ...</text:p>
      <text:p text:style-name="P1">Selecting previously unselected package libboost-atomic-dev:amd64.</text:p>
      <text:p text:style-name="P1">Preparing to unpack .../libboost-atomic-dev_1.58.0.1ubuntu1_amd64.deb ...</text:p>
      <text:p text:style-name="P1">Unpacking libboost-atomic-dev:amd64 (1.58.0.1ubuntu1) ...</text:p>
      <text:p text:style-name="P1">Selecting previously unselected package libboost-chrono1.58.0:amd64.</text:p>
      <text:p text:style-name="P1">Preparing to unpack .../libboost-chrono1.58.0_1.58.0+dfsg-5ubuntu3.1_amd64.deb ...</text:p>
      <text:p text:style-name="P1">Unpacking libboost-chrono1.58.0:amd64 (1.58.0+dfsg-5ubuntu3.1) ...</text:p>
      <text:p text:style-name="P1">Selecting previously unselected package libboost-chrono1.58-dev:amd64.</text:p>
      <text:p text:style-name="P1">Preparing to unpack .../libboost-chrono1.58-dev_1.58.0+dfsg-5ubuntu3.1_amd64.deb ...</text:p>
      <text:p text:style-name="P1">Unpacking libboost-chrono1.58-dev:amd64 (1.58.0+dfsg-5ubuntu3.1) ...</text:p>
      <text:p text:style-name="P1">Selecting previously unselected package libboost-chrono-dev:amd64.</text:p>
      <text:p text:style-name="P1">Preparing to unpack .../libboost-chrono-dev_1.58.0.1ubuntu1_amd64.deb ...</text:p>
      <text:p text:style-name="P1">Unpacking libboost-chrono-dev:amd64 (1.58.0.1ubuntu1) ...</text:p>
      <text:p text:style-name="P1">Selecting previously unselected package libboost-context1.58.0:amd64.</text:p>
      <text:p text:style-name="P1">Preparing to unpack .../libboost-context1.58.0_1.58.0+dfsg-5ubuntu3.1_amd64.deb ...</text:p>
      <text:p text:style-name="P1">Unpacking libboost-context1.58.0:amd64 (1.58.0+dfsg-5ubuntu3.1) ...</text:p>
      <text:p text:style-name="P1">Selecting previously unselected package libboost-context1.58-dev:amd64.</text:p>
      <text:p text:style-name="P1">Preparing to unpack .../libboost-context1.58-dev_1.58.0+dfsg-5ubuntu3.1_amd64.deb ...</text:p>
      <text:p text:style-name="P1">Unpacking libboost-context1.58-dev:amd64 (1.58.0+dfsg-5ubuntu3.1) ...</text:p>
      <text:p text:style-name="P1">Selecting previously unselected package libboost-context-dev:amd64.</text:p>
      <text:p text:style-name="P1">Preparing to unpack .../libboost-context-dev_1.58.0.1ubuntu1_amd64.deb ...</text:p>
      <text:p text:style-name="P1">Unpacking libboost-context-dev:amd64 (1.58.0.1ubuntu1) ...</text:p>
      <text:p text:style-name="P1">Selecting previously unselected package libboost-coroutine1.58.0:amd64.</text:p>
      <text:p text:style-name="P1">Preparing to unpack .../libboost-coroutine1.58.0_1.58.0+dfsg-5ubuntu3.1_amd64.deb ...</text:p>
      <text:p text:style-name="P1">Unpacking libboost-coroutine1.58.0:amd64 (1.58.0+dfsg-5ubuntu3.1) ...</text:p>
      <text:p text:style-name="P1">Selecting previously unselected package libboost-coroutine1.58-dev:amd64.</text:p>
      <text:p text:style-name="P1">Preparing to unpack .../libboost-coroutine1.58-dev_1.58.0+dfsg-5ubuntu3.1_amd64.deb ...</text:p>
      <text:p text:style-name="P1">Unpacking libboost-coroutine1.58-dev:amd64 (1.58.0+dfsg-5ubuntu3.1) ...</text:p>
      <text:p text:style-name="P1">Selecting previously unselected package libboost-coroutine-dev:amd64.</text:p>
      <text:p text:style-name="P1">Preparing to unpack .../libboost-coroutine-dev_1.58.0.1ubuntu1_amd64.deb ...</text:p>
      <text:p text:style-name="P1">Unpacking libboost-coroutine-dev:amd64 (1.58.0.1ubuntu1) ...</text:p>
      <text:p text:style-name="P1">Selecting previously unselected package libboost-serialization1.58.0:amd64.</text:p>
      <text:p text:style-name="P1">Preparing to unpack .../libboost-serialization1.58.0_1.58.0+dfsg-5ubuntu3.1_amd64.deb ...</text:p>
      <text:p text:style-name="P1">Unpacking libboost-serialization1.58.0:amd64 (1.58.0+dfsg-5ubuntu3.1) ...</text:p>
      <text:p text:style-name="P1">Selecting previously unselected package libboost-serialization1.58-dev:amd64.</text:p>
      <text:p text:style-name="P1">Preparing to unpack .../libboost-serialization1.58-dev_1.58.0+dfsg-5ubuntu3.1_amd64.deb ...</text:p>
      <text:p text:style-name="P1">Unpacking libboost-serialization1.58-dev:amd64 (1.58.0+dfsg-5ubuntu3.1) ...</text:p>
      <text:p text:style-name="P1">Selecting previously unselected package libboost-date-time1.58-dev:amd64.</text:p>
      <text:p text:style-name="P1">Preparing to unpack .../libboost-date-time1.58-dev_1.58.0+dfsg-5ubuntu3.1_amd64.deb ...</text:p>
      <text:p text:style-name="P1">Unpacking libboost-date-time1.58-dev:amd64 (1.58.0+dfsg-5ubuntu3.1) ...</text:p>
      <text:p text:style-name="P1">Selecting previously unselected package libboost-date-time-dev:amd64.</text:p>
      <text:p text:style-name="P1">Preparing to unpack .../libboost-date-time-dev_1.58.0.1ubuntu1_amd64.deb ...</text:p>
      <text:p text:style-name="P1">Unpacking libboost-date-time-dev:amd64 (1.58.0.1ubuntu1) ...</text:p>
      <text:p text:style-name="P1">Selecting previously unselected package libboost-exception1.58-dev:amd64.</text:p>
      <text:p text:style-name="P1">Preparing to unpack .../libboost-exception1.58-dev_1.58.0+dfsg-5ubuntu3.1_amd64.deb ...</text:p>
      <text:p text:style-name="P1">Unpacking libboost-exception1.58-dev:amd64 (1.58.0+dfsg-5ubuntu3.1) ...</text:p>
      <text:p text:style-name="P1">Selecting previously unselected package libboost-exception-dev:amd64.</text:p>
      <text:p text:style-name="P1">Preparing to unpack .../libboost-exception-dev_1.58.0.1ubuntu1_amd64.deb ...</text:p>
      <text:p text:style-name="P1">Unpacking libboost-exception-dev:amd64 (1.58.0.1ubuntu1) ...</text:p>
      <text:p text:style-name="P1"><text:soft-page-break/>Selecting previously unselected package libboost-system1.58-dev:amd64.</text:p>
      <text:p text:style-name="P1">Preparing to unpack .../libboost-system1.58-dev_1.58.0+dfsg-5ubuntu3.1_amd64.deb ...</text:p>
      <text:p text:style-name="P1">Unpacking libboost-system1.58-dev:amd64 (1.58.0+dfsg-5ubuntu3.1) ...</text:p>
      <text:p text:style-name="P1">Selecting previously unselected package libboost-filesystem1.58-dev:amd64.</text:p>
      <text:p text:style-name="P1">Preparing to unpack .../libboost-filesystem1.58-dev_1.58.0+dfsg-5ubuntu3.1_amd64.deb ...</text:p>
      <text:p text:style-name="P1">Unpacking libboost-filesystem1.58-dev:amd64 (1.58.0+dfsg-5ubuntu3.1) ...</text:p>
      <text:p text:style-name="P1">Selecting previously unselected package libboost-filesystem-dev:amd64.</text:p>
      <text:p text:style-name="P1">Preparing to unpack .../libboost-filesystem-dev_1.58.0.1ubuntu1_amd64.deb ...</text:p>
      <text:p text:style-name="P1">Unpacking libboost-filesystem-dev:amd64 (1.58.0.1ubuntu1) ...</text:p>
      <text:p text:style-name="P1">Selecting previously unselected package libboost-graph1.58.0:amd64.</text:p>
      <text:p text:style-name="P1">Preparing to unpack .../libboost-graph1.58.0_1.58.0+dfsg-5ubuntu3.1_amd64.deb ...</text:p>
      <text:p text:style-name="P1">Unpacking libboost-graph1.58.0:amd64 (1.58.0+dfsg-5ubuntu3.1) ...</text:p>
      <text:p text:style-name="P1">Selecting previously unselected package libboost-test1.58.0:amd64.</text:p>
      <text:p text:style-name="P1">Preparing to unpack .../libboost-test1.58.0_1.58.0+dfsg-5ubuntu3.1_amd64.deb ...</text:p>
      <text:p text:style-name="P1">Unpacking libboost-test1.58.0:amd64 (1.58.0+dfsg-5ubuntu3.1) ...</text:p>
      <text:p text:style-name="P1">Selecting previously unselected package libboost-test1.58-dev:amd64.</text:p>
      <text:p text:style-name="P1">Preparing to unpack .../libboost-test1.58-dev_1.58.0+dfsg-5ubuntu3.1_amd64.deb ...</text:p>
      <text:p text:style-name="P1">Unpacking libboost-test1.58-dev:amd64 (1.58.0+dfsg-5ubuntu3.1) ...</text:p>
      <text:p text:style-name="P1">Selecting previously unselected package libboost-graph1.58-dev:amd64.</text:p>
      <text:p text:style-name="P1">Preparing to unpack .../libboost-graph1.58-dev_1.58.0+dfsg-5ubuntu3.1_amd64.deb ...</text:p>
      <text:p text:style-name="P1">Unpacking libboost-graph1.58-dev:amd64 (1.58.0+dfsg-5ubuntu3.1) ...</text:p>
      <text:p text:style-name="P1">Selecting previously unselected package libboost-graph-dev:amd64.</text:p>
      <text:p text:style-name="P1">Preparing to unpack .../libboost-graph-dev_1.58.0.1ubuntu1_amd64.deb ...</text:p>
      <text:p text:style-name="P1">Unpacking libboost-graph-dev:amd64 (1.58.0.1ubuntu1) ...</text:p>
      <text:p text:style-name="P1">Selecting previously unselected package libhwloc5:amd64.</text:p>
      <text:p text:style-name="P1">Preparing to unpack .../libhwloc5_1.11.2-3_amd64.deb ...</text:p>
      <text:p text:style-name="P1">Unpacking libhwloc5:amd64 (1.11.2-3) ...</text:p>
      <text:p text:style-name="P1">Selecting previously unselected package libibverbs1.</text:p>
      <text:p text:style-name="P1">Preparing to unpack .../libibverbs1_1.1.8-1.1ubuntu2_amd64.deb ...</text:p>
      <text:p text:style-name="P1">Unpacking libibverbs1 (1.1.8-1.1ubuntu2) ...</text:p>
      <text:p text:style-name="P1">Selecting previously unselected package libopenmpi1.10.</text:p>
      <text:p text:style-name="P1">Preparing to unpack .../libopenmpi1.10_1.10.2-8ubuntu1_amd64.deb ...</text:p>
      <text:p text:style-name="P1">Unpacking libopenmpi1.10 (1.10.2-8ubuntu1) ...</text:p>
      <text:p text:style-name="P1">Selecting previously unselected package libboost-mpi1.58.0.</text:p>
      <text:p text:style-name="P1">Preparing to unpack .../libboost-mpi1.58.0_1.58.0+dfsg-5ubuntu3.1_amd64.deb ...</text:p>
      <text:p text:style-name="P1">Unpacking libboost-mpi1.58.0 (1.58.0+dfsg-5ubuntu3.1) ...</text:p>
      <text:p text:style-name="P1">Selecting previously unselected package libboost-graph-parallel1.58.0.</text:p>
      <text:p text:style-name="P1">Preparing to unpack .../libboost-graph-parallel1.58.0_1.58.0+dfsg-5ubuntu3.1_amd64.deb ...</text:p>
      <text:p text:style-name="P1">Unpacking libboost-graph-parallel1.58.0 (1.58.0+dfsg-5ubuntu3.1) ...</text:p>
      <text:p text:style-name="P1">Selecting previously unselected package libboost-graph-parallel1.58-dev.</text:p>
      <text:p text:style-name="P1">Preparing to unpack .../libboost-graph-parallel1.58-dev_1.58.0+dfsg-5ubuntu3.1_amd64.deb ...</text:p>
      <text:p text:style-name="P1">Unpacking libboost-graph-parallel1.58-dev (1.58.0+dfsg-5ubuntu3.1) ...</text:p>
      <text:p text:style-name="P1">Selecting previously unselected package libboost-graph-parallel-dev.</text:p>
      <text:p text:style-name="P1">Preparing to unpack .../libboost-graph-parallel-dev_1.58.0.1ubuntu1_amd64.deb ...</text:p>
      <text:p text:style-name="P1">Unpacking libboost-graph-parallel-dev (1.58.0.1ubuntu1) ...</text:p>
      <text:p text:style-name="P1">Selecting previously unselected package libicu-dev:amd64.</text:p>
      <text:p text:style-name="P1">Preparing to unpack .../libicu-dev_55.1-7ubuntu0.5_amd64.deb ...</text:p>
      <text:p text:style-name="P1">Unpacking libicu-dev:amd64 (55.1-7ubuntu0.5) ...</text:p>
      <text:p text:style-name="P1">Selecting previously unselected package libboost-regex1.58-dev:amd64.</text:p>
      <text:p text:style-name="P1">Preparing to unpack .../libboost-regex1.58-dev_1.58.0+dfsg-5ubuntu3.1_amd64.deb ...</text:p>
      <text:p text:style-name="P1"><text:soft-page-break/>Unpacking libboost-regex1.58-dev:amd64 (1.58.0+dfsg-5ubuntu3.1) ...</text:p>
      <text:p text:style-name="P1">Selecting previously unselected package libboost-iostreams1.58-dev:amd64.</text:p>
      <text:p text:style-name="P1">Preparing to unpack .../libboost-iostreams1.58-dev_1.58.0+dfsg-5ubuntu3.1_amd64.deb ...</text:p>
      <text:p text:style-name="P1">Unpacking libboost-iostreams1.58-dev:amd64 (1.58.0+dfsg-5ubuntu3.1) ...</text:p>
      <text:p text:style-name="P1">Selecting previously unselected package libboost-iostreams-dev:amd64.</text:p>
      <text:p text:style-name="P1">Preparing to unpack .../libboost-iostreams-dev_1.58.0.1ubuntu1_amd64.deb ...</text:p>
      <text:p text:style-name="P1">Unpacking libboost-iostreams-dev:amd64 (1.58.0.1ubuntu1) ...</text:p>
      <text:p text:style-name="P1">Selecting previously unselected package libboost-locale1.58.0:amd64.</text:p>
      <text:p text:style-name="P1">Preparing to unpack .../libboost-locale1.58.0_1.58.0+dfsg-5ubuntu3.1_amd64.deb ...</text:p>
      <text:p text:style-name="P1">Unpacking libboost-locale1.58.0:amd64 (1.58.0+dfsg-5ubuntu3.1) ...</text:p>
      <text:p text:style-name="P1">Selecting previously unselected package libboost-locale1.58-dev:amd64.</text:p>
      <text:p text:style-name="P1">Preparing to unpack .../libboost-locale1.58-dev_1.58.0+dfsg-5ubuntu3.1_amd64.deb ...</text:p>
      <text:p text:style-name="P1">Unpacking libboost-locale1.58-dev:amd64 (1.58.0+dfsg-5ubuntu3.1) ...</text:p>
      <text:p text:style-name="P1">Selecting previously unselected package libboost-locale-dev:amd64.</text:p>
      <text:p text:style-name="P1">Preparing to unpack .../libboost-locale-dev_1.58.0.1ubuntu1_amd64.deb ...</text:p>
      <text:p text:style-name="P1">Unpacking libboost-locale-dev:amd64 (1.58.0.1ubuntu1) ...</text:p>
      <text:p text:style-name="P1">Selecting previously unselected package libboost-log1.58.0.</text:p>
      <text:p text:style-name="P1">Preparing to unpack .../libboost-log1.58.0_1.58.0+dfsg-5ubuntu3.1_amd64.deb ...</text:p>
      <text:p text:style-name="P1">Unpacking libboost-log1.58.0 (1.58.0+dfsg-5ubuntu3.1) ...</text:p>
      <text:p text:style-name="P1">Selecting previously unselected package libboost-thread1.58-dev:amd64.</text:p>
      <text:p text:style-name="P1">Preparing to unpack .../libboost-thread1.58-dev_1.58.0+dfsg-5ubuntu3.1_amd64.deb ...</text:p>
      <text:p text:style-name="P1">Unpacking libboost-thread1.58-dev:amd64 (1.58.0+dfsg-5ubuntu3.1) ...</text:p>
      <text:p text:style-name="P1">Selecting previously unselected package libboost-log1.58-dev.</text:p>
      <text:p text:style-name="P1">Preparing to unpack .../libboost-log1.58-dev_1.58.0+dfsg-5ubuntu3.1_amd64.deb ...</text:p>
      <text:p text:style-name="P1">Unpacking libboost-log1.58-dev (1.58.0+dfsg-5ubuntu3.1) ...</text:p>
      <text:p text:style-name="P1">Selecting previously unselected package libboost-log-dev.</text:p>
      <text:p text:style-name="P1">Preparing to unpack .../libboost-log-dev_1.58.0.1ubuntu1_amd64.deb ...</text:p>
      <text:p text:style-name="P1">Unpacking libboost-log-dev (1.58.0.1ubuntu1) ...</text:p>
      <text:p text:style-name="P1">Selecting previously unselected package libboost-math1.58.0:amd64.</text:p>
      <text:p text:style-name="P1">Preparing to unpack .../libboost-math1.58.0_1.58.0+dfsg-5ubuntu3.1_amd64.deb ...</text:p>
      <text:p text:style-name="P1">Unpacking libboost-math1.58.0:amd64 (1.58.0+dfsg-5ubuntu3.1) ...</text:p>
      <text:p text:style-name="P1">Selecting previously unselected package libboost-math1.58-dev:amd64.</text:p>
      <text:p text:style-name="P1">Preparing to unpack .../libboost-math1.58-dev_1.58.0+dfsg-5ubuntu3.1_amd64.deb ...</text:p>
      <text:p text:style-name="P1">Unpacking libboost-math1.58-dev:amd64 (1.58.0+dfsg-5ubuntu3.1) ...</text:p>
      <text:p text:style-name="P1">Selecting previously unselected package libboost-math-dev:amd64.</text:p>
      <text:p text:style-name="P1">Preparing to unpack .../libboost-math-dev_1.58.0.1ubuntu1_amd64.deb ...</text:p>
      <text:p text:style-name="P1">Unpacking libboost-math-dev:amd64 (1.58.0.1ubuntu1) ...</text:p>
      <text:p text:style-name="P1">Selecting previously unselected package openmpi-common.</text:p>
      <text:p text:style-name="P1">Preparing to unpack .../openmpi-common_1.10.2-8ubuntu1_all.deb ...</text:p>
      <text:p text:style-name="P1">Unpacking openmpi-common (1.10.2-8ubuntu1) ...</text:p>
      <text:p text:style-name="P1">Selecting previously unselected package libibverbs-dev.</text:p>
      <text:p text:style-name="P1">Preparing to unpack .../libibverbs-dev_1.1.8-1.1ubuntu2_amd64.deb ...</text:p>
      <text:p text:style-name="P1">Unpacking libibverbs-dev (1.1.8-1.1ubuntu2) ...</text:p>
      <text:p text:style-name="P1">Selecting previously unselected package libnuma-dev:amd64.</text:p>
      <text:p text:style-name="P1">Preparing to unpack .../libnuma-dev_2.0.11-1ubuntu1.1_amd64.deb ...</text:p>
      <text:p text:style-name="P1">Unpacking libnuma-dev:amd64 (2.0.11-1ubuntu1.1) ...</text:p>
      <text:p text:style-name="P1">Selecting previously unselected package libltdl-dev:amd64.</text:p>
      <text:p text:style-name="P1">Preparing to unpack .../libltdl-dev_2.4.6-0.1_amd64.deb ...</text:p>
      <text:p text:style-name="P1">Unpacking libltdl-dev:amd64 (2.4.6-0.1) ...</text:p>
      <text:p text:style-name="P1">Selecting previously unselected package libhwloc-dev:amd64.</text:p>
      <text:p text:style-name="P1"><text:soft-page-break/>Preparing to unpack .../libhwloc-dev_1.11.2-3_amd64.deb ...</text:p>
      <text:p text:style-name="P1">Unpacking libhwloc-dev:amd64 (1.11.2-3) ...</text:p>
      <text:p text:style-name="P1">Selecting previously unselected package libopenmpi-dev.</text:p>
      <text:p text:style-name="P1">Preparing to unpack .../libopenmpi-dev_1.10.2-8ubuntu1_amd64.deb ...</text:p>
      <text:p text:style-name="P1">Unpacking libopenmpi-dev (1.10.2-8ubuntu1) ...</text:p>
      <text:p text:style-name="P1">Selecting previously unselected package mpi-default-dev.</text:p>
      <text:p text:style-name="P1">Preparing to unpack .../mpi-default-dev_1.4_amd64.deb ...</text:p>
      <text:p text:style-name="P1">Unpacking mpi-default-dev (1.4) ...</text:p>
      <text:p text:style-name="P1">Selecting previously unselected package libboost-mpi1.58-dev.</text:p>
      <text:p text:style-name="P1">Preparing to unpack .../libboost-mpi1.58-dev_1.58.0+dfsg-5ubuntu3.1_amd64.deb ...</text:p>
      <text:p text:style-name="P1">Unpacking libboost-mpi1.58-dev (1.58.0+dfsg-5ubuntu3.1) ...</text:p>
      <text:p text:style-name="P1">Selecting previously unselected package libboost-mpi-dev.</text:p>
      <text:p text:style-name="P1">Preparing to unpack .../libboost-mpi-dev_1.58.0.1ubuntu1_amd64.deb ...</text:p>
      <text:p text:style-name="P1">Unpacking libboost-mpi-dev (1.58.0.1ubuntu1) ...</text:p>
      <text:p text:style-name="P1">Selecting previously unselected package libboost-python1.58.0.</text:p>
      <text:p text:style-name="P1">Preparing to unpack .../libboost-python1.58.0_1.58.0+dfsg-5ubuntu3.1_amd64.deb ...</text:p>
      <text:p text:style-name="P1">Unpacking libboost-python1.58.0 (1.58.0+dfsg-5ubuntu3.1) ...</text:p>
      <text:p text:style-name="P1">Selecting previously unselected package openmpi-bin.</text:p>
      <text:p text:style-name="P1">Preparing to unpack .../openmpi-bin_1.10.2-8ubuntu1_amd64.deb ...</text:p>
      <text:p text:style-name="P1">Unpacking openmpi-bin (1.10.2-8ubuntu1) ...</text:p>
      <text:p text:style-name="P1">Selecting previously unselected package mpi-default-bin.</text:p>
      <text:p text:style-name="P1">Preparing to unpack .../mpi-default-bin_1.4_amd64.deb ...</text:p>
      <text:p text:style-name="P1">Unpacking mpi-default-bin (1.4) ...</text:p>
      <text:p text:style-name="P1">Selecting previously unselected package libboost-mpi-python1.58.0.</text:p>
      <text:p text:style-name="P1">Preparing to unpack .../libboost-mpi-python1.58.0_1.58.0+dfsg-5ubuntu3.1_amd64.deb ...</text:p>
      <text:p text:style-name="P1">Unpacking libboost-mpi-python1.58.0 (1.58.0+dfsg-5ubuntu3.1) ...</text:p>
      <text:p text:style-name="P1">Selecting previously unselected package libboost-mpi-python1.58-dev.</text:p>
      <text:p text:style-name="P1">Preparing to unpack .../libboost-mpi-python1.58-dev_1.58.0+dfsg-5ubuntu3.1_amd64.deb ...</text:p>
      <text:p text:style-name="P1">Unpacking libboost-mpi-python1.58-dev (1.58.0+dfsg-5ubuntu3.1) ...</text:p>
      <text:p text:style-name="P1">Selecting previously unselected package libboost-mpi-python-dev.</text:p>
      <text:p text:style-name="P1">Preparing to unpack .../libboost-mpi-python-dev_1.58.0.1ubuntu1_amd64.deb ...</text:p>
      <text:p text:style-name="P1">Unpacking libboost-mpi-python-dev (1.58.0.1ubuntu1) ...</text:p>
      <text:p text:style-name="P1">Selecting previously unselected package libboost-program-options1.58-dev:amd64.</text:p>
      <text:p text:style-name="P1">Preparing to unpack .../libboost-program-options1.58-dev_1.58.0+dfsg-5ubuntu3.1_amd64.deb ...</text:p>
      <text:p text:style-name="P1">Unpacking libboost-program-options1.58-dev:amd64 (1.58.0+dfsg-5ubuntu3.1) ...</text:p>
      <text:p text:style-name="P1">Selecting previously unselected package libboost-program-options-dev:amd64.</text:p>
      <text:p text:style-name="P1">Preparing to unpack .../libboost-program-options-dev_1.58.0.1ubuntu1_amd64.deb ...</text:p>
      <text:p text:style-name="P1">Unpacking libboost-program-options-dev:amd64 (1.58.0.1ubuntu1) ...</text:p>
      <text:p text:style-name="P1">Selecting previously unselected package libpython2.7-dev:amd64.</text:p>
      <text:p text:style-name="P1">Preparing to unpack .../libpython2.7-dev_2.7.12-1ubuntu0~16.04.12_amd64.deb ...</text:p>
      <text:p text:style-name="P1">Unpacking libpython2.7-dev:amd64 (2.7.12-1ubuntu0~16.04.12) ...</text:p>
      <text:p text:style-name="P1">Selecting previously unselected package libpython-dev:amd64.</text:p>
      <text:p text:style-name="P1">Preparing to unpack .../libpython-dev_2.7.12-1~16.04_amd64.deb ...</text:p>
      <text:p text:style-name="P1">Unpacking libpython-dev:amd64 (2.7.12-1~16.04) ...</text:p>
      <text:p text:style-name="P1">Selecting previously unselected package python2.7-dev.</text:p>
      <text:p text:style-name="P1">Preparing to unpack .../python2.7-dev_2.7.12-1ubuntu0~16.04.12_amd64.deb ...</text:p>
      <text:p text:style-name="P1">Unpacking python2.7-dev (2.7.12-1ubuntu0~16.04.12) ...</text:p>
      <text:p text:style-name="P1">Selecting previously unselected package python-dev.</text:p>
      <text:p text:style-name="P1">Preparing to unpack .../python-dev_2.7.12-1~16.04_amd64.deb ...</text:p>
      <text:p text:style-name="P1">Unpacking python-dev (2.7.12-1~16.04) ...</text:p>
      <text:p text:style-name="P1"><text:soft-page-break/>Selecting previously unselected package libboost-python1.58-dev.</text:p>
      <text:p text:style-name="P1">Preparing to unpack .../libboost-python1.58-dev_1.58.0+dfsg-5ubuntu3.1_amd64.deb ...</text:p>
      <text:p text:style-name="P1">Unpacking libboost-python1.58-dev (1.58.0+dfsg-5ubuntu3.1) ...</text:p>
      <text:p text:style-name="P1">Selecting previously unselected package libboost-python-dev.</text:p>
      <text:p text:style-name="P1">Preparing to unpack .../libboost-python-dev_1.58.0.1ubuntu1_amd64.deb ...</text:p>
      <text:p text:style-name="P1">Unpacking libboost-python-dev (1.58.0.1ubuntu1) ...</text:p>
      <text:p text:style-name="P1">Selecting previously unselected package libboost-random1.58.0:amd64.</text:p>
      <text:p text:style-name="P1">Preparing to unpack .../libboost-random1.58.0_1.58.0+dfsg-5ubuntu3.1_amd64.deb ...</text:p>
      <text:p text:style-name="P1">Unpacking libboost-random1.58.0:amd64 (1.58.0+dfsg-5ubuntu3.1) ...</text:p>
      <text:p text:style-name="P1">Selecting previously unselected package libboost-random1.58-dev:amd64.</text:p>
      <text:p text:style-name="P1">Preparing to unpack .../libboost-random1.58-dev_1.58.0+dfsg-5ubuntu3.1_amd64.deb ...</text:p>
      <text:p text:style-name="P1">Unpacking libboost-random1.58-dev:amd64 (1.58.0+dfsg-5ubuntu3.1) ...</text:p>
      <text:p text:style-name="P1">Selecting previously unselected package libboost-random-dev:amd64.</text:p>
      <text:p text:style-name="P1">Preparing to unpack .../libboost-random-dev_1.58.0.1ubuntu1_amd64.deb ...</text:p>
      <text:p text:style-name="P1">Unpacking libboost-random-dev:amd64 (1.58.0.1ubuntu1) ...</text:p>
      <text:p text:style-name="P1">Selecting previously unselected package libboost-regex-dev:amd64.</text:p>
      <text:p text:style-name="P1">Preparing to unpack .../libboost-regex-dev_1.58.0.1ubuntu1_amd64.deb ...</text:p>
      <text:p text:style-name="P1">Unpacking libboost-regex-dev:amd64 (1.58.0.1ubuntu1) ...</text:p>
      <text:p text:style-name="P1">Selecting previously unselected package libboost-serialization-dev:amd64.</text:p>
      <text:p text:style-name="P1">Preparing to unpack .../libboost-serialization-dev_1.58.0.1ubuntu1_amd64.deb ...</text:p>
      <text:p text:style-name="P1">Unpacking libboost-serialization-dev:amd64 (1.58.0.1ubuntu1) ...</text:p>
      <text:p text:style-name="P1">Selecting previously unselected package libboost-signals1.58.0:amd64.</text:p>
      <text:p text:style-name="P1">Preparing to unpack .../libboost-signals1.58.0_1.58.0+dfsg-5ubuntu3.1_amd64.deb ...</text:p>
      <text:p text:style-name="P1">Unpacking libboost-signals1.58.0:amd64 (1.58.0+dfsg-5ubuntu3.1) ...</text:p>
      <text:p text:style-name="P1">Selecting previously unselected package libboost-signals1.58-dev:amd64.</text:p>
      <text:p text:style-name="P1">Preparing to unpack .../libboost-signals1.58-dev_1.58.0+dfsg-5ubuntu3.1_amd64.deb ...</text:p>
      <text:p text:style-name="P1">Unpacking libboost-signals1.58-dev:amd64 (1.58.0+dfsg-5ubuntu3.1) ...</text:p>
      <text:p text:style-name="P1">Selecting previously unselected package libboost-signals-dev:amd64.</text:p>
      <text:p text:style-name="P1">Preparing to unpack .../libboost-signals-dev_1.58.0.1ubuntu1_amd64.deb ...</text:p>
      <text:p text:style-name="P1">Unpacking libboost-signals-dev:amd64 (1.58.0.1ubuntu1) ...</text:p>
      <text:p text:style-name="P1">Selecting previously unselected package libboost-system-dev:amd64.</text:p>
      <text:p text:style-name="P1">Preparing to unpack .../libboost-system-dev_1.58.0.1ubuntu1_amd64.deb ...</text:p>
      <text:p text:style-name="P1">Unpacking libboost-system-dev:amd64 (1.58.0.1ubuntu1) ...</text:p>
      <text:p text:style-name="P1">Selecting previously unselected package libboost-test-dev:amd64.</text:p>
      <text:p text:style-name="P1">Preparing to unpack .../libboost-test-dev_1.58.0.1ubuntu1_amd64.deb ...</text:p>
      <text:p text:style-name="P1">Unpacking libboost-test-dev:amd64 (1.58.0.1ubuntu1) ...</text:p>
      <text:p text:style-name="P1">Selecting previously unselected package libboost-thread-dev:amd64.</text:p>
      <text:p text:style-name="P1">Preparing to unpack .../libboost-thread-dev_1.58.0.1ubuntu1_amd64.deb ...</text:p>
      <text:p text:style-name="P1">Unpacking libboost-thread-dev:amd64 (1.58.0.1ubuntu1) ...</text:p>
      <text:p text:style-name="P1">Selecting previously unselected package libboost-timer1.58.0:amd64.</text:p>
      <text:p text:style-name="P1">Preparing to unpack .../libboost-timer1.58.0_1.58.0+dfsg-5ubuntu3.1_amd64.deb ...</text:p>
      <text:p text:style-name="P1">Unpacking libboost-timer1.58.0:amd64 (1.58.0+dfsg-5ubuntu3.1) ...</text:p>
      <text:p text:style-name="P1">Selecting previously unselected package libboost-timer1.58-dev:amd64.</text:p>
      <text:p text:style-name="P1">Preparing to unpack .../libboost-timer1.58-dev_1.58.0+dfsg-5ubuntu3.1_amd64.deb ...</text:p>
      <text:p text:style-name="P1">Unpacking libboost-timer1.58-dev:amd64 (1.58.0+dfsg-5ubuntu3.1) ...</text:p>
      <text:p text:style-name="P1">Selecting previously unselected package libboost-timer-dev:amd64.</text:p>
      <text:p text:style-name="P1">Preparing to unpack .../libboost-timer-dev_1.58.0.1ubuntu1_amd64.deb ...</text:p>
      <text:p text:style-name="P1">Unpacking libboost-timer-dev:amd64 (1.58.0.1ubuntu1) ...</text:p>
      <text:p text:style-name="P1">Selecting previously unselected package libboost-wave1.58.0:amd64.</text:p>
      <text:p text:style-name="P1">Preparing to unpack .../libboost-wave1.58.0_1.58.0+dfsg-5ubuntu3.1_amd64.deb ...</text:p>
      <text:p text:style-name="P1"><text:soft-page-break/>Unpacking libboost-wave1.58.0:amd64 (1.58.0+dfsg-5ubuntu3.1) ...</text:p>
      <text:p text:style-name="P1">Selecting previously unselected package libboost-wave1.58-dev:amd64.</text:p>
      <text:p text:style-name="P1">Preparing to unpack .../libboost-wave1.58-dev_1.58.0+dfsg-5ubuntu3.1_amd64.deb ...</text:p>
      <text:p text:style-name="P1">Unpacking libboost-wave1.58-dev:amd64 (1.58.0+dfsg-5ubuntu3.1) ...</text:p>
      <text:p text:style-name="P1">Selecting previously unselected package libboost-wave-dev:amd64.</text:p>
      <text:p text:style-name="P1">Preparing to unpack .../libboost-wave-dev_1.58.0.1ubuntu1_amd64.deb ...</text:p>
      <text:p text:style-name="P1">Unpacking libboost-wave-dev:amd64 (1.58.0.1ubuntu1) ...</text:p>
      <text:p text:style-name="P1">Selecting previously unselected package libboost-all-dev.</text:p>
      <text:p text:style-name="P1">Preparing to unpack .../libboost-all-dev_1.58.0.1ubuntu1_amd64.deb ...</text:p>
      <text:p text:style-name="P1">Unpacking libboost-all-dev (1.58.0.1ubuntu1) ...</text:p>
      <text:p text:style-name="P1">Selecting previously unselected package libbz2-dev:amd64.</text:p>
      <text:p text:style-name="P1">Preparing to unpack .../libbz2-dev_1.0.6-8ubuntu0.2_amd64.deb ...</text:p>
      <text:p text:style-name="P1">Unpacking libbz2-dev:amd64 (1.0.6-8ubuntu0.2) ...</text:p>
      <text:p text:style-name="P1">Selecting previously unselected package libcairo-script-interpreter2:amd64.</text:p>
      <text:p text:style-name="P1">Preparing to unpack .../libcairo-script-interpreter2_1.14.6-1_amd64.deb ...</text:p>
      <text:p text:style-name="P1">Unpacking libcairo-script-interpreter2:amd64 (1.14.6-1) ...</text:p>
      <text:p text:style-name="P1">Selecting previously unselected package libpng12-dev:amd64.</text:p>
      <text:p text:style-name="P1">Preparing to unpack .../libpng12-dev_1.2.54-1ubuntu1.1_amd64.deb ...</text:p>
      <text:p text:style-name="P1">Unpacking libpng12-dev:amd64 (1.2.54-1ubuntu1.1) ...</text:p>
      <text:p text:style-name="P1">Selecting previously unselected package libfreetype6-dev:amd64.</text:p>
      <text:p text:style-name="P1">Preparing to unpack .../libfreetype6-dev_2.6.1-0.1ubuntu2.4_amd64.deb ...</text:p>
      <text:p text:style-name="P1">Unpacking libfreetype6-dev:amd64 (2.6.1-0.1ubuntu2.4) ...</text:p>
      <text:p text:style-name="P1">Selecting previously unselected package libfontconfig1-dev:amd64.</text:p>
      <text:p text:style-name="P1">Preparing to unpack .../libfontconfig1-dev_2.11.94-0ubuntu1.1_amd64.deb ...</text:p>
      <text:p text:style-name="P1">Unpacking libfontconfig1-dev:amd64 (2.11.94-0ubuntu1.1) ...</text:p>
      <text:p text:style-name="P1">Selecting previously unselected package x11proto-render-dev.</text:p>
      <text:p text:style-name="P1">Preparing to unpack .../x11proto-render-dev_2%3a0.11.1-2_all.deb ...</text:p>
      <text:p text:style-name="P1">Unpacking x11proto-render-dev (2:0.11.1-2) ...</text:p>
      <text:p text:style-name="P1">Selecting previously unselected package libxrender-dev:amd64.</text:p>
      <text:p text:style-name="P1">Preparing to unpack .../libxrender-dev_1%3a0.9.9-0ubuntu1_amd64.deb ...</text:p>
      <text:p text:style-name="P1">Unpacking libxrender-dev:amd64 (1:0.9.9-0ubuntu1) ...</text:p>
      <text:p text:style-name="P1">Selecting previously unselected package libpixman-1-dev.</text:p>
      <text:p text:style-name="P1">Preparing to unpack .../libpixman-1-dev_0.33.6-1_amd64.deb ...</text:p>
      <text:p text:style-name="P1">Unpacking libpixman-1-dev (0.33.6-1) ...</text:p>
      <text:p text:style-name="P1">Selecting previously unselected package libxcb-shm0-dev:amd64.</text:p>
      <text:p text:style-name="P1">Preparing to unpack .../libxcb-shm0-dev_1.11.1-1ubuntu1_amd64.deb ...</text:p>
      <text:p text:style-name="P1">Unpacking libxcb-shm0-dev:amd64 (1.11.1-1ubuntu1) ...</text:p>
      <text:p text:style-name="P1">Selecting previously unselected package libcairo2-dev.</text:p>
      <text:p text:style-name="P1">Preparing to unpack .../libcairo2-dev_1.14.6-1_amd64.deb ...</text:p>
      <text:p text:style-name="P1">Unpacking libcairo2-dev (1.14.6-1) ...</text:p>
      <text:p text:style-name="P1">Selecting previously unselected package libcollada-dom2.4-dp0.</text:p>
      <text:p text:style-name="P1">Preparing to unpack .../libcollada-dom2.4-dp0_2.4.4+ds1-1_amd64.deb ...</text:p>
      <text:p text:style-name="P1">Unpacking libcollada-dom2.4-dp0 (2.4.4+ds1-1) ...</text:p>
      <text:p text:style-name="P1">Selecting previously unselected package libcollada-dom2.4-dp-dev.</text:p>
      <text:p text:style-name="P1">Preparing to unpack .../libcollada-dom2.4-dp-dev_2.4.4+ds1-1_amd64.deb ...</text:p>
      <text:p text:style-name="P1">Unpacking libcollada-dom2.4-dp-dev (2.4.4+ds1-1) ...</text:p>
      <text:p text:style-name="P1">Selecting previously unselected package libcurl4-openssl-dev:amd64.</text:p>
      <text:p text:style-name="P1">Preparing to unpack .../libcurl4-openssl-dev_7.47.0-1ubuntu2.16_amd64.deb ...</text:p>
      <text:p text:style-name="P1">Unpacking libcurl4-openssl-dev:amd64 (7.47.0-1ubuntu2.16) ...</text:p>
      <text:p text:style-name="P1">Selecting previously unselected package libdapserver7v5:amd64.</text:p>
      <text:p text:style-name="P1"><text:soft-page-break/>Preparing to unpack .../libdapserver7v5_3.15.1-7_amd64.deb ...</text:p>
      <text:p text:style-name="P1">Unpacking libdapserver7v5:amd64 (3.15.1-7) ...</text:p>
      <text:p text:style-name="P1">Selecting previously unselected package libxml2-dev:amd64.</text:p>
      <text:p text:style-name="P1">Preparing to unpack .../libxml2-dev_2.9.3+dfsg1-1ubuntu0.7_amd64.deb ...</text:p>
      <text:p text:style-name="P1">Unpacking libxml2-dev:amd64 (2.9.3+dfsg1-1ubuntu0.7) ...</text:p>
      <text:p text:style-name="P1">Selecting previously unselected package libdap-dev:amd64.</text:p>
      <text:p text:style-name="P1">Preparing to unpack .../libdap-dev_3.15.1-7_amd64.deb ...</text:p>
      <text:p text:style-name="P1">Unpacking libdap-dev:amd64 (3.15.1-7) ...</text:p>
      <text:p text:style-name="P1">Selecting previously unselected package libflann-dev.</text:p>
      <text:p text:style-name="P1">Preparing to unpack .../libflann-dev_1.8.4-4.1_amd64.deb ...</text:p>
      <text:p text:style-name="P1">Unpacking libflann-dev (1.8.4-4.1) ...</text:p>
      <text:p text:style-name="P1">Selecting previously unselected package libfltk-cairo1.3:amd64.</text:p>
      <text:p text:style-name="P1">Preparing to unpack .../libfltk-cairo1.3_1.3.3-7_amd64.deb ...</text:p>
      <text:p text:style-name="P1">Unpacking libfltk-cairo1.3:amd64 (1.3.3-7) ...</text:p>
      <text:p text:style-name="P1">Selecting previously unselected package libfltk-gl1.3:amd64.</text:p>
      <text:p text:style-name="P1">Preparing to unpack .../libfltk-gl1.3_1.3.3-7_amd64.deb ...</text:p>
      <text:p text:style-name="P1">Unpacking libfltk-gl1.3:amd64 (1.3.3-7) ...</text:p>
      <text:p text:style-name="P1">Selecting previously unselected package libfltk1.3-dev.</text:p>
      <text:p text:style-name="P1">Preparing to unpack .../libfltk1.3-dev_1.3.3-7_amd64.deb ...</text:p>
      <text:p text:style-name="P1">Unpacking libfltk1.3-dev (1.3.3-7) ...</text:p>
      <text:p text:style-name="P1">Selecting previously unselected package libtbb-dev:amd64.</text:p>
      <text:p text:style-name="P1">Preparing to unpack .../libtbb-dev_4.4~20151115-0ubuntu3_amd64.deb ...</text:p>
      <text:p text:style-name="P1">Unpacking libtbb-dev:amd64 (4.4~20151115-0ubuntu3) ...</text:p>
      <text:p text:style-name="P1">Selecting previously unselected package libqt4-designer:amd64.</text:p>
      <text:p text:style-name="P1">Preparing to unpack .../libqt4-designer_4%3a4.8.7+dfsg-5ubuntu2_amd64.deb ...</text:p>
      <text:p text:style-name="P1">Unpacking libqt4-designer:amd64 (4:4.8.7+dfsg-5ubuntu2) ...</text:p>
      <text:p text:style-name="P1">Selecting previously unselected package libqt4-qt3support:amd64.</text:p>
      <text:p text:style-name="P1">Preparing to unpack .../libqt4-qt3support_4%3a4.8.7+dfsg-5ubuntu2_amd64.deb ...</text:p>
      <text:p text:style-name="P1">Unpacking libqt4-qt3support:amd64 (4:4.8.7+dfsg-5ubuntu2) ...</text:p>
      <text:p text:style-name="P1">Selecting previously unselected package libqt4-dev-bin.</text:p>
      <text:p text:style-name="P1">Preparing to unpack .../libqt4-dev-bin_4%3a4.8.7+dfsg-5ubuntu2_amd64.deb ...</text:p>
      <text:p text:style-name="P1">Unpacking libqt4-dev-bin (4:4.8.7+dfsg-5ubuntu2) ...</text:p>
      <text:p text:style-name="P1">Selecting previously unselected package libqt4-help:amd64.</text:p>
      <text:p text:style-name="P1">Preparing to unpack .../libqt4-help_4%3a4.8.7+dfsg-5ubuntu2_amd64.deb ...</text:p>
      <text:p text:style-name="P1">Unpacking libqt4-help:amd64 (4:4.8.7+dfsg-5ubuntu2) ...</text:p>
      <text:p text:style-name="P1">Selecting previously unselected package libqt4-scripttools:amd64.</text:p>
      <text:p text:style-name="P1">Preparing to unpack .../libqt4-scripttools_4%3a4.8.7+dfsg-5ubuntu2_amd64.deb ...</text:p>
      <text:p text:style-name="P1">Unpacking libqt4-scripttools:amd64 (4:4.8.7+dfsg-5ubuntu2) ...</text:p>
      <text:p text:style-name="P1">Selecting previously unselected package libqt4-svg:amd64.</text:p>
      <text:p text:style-name="P1">Preparing to unpack .../libqt4-svg_4%3a4.8.7+dfsg-5ubuntu2_amd64.deb ...</text:p>
      <text:p text:style-name="P1">Unpacking libqt4-svg:amd64 (4:4.8.7+dfsg-5ubuntu2) ...</text:p>
      <text:p text:style-name="P1">Selecting previously unselected package libqt4-test:amd64.</text:p>
      <text:p text:style-name="P1">Preparing to unpack .../libqt4-test_4%3a4.8.7+dfsg-5ubuntu2_amd64.deb ...</text:p>
      <text:p text:style-name="P1">Unpacking libqt4-test:amd64 (4:4.8.7+dfsg-5ubuntu2) ...</text:p>
      <text:p text:style-name="P1">Selecting previously unselected package qt4-linguist-tools.</text:p>
      <text:p text:style-name="P1">Preparing to unpack .../qt4-linguist-tools_4%3a4.8.7+dfsg-5ubuntu2_amd64.deb ...</text:p>
      <text:p text:style-name="P1">Unpacking qt4-linguist-tools (4:4.8.7+dfsg-5ubuntu2) ...</text:p>
      <text:p text:style-name="P1">Selecting previously unselected package qt4-qmake.</text:p>
      <text:p text:style-name="P1">Preparing to unpack .../qt4-qmake_4%3a4.8.7+dfsg-5ubuntu2_amd64.deb ...</text:p>
      <text:p text:style-name="P1">Unpacking qt4-qmake (4:4.8.7+dfsg-5ubuntu2) ...</text:p>
      <text:p text:style-name="P1"><text:soft-page-break/>Selecting previously unselected package libqt4-dev.</text:p>
      <text:p text:style-name="P1">Preparing to unpack .../libqt4-dev_4%3a4.8.7+dfsg-5ubuntu2_amd64.deb ...</text:p>
      <text:p text:style-name="P1">Unpacking libqt4-dev (4:4.8.7+dfsg-5ubuntu2) ...</text:p>
      <text:p text:style-name="P1">Selecting previously unselected package libqtwebkit-dev.</text:p>
      <text:p text:style-name="P1">Preparing to unpack .../libqtwebkit-dev_2.3.2-0ubuntu11_amd64.deb ...</text:p>
      <text:p text:style-name="P1">Unpacking libqtwebkit-dev (2.3.2-0ubuntu11) ...</text:p>
      <text:p text:style-name="P1">Selecting previously unselected package libprotoc9v5:amd64.</text:p>
      <text:p text:style-name="P1">Preparing to unpack .../libprotoc9v5_2.6.1-1.3_amd64.deb ...</text:p>
      <text:p text:style-name="P1">Unpacking libprotoc9v5:amd64 (2.6.1-1.3) ...</text:p>
      <text:p text:style-name="P1">Selecting previously unselected package libprotoc-dev:amd64.</text:p>
      <text:p text:style-name="P1">Preparing to unpack .../libprotoc-dev_2.6.1-1.3_amd64.deb ...</text:p>
      <text:p text:style-name="P1">Unpacking libprotoc-dev:amd64 (2.6.1-1.3) ...</text:p>
      <text:p text:style-name="P1">Selecting previously unselected package libfreeimage-dev.</text:p>
      <text:p text:style-name="P1">Preparing to unpack .../libfreeimage-dev_3.17.0+ds1-2ubuntu0.1_amd64.deb ...</text:p>
      <text:p text:style-name="P1">Unpacking libfreeimage-dev (3.17.0+ds1-2ubuntu0.1) ...</text:p>
      <text:p text:style-name="P1">Selecting previously unselected package libogre-1.9-dev.</text:p>
      <text:p text:style-name="P1">Preparing to unpack .../libogre-1.9-dev_1.9.0+dfsg1-7_amd64.deb ...</text:p>
      <text:p text:style-name="P1">Unpacking libogre-1.9-dev (1.9.0+dfsg1-7) ...</text:p>
      <text:p text:style-name="P1">Selecting previously unselected package libtar-dev.</text:p>
      <text:p text:style-name="P1">Preparing to unpack .../libtar-dev_1.2.20-4_amd64.deb ...</text:p>
      <text:p text:style-name="P1">Unpacking libtar-dev (1.2.20-4) ...</text:p>
      <text:p text:style-name="P1">Selecting previously unselected package libgts-dev:amd64.</text:p>
      <text:p text:style-name="P1">Preparing to unpack .../libgts-dev_0.7.6+darcs121130-1.2_amd64.deb ...</text:p>
      <text:p text:style-name="P1">Unpacking libgts-dev:amd64 (0.7.6+darcs121130-1.2) ...</text:p>
      <text:p text:style-name="P1">Selecting previously unselected package libusb-1.0-0-dev:amd64.</text:p>
      <text:p text:style-name="P1">Preparing to unpack .../libusb-1.0-0-dev_2%3a1.0.20-1_amd64.deb ...</text:p>
      <text:p text:style-name="P1">Unpacking libusb-1.0-0-dev:amd64 (2:1.0.20-1) ...</text:p>
      <text:p text:style-name="P1">Selecting previously unselected package libjpeg-turbo8-dev:amd64.</text:p>
      <text:p text:style-name="P1">Preparing to unpack .../libjpeg-turbo8-dev_1.4.2-0ubuntu3.4_amd64.deb ...</text:p>
      <text:p text:style-name="P1">Unpacking libjpeg-turbo8-dev:amd64 (1.4.2-0ubuntu3.4) ...</text:p>
      <text:p text:style-name="P1">Selecting previously unselected package libjpeg8-dev:amd64.</text:p>
      <text:p text:style-name="P1">Preparing to unpack .../libjpeg8-dev_8c-2ubuntu8_amd64.deb ...</text:p>
      <text:p text:style-name="P1">Unpacking libjpeg8-dev:amd64 (8c-2ubuntu8) ...</text:p>
      <text:p text:style-name="P1">Selecting previously unselected package libjpeg-dev:amd64.</text:p>
      <text:p text:style-name="P1">Preparing to unpack .../libjpeg-dev_8c-2ubuntu8_amd64.deb ...</text:p>
      <text:p text:style-name="P1">Unpacking libjpeg-dev:amd64 (8c-2ubuntu8) ...</text:p>
      <text:p text:style-name="P1">Selecting previously unselected package libaec-dev:amd64.</text:p>
      <text:p text:style-name="P1">Preparing to unpack .../libaec-dev_0.3.2-1_amd64.deb ...</text:p>
      <text:p text:style-name="P1">Unpacking libaec-dev:amd64 (0.3.2-1) ...</text:p>
      <text:p text:style-name="P1">Selecting previously unselected package libhdf5-cpp-11:amd64.</text:p>
      <text:p text:style-name="P1">Preparing to unpack .../libhdf5-cpp-11_1.8.16+docs-4ubuntu1.1_amd64.deb ...</text:p>
      <text:p text:style-name="P1">Unpacking libhdf5-cpp-11:amd64 (1.8.16+docs-4ubuntu1.1) ...</text:p>
      <text:p text:style-name="P1">Selecting previously unselected package libhdf5-dev.</text:p>
      <text:p text:style-name="P1">Preparing to unpack .../libhdf5-dev_1.8.16+docs-4ubuntu1.1_amd64.deb ...</text:p>
      <text:p text:style-name="P1">Unpacking libhdf5-dev (1.8.16+docs-4ubuntu1.1) ...</text:p>
      <text:p text:style-name="P1">Selecting previously unselected package libnetcdf-dev.</text:p>
      <text:p text:style-name="P1">Preparing to unpack .../libnetcdf-dev_1%3a4.4.0-2_amd64.deb ...</text:p>
      <text:p text:style-name="P1">Unpacking libnetcdf-dev (1:4.4.0-2) ...</text:p>
      <text:p text:style-name="P1">Selecting previously unselected package libjasper-dev.</text:p>
      <text:p text:style-name="P1">Preparing to unpack .../libjasper-dev_1.900.1-debian1-2.4ubuntu1.2_amd64.deb ...</text:p>
      <text:p text:style-name="P1"><text:soft-page-break/>Unpacking libjasper-dev (1.900.1-debian1-2.4ubuntu1.2) ...</text:p>
      <text:p text:style-name="P1">Selecting previously unselected package libgif-dev.</text:p>
      <text:p text:style-name="P1">Preparing to unpack .../libgif-dev_5.1.4-0.3~16.04.1_amd64.deb ...</text:p>
      <text:p text:style-name="P1">Unpacking libgif-dev (5.1.4-0.3~16.04.1) ...</text:p>
      <text:p text:style-name="P1">Selecting previously unselected package libwebp-dev:amd64.</text:p>
      <text:p text:style-name="P1">Preparing to unpack .../libwebp-dev_0.4.4-1_amd64.deb ...</text:p>
      <text:p text:style-name="P1">Unpacking libwebp-dev:amd64 (0.4.4-1) ...</text:p>
      <text:p text:style-name="P1">Selecting previously unselected package libhdf4-alt-dev.</text:p>
      <text:p text:style-name="P1">Preparing to unpack .../libhdf4-alt-dev_4.2.10-3.2_amd64.deb ...</text:p>
      <text:p text:style-name="P1">Unpacking libhdf4-alt-dev (4.2.10-3.2) ...</text:p>
      <text:p text:style-name="P1">Selecting previously unselected package libssl-dev:amd64.</text:p>
      <text:p text:style-name="P1">Preparing to unpack .../libssl-dev_1.0.2g-1ubuntu4.17_amd64.deb ...</text:p>
      <text:p text:style-name="P1">Unpacking libssl-dev:amd64 (1.0.2g-1ubuntu4.17) ...</text:p>
      <text:p text:style-name="P1">Selecting previously unselected package libpq-dev.</text:p>
      <text:p text:style-name="P1">Preparing to unpack .../libpq-dev_9.5.23-0ubuntu0.16.04.1_amd64.deb ...</text:p>
      <text:p text:style-name="P1">Unpacking libpq-dev (9.5.23-0ubuntu0.16.04.1) ...</text:p>
      <text:p text:style-name="P1">Selecting previously unselected package libxerces-c-dev.</text:p>
      <text:p text:style-name="P1">Preparing to unpack .../libxerces-c-dev_3.1.3+debian-1_amd64.deb ...</text:p>
      <text:p text:style-name="P1">Unpacking libxerces-c-dev (3.1.3+debian-1) ...</text:p>
      <text:p text:style-name="P1">Selecting previously unselected package unixodbc.</text:p>
      <text:p text:style-name="P1">Preparing to unpack .../unixodbc_2.3.1-4.1_amd64.deb ...</text:p>
      <text:p text:style-name="P1">Unpacking unixodbc (2.3.1-4.1) ...</text:p>
      <text:p text:style-name="P1">Selecting previously unselected package unixodbc-dev.</text:p>
      <text:p text:style-name="P1">Preparing to unpack .../unixodbc-dev_2.3.1-4.1_amd64.deb ...</text:p>
      <text:p text:style-name="P1">Unpacking unixodbc-dev (2.3.1-4.1) ...</text:p>
      <text:p text:style-name="P1">Selecting previously unselected package libsqlite3-dev:amd64.</text:p>
      <text:p text:style-name="P1">Preparing to unpack .../libsqlite3-dev_3.11.0-1ubuntu1.5_amd64.deb ...</text:p>
      <text:p text:style-name="P1">Unpacking libsqlite3-dev:amd64 (3.11.0-1ubuntu1.5) ...</text:p>
      <text:p text:style-name="P1">Selecting previously unselected package libgeos-dev.</text:p>
      <text:p text:style-name="P1">Preparing to unpack .../libgeos-dev_3.5.0-1ubuntu2_amd64.deb ...</text:p>
      <text:p text:style-name="P1">Unpacking libgeos-dev (3.5.0-1ubuntu2) ...</text:p>
      <text:p text:style-name="P1">Selecting previously unselected package libmysqlclient-dev.</text:p>
      <text:p text:style-name="P1">Preparing to unpack .../libmysqlclient-dev_5.7.31-0ubuntu0.16.04.1_amd64.deb ...</text:p>
      <text:p text:style-name="P1">Unpacking libmysqlclient-dev (5.7.31-0ubuntu0.16.04.1) ...</text:p>
      <text:p text:style-name="P1">Selecting previously unselected package libspatialite-dev:amd64.</text:p>
      <text:p text:style-name="P1">Preparing to unpack .../libspatialite-dev_4.3.0a-5_amd64.deb ...</text:p>
      <text:p text:style-name="P1">Unpacking libspatialite-dev:amd64 (4.3.0a-5) ...</text:p>
      <text:p text:style-name="P1">Selecting previously unselected package libgdal-dev.</text:p>
      <text:p text:style-name="P1">Preparing to unpack .../libgdal-dev_1.11.3+dfsg-3build2_amd64.deb ...</text:p>
      <text:p text:style-name="P1">Unpacking libgdal-dev (1.11.3+dfsg-3build2) ...</text:p>
      <text:p text:style-name="P1">Selecting previously unselected package libswscale-dev:amd64.</text:p>
      <text:p text:style-name="P1">Preparing to unpack .../libswscale-dev_7%3a2.8.17-0ubuntu0.1_amd64.deb ...</text:p>
      <text:p text:style-name="P1">Unpacking libswscale-dev:amd64 (7:2.8.17-0ubuntu0.1) ...</text:p>
      <text:p text:style-name="P1">Selecting previously unselected package libtinyxml-dev:amd64.</text:p>
      <text:p text:style-name="P1">Preparing to unpack .../libtinyxml-dev_2.6.2-3_amd64.deb ...</text:p>
      <text:p text:style-name="P1">Unpacking libtinyxml-dev:amd64 (2.6.2-3) ...</text:p>
      <text:p text:style-name="P1">Selecting previously unselected package libconsole-bridge-dev:amd64.</text:p>
      <text:p text:style-name="P1">Preparing to unpack .../libconsole-bridge-dev_0.3.2-1_amd64.deb ...</text:p>
      <text:p text:style-name="P1">Unpacking libconsole-bridge-dev:amd64 (0.3.2-1) ...</text:p>
      <text:p text:style-name="P1">Selecting previously unselected package liburdfdom-headers-dev.</text:p>
      <text:p text:style-name="P1"><text:soft-page-break/>Preparing to unpack .../liburdfdom-headers-dev_0.4.1-2_amd64.deb ...</text:p>
      <text:p text:style-name="P1">Unpacking liburdfdom-headers-dev (0.4.1-2) ...</text:p>
      <text:p text:style-name="P1">Selecting previously unselected package liburdfdom-model-state0.4:amd64.</text:p>
      <text:p text:style-name="P1">Preparing to unpack .../liburdfdom-model-state0.4_0.4.1-1_amd64.deb ...</text:p>
      <text:p text:style-name="P1">Unpacking liburdfdom-model-state0.4:amd64 (0.4.1-1) ...</text:p>
      <text:p text:style-name="P1">Selecting previously unselected package liburdfdom-sensor0.4:amd64.</text:p>
      <text:p text:style-name="P1">Preparing to unpack .../liburdfdom-sensor0.4_0.4.1-1_amd64.deb ...</text:p>
      <text:p text:style-name="P1">Unpacking liburdfdom-sensor0.4:amd64 (0.4.1-1) ...</text:p>
      <text:p text:style-name="P1">Selecting previously unselected package liburdfdom-world0.4:amd64.</text:p>
      <text:p text:style-name="P1">Preparing to unpack .../liburdfdom-world0.4_0.4.1-1_amd64.deb ...</text:p>
      <text:p text:style-name="P1">Unpacking liburdfdom-world0.4:amd64 (0.4.1-1) ...</text:p>
      <text:p text:style-name="P1">Selecting previously unselected package liburdfdom-dev:amd64.</text:p>
      <text:p text:style-name="P1">Preparing to unpack .../liburdfdom-dev_0.4.1-1_amd64.deb ...</text:p>
      <text:p text:style-name="P1">Unpacking liburdfdom-dev:amd64 (0.4.1-1) ...</text:p>
      <text:p text:style-name="P1">Selecting previously unselected package libignition-math2-dev:amd64.</text:p>
      <text:p text:style-name="P1">Preparing to unpack .../libignition-math2-dev_2.2.3+dfsg1-4_amd64.deb ...</text:p>
      <text:p text:style-name="P1">Unpacking libignition-math2-dev:amd64 (2.2.3+dfsg1-4) ...</text:p>
      <text:p text:style-name="P1">Selecting previously unselected package libsdformat4-dev:amd64.</text:p>
      <text:p text:style-name="P1">Preparing to unpack .../libsdformat4-dev_4.0.0-1ubuntu2_amd64.deb ...</text:p>
      <text:p text:style-name="P1">Unpacking libsdformat4-dev:amd64 (4.0.0-1ubuntu2) ...</text:p>
      <text:p text:style-name="P1">Selecting previously unselected package libxi-dev.</text:p>
      <text:p text:style-name="P1">Preparing to unpack .../libxi-dev_2%3a1.7.6-1_amd64.deb ...</text:p>
      <text:p text:style-name="P1">Unpacking libxi-dev (2:1.7.6-1) ...</text:p>
      <text:p text:style-name="P1">Selecting previously unselected package libxmu-headers.</text:p>
      <text:p text:style-name="P1">Preparing to unpack .../libxmu-headers_2%3a1.1.2-2_all.deb ...</text:p>
      <text:p text:style-name="P1">Unpacking libxmu-headers (2:1.1.2-2) ...</text:p>
      <text:p text:style-name="P1">Selecting previously unselected package libxmu-dev:amd64.</text:p>
      <text:p text:style-name="P1">Preparing to unpack .../libxmu-dev_2%3a1.1.2-2_amd64.deb ...</text:p>
      <text:p text:style-name="P1">Unpacking libxmu-dev:amd64 (2:1.1.2-2) ...</text:p>
      <text:p text:style-name="P1">Selecting previously unselected package liblapack-dev.</text:p>
      <text:p text:style-name="P1">Preparing to unpack .../liblapack-dev_3.6.0-2ubuntu2_amd64.deb ...</text:p>
      <text:p text:style-name="P1">Unpacking liblapack-dev (3.6.0-2ubuntu2) ...</text:p>
      <text:p text:style-name="P1">Selecting previously unselected package libsimbody-dev:amd64.</text:p>
      <text:p text:style-name="P1">Preparing to unpack .../libsimbody-dev_3.5.3+dfsg-1ubuntu1_amd64.deb ...</text:p>
      <text:p text:style-name="P1">Unpacking libsimbody-dev:amd64 (3.5.3+dfsg-1ubuntu1) ...</text:p>
      <text:p text:style-name="P1">Selecting previously unselected package libgazebo7-dev:amd64.</text:p>
      <text:p text:style-name="P1">Preparing to unpack .../libgazebo7-dev_7.0.0+dfsg-2_amd64.deb ...</text:p>
      <text:p text:style-name="P1">Unpacking libgazebo7-dev:amd64 (7.0.0+dfsg-2) ...</text:p>
      <text:p text:style-name="P1">Selecting previously unselected package libgdk-pixbuf2.0-dev.</text:p>
      <text:p text:style-name="P1">Preparing to unpack .../libgdk-pixbuf2.0-dev_2.32.2-1ubuntu1.6_amd64.deb ...</text:p>
      <text:p text:style-name="P1">Unpacking libgdk-pixbuf2.0-dev (2.32.2-1ubuntu1.6) ...</text:p>
      <text:p text:style-name="P1">Selecting previously unselected package libgl2ps0.</text:p>
      <text:p text:style-name="P1">Preparing to unpack .../libgl2ps0_1.3.8-1.2_amd64.deb ...</text:p>
      <text:p text:style-name="P1">Unpacking libgl2ps0 (1.3.8-1.2) ...</text:p>
      <text:p text:style-name="P1">Selecting previously unselected package libgl2ps-dev.</text:p>
      <text:p text:style-name="P1">Preparing to unpack .../libgl2ps-dev_1.3.8-1.2_amd64.deb ...</text:p>
      <text:p text:style-name="P1">Unpacking libgl2ps-dev (1.3.8-1.2) ...</text:p>
      <text:p text:style-name="P1">Selecting previously unselected package libharfbuzz-gobject0:amd64.</text:p>
      <text:p text:style-name="P1">Preparing to unpack .../libharfbuzz-gobject0_1.0.1-1ubuntu0.1_amd64.deb ...</text:p>
      <text:p text:style-name="P1">Unpacking libharfbuzz-gobject0:amd64 (1.0.1-1ubuntu0.1) ...</text:p>
      <text:p text:style-name="P1"><text:soft-page-break/>Selecting previously unselected package libharfbuzz-dev.</text:p>
      <text:p text:style-name="P1">Preparing to unpack .../libharfbuzz-dev_1.0.1-1ubuntu0.1_amd64.deb ...</text:p>
      <text:p text:style-name="P1">Unpacking libharfbuzz-dev (1.0.1-1ubuntu0.1) ...</text:p>
      <text:p text:style-name="P1">Selecting previously unselected package libxft-dev.</text:p>
      <text:p text:style-name="P1">Preparing to unpack .../libxft-dev_2.3.2-1_amd64.deb ...</text:p>
      <text:p text:style-name="P1">Unpacking libxft-dev (2.3.2-1) ...</text:p>
      <text:p text:style-name="P1">Selecting previously unselected package libpango1.0-dev.</text:p>
      <text:p text:style-name="P1">Preparing to unpack .../libpango1.0-dev_1.38.1-1_amd64.deb ...</text:p>
      <text:p text:style-name="P1">Unpacking libpango1.0-dev (1.38.1-1) ...</text:p>
      <text:p text:style-name="P1">Selecting previously unselected package x11proto-xinerama-dev.</text:p>
      <text:p text:style-name="P1">Preparing to unpack .../x11proto-xinerama-dev_1.2.1-2_all.deb ...</text:p>
      <text:p text:style-name="P1">Unpacking x11proto-xinerama-dev (1.2.1-2) ...</text:p>
      <text:p text:style-name="P1">Selecting previously unselected package libxinerama-dev:amd64.</text:p>
      <text:p text:style-name="P1">Preparing to unpack .../libxinerama-dev_2%3a1.1.3-1_amd64.deb ...</text:p>
      <text:p text:style-name="P1">Unpacking libxinerama-dev:amd64 (2:1.1.3-1) ...</text:p>
      <text:p text:style-name="P1">Selecting previously unselected package x11proto-randr-dev.</text:p>
      <text:p text:style-name="P1">Preparing to unpack .../x11proto-randr-dev_1.5.0-1_all.deb ...</text:p>
      <text:p text:style-name="P1">Unpacking x11proto-randr-dev (1.5.0-1) ...</text:p>
      <text:p text:style-name="P1">Selecting previously unselected package libxrandr-dev:amd64.</text:p>
      <text:p text:style-name="P1">Preparing to unpack .../libxrandr-dev_2%3a1.5.0-1_amd64.deb ...</text:p>
      <text:p text:style-name="P1">Unpacking libxrandr-dev:amd64 (2:1.5.0-1) ...</text:p>
      <text:p text:style-name="P1">Selecting previously unselected package libxcursor-dev:amd64.</text:p>
      <text:p text:style-name="P1">Preparing to unpack .../libxcursor-dev_1%3a1.1.14-1ubuntu0.16.04.2_amd64.deb ...</text:p>
      <text:p text:style-name="P1">Unpacking libxcursor-dev:amd64 (1:1.1.14-1ubuntu0.16.04.2) ...</text:p>
      <text:p text:style-name="P1">Selecting previously unselected package x11proto-composite-dev.</text:p>
      <text:p text:style-name="P1">Preparing to unpack .../x11proto-composite-dev_1%3a0.4.2-2_all.deb ...</text:p>
      <text:p text:style-name="P1">Unpacking x11proto-composite-dev (1:0.4.2-2) ...</text:p>
      <text:p text:style-name="P1">Selecting previously unselected package libxcomposite-dev.</text:p>
      <text:p text:style-name="P1">Preparing to unpack .../libxcomposite-dev_1%3a0.4.4-1_amd64.deb ...</text:p>
      <text:p text:style-name="P1">Unpacking libxcomposite-dev (1:0.4.4-1) ...</text:p>
      <text:p text:style-name="P1">Selecting previously unselected package libxml2-utils.</text:p>
      <text:p text:style-name="P1">Preparing to unpack .../libxml2-utils_2.9.3+dfsg1-1ubuntu0.7_amd64.deb ...</text:p>
      <text:p text:style-name="P1">Unpacking libxml2-utils (2.9.3+dfsg1-1ubuntu0.7) ...</text:p>
      <text:p text:style-name="P1">Selecting previously unselected package libgtk2.0-dev.</text:p>
      <text:p text:style-name="P1">Preparing to unpack .../libgtk2.0-dev_2.24.30-1ubuntu1.16.04.2_amd64.deb ...</text:p>
      <text:p text:style-name="P1">Unpacking libgtk2.0-dev (2.24.30-1ubuntu1.16.04.2) ...</text:p>
      <text:p text:style-name="P1">Selecting previously unselected package libgts-bin.</text:p>
      <text:p text:style-name="P1">Preparing to unpack .../libgts-bin_0.7.6+darcs121130-1.2_amd64.deb ...</text:p>
      <text:p text:style-name="P1">Unpacking libgts-bin (0.7.6+darcs121130-1.2) ...</text:p>
      <text:p text:style-name="P1">Selecting previously unselected package libjs-jquery.</text:p>
      <text:p text:style-name="P1">Preparing to unpack .../libjs-jquery_1.11.3+dfsg-4_all.deb ...</text:p>
      <text:p text:style-name="P1">Unpacking libjs-jquery (1.11.3+dfsg-4) ...</text:p>
      <text:p text:style-name="P1">Selecting previously unselected package libjs-jquery-ui.</text:p>
      <text:p text:style-name="P1">Preparing to unpack .../libjs-jquery-ui_1.10.1+dfsg-1_all.deb ...</text:p>
      <text:p text:style-name="P1">Unpacking libjs-jquery-ui (1.10.1+dfsg-1) ...</text:p>
      <text:p text:style-name="P1">Selecting previously unselected package libjs-underscore.</text:p>
      <text:p text:style-name="P1">Preparing to unpack .../libjs-underscore_1.7.0~dfsg-1ubuntu1_all.deb ...</text:p>
      <text:p text:style-name="P1">Unpacking libjs-underscore (1.7.0~dfsg-1ubuntu1) ...</text:p>
      <text:p text:style-name="P1">Selecting previously unselected package libjs-sphinxdoc.</text:p>
      <text:p text:style-name="P1">Preparing to unpack .../libjs-sphinxdoc_1.3.6-2ubuntu1.2_all.deb ...</text:p>
      <text:p text:style-name="P1"><text:soft-page-break/>Unpacking libjs-sphinxdoc (1.3.6-2ubuntu1.2) ...</text:p>
      <text:p text:style-name="P1">Selecting previously unselected package liblog4cxx10v5:amd64.</text:p>
      <text:p text:style-name="P1">Preparing to unpack .../liblog4cxx10v5_0.10.0-10ubuntu1_amd64.deb ...</text:p>
      <text:p text:style-name="P1">Unpacking liblog4cxx10v5:amd64 (0.10.0-10ubuntu1) ...</text:p>
      <text:p text:style-name="P1">Selecting previously unselected package liblog4cxx-dev.</text:p>
      <text:p text:style-name="P1">Preparing to unpack .../liblog4cxx-dev_0.10.0-10ubuntu1_amd64.deb ...</text:p>
      <text:p text:style-name="P1">Unpacking liblog4cxx-dev (0.10.0-10ubuntu1) ...</text:p>
      <text:p text:style-name="P1">Selecting previously unselected package liblog4cxx10-dev.</text:p>
      <text:p text:style-name="P1">Preparing to unpack .../liblog4cxx10-dev_0.10.0-10ubuntu1_amd64.deb ...</text:p>
      <text:p text:style-name="P1">Unpacking liblog4cxx10-dev (0.10.0-10ubuntu1) ...</text:p>
      <text:p text:style-name="P1">Selecting previously unselected package libsys-hostname-long-perl.</text:p>
      <text:p text:style-name="P1">Preparing to unpack .../libsys-hostname-long-perl_1.5-1_all.deb ...</text:p>
      <text:p text:style-name="P1">Unpacking libsys-hostname-long-perl (1.5-1) ...</text:p>
      <text:p text:style-name="P1">Selecting previously unselected package libmail-sendmail-perl.</text:p>
      <text:p text:style-name="P1">Preparing to unpack .../libmail-sendmail-perl_0.79.16-1_all.deb ...</text:p>
      <text:p text:style-name="P1">Unpacking libmail-sendmail-perl (0.79.16-1) ...</text:p>
      <text:p text:style-name="P1">Selecting previously unselected package libnetcdf-c++4.</text:p>
      <text:p text:style-name="P1">Preparing to unpack .../libnetcdf-c++4_4.2-4_amd64.deb ...</text:p>
      <text:p text:style-name="P1">Unpacking libnetcdf-c++4 (4.2-4) ...</text:p>
      <text:p text:style-name="P1">Selecting previously unselected package libnetcdf-cxx-legacy-dev.</text:p>
      <text:p text:style-name="P1">Preparing to unpack .../libnetcdf-cxx-legacy-dev_4.2-4_amd64.deb ...</text:p>
      <text:p text:style-name="P1">Unpacking libnetcdf-cxx-legacy-dev (4.2-4) ...</text:p>
      <text:p text:style-name="P1">Selecting previously unselected package libogg-dev:amd64.</text:p>
      <text:p text:style-name="P1">Preparing to unpack .../libogg-dev_1.3.2-1_amd64.deb ...</text:p>
      <text:p text:style-name="P1">Unpacking libogg-dev:amd64 (1.3.2-1) ...</text:p>
      <text:p text:style-name="P1">Selecting previously unselected package libopenni-dev.</text:p>
      <text:p text:style-name="P1">Preparing to unpack .../libopenni-dev_1.5.4.0-14_amd64.deb ...</text:p>
      <text:p text:style-name="P1">Unpacking libopenni-dev (1.5.4.0-14) ...</text:p>
      <text:p text:style-name="P1">Selecting previously unselected package openni-utils.</text:p>
      <text:p text:style-name="P1">Preparing to unpack .../openni-utils_1.5.4.0-14_amd64.deb ...</text:p>
      <text:p text:style-name="P1">Unpacking openni-utils (1.5.4.0-14) ...</text:p>
      <text:p text:style-name="P1">Selecting previously unselected package libopenni-sensor-pointclouds0.</text:p>
      <text:p text:style-name="P1">Preparing to unpack .../libopenni-sensor-pointclouds0_5.1.0.41.5-1_amd64.deb ...</text:p>
      <text:p text:style-name="P1">Unpacking libopenni-sensor-pointclouds0 (5.1.0.41.5-1) ...</text:p>
      <text:p text:style-name="P1">Selecting previously unselected package libpocofoundation9v5.</text:p>
      <text:p text:style-name="P1">Preparing to unpack .../libpocofoundation9v5_1.3.6p1-5.1ubuntu0.1_amd64.deb ...</text:p>
      <text:p text:style-name="P1">Unpacking libpocofoundation9v5 (1.3.6p1-5.1ubuntu0.1) ...</text:p>
      <text:p text:style-name="P1">Selecting previously unselected package libpococrypto9v5.</text:p>
      <text:p text:style-name="P1">Preparing to unpack .../libpococrypto9v5_1.3.6p1-5.1ubuntu0.1_amd64.deb ...</text:p>
      <text:p text:style-name="P1">Unpacking libpococrypto9v5 (1.3.6p1-5.1ubuntu0.1) ...</text:p>
      <text:p text:style-name="P1">Selecting previously unselected package libpocodata9v5.</text:p>
      <text:p text:style-name="P1">Preparing to unpack .../libpocodata9v5_1.3.6p1-5.1ubuntu0.1_amd64.deb ...</text:p>
      <text:p text:style-name="P1">Unpacking libpocodata9v5 (1.3.6p1-5.1ubuntu0.1) ...</text:p>
      <text:p text:style-name="P1">Selecting previously unselected package libpocomysql9v5.</text:p>
      <text:p text:style-name="P1">Preparing to unpack .../libpocomysql9v5_1.3.6p1-5.1ubuntu0.1_amd64.deb ...</text:p>
      <text:p text:style-name="P1">Unpacking libpocomysql9v5 (1.3.6p1-5.1ubuntu0.1) ...</text:p>
      <text:p text:style-name="P1">Selecting previously unselected package libpoconet9v5.</text:p>
      <text:p text:style-name="P1">Preparing to unpack .../libpoconet9v5_1.3.6p1-5.1ubuntu0.1_amd64.deb ...</text:p>
      <text:p text:style-name="P1">Unpacking libpoconet9v5 (1.3.6p1-5.1ubuntu0.1) ...</text:p>
      <text:p text:style-name="P1">Selecting previously unselected package libpocoxml9v5.</text:p>
      <text:p text:style-name="P1"><text:soft-page-break/>Preparing to unpack .../libpocoxml9v5_1.3.6p1-5.1ubuntu0.1_amd64.deb ...</text:p>
      <text:p text:style-name="P1">Unpacking libpocoxml9v5 (1.3.6p1-5.1ubuntu0.1) ...</text:p>
      <text:p text:style-name="P1">Selecting previously unselected package libpocoutil9v5.</text:p>
      <text:p text:style-name="P1">Preparing to unpack .../libpocoutil9v5_1.3.6p1-5.1ubuntu0.1_amd64.deb ...</text:p>
      <text:p text:style-name="P1">Unpacking libpocoutil9v5 (1.3.6p1-5.1ubuntu0.1) ...</text:p>
      <text:p text:style-name="P1">Selecting previously unselected package libpoconetssl9v5.</text:p>
      <text:p text:style-name="P1">Preparing to unpack .../libpoconetssl9v5_1.3.6p1-5.1ubuntu0.1_amd64.deb ...</text:p>
      <text:p text:style-name="P1">Unpacking libpoconetssl9v5 (1.3.6p1-5.1ubuntu0.1) ...</text:p>
      <text:p text:style-name="P1">Selecting previously unselected package libpocoodbc9v5.</text:p>
      <text:p text:style-name="P1">Preparing to unpack .../libpocoodbc9v5_1.3.6p1-5.1ubuntu0.1_amd64.deb ...</text:p>
      <text:p text:style-name="P1">Unpacking libpocoodbc9v5 (1.3.6p1-5.1ubuntu0.1) ...</text:p>
      <text:p text:style-name="P1">Selecting previously unselected package libpocosqlite9v5.</text:p>
      <text:p text:style-name="P1">Preparing to unpack .../libpocosqlite9v5_1.3.6p1-5.1ubuntu0.1_amd64.deb ...</text:p>
      <text:p text:style-name="P1">Unpacking libpocosqlite9v5 (1.3.6p1-5.1ubuntu0.1) ...</text:p>
      <text:p text:style-name="P1">Selecting previously unselected package libpocozip9v5.</text:p>
      <text:p text:style-name="P1">Preparing to unpack .../libpocozip9v5_1.3.6p1-5.1ubuntu0.1_amd64.deb ...</text:p>
      <text:p text:style-name="P1">Unpacking libpocozip9v5 (1.3.6p1-5.1ubuntu0.1) ...</text:p>
      <text:p text:style-name="P1">Selecting previously unselected package libpoco-dev.</text:p>
      <text:p text:style-name="P1">Preparing to unpack .../libpoco-dev_1.3.6p1-5.1ubuntu0.1_amd64.deb ...</text:p>
      <text:p text:style-name="P1">Unpacking libpoco-dev (1.3.6p1-5.1ubuntu0.1) ...</text:p>
      <text:p text:style-name="P1">Selecting previously unselected package libshiboken-py3-2.0:amd64.</text:p>
      <text:p text:style-name="P1">Preparing to unpack .../libshiboken-py3-2.0_2.0.0.dev0-0~201604191548~rev1610~pkg23~ubuntu16.04.1_amd64.deb ...</text:p>
      <text:p text:style-name="P1">Unpacking libshiboken-py3-2.0:amd64 (2.0.0.dev0-0~201604191548~rev1610~pkg23~ubuntu16.04.1) ...</text:p>
      <text:p text:style-name="P1">Selecting previously unselected package libpyside-py3-2.0:amd64.</text:p>
      <text:p text:style-name="P1">Preparing to unpack .../libpyside-py3-2.0_2.0.0+dev-0~201604151742~rev1858~pkg38~ubuntu16.04.1_amd64.deb ...</text:p>
      <text:p text:style-name="P1">Unpacking libpyside-py3-2.0:amd64 (2.0.0+dev-0~201604151742~rev1858~pkg38~ubuntu16.04.1) ...</text:p>
      <text:p text:style-name="P1">Selecting previously unselected package libshiboken2.0:amd64.</text:p>
      <text:p text:style-name="P1">Preparing to unpack .../libshiboken2.0_2.0.0.dev0-0~201604191548~rev1610~pkg23~ubuntu16.04.1_amd64.deb ...</text:p>
      <text:p text:style-name="P1">Unpacking libshiboken2.0:amd64 (2.0.0.dev0-0~201604191548~rev1610~pkg23~ubuntu16.04.1) ...</text:p>
      <text:p text:style-name="P1">Selecting previously unselected package libpyside2.0:amd64.</text:p>
      <text:p text:style-name="P1">Preparing to unpack .../libpyside2.0_2.0.0+dev-0~201604151742~rev1858~pkg38~ubuntu16.04.1_amd64.deb ...</text:p>
      <text:p text:style-name="P1">Unpacking libpyside2.0:amd64 (2.0.0+dev-0~201604151742~rev1858~pkg38~ubuntu16.04.1) ...</text:p>
      <text:p text:style-name="P1">Selecting previously unselected package libinput-dev:amd64.</text:p>
      <text:p text:style-name="P1">Preparing to unpack .../libinput-dev_1.6.3-1ubuntu1~16.04.1_amd64.deb ...</text:p>
      <text:p text:style-name="P1">Unpacking libinput-dev:amd64 (1.6.3-1ubuntu1~16.04.1) ...</text:p>
      <text:p text:style-name="P1">Selecting previously unselected package qtbase5-private-dev:amd64.</text:p>
      <text:p text:style-name="P1">Preparing to unpack .../qtbase5-private-dev_5.5.1+dfsg-16ubuntu7.7_amd64.deb ...</text:p>
      <text:p text:style-name="P1">Unpacking qtbase5-private-dev:amd64 (5.5.1+dfsg-16ubuntu7.7) ...</text:p>
      <text:p text:style-name="P1">Selecting previously unselected package libqt5multimediawidgets5:amd64.</text:p>
      <text:p text:style-name="P1">Preparing to unpack .../libqt5multimediawidgets5_5.5.1-4ubuntu2_amd64.deb ...</text:p>
      <text:p text:style-name="P1">Unpacking libqt5multimediawidgets5:amd64 (5.5.1-4ubuntu2) ...</text:p>
      <text:p text:style-name="P1">Selecting previously unselected package libqgsttools-p1:amd64.</text:p>
      <text:p text:style-name="P1">Preparing to unpack .../libqgsttools-p1_5.5.1-4ubuntu2_amd64.deb ...</text:p>
      <text:p text:style-name="P1"><text:soft-page-break/>Unpacking libqgsttools-p1:amd64 (5.5.1-4ubuntu2) ...</text:p>
      <text:p text:style-name="P1">Selecting previously unselected package libqt5multimediaquick-p5:amd64.</text:p>
      <text:p text:style-name="P1">Preparing to unpack .../libqt5multimediaquick-p5_5.5.1-4ubuntu2_amd64.deb ...</text:p>
      <text:p text:style-name="P1">Unpacking libqt5multimediaquick-p5:amd64 (5.5.1-4ubuntu2) ...</text:p>
      <text:p text:style-name="P1">Selecting previously unselected package qtmultimedia5-dev:amd64.</text:p>
      <text:p text:style-name="P1">Preparing to unpack .../qtmultimedia5-dev_5.5.1-4ubuntu2_amd64.deb ...</text:p>
      <text:p text:style-name="P1">Unpacking qtmultimedia5-dev:amd64 (5.5.1-4ubuntu2) ...</text:p>
      <text:p text:style-name="P1">Selecting previously unselected package libqt5opengl5-dev:amd64.</text:p>
      <text:p text:style-name="P1">Preparing to unpack .../libqt5opengl5-dev_5.5.1+dfsg-16ubuntu7.7_amd64.deb ...</text:p>
      <text:p text:style-name="P1">Unpacking libqt5opengl5-dev:amd64 (5.5.1+dfsg-16ubuntu7.7) ...</text:p>
      <text:p text:style-name="P1">Selecting previously unselected package libqt5clucene5:amd64.</text:p>
      <text:p text:style-name="P1">Preparing to unpack .../libqt5clucene5_5.5.1-3ubuntu0.1_amd64.deb ...</text:p>
      <text:p text:style-name="P1">Unpacking libqt5clucene5:amd64 (5.5.1-3ubuntu0.1) ...</text:p>
      <text:p text:style-name="P1">Selecting previously unselected package libqt5designer5:amd64.</text:p>
      <text:p text:style-name="P1">Preparing to unpack .../libqt5designer5_5.5.1-3ubuntu0.1_amd64.deb ...</text:p>
      <text:p text:style-name="P1">Unpacking libqt5designer5:amd64 (5.5.1-3ubuntu0.1) ...</text:p>
      <text:p text:style-name="P1">Selecting previously unselected package libqt5designercomponents5:amd64.</text:p>
      <text:p text:style-name="P1">Preparing to unpack .../libqt5designercomponents5_5.5.1-3ubuntu0.1_amd64.deb ...</text:p>
      <text:p text:style-name="P1">Unpacking libqt5designercomponents5:amd64 (5.5.1-3ubuntu0.1) ...</text:p>
      <text:p text:style-name="P1">Selecting previously unselected package libqt5help5:amd64.</text:p>
      <text:p text:style-name="P1">Preparing to unpack .../libqt5help5_5.5.1-3ubuntu0.1_amd64.deb ...</text:p>
      <text:p text:style-name="P1">Unpacking libqt5help5:amd64 (5.5.1-3ubuntu0.1) ...</text:p>
      <text:p text:style-name="P1">Selecting previously unselected package qttools5-dev:amd64.</text:p>
      <text:p text:style-name="P1">Preparing to unpack .../qttools5-dev_5.5.1-3ubuntu0.1_amd64.deb ...</text:p>
      <text:p text:style-name="P1">Unpacking qttools5-dev:amd64 (5.5.1-3ubuntu0.1) ...</text:p>
      <text:p text:style-name="P1">Selecting previously unselected package qttools5-private-dev:amd64.</text:p>
      <text:p text:style-name="P1">Preparing to unpack .../qttools5-private-dev_5.5.1-3ubuntu0.1_amd64.deb ...</text:p>
      <text:p text:style-name="P1">Unpacking qttools5-private-dev:amd64 (5.5.1-3ubuntu0.1) ...</text:p>
      <text:p text:style-name="P1">Selecting previously unselected package qttools5-dev-tools.</text:p>
      <text:p text:style-name="P1">Preparing to unpack .../qttools5-dev-tools_5.5.1-3ubuntu0.1_amd64.deb ...</text:p>
      <text:p text:style-name="P1">Unpacking qttools5-dev-tools (5.5.1-3ubuntu0.1) ...</text:p>
      <text:p text:style-name="P1">Selecting previously unselected package qtdeclarative5-private-dev:amd64.</text:p>
      <text:p text:style-name="P1">Preparing to unpack .../qtdeclarative5-private-dev_5.5.1-2ubuntu6_amd64.deb ...</text:p>
      <text:p text:style-name="P1">Unpacking qtdeclarative5-private-dev:amd64 (5.5.1-2ubuntu6) ...</text:p>
      <text:p text:style-name="P1">Selecting previously unselected package libqt5xmlpatterns5:amd64.</text:p>
      <text:p text:style-name="P1">Preparing to unpack .../libqt5xmlpatterns5_5.5.1-2build1_amd64.deb ...</text:p>
      <text:p text:style-name="P1">Unpacking libqt5xmlpatterns5:amd64 (5.5.1-2build1) ...</text:p>
      <text:p text:style-name="P1">Selecting previously unselected package libqt5xmlpatterns5-dev:amd64.</text:p>
      <text:p text:style-name="P1">Preparing to unpack .../libqt5xmlpatterns5-dev_5.5.1-2build1_amd64.deb ...</text:p>
      <text:p text:style-name="P1">Unpacking libqt5xmlpatterns5-dev:amd64 (5.5.1-2build1) ...</text:p>
      <text:p text:style-name="P1">Selecting previously unselected package libqt5xmlpatterns5-private-dev:amd64.</text:p>
      <text:p text:style-name="P1">Preparing to unpack .../libqt5xmlpatterns5-private-dev_5.5.1-2build1_amd64.deb ...</text:p>
      <text:p text:style-name="P1">Unpacking libqt5xmlpatterns5-private-dev:amd64 (5.5.1-2build1) ...</text:p>
      <text:p text:style-name="P1">Selecting previously unselected package libqt5x11extras5:amd64.</text:p>
      <text:p text:style-name="P1">Preparing to unpack .../libqt5x11extras5_5.5.1-3build1_amd64.deb ...</text:p>
      <text:p text:style-name="P1">Unpacking libqt5x11extras5:amd64 (5.5.1-3build1) ...</text:p>
      <text:p text:style-name="P1">Selecting previously unselected package libqt5x11extras5-dev:amd64.</text:p>
      <text:p text:style-name="P1">Preparing to unpack .../libqt5x11extras5-dev_5.5.1-3build1_amd64.deb ...</text:p>
      <text:p text:style-name="P1">Unpacking libqt5x11extras5-dev:amd64 (5.5.1-3build1) ...</text:p>
      <text:p text:style-name="P1">Selecting previously unselected package libpyside2-dev.</text:p>
      <text:p text:style-name="P1"><text:soft-page-break/>Preparing to unpack .../libpyside2-dev_2.0.0+dev-0~201604151742~rev1858~pkg38~ubuntu16.04.1_amd64.deb ...</text:p>
      <text:p text:style-name="P1">Unpacking libpyside2-dev (2.0.0+dev-0~201604151742~rev1858~pkg38~ubuntu16.04.1) ...</text:p>
      <text:p text:style-name="P1">Selecting previously unselected package libqhull7:amd64.</text:p>
      <text:p text:style-name="P1">Preparing to unpack .../libqhull7_2015.2-1_amd64.deb ...</text:p>
      <text:p text:style-name="P1">Unpacking libqhull7:amd64 (2015.2-1) ...</text:p>
      <text:p text:style-name="P1">Selecting previously unselected package libqhull-dev:amd64.</text:p>
      <text:p text:style-name="P1">Preparing to unpack .../libqhull-dev_2015.2-1_amd64.deb ...</text:p>
      <text:p text:style-name="P1">Unpacking libqhull-dev:amd64 (2015.2-1) ...</text:p>
      <text:p text:style-name="P1">Selecting previously unselected package libqt4-opengl-dev.</text:p>
      <text:p text:style-name="P1">Preparing to unpack .../libqt4-opengl-dev_4%3a4.8.7+dfsg-5ubuntu2_amd64.deb ...</text:p>
      <text:p text:style-name="P1">Unpacking libqt4-opengl-dev (4:4.8.7+dfsg-5ubuntu2) ...</text:p>
      <text:p text:style-name="P1">Selecting previously unselected package libshiboken2-dev.</text:p>
      <text:p text:style-name="P1">Preparing to unpack .../libshiboken2-dev_2.0.0.dev0-0~201604191548~rev1610~pkg23~ubuntu16.04.1_amd64.deb ...</text:p>
      <text:p text:style-name="P1">Unpacking libshiboken2-dev (2.0.0.dev0-0~201604191548~rev1610~pkg23~ubuntu16.04.1) ...</text:p>
      <text:p text:style-name="P1">Selecting previously unselected package libssl-doc.</text:p>
      <text:p text:style-name="P1">Preparing to unpack .../libssl-doc_1.0.2g-1ubuntu4.17_all.deb ...</text:p>
      <text:p text:style-name="P1">Unpacking libssl-doc (1.0.2g-1ubuntu4.17) ...</text:p>
      <text:p text:style-name="P1">Selecting previously unselected package libtheora-dev:amd64.</text:p>
      <text:p text:style-name="P1">Preparing to unpack .../libtheora-dev_1.1.1+dfsg.1-8_amd64.deb ...</text:p>
      <text:p text:style-name="P1">Unpacking libtheora-dev:amd64 (1.1.1+dfsg.1-8) ...</text:p>
      <text:p text:style-name="P1">Selecting previously unselected package libjbig-dev:amd64.</text:p>
      <text:p text:style-name="P1">Preparing to unpack .../libjbig-dev_2.1-3.1_amd64.deb ...</text:p>
      <text:p text:style-name="P1">Unpacking libjbig-dev:amd64 (2.1-3.1) ...</text:p>
      <text:p text:style-name="P1">Selecting previously unselected package liblzma-dev:amd64.</text:p>
      <text:p text:style-name="P1">Preparing to unpack .../liblzma-dev_5.1.1alpha+20120614-2ubuntu2_amd64.deb ...</text:p>
      <text:p text:style-name="P1">Unpacking liblzma-dev:amd64 (5.1.1alpha+20120614-2ubuntu2) ...</text:p>
      <text:p text:style-name="P1">Selecting previously unselected package libtiffxx5:amd64.</text:p>
      <text:p text:style-name="P1">Preparing to unpack .../libtiffxx5_4.0.6-1ubuntu0.7_amd64.deb ...</text:p>
      <text:p text:style-name="P1">Unpacking libtiffxx5:amd64 (4.0.6-1ubuntu0.7) ...</text:p>
      <text:p text:style-name="P1">Selecting previously unselected package libtiff5-dev:amd64.</text:p>
      <text:p text:style-name="P1">Preparing to unpack .../libtiff5-dev_4.0.6-1ubuntu0.7_amd64.deb ...</text:p>
      <text:p text:style-name="P1">Unpacking libtiff5-dev:amd64 (4.0.6-1ubuntu0.7) ...</text:p>
      <text:p text:style-name="P1">Selecting previously unselected package libtool.</text:p>
      <text:p text:style-name="P1">Preparing to unpack .../libtool_2.4.6-0.1_all.deb ...</text:p>
      <text:p text:style-name="P1">Unpacking libtool (2.4.6-0.1) ...</text:p>
      <text:p text:style-name="P1">Selecting previously unselected package libusb-1.0-doc.</text:p>
      <text:p text:style-name="P1">Preparing to unpack .../libusb-1.0-doc_2%3a1.0.20-1_all.deb ...</text:p>
      <text:p text:style-name="P1">Unpacking libusb-1.0-doc (2:1.0.20-1) ...</text:p>
      <text:p text:style-name="P1">Selecting previously unselected package libeigen3-dev.</text:p>
      <text:p text:style-name="P1">Preparing to unpack .../libeigen3-dev_3.3~beta1-2_all.deb ...</text:p>
      <text:p text:style-name="P1">Unpacking libeigen3-dev (3.3~beta1-2) ...</text:p>
      <text:p text:style-name="P1">Selecting previously unselected package libhdf5-openmpi-10:amd64.</text:p>
      <text:p text:style-name="P1">Preparing to unpack .../libhdf5-openmpi-10_1.8.16+docs-4ubuntu1.1_amd64.deb ...</text:p>
      <text:p text:style-name="P1">Unpacking libhdf5-openmpi-10:amd64 (1.8.16+docs-4ubuntu1.1) ...</text:p>
      <text:p text:style-name="P1">Selecting previously unselected package libhdf5-openmpi-dev.</text:p>
      <text:p text:style-name="P1">Preparing to unpack .../libhdf5-openmpi-dev_1.8.16+docs-4ubuntu1.1_amd64.deb ...</text:p>
      <text:p text:style-name="P1">Unpacking libhdf5-openmpi-dev (1.8.16+docs-4ubuntu1.1) ...</text:p>
      <text:p text:style-name="P1">Selecting previously unselected package libhdf5-mpi-dev.</text:p>
      <text:p text:style-name="P1"><text:soft-page-break/>Preparing to unpack .../libhdf5-mpi-dev_1.8.16+docs-4ubuntu1.1_amd64.deb ...</text:p>
      <text:p text:style-name="P1">Unpacking libhdf5-mpi-dev (1.8.16+docs-4ubuntu1.1) ...</text:p>
      <text:p text:style-name="P1">Selecting previously unselected package libjsoncpp-dev:amd64.</text:p>
      <text:p text:style-name="P1">Preparing to unpack .../libjsoncpp-dev_1.7.2-1_amd64.deb ...</text:p>
      <text:p text:style-name="P1">Unpacking libjsoncpp-dev:amd64 (1.7.2-1) ...</text:p>
      <text:p text:style-name="P1">Selecting previously unselected package libvtk6.2.</text:p>
      <text:p text:style-name="P1">Preparing to unpack .../libvtk6.2_6.2.0+dfsg1-10build1+debian11.1+osrf1_amd64.deb ...</text:p>
      <text:p text:style-name="P1">Unpacking libvtk6.2 (6.2.0+dfsg1-10build1+debian11.1+osrf1) ...</text:p>
      <text:p text:style-name="P1">Selecting previously unselected package libvtk6.2-qt.</text:p>
      <text:p text:style-name="P1">Preparing to unpack .../libvtk6.2-qt_6.2.0+dfsg1-10build1+debian11.1+osrf1_amd64.deb ...</text:p>
      <text:p text:style-name="P1">Unpacking libvtk6.2-qt (6.2.0+dfsg1-10build1+debian11.1+osrf1) ...</text:p>
      <text:p text:style-name="P1">Selecting previously unselected package libvtk6-java.</text:p>
      <text:p text:style-name="P1">Preparing to unpack .../libvtk6-java_6.2.0+dfsg1-10build1+debian11.1+osrf1_amd64.deb ...</text:p>
      <text:p text:style-name="P1">Unpacking libvtk6-java (6.2.0+dfsg1-10build1+debian11.1+osrf1) ...</text:p>
      <text:p text:style-name="P1">Selecting previously unselected package x11proto-scrnsaver-dev.</text:p>
      <text:p text:style-name="P1">Preparing to unpack .../x11proto-scrnsaver-dev_1.2.2-1_all.deb ...</text:p>
      <text:p text:style-name="P1">Unpacking x11proto-scrnsaver-dev (1.2.2-1) ...</text:p>
      <text:p text:style-name="P1">Selecting previously unselected package libxss-dev:amd64.</text:p>
      <text:p text:style-name="P1">Preparing to unpack .../libxss-dev_1%3a1.2.2-1_amd64.deb ...</text:p>
      <text:p text:style-name="P1">Unpacking libxss-dev:amd64 (1:1.2.2-1) ...</text:p>
      <text:p text:style-name="P1">Selecting previously unselected package python-concurrent.futures.</text:p>
      <text:p text:style-name="P1">Preparing to unpack .../python-concurrent.futures_3.0.5-1_all.deb ...</text:p>
      <text:p text:style-name="P1">Unpacking python-concurrent.futures (3.0.5-1) ...</text:p>
      <text:p text:style-name="P1">Selecting previously unselected package python-lz4.</text:p>
      <text:p text:style-name="P1">Preparing to unpack .../python-lz4_0.7.0+dfsg-3build1_amd64.deb ...</text:p>
      <text:p text:style-name="P1">Unpacking python-lz4 (0.7.0+dfsg-3build1) ...</text:p>
      <text:p text:style-name="P1">Selecting previously unselected package python-msgpack.</text:p>
      <text:p text:style-name="P1">Preparing to unpack .../python-msgpack_0.4.6-1build1_amd64.deb ...</text:p>
      <text:p text:style-name="P1">Unpacking python-msgpack (0.4.6-1build1) ...</text:p>
      <text:p text:style-name="P1">Selecting previously unselected package python-six.</text:p>
      <text:p text:style-name="P1">Preparing to unpack .../python-six_1.10.0-3_all.deb ...</text:p>
      <text:p text:style-name="P1">Unpacking python-six (1.10.0-3) ...</text:p>
      <text:p text:style-name="P1">Selecting previously unselected package python-snappy.</text:p>
      <text:p text:style-name="P1">Preparing to unpack .../python-snappy_0.5-1build1_amd64.deb ...</text:p>
      <text:p text:style-name="P1">Unpacking python-snappy (0.5-1build1) ...</text:p>
      <text:p text:style-name="P1">Selecting previously unselected package python-trollius.</text:p>
      <text:p text:style-name="P1">Preparing to unpack .../python-trollius_2.1~b1-3_all.deb ...</text:p>
      <text:p text:style-name="P1">Unpacking python-trollius (2.1~b1-3) ...</text:p>
      <text:p text:style-name="P1">Selecting previously unselected package python-twisted-bin.</text:p>
      <text:p text:style-name="P1">Preparing to unpack .../python-twisted-bin_16.0.0-1ubuntu0.4_amd64.deb ...</text:p>
      <text:p text:style-name="P1">Unpacking python-twisted-bin (16.0.0-1ubuntu0.4) ...</text:p>
      <text:p text:style-name="P1">Selecting previously unselected package python-pkg-resources.</text:p>
      <text:p text:style-name="P1">Preparing to unpack .../python-pkg-resources_20.7.0-1_all.deb ...</text:p>
      <text:p text:style-name="P1">Unpacking python-pkg-resources (20.7.0-1) ...</text:p>
      <text:p text:style-name="P1">Selecting previously unselected package python-zope.interface.</text:p>
      <text:p text:style-name="P1">Preparing to unpack .../python-zope.interface_4.1.3-1build1_amd64.deb ...</text:p>
      <text:p text:style-name="P1">Unpacking python-zope.interface (4.1.3-1build1) ...</text:p>
      <text:p text:style-name="P1">Selecting previously unselected package python-cffi-backend.</text:p>
      <text:p text:style-name="P1">Preparing to unpack .../python-cffi-backend_1.5.2-1ubuntu1_amd64.deb ...</text:p>
      <text:p text:style-name="P1">Unpacking python-cffi-backend (1.5.2-1ubuntu1) ...</text:p>
      <text:p text:style-name="P1"><text:soft-page-break/>Selecting previously unselected package python-enum34.</text:p>
      <text:p text:style-name="P1">Preparing to unpack .../python-enum34_1.1.2-1_all.deb ...</text:p>
      <text:p text:style-name="P1">Unpacking python-enum34 (1.1.2-1) ...</text:p>
      <text:p text:style-name="P1">Selecting previously unselected package python-idna.</text:p>
      <text:p text:style-name="P1">Preparing to unpack .../python-idna_2.0-3_all.deb ...</text:p>
      <text:p text:style-name="P1">Unpacking python-idna (2.0-3) ...</text:p>
      <text:p text:style-name="P1">Selecting previously unselected package python-ipaddress.</text:p>
      <text:p text:style-name="P1">Preparing to unpack .../python-ipaddress_1.0.16-1_all.deb ...</text:p>
      <text:p text:style-name="P1">Unpacking python-ipaddress (1.0.16-1) ...</text:p>
      <text:p text:style-name="P1">Selecting previously unselected package python-pyasn1.</text:p>
      <text:p text:style-name="P1">Preparing to unpack .../python-pyasn1_0.1.9-1_all.deb ...</text:p>
      <text:p text:style-name="P1">Unpacking python-pyasn1 (0.1.9-1) ...</text:p>
      <text:p text:style-name="P1">Selecting previously unselected package python-cryptography.</text:p>
      <text:p text:style-name="P1">Preparing to unpack .../python-cryptography_1.2.3-1ubuntu0.2_amd64.deb ...</text:p>
      <text:p text:style-name="P1">Unpacking python-cryptography (1.2.3-1ubuntu0.2) ...</text:p>
      <text:p text:style-name="P1">Selecting previously unselected package python-openssl.</text:p>
      <text:p text:style-name="P1">Preparing to unpack .../python-openssl_0.15.1-2ubuntu0.2_all.deb ...</text:p>
      <text:p text:style-name="P1">Unpacking python-openssl (0.15.1-2ubuntu0.2) ...</text:p>
      <text:p text:style-name="P1">Selecting previously unselected package python-attr.</text:p>
      <text:p text:style-name="P1">Preparing to unpack .../python-attr_15.2.0-1_all.deb ...</text:p>
      <text:p text:style-name="P1">Unpacking python-attr (15.2.0-1) ...</text:p>
      <text:p text:style-name="P1">Selecting previously unselected package python-pyasn1-modules.</text:p>
      <text:p text:style-name="P1">Preparing to unpack .../python-pyasn1-modules_0.0.7-0.1_all.deb ...</text:p>
      <text:p text:style-name="P1">Unpacking python-pyasn1-modules (0.0.7-0.1) ...</text:p>
      <text:p text:style-name="P1">Selecting previously unselected package python-service-identity.</text:p>
      <text:p text:style-name="P1">Preparing to unpack .../python-service-identity_16.0.0-2_all.deb ...</text:p>
      <text:p text:style-name="P1">Unpacking python-service-identity (16.0.0-2) ...</text:p>
      <text:p text:style-name="P1">Selecting previously unselected package python-twisted-core.</text:p>
      <text:p text:style-name="P1">Preparing to unpack .../python-twisted-core_16.0.0-1ubuntu0.4_all.deb ...</text:p>
      <text:p text:style-name="P1">Unpacking python-twisted-core (16.0.0-1ubuntu0.4) ...</text:p>
      <text:p text:style-name="P1">Selecting previously unselected package python-twisted.</text:p>
      <text:p text:style-name="P1">Preparing to unpack .../python-twisted_16.0.0-1ubuntu0.4_all.deb ...</text:p>
      <text:p text:style-name="P1">Unpacking python-twisted (16.0.0-1ubuntu0.4) ...</text:p>
      <text:p text:style-name="P1">Selecting previously unselected package python-txaio.</text:p>
      <text:p text:style-name="P1">Preparing to unpack .../python-txaio_1.0.0-3_all.deb ...</text:p>
      <text:p text:style-name="P1">Unpacking python-txaio (1.0.0-3) ...</text:p>
      <text:p text:style-name="P1">Selecting previously unselected package python-autobahn.</text:p>
      <text:p text:style-name="P1">Preparing to unpack .../python-autobahn_0.10.3+dfsg1-5_all.deb ...</text:p>
      <text:p text:style-name="P1">Unpacking python-autobahn (0.10.3+dfsg1-5) ...</text:p>
      <text:p text:style-name="P1">Selecting previously unselected package python-mpi4py.</text:p>
      <text:p text:style-name="P1">Preparing to unpack .../python-mpi4py_1.3.1+hg20131106-2ubuntu5_amd64.deb ...</text:p>
      <text:p text:style-name="P1">Unpacking python-mpi4py (1.3.1+hg20131106-2ubuntu5) ...</text:p>
      <text:p text:style-name="P1">Selecting previously unselected package python-vtk6.</text:p>
      <text:p text:style-name="P1">Preparing to unpack .../python-vtk6_6.2.0+dfsg1-10build1+debian11.1+osrf1_amd64.deb ...</text:p>
      <text:p text:style-name="P1">Unpacking python-vtk6 (6.2.0+dfsg1-10build1+debian11.1+osrf1) ...</text:p>
      <text:p text:style-name="P1">Selecting previously unselected package tcl8.6-dev:amd64.</text:p>
      <text:p text:style-name="P1">Preparing to unpack .../tcl8.6-dev_8.6.5+dfsg-2_amd64.deb ...</text:p>
      <text:p text:style-name="P1">Unpacking tcl8.6-dev:amd64 (8.6.5+dfsg-2) ...</text:p>
      <text:p text:style-name="P1">Selecting previously unselected package tcl-dev:amd64.</text:p>
      <text:p text:style-name="P1">Preparing to unpack .../tcl-dev_8.6.0+9_amd64.deb ...</text:p>
      <text:p text:style-name="P1"><text:soft-page-break/>Unpacking tcl-dev:amd64 (8.6.0+9) ...</text:p>
      <text:p text:style-name="P1">Selecting previously unselected package tcl-vtk6.</text:p>
      <text:p text:style-name="P1">Preparing to unpack .../tcl-vtk6_6.2.0+dfsg1-10build1+debian11.1+osrf1_amd64.deb ...</text:p>
      <text:p text:style-name="P1">Unpacking tcl-vtk6 (6.2.0+dfsg1-10build1+debian11.1+osrf1) ...</text:p>
      <text:p text:style-name="P1">Selecting previously unselected package tk8.6-dev:amd64.</text:p>
      <text:p text:style-name="P1">Preparing to unpack .../tk8.6-dev_8.6.5-1_amd64.deb ...</text:p>
      <text:p text:style-name="P1">Unpacking tk8.6-dev:amd64 (8.6.5-1) ...</text:p>
      <text:p text:style-name="P1">Selecting previously unselected package tk-dev:amd64.</text:p>
      <text:p text:style-name="P1">Preparing to unpack .../tk-dev_8.6.0+9_amd64.deb ...</text:p>
      <text:p text:style-name="P1">Unpacking tk-dev:amd64 (8.6.0+9) ...</text:p>
      <text:p text:style-name="P1">Selecting previously unselected package vtk6.</text:p>
      <text:p text:style-name="P1">Preparing to unpack .../vtk6_6.2.0+dfsg1-10build1+debian11.1+osrf1_amd64.deb ...</text:p>
      <text:p text:style-name="P1">Unpacking vtk6 (6.2.0+dfsg1-10build1+debian11.1+osrf1) ...</text:p>
      <text:p text:style-name="P1">Selecting previously unselected package libvtk6-dev.</text:p>
      <text:p text:style-name="P1">Preparing to unpack .../libvtk6-dev_6.2.0+dfsg1-10build1+debian11.1+osrf1_amd64.deb ...</text:p>
      <text:p text:style-name="P1">Unpacking libvtk6-dev (6.2.0+dfsg1-10build1+debian11.1+osrf1) ...</text:p>
      <text:p text:style-name="P1">Selecting previously unselected package libvtk6-qt-dev.</text:p>
      <text:p text:style-name="P1">Preparing to unpack .../libvtk6-qt-dev_6.2.0+dfsg1-10build1+debian11.1+osrf1_amd64.deb ...</text:p>
      <text:p text:style-name="P1">Unpacking libvtk6-qt-dev (6.2.0+dfsg1-10build1+debian11.1+osrf1) ...</text:p>
      <text:p text:style-name="P1">Selecting previously unselected package libwxbase3.0-0v5:amd64.</text:p>
      <text:p text:style-name="P1">Preparing to unpack .../libwxbase3.0-0v5_3.0.2+dfsg-1.3ubuntu0.1_amd64.deb ...</text:p>
      <text:p text:style-name="P1">Unpacking libwxbase3.0-0v5:amd64 (3.0.2+dfsg-1.3ubuntu0.1) ...</text:p>
      <text:p text:style-name="P1">Selecting previously unselected package libwxgtk3.0-0v5:amd64.</text:p>
      <text:p text:style-name="P1">Preparing to unpack .../libwxgtk3.0-0v5_3.0.2+dfsg-1.3ubuntu0.1_amd64.deb ...</text:p>
      <text:p text:style-name="P1">Unpacking libwxgtk3.0-0v5:amd64 (3.0.2+dfsg-1.3ubuntu0.1) ...</text:p>
      <text:p text:style-name="P1">Selecting previously unselected package libx11-doc.</text:p>
      <text:p text:style-name="P1">Preparing to unpack .../libx11-doc_2%3a1.6.3-1ubuntu2.2_all.deb ...</text:p>
      <text:p text:style-name="P1">Unpacking libx11-doc (2:1.6.3-1ubuntu2.2) ...</text:p>
      <text:p text:style-name="P1">Selecting previously unselected package libyaml-cpp0.5v5:amd64.</text:p>
      <text:p text:style-name="P1">Preparing to unpack .../libyaml-cpp0.5v5_0.5.2-4ubuntu1~16.04.4_amd64.deb ...</text:p>
      <text:p text:style-name="P1">Unpacking libyaml-cpp0.5v5:amd64 (0.5.2-4ubuntu1~16.04.4) ...</text:p>
      <text:p text:style-name="P1">Selecting previously unselected package libyaml-cpp-dev.</text:p>
      <text:p text:style-name="P1">Preparing to unpack .../libyaml-cpp-dev_0.5.2-4ubuntu1~16.04.4_amd64.deb ...</text:p>
      <text:p text:style-name="P1">Unpacking libyaml-cpp-dev (0.5.2-4ubuntu1~16.04.4) ...</text:p>
      <text:p text:style-name="P1">Selecting previously unselected package python-sip.</text:p>
      <text:p text:style-name="P1">Preparing to unpack .../python-sip_4.17+dfsg-1ubuntu0.1_amd64.deb ...</text:p>
      <text:p text:style-name="P1">Unpacking python-sip (4.17+dfsg-1ubuntu0.1) ...</text:p>
      <text:p text:style-name="P1">Selecting previously unselected package sip-dev.</text:p>
      <text:p text:style-name="P1">Preparing to unpack .../sip-dev_4.17+dfsg-1ubuntu0.1_amd64.deb ...</text:p>
      <text:p text:style-name="P1">Unpacking sip-dev (4.17+dfsg-1ubuntu0.1) ...</text:p>
      <text:p text:style-name="P1">Selecting previously unselected package python-sip-dev.</text:p>
      <text:p text:style-name="P1">Preparing to unpack .../python-sip-dev_4.17+dfsg-1ubuntu0.1_amd64.deb ...</text:p>
      <text:p text:style-name="P1">Unpacking python-sip-dev (4.17+dfsg-1ubuntu0.1) ...</text:p>
      <text:p text:style-name="P1">Selecting previously unselected package pyqt5-dev.</text:p>
      <text:p text:style-name="P1">Preparing to unpack .../pyqt5-dev_5.5.1+dfsg-3ubuntu4_all.deb ...</text:p>
      <text:p text:style-name="P1">Unpacking pyqt5-dev (5.5.1+dfsg-3ubuntu4) ...</text:p>
      <text:p text:style-name="P1">Selecting previously unselected package python-cairo.</text:p>
      <text:p text:style-name="P1">Preparing to unpack .../python-cairo_1.8.8-2_amd64.deb ...</text:p>
      <text:p text:style-name="P1">Unpacking python-cairo (1.8.8-2) ...</text:p>
      <text:p text:style-name="P1">Selecting previously unselected package python-dateutil.</text:p>
      <text:p text:style-name="P1"><text:soft-page-break/>Preparing to unpack .../python-dateutil_2.4.2-1_all.deb ...</text:p>
      <text:p text:style-name="P1">Unpacking python-dateutil (2.4.2-1) ...</text:p>
      <text:p text:style-name="P1">Selecting previously unselected package python-roman.</text:p>
      <text:p text:style-name="P1">Preparing to unpack .../python-roman_2.0.0-2_all.deb ...</text:p>
      <text:p text:style-name="P1">Unpacking python-roman (2.0.0-2) ...</text:p>
      <text:p text:style-name="P1">Selecting previously unselected package python-docutils.</text:p>
      <text:p text:style-name="P1">Preparing to unpack .../python-docutils_0.12+dfsg-1_all.deb ...</text:p>
      <text:p text:style-name="P1">Unpacking python-docutils (0.12+dfsg-1) ...</text:p>
      <text:p text:style-name="P1">Selecting previously unselected package python-pyparsing.</text:p>
      <text:p text:style-name="P1">Preparing to unpack .../python-pyparsing_2.0.3+dfsg1-1ubuntu0.1_all.deb ...</text:p>
      <text:p text:style-name="P1">Unpacking python-pyparsing (2.0.3+dfsg1-1ubuntu0.1) ...</text:p>
      <text:p text:style-name="P1">Selecting previously unselected package python-catkin-pkg-modules.</text:p>
      <text:p text:style-name="P1">Preparing to unpack .../python-catkin-pkg-modules_0.4.22-1_all.deb ...</text:p>
      <text:p text:style-name="P1">Unpacking python-catkin-pkg-modules (0.4.22-1) ...</text:p>
      <text:p text:style-name="P1">Selecting previously unselected package python-catkin-pkg.</text:p>
      <text:p text:style-name="P1">Preparing to unpack .../python-catkin-pkg_0.4.22-100_all.deb ...</text:p>
      <text:p text:style-name="P1">Unpacking python-catkin-pkg (0.4.22-100) ...</text:p>
      <text:p text:style-name="P1">Selecting previously unselected package python-chardet.</text:p>
      <text:p text:style-name="P1">Preparing to unpack .../python-chardet_2.3.0-2_all.deb ...</text:p>
      <text:p text:style-name="P1">Unpacking python-chardet (2.3.0-2) ...</text:p>
      <text:p text:style-name="P1">Selecting previously unselected package python-crypto.</text:p>
      <text:p text:style-name="P1">Preparing to unpack .../python-crypto_2.6.1-6ubuntu0.16.04.3_amd64.deb ...</text:p>
      <text:p text:style-name="P1">Unpacking python-crypto (2.6.1-6ubuntu0.16.04.3) ...</text:p>
      <text:p text:style-name="P1">Selecting previously unselected package python-cycler.</text:p>
      <text:p text:style-name="P1">Preparing to unpack .../python-cycler_0.9.0-1_all.deb ...</text:p>
      <text:p text:style-name="P1">Unpacking python-cycler (0.9.0-1) ...</text:p>
      <text:p text:style-name="P1">Selecting previously unselected package python-defusedxml.</text:p>
      <text:p text:style-name="P1">Preparing to unpack .../python-defusedxml_0.4.1-2ubuntu0.16.04.1_all.deb ...</text:p>
      <text:p text:style-name="P1">Unpacking python-defusedxml (0.4.1-2ubuntu0.16.04.1) ...</text:p>
      <text:p text:style-name="P1">Selecting previously unselected package python-ecdsa.</text:p>
      <text:p text:style-name="P1">Preparing to unpack .../python-ecdsa_0.13-2ubuntu0.16.04.1_all.deb ...</text:p>
      <text:p text:style-name="P1">Unpacking python-ecdsa (0.13-2ubuntu0.16.04.1) ...</text:p>
      <text:p text:style-name="P1">Selecting previously unselected package python-empy.</text:p>
      <text:p text:style-name="P1">Preparing to unpack .../python-empy_3.3.2-1build1_all.deb ...</text:p>
      <text:p text:style-name="P1">Unpacking python-empy (3.3.2-1build1) ...</text:p>
      <text:p text:style-name="P1">Selecting previously unselected package python-gobject-2.</text:p>
      <text:p text:style-name="P1">Preparing to unpack .../python-gobject-2_2.28.6-12ubuntu1_amd64.deb ...</text:p>
      <text:p text:style-name="P1">Unpacking python-gobject-2 (2.28.6-12ubuntu1) ...</text:p>
      <text:p text:style-name="P1">Selecting previously unselected package python-gtk2.</text:p>
      <text:p text:style-name="P1">Preparing to unpack .../python-gtk2_2.24.0-4ubuntu1_amd64.deb ...</text:p>
      <text:p text:style-name="P1">Unpacking python-gtk2 (2.24.0-4ubuntu1) ...</text:p>
      <text:p text:style-name="P1">Selecting previously unselected package python-glade2.</text:p>
      <text:p text:style-name="P1">Preparing to unpack .../python-glade2_2.24.0-4ubuntu1_amd64.deb ...</text:p>
      <text:p text:style-name="P1">Unpacking python-glade2 (2.24.0-4ubuntu1) ...</text:p>
      <text:p text:style-name="P1">Selecting previously unselected package python-pil:amd64.</text:p>
      <text:p text:style-name="P1">Preparing to unpack .../python-pil_3.1.2-0ubuntu1.4_amd64.deb ...</text:p>
      <text:p text:style-name="P1">Unpacking python-pil:amd64 (3.1.2-0ubuntu1.4) ...</text:p>
      <text:p text:style-name="P1">Selecting previously unselected package python-imaging.</text:p>
      <text:p text:style-name="P1">Preparing to unpack .../python-imaging_3.1.2-0ubuntu1.4_all.deb ...</text:p>
      <text:p text:style-name="P1">Unpacking python-imaging (3.1.2-0ubuntu1.4) ...</text:p>
      <text:p text:style-name="P1"><text:soft-page-break/>Selecting previously unselected package ttf-bitstream-vera.</text:p>
      <text:p text:style-name="P1">Preparing to unpack .../ttf-bitstream-vera_1.10-8_all.deb ...</text:p>
      <text:p text:style-name="P1">Unpacking ttf-bitstream-vera (1.10-8) ...</text:p>
      <text:p text:style-name="P1">Selecting previously unselected package python-matplotlib-data.</text:p>
      <text:p text:style-name="P1">Preparing to unpack .../python-matplotlib-data_1.5.1-1ubuntu1_all.deb ...</text:p>
      <text:p text:style-name="P1">Unpacking python-matplotlib-data (1.5.1-1ubuntu1) ...</text:p>
      <text:p text:style-name="P1">Selecting previously unselected package python-tz.</text:p>
      <text:p text:style-name="P1">Preparing to unpack .../python-tz_2014.10~dfsg1-0ubuntu2_all.deb ...</text:p>
      <text:p text:style-name="P1">Unpacking python-tz (2014.10~dfsg1-0ubuntu2) ...</text:p>
      <text:p text:style-name="P1">Selecting previously unselected package python-numpy.</text:p>
      <text:p text:style-name="P1">Preparing to unpack .../python-numpy_1%3a1.11.0-1ubuntu1_amd64.deb ...</text:p>
      <text:p text:style-name="P1">Unpacking python-numpy (1:1.11.0-1ubuntu1) ...</text:p>
      <text:p text:style-name="P1">Selecting previously unselected package python-matplotlib.</text:p>
      <text:p text:style-name="P1">Preparing to unpack .../python-matplotlib_1.5.1-1ubuntu1_amd64.deb ...</text:p>
      <text:p text:style-name="P1">Unpacking python-matplotlib (1.5.1-1ubuntu1) ...</text:p>
      <text:p text:style-name="P1">Selecting previously unselected package python-netifaces.</text:p>
      <text:p text:style-name="P1">Preparing to unpack .../python-netifaces_0.10.4-0.1build2_amd64.deb ...</text:p>
      <text:p text:style-name="P1">Unpacking python-netifaces (0.10.4-0.1build2) ...</text:p>
      <text:p text:style-name="P1">Selecting previously unselected package python-nose.</text:p>
      <text:p text:style-name="P1">Preparing to unpack .../python-nose_1.3.7-1_all.deb ...</text:p>
      <text:p text:style-name="P1">Unpacking python-nose (1.3.7-1) ...</text:p>
      <text:p text:style-name="P1">Selecting previously unselected package python-opengl.</text:p>
      <text:p text:style-name="P1">Preparing to unpack .../python-opengl_3.0.2-1_all.deb ...</text:p>
      <text:p text:style-name="P1">Unpacking python-opengl (3.0.2-1) ...</text:p>
      <text:p text:style-name="P1">Selecting previously unselected package python-pam.</text:p>
      <text:p text:style-name="P1">Preparing to unpack .../python-pam_0.4.2-13.2ubuntu2_amd64.deb ...</text:p>
      <text:p text:style-name="P1">Unpacking python-pam (0.4.2-13.2ubuntu2) ...</text:p>
      <text:p text:style-name="P1">Selecting previously unselected package python-paramiko.</text:p>
      <text:p text:style-name="P1">Preparing to unpack .../python-paramiko_1.16.0-1ubuntu0.2_all.deb ...</text:p>
      <text:p text:style-name="P1">Unpacking python-paramiko (1.16.0-1ubuntu0.2) ...</text:p>
      <text:p text:style-name="P1">Selecting previously unselected package python-psutil.</text:p>
      <text:p text:style-name="P1">Preparing to unpack .../python-psutil_3.4.2-1ubuntu0.1_amd64.deb ...</text:p>
      <text:p text:style-name="P1">Unpacking python-psutil (3.4.2-1ubuntu0.1) ...</text:p>
      <text:p text:style-name="P1">Selecting previously unselected package python-pydot.</text:p>
      <text:p text:style-name="P1">Preparing to unpack .../python-pydot_1.0.28-2_all.deb ...</text:p>
      <text:p text:style-name="P1">Unpacking python-pydot (1.0.28-2) ...</text:p>
      <text:p text:style-name="P1">Selecting previously unselected package python-pygments.</text:p>
      <text:p text:style-name="P1">Preparing to unpack .../python-pygments_2.1+dfsg-1_all.deb ...</text:p>
      <text:p text:style-name="P1">Unpacking python-pygments (2.1+dfsg-1) ...</text:p>
      <text:p text:style-name="P1">Selecting previously unselected package python-pyqt5.</text:p>
      <text:p text:style-name="P1">Preparing to unpack .../python-pyqt5_5.5.1+dfsg-3ubuntu4_amd64.deb ...</text:p>
      <text:p text:style-name="P1">Unpacking python-pyqt5 (5.5.1+dfsg-3ubuntu4) ...</text:p>
      <text:p text:style-name="P1">Selecting previously unselected package python-pyqt5.qtopengl.</text:p>
      <text:p text:style-name="P1">Preparing to unpack .../python-pyqt5.qtopengl_5.5.1+dfsg-3ubuntu4_amd64.deb ...</text:p>
      <text:p text:style-name="P1">Unpacking python-pyqt5.qtopengl (5.5.1+dfsg-3ubuntu4) ...</text:p>
      <text:p text:style-name="P1">Selecting previously unselected package python-pyqt5.qtsvg.</text:p>
      <text:p text:style-name="P1">Preparing to unpack .../python-pyqt5.qtsvg_5.5.1+dfsg-3ubuntu4_amd64.deb ...</text:p>
      <text:p text:style-name="P1">Unpacking python-pyqt5.qtsvg (5.5.1+dfsg-3ubuntu4) ...</text:p>
      <text:p text:style-name="P1">Selecting previously unselected package python-pyqt5.qtwebkit.</text:p>
      <text:p text:style-name="P1">Preparing to unpack .../python-pyqt5.qtwebkit_5.5.1+dfsg-3ubuntu4_amd64.deb ...</text:p>
      <text:p text:style-name="P1"><text:soft-page-break/>Unpacking python-pyqt5.qtwebkit (5.5.1+dfsg-3ubuntu4) ...</text:p>
      <text:p text:style-name="P1">Selecting previously unselected package python-pyside2.qtconcurrent.</text:p>
      <text:p text:style-name="P1">Preparing to unpack .../python-pyside2.qtconcurrent_2.0.0+dev-0~201604151742~rev1858~pkg38~ubuntu16.04.1_amd64.deb ...</text:p>
      <text:p text:style-name="P1">Unpacking python-pyside2.qtconcurrent (2.0.0+dev-0~201604151742~rev1858~pkg38~ubuntu16.04.1) ...</text:p>
      <text:p text:style-name="P1">Selecting previously unselected package python-pyside2.qtcore.</text:p>
      <text:p text:style-name="P1">Preparing to unpack .../python-pyside2.qtcore_2.0.0+dev-0~201604151742~rev1858~pkg38~ubuntu16.04.1_amd64.deb ...</text:p>
      <text:p text:style-name="P1">Unpacking python-pyside2.qtcore (2.0.0+dev-0~201604151742~rev1858~pkg38~ubuntu16.04.1) ...</text:p>
      <text:p text:style-name="P1">Selecting previously unselected package python-pyside2.qtgui.</text:p>
      <text:p text:style-name="P1">Preparing to unpack .../python-pyside2.qtgui_2.0.0+dev-0~201604151742~rev1858~pkg38~ubuntu16.04.1_amd64.deb ...</text:p>
      <text:p text:style-name="P1">Unpacking python-pyside2.qtgui (2.0.0+dev-0~201604151742~rev1858~pkg38~ubuntu16.04.1) ...</text:p>
      <text:p text:style-name="P1">Selecting previously unselected package python-pyside2.qthelp.</text:p>
      <text:p text:style-name="P1">Preparing to unpack .../python-pyside2.qthelp_2.0.0+dev-0~201604151742~rev1858~pkg38~ubuntu16.04.1_amd64.deb ...</text:p>
      <text:p text:style-name="P1">Unpacking python-pyside2.qthelp (2.0.0+dev-0~201604151742~rev1858~pkg38~ubuntu16.04.1) ...</text:p>
      <text:p text:style-name="P1">Selecting previously unselected package python-pyside2.qtnetwork.</text:p>
      <text:p text:style-name="P1">Preparing to unpack .../python-pyside2.qtnetwork_2.0.0+dev-0~201604151742~rev1858~pkg38~ubuntu16.04.1_amd64.deb ...</text:p>
      <text:p text:style-name="P1">Unpacking python-pyside2.qtnetwork (2.0.0+dev-0~201604151742~rev1858~pkg38~ubuntu16.04.1) ...</text:p>
      <text:p text:style-name="P1">Selecting previously unselected package python-pyside2.qtprintsupport.</text:p>
      <text:p text:style-name="P1">Preparing to unpack .../python-pyside2.qtprintsupport_2.0.0+dev-0~201604151742~rev1858~pkg38~ubuntu16.04.1_amd64.deb ...</text:p>
      <text:p text:style-name="P1">Unpacking python-pyside2.qtprintsupport (2.0.0+dev-0~201604151742~rev1858~pkg38~ubuntu16.04.1) ...</text:p>
      <text:p text:style-name="P1">Selecting previously unselected package python-pyside2.qtqml.</text:p>
      <text:p text:style-name="P1">Preparing to unpack .../python-pyside2.qtqml_2.0.0+dev-0~201604151742~rev1858~pkg38~ubuntu16.04.1_amd64.deb ...</text:p>
      <text:p text:style-name="P1">Unpacking python-pyside2.qtqml (2.0.0+dev-0~201604151742~rev1858~pkg38~ubuntu16.04.1) ...</text:p>
      <text:p text:style-name="P1">Selecting previously unselected package python-pyside2.qtquick.</text:p>
      <text:p text:style-name="P1">Preparing to unpack .../python-pyside2.qtquick_2.0.0+dev-0~201604151742~rev1858~pkg38~ubuntu16.04.1_amd64.deb ...</text:p>
      <text:p text:style-name="P1">Unpacking python-pyside2.qtquick (2.0.0+dev-0~201604151742~rev1858~pkg38~ubuntu16.04.1) ...</text:p>
      <text:p text:style-name="P1">Selecting previously unselected package python-pyside2.qtquickwidgets.</text:p>
      <text:p text:style-name="P1">Preparing to unpack .../python-pyside2.qtquickwidgets_2.0.0+dev-0~201604151742~rev1858~pkg38~ubuntu16.04.1_amd64.deb ...</text:p>
      <text:p text:style-name="P1">Unpacking python-pyside2.qtquickwidgets (2.0.0+dev-0~201604151742~rev1858~pkg38~ubuntu16.04.1) ...</text:p>
      <text:p text:style-name="P1">Selecting previously unselected package python-pyside2.qtscript.</text:p>
      <text:p text:style-name="P1">Preparing to unpack .../python-pyside2.qtscript_2.0.0+dev-0~201604151742~rev1858~pkg38~ubuntu16.04.1_amd64.deb ...</text:p>
      <text:p text:style-name="P1">Unpacking python-pyside2.qtscript (2.0.0+dev-0~201604151742~rev1858~pkg38~ubuntu16.04.1) ...</text:p>
      <text:p text:style-name="P1">Selecting previously unselected package python-pyside2.qtsql.</text:p>
      <text:p text:style-name="P1">Preparing to unpack .../python-pyside2.qtsql_2.0.0+dev-0~201604151742~rev1858~pkg38~ubuntu16.04.1_amd64.deb ...</text:p>
      <text:p text:style-name="P1"><text:soft-page-break/>Unpacking python-pyside2.qtsql (2.0.0+dev-0~201604151742~rev1858~pkg38~ubuntu16.04.1) ...</text:p>
      <text:p text:style-name="P1">Selecting previously unselected package python-pyside2.qtsvg.</text:p>
      <text:p text:style-name="P1">Preparing to unpack .../python-pyside2.qtsvg_2.0.0+dev-0~201604151742~rev1858~pkg38~ubuntu16.04.1_amd64.deb ...</text:p>
      <text:p text:style-name="P1">Unpacking python-pyside2.qtsvg (2.0.0+dev-0~201604151742~rev1858~pkg38~ubuntu16.04.1) ...</text:p>
      <text:p text:style-name="P1">Selecting previously unselected package python-pyside2.qttest.</text:p>
      <text:p text:style-name="P1">Preparing to unpack .../python-pyside2.qttest_2.0.0+dev-0~201604151742~rev1858~pkg38~ubuntu16.04.1_amd64.deb ...</text:p>
      <text:p text:style-name="P1">Unpacking python-pyside2.qttest (2.0.0+dev-0~201604151742~rev1858~pkg38~ubuntu16.04.1) ...</text:p>
      <text:p text:style-name="P1">Selecting previously unselected package python-pyside2.qtuitools.</text:p>
      <text:p text:style-name="P1">Preparing to unpack .../python-pyside2.qtuitools_2.0.0+dev-0~201604151742~rev1858~pkg38~ubuntu16.04.1_amd64.deb ...</text:p>
      <text:p text:style-name="P1">Unpacking python-pyside2.qtuitools (2.0.0+dev-0~201604151742~rev1858~pkg38~ubuntu16.04.1) ...</text:p>
      <text:p text:style-name="P1">Selecting previously unselected package python-pyside2.qtwebkit.</text:p>
      <text:p text:style-name="P1">Preparing to unpack .../python-pyside2.qtwebkit_2.0.0+dev-0~201604151742~rev1858~pkg38~ubuntu16.04.1_amd64.deb ...</text:p>
      <text:p text:style-name="P1">Unpacking python-pyside2.qtwebkit (2.0.0+dev-0~201604151742~rev1858~pkg38~ubuntu16.04.1) ...</text:p>
      <text:p text:style-name="P1">Selecting previously unselected package python-pyside2.qtwebkitwidgets.</text:p>
      <text:p text:style-name="P1">Preparing to unpack .../python-pyside2.qtwebkitwidgets_2.0.0+dev-0~201604151742~rev1858~pkg38~ubuntu16.04.1_amd64.deb ...</text:p>
      <text:p text:style-name="P1">Unpacking python-pyside2.qtwebkitwidgets (2.0.0+dev-0~201604151742~rev1858~pkg38~ubuntu16.04.1) ...</text:p>
      <text:p text:style-name="P1">Selecting previously unselected package python-pyside2.qtwidgets.</text:p>
      <text:p text:style-name="P1">Preparing to unpack .../python-pyside2.qtwidgets_2.0.0+dev-0~201604151742~rev1858~pkg38~ubuntu16.04.1_amd64.deb ...</text:p>
      <text:p text:style-name="P1">Unpacking python-pyside2.qtwidgets (2.0.0+dev-0~201604151742~rev1858~pkg38~ubuntu16.04.1) ...</text:p>
      <text:p text:style-name="P1">Selecting previously unselected package python-pyside2.qtx11extras.</text:p>
      <text:p text:style-name="P1">Preparing to unpack .../python-pyside2.qtx11extras_2.0.0+dev-0~201604151742~rev1858~pkg38~ubuntu16.04.1_amd64.deb ...</text:p>
      <text:p text:style-name="P1">Unpacking python-pyside2.qtx11extras (2.0.0+dev-0~201604151742~rev1858~pkg38~ubuntu16.04.1) ...</text:p>
      <text:p text:style-name="P1">Selecting previously unselected package python-pyside2.qtxml.</text:p>
      <text:p text:style-name="P1">Preparing to unpack .../python-pyside2.qtxml_2.0.0+dev-0~201604151742~rev1858~pkg38~ubuntu16.04.1_amd64.deb ...</text:p>
      <text:p text:style-name="P1">Unpacking python-pyside2.qtxml (2.0.0+dev-0~201604151742~rev1858~pkg38~ubuntu16.04.1) ...</text:p>
      <text:p text:style-name="P1">Selecting previously unselected package python-pyside2.</text:p>
      <text:p text:style-name="P1">Preparing to unpack .../python-pyside2_2.0.0+dev-0~201604151742~rev1858~pkg38~ubuntu16.04.1_all.deb ...</text:p>
      <text:p text:style-name="P1">Unpacking python-pyside2 (2.0.0+dev-0~201604151742~rev1858~pkg38~ubuntu16.04.1) ...</text:p>
      <text:p text:style-name="P1">Selecting previously unselected package python-yaml.</text:p>
      <text:p text:style-name="P1">Preparing to unpack .../python-yaml_3.11-3build1_amd64.deb ...</text:p>
      <text:p text:style-name="P1">Unpacking python-yaml (3.11-3build1) ...</text:p>
      <text:p text:style-name="P1">Selecting previously unselected package python-rospkg-modules.</text:p>
      <text:p text:style-name="P1">Preparing to unpack .../python-rospkg-modules_1.2.8-1_all.deb ...</text:p>
      <text:p text:style-name="P1">Unpacking python-rospkg-modules (1.2.8-1) ...</text:p>
      <text:p text:style-name="P1">Selecting previously unselected package python-setuptools.</text:p>
      <text:p text:style-name="P1">Preparing to unpack .../python-setuptools_20.7.0-1_all.deb ...</text:p>
      <text:p text:style-name="P1"><text:soft-page-break/>Unpacking python-setuptools (20.7.0-1) ...</text:p>
      <text:p text:style-name="P1">Selecting previously unselected package python-rosdistro-modules.</text:p>
      <text:p text:style-name="P1">Preparing to unpack .../python-rosdistro-modules_0.8.2-1_all.deb ...</text:p>
      <text:p text:style-name="P1">Unpacking python-rosdistro-modules (0.8.2-1) ...</text:p>
      <text:p text:style-name="P1">Selecting previously unselected package python-rosdistro.</text:p>
      <text:p text:style-name="P1">Preparing to unpack .../python-rosdistro_0.8.2-100_all.deb ...</text:p>
      <text:p text:style-name="P1">Unpacking python-rosdistro (0.8.2-100) ...</text:p>
      <text:p text:style-name="P1">Selecting previously unselected package python-rospkg.</text:p>
      <text:p text:style-name="P1">Preparing to unpack .../python-rospkg_1.2.8-100_all.deb ...</text:p>
      <text:p text:style-name="P1">Unpacking python-rospkg (1.2.8-100) ...</text:p>
      <text:p text:style-name="P1">Selecting previously unselected package python-rosdep-modules.</text:p>
      <text:p text:style-name="P1">Preparing to unpack .../python-rosdep-modules_0.19.0-1_all.deb ...</text:p>
      <text:p text:style-name="P1">Unpacking python-rosdep-modules (0.19.0-1) ...</text:p>
      <text:p text:style-name="P1">Selecting previously unselected package python-rosdep.</text:p>
      <text:p text:style-name="P1">Preparing to unpack .../python-rosdep_0.19.0-1_all.deb ...</text:p>
      <text:p text:style-name="P1">Unpacking python-rosdep (0.19.0-1) ...</text:p>
      <text:p text:style-name="P1">Selecting previously unselected package python-serial.</text:p>
      <text:p text:style-name="P1">Preparing to unpack .../python-serial_3.0.1-1_all.deb ...</text:p>
      <text:p text:style-name="P1">Unpacking python-serial (3.0.1-1) ...</text:p>
      <text:p text:style-name="P1">Selecting previously unselected package python-tk.</text:p>
      <text:p text:style-name="P1">Preparing to unpack .../python-tk_2.7.12-1~16.04_amd64.deb ...</text:p>
      <text:p text:style-name="P1">Unpacking python-tk (2.7.12-1~16.04) ...</text:p>
      <text:p text:style-name="P1">Selecting previously unselected package python-wxversion.</text:p>
      <text:p text:style-name="P1">Preparing to unpack .../python-wxversion_3.0.2.0+dfsg-1build1_all.deb ...</text:p>
      <text:p text:style-name="P1">Unpacking python-wxversion (3.0.2.0+dfsg-1build1) ...</text:p>
      <text:p text:style-name="P1">Selecting previously unselected package python-wxgtk3.0.</text:p>
      <text:p text:style-name="P1">Preparing to unpack .../python-wxgtk3.0_3.0.2.0+dfsg-1build1_amd64.deb ...</text:p>
      <text:p text:style-name="P1">Unpacking python-wxgtk3.0 (3.0.2.0+dfsg-1build1) ...</text:p>
      <text:p text:style-name="P1">Selecting previously unselected package python-wxtools.</text:p>
      <text:p text:style-name="P1">Preparing to unpack .../python-wxtools_3.0.2.0+dfsg-1build1_all.deb ...</text:p>
      <text:p text:style-name="P1">Unpacking python-wxtools (3.0.2.0+dfsg-1build1) ...</text:p>
      <text:p text:style-name="P1">Selecting previously unselected package ros-kinetic-catkin.</text:p>
      <text:p text:style-name="P1">Preparing to unpack .../ros-kinetic-catkin_0.7.20-1xenial-20191213-232805+0000_amd64.deb ...</text:p>
      <text:p text:style-name="P1">Unpacking ros-kinetic-catkin (0.7.20-1xenial-20191213-232805+0000) ...</text:p>
      <text:p text:style-name="P1">Selecting previously unselected package ros-kinetic-genmsg.</text:p>
      <text:p text:style-name="P1">Preparing to unpack .../ros-kinetic-genmsg_0.5.11-0xenial-20191214-013936+0000_amd64.deb ...</text:p>
      <text:p text:style-name="P1">Unpacking ros-kinetic-genmsg (0.5.11-0xenial-20191214-013936+0000) ...</text:p>
      <text:p text:style-name="P1">Selecting previously unselected package ros-kinetic-gencpp.</text:p>
      <text:p text:style-name="P1">Preparing to unpack .../ros-kinetic-gencpp_0.6.0-0xenial-20191214-033928+0000_amd64.deb ...</text:p>
      <text:p text:style-name="P1">Unpacking ros-kinetic-gencpp (0.6.0-0xenial-20191214-033928+0000) ...</text:p>
      <text:p text:style-name="P1">Selecting previously unselected package ros-kinetic-geneus.</text:p>
      <text:p text:style-name="P1">Preparing to unpack .../ros-kinetic-geneus_2.2.6-0xenial-20191214-033904+0000_amd64.deb ...</text:p>
      <text:p text:style-name="P1">Unpacking ros-kinetic-geneus (2.2.6-0xenial-20191214-033904+0000) ...</text:p>
      <text:p text:style-name="P1">Selecting previously unselected package ros-kinetic-genlisp.</text:p>
      <text:p text:style-name="P1">Preparing to unpack .../ros-kinetic-genlisp_0.4.16-0xenial-20191214-033115+0000_amd64.deb ...</text:p>
      <text:p text:style-name="P1">Unpacking ros-kinetic-genlisp (0.4.16-0xenial-20191214-033115+0000) ...</text:p>
      <text:p text:style-name="P1">Selecting previously unselected package ros-kinetic-gennodejs.</text:p>
      <text:p text:style-name="P1">Preparing to unpack .../ros-kinetic-gennodejs_2.0.1-0xenial-20191214-033136+0000_amd64.deb ...</text:p>
      <text:p text:style-name="P1">Unpacking ros-kinetic-gennodejs (2.0.1-0xenial-20191214-033136+0000) ...</text:p>
      <text:p text:style-name="P1">Selecting previously unselected package ros-kinetic-genpy.</text:p>
      <text:p text:style-name="P1"><text:soft-page-break/>Preparing to unpack .../ros-kinetic-genpy_0.6.14-1xenial-20200811-173012+0000_amd64.deb ...</text:p>
      <text:p text:style-name="P1">Unpacking ros-kinetic-genpy (0.6.14-1xenial-20200811-173012+0000) ...</text:p>
      <text:p text:style-name="P1">Selecting previously unselected package ros-kinetic-message-generation.</text:p>
      <text:p text:style-name="P1">Preparing to unpack .../ros-kinetic-message-generation_0.4.0-0xenial-20200811-173417+0000_amd64.deb ...</text:p>
      <text:p text:style-name="P1">Unpacking ros-kinetic-message-generation (0.4.0-0xenial-20200811-173417+0000) ...</text:p>
      <text:p text:style-name="P1">Selecting previously unselected package ros-kinetic-cpp-common.</text:p>
      <text:p text:style-name="P1">Preparing to unpack .../ros-kinetic-cpp-common_0.6.11-0xenial-20191214-013837+0000_amd64.deb ...</text:p>
      <text:p text:style-name="P1">Unpacking ros-kinetic-cpp-common (0.6.11-0xenial-20191214-013837+0000) ...</text:p>
      <text:p text:style-name="P1">Selecting previously unselected package ros-kinetic-rostime.</text:p>
      <text:p text:style-name="P1">Preparing to unpack .../ros-kinetic-rostime_0.6.11-0xenial-20191214-033908+0000_amd64.deb ...</text:p>
      <text:p text:style-name="P1">Unpacking ros-kinetic-rostime (0.6.11-0xenial-20191214-033908+0000) ...</text:p>
      <text:p text:style-name="P1">Selecting previously unselected package ros-kinetic-roscpp-traits.</text:p>
      <text:p text:style-name="P1">Preparing to unpack .../ros-kinetic-roscpp-traits_0.6.11-0xenial-20191214-035847+0000_amd64.deb ...</text:p>
      <text:p text:style-name="P1">Unpacking ros-kinetic-roscpp-traits (0.6.11-0xenial-20191214-035847+0000) ...</text:p>
      <text:p text:style-name="P1">Selecting previously unselected package ros-kinetic-roscpp-serialization.</text:p>
      <text:p text:style-name="P1">Preparing to unpack .../ros-kinetic-roscpp-serialization_0.6.11-0xenial-20191214-040238+0000_amd64.deb ...</text:p>
      <text:p text:style-name="P1">Unpacking ros-kinetic-roscpp-serialization (0.6.11-0xenial-20191214-040238+0000) ...</text:p>
      <text:p text:style-name="P1">Selecting previously unselected package ros-kinetic-message-runtime.</text:p>
      <text:p text:style-name="P1">Preparing to unpack .../ros-kinetic-message-runtime_0.4.12-0xenial-20200811-173307+0000_amd64.deb ...</text:p>
      <text:p text:style-name="P1">Unpacking ros-kinetic-message-runtime (0.4.12-0xenial-20200811-173307+0000) ...</text:p>
      <text:p text:style-name="P1">Selecting previously unselected package ros-kinetic-std-msgs.</text:p>
      <text:p text:style-name="P1">Preparing to unpack .../ros-kinetic-std-msgs_0.5.11-0xenial-20200811-173756+0000_amd64.deb ...</text:p>
      <text:p text:style-name="P1">Unpacking ros-kinetic-std-msgs (0.5.11-0xenial-20200811-173756+0000) ...</text:p>
      <text:p text:style-name="P1">Selecting previously unselected package ros-kinetic-actionlib-msgs.</text:p>
      <text:p text:style-name="P1">Preparing to unpack .../ros-kinetic-actionlib-msgs_1.12.7-0xenial-20200811-174009+0000_amd64.deb ...</text:p>
      <text:p text:style-name="P1">Unpacking ros-kinetic-actionlib-msgs (1.12.7-0xenial-20200811-174009+0000) ...</text:p>
      <text:p text:style-name="P1">Selecting previously unselected package ros-kinetic-rosbuild.</text:p>
      <text:p text:style-name="P1">Preparing to unpack .../ros-kinetic-rosbuild_1.14.6-1xenial-20200811-173837+0000_amd64.deb ...</text:p>
      <text:p text:style-name="P1">Unpacking ros-kinetic-rosbuild (1.14.6-1xenial-20200811-173837+0000) ...</text:p>
      <text:p text:style-name="P1">Selecting previously unselected package ros-kinetic-rosconsole.</text:p>
      <text:p text:style-name="P1">Preparing to unpack .../ros-kinetic-rosconsole_1.12.16-1xenial-20200827-195233+0000_amd64.deb ...</text:p>
      <text:p text:style-name="P1">Unpacking ros-kinetic-rosconsole (1.12.16-1xenial-20200827-195233+0000) ...</text:p>
      <text:p text:style-name="P1">Selecting previously unselected package ros-kinetic-rosgraph-msgs.</text:p>
      <text:p text:style-name="P1">Preparing to unpack .../ros-kinetic-rosgraph-msgs_1.11.2-0xenial-20200811-180129+0000_amd64.deb ...</text:p>
      <text:p text:style-name="P1">Unpacking ros-kinetic-rosgraph-msgs (1.11.2-0xenial-20200811-180129+0000) ...</text:p>
      <text:p text:style-name="P1">Selecting previously unselected package ros-kinetic-xmlrpcpp.</text:p>
      <text:p text:style-name="P1">Preparing to unpack .../ros-kinetic-xmlrpcpp_1.12.16-1xenial-20200827-195703+0000_amd64.deb ...</text:p>
      <text:p text:style-name="P1">Unpacking ros-kinetic-xmlrpcpp (1.12.16-1xenial-20200827-195703+0000) ...</text:p>
      <text:p text:style-name="P1">Selecting previously unselected package ros-kinetic-roscpp.</text:p>
      <text:p text:style-name="P1">Preparing to unpack .../ros-kinetic-roscpp_1.12.16-1xenial-20200827-200531+0000_amd64.deb ...</text:p>
      <text:p text:style-name="P1">Unpacking ros-kinetic-roscpp (1.12.16-1xenial-20200827-200531+0000) ...</text:p>
      <text:p text:style-name="P1"><text:soft-page-break/>Selecting previously unselected package ros-kinetic-ros-environment.</text:p>
      <text:p text:style-name="P1">Preparing to unpack .../ros-kinetic-ros-environment_1.0.1-1xenial-20191214-013549+0000_amd64.deb ...</text:p>
      <text:p text:style-name="P1">Unpacking ros-kinetic-ros-environment (1.0.1-1xenial-20191214-013549+0000) ...</text:p>
      <text:p text:style-name="P1">Selecting previously unselected package ros-kinetic-rospack.</text:p>
      <text:p text:style-name="P1">Preparing to unpack .../ros-kinetic-rospack_2.4.5-1xenial-20191214-014035+0000_amd64.deb ...</text:p>
      <text:p text:style-name="P1">Unpacking ros-kinetic-rospack (2.4.5-1xenial-20191214-014035+0000) ...</text:p>
      <text:p text:style-name="P1">Selecting previously unselected package ros-kinetic-roslib.</text:p>
      <text:p text:style-name="P1">Preparing to unpack .../ros-kinetic-roslib_1.14.6-1xenial-20191214-032958+0000_amd64.deb ...</text:p>
      <text:p text:style-name="P1">Unpacking ros-kinetic-roslib (1.14.6-1xenial-20191214-032958+0000) ...</text:p>
      <text:p text:style-name="P1">Selecting previously unselected package ros-kinetic-rosgraph.</text:p>
      <text:p text:style-name="P1">Preparing to unpack .../ros-kinetic-rosgraph_1.12.16-1xenial-20200827-195320+0000_amd64.deb ...</text:p>
      <text:p text:style-name="P1">Unpacking ros-kinetic-rosgraph (1.12.16-1xenial-20200827-195320+0000) ...</text:p>
      <text:p text:style-name="P1">Selecting previously unselected package ros-kinetic-rospy.</text:p>
      <text:p text:style-name="P1">Preparing to unpack .../ros-kinetic-rospy_1.12.16-1xenial-20200827-202400+0000_amd64.deb ...</text:p>
      <text:p text:style-name="P1">Unpacking ros-kinetic-rospy (1.12.16-1xenial-20200827-202400+0000) ...</text:p>
      <text:p text:style-name="P1">Selecting previously unselected package ros-kinetic-rosclean.</text:p>
      <text:p text:style-name="P1">Preparing to unpack .../ros-kinetic-rosclean_1.14.6-1xenial-20191214-001017+0000_amd64.deb ...</text:p>
      <text:p text:style-name="P1">Unpacking ros-kinetic-rosclean (1.14.6-1xenial-20191214-001017+0000) ...</text:p>
      <text:p text:style-name="P1">Selecting previously unselected package ros-kinetic-rosmaster.</text:p>
      <text:p text:style-name="P1">Preparing to unpack .../ros-kinetic-rosmaster_1.12.16-1xenial-20200827-200617+0000_amd64.deb ...</text:p>
      <text:p text:style-name="P1">Unpacking ros-kinetic-rosmaster (1.12.16-1xenial-20200827-200617+0000) ...</text:p>
      <text:p text:style-name="P1">Selecting previously unselected package ros-kinetic-rosout.</text:p>
      <text:p text:style-name="P1">Preparing to unpack .../ros-kinetic-rosout_1.12.16-1xenial-20200827-201816+0000_amd64.deb ...</text:p>
      <text:p text:style-name="P1">Unpacking ros-kinetic-rosout (1.12.16-1xenial-20200827-201816+0000) ...</text:p>
      <text:p text:style-name="P1">Selecting previously unselected package ros-kinetic-rosparam.</text:p>
      <text:p text:style-name="P1">Preparing to unpack .../ros-kinetic-rosparam_1.12.16-1xenial-20200827-200621+0000_amd64.deb ...</text:p>
      <text:p text:style-name="P1">Unpacking ros-kinetic-rosparam (1.12.16-1xenial-20200827-200621+0000) ...</text:p>
      <text:p text:style-name="P1">Selecting previously unselected package ros-kinetic-rosunit.</text:p>
      <text:p text:style-name="P1">Preparing to unpack .../ros-kinetic-rosunit_1.14.6-1xenial-20191214-033816+0000_amd64.deb ...</text:p>
      <text:p text:style-name="P1">Unpacking ros-kinetic-rosunit (1.14.6-1xenial-20191214-033816+0000) ...</text:p>
      <text:p text:style-name="P1">Selecting previously unselected package ros-kinetic-roslaunch.</text:p>
      <text:p text:style-name="P1">Preparing to unpack .../ros-kinetic-roslaunch_1.12.16-1xenial-20200827-202544+0000_amd64.deb ...</text:p>
      <text:p text:style-name="P1">Unpacking ros-kinetic-roslaunch (1.12.16-1xenial-20200827-202544+0000) ...</text:p>
      <text:p text:style-name="P1">Selecting previously unselected package ros-kinetic-rostest.</text:p>
      <text:p text:style-name="P1">Preparing to unpack .../ros-kinetic-rostest_1.12.16-1xenial-20200827-231500+0000_amd64.deb ...</text:p>
      <text:p text:style-name="P1">Unpacking ros-kinetic-rostest (1.12.16-1xenial-20200827-231500+0000) ...</text:p>
      <text:p text:style-name="P1">Selecting previously unselected package liblz4-dev:amd64.</text:p>
      <text:p text:style-name="P1">Preparing to unpack .../liblz4-dev_0.0~r131-2ubuntu2_amd64.deb ...</text:p>
      <text:p text:style-name="P1">Unpacking liblz4-dev:amd64 (0.0~r131-2ubuntu2) ...</text:p>
      <text:p text:style-name="P1">Selecting previously unselected package ros-kinetic-roslz4.</text:p>
      <text:p text:style-name="P1">Preparing to unpack .../ros-kinetic-roslz4_1.12.16-1xenial-20200827-195325+0000_amd64.deb ...</text:p>
      <text:p text:style-name="P1">Unpacking ros-kinetic-roslz4 (1.12.16-1xenial-20200827-195325+0000) ...</text:p>
      <text:p text:style-name="P1">Selecting previously unselected package ros-kinetic-rosbag-storage.</text:p>
      <text:p text:style-name="P1">Preparing to unpack .../ros-kinetic-rosbag-storage_1.12.16-1xenial-20200827-200332+0000_amd64.deb ...</text:p>
      <text:p text:style-name="P1"><text:soft-page-break/>Unpacking ros-kinetic-rosbag-storage (1.12.16-1xenial-20200827-200332+0000) ...</text:p>
      <text:p text:style-name="P1">Selecting previously unselected package ros-kinetic-std-srvs.</text:p>
      <text:p text:style-name="P1">Preparing to unpack .../ros-kinetic-std-srvs_1.11.2-0xenial-20200811-173805+0000_amd64.deb ...</text:p>
      <text:p text:style-name="P1">Unpacking ros-kinetic-std-srvs (1.11.2-0xenial-20200811-173805+0000) ...</text:p>
      <text:p text:style-name="P1">Selecting previously unselected package ros-kinetic-topic-tools.</text:p>
      <text:p text:style-name="P1">Preparing to unpack .../ros-kinetic-topic-tools_1.12.16-1xenial-20200827-232751+0000_amd64.deb ...</text:p>
      <text:p text:style-name="P1">Unpacking ros-kinetic-topic-tools (1.12.16-1xenial-20200827-232751+0000) ...</text:p>
      <text:p text:style-name="P1">Selecting previously unselected package ros-kinetic-rosbag.</text:p>
      <text:p text:style-name="P1">Preparing to unpack .../ros-kinetic-rosbag_1.12.16-1xenial-20200827-234335+0000_amd64.deb ...</text:p>
      <text:p text:style-name="P1">Unpacking ros-kinetic-rosbag (1.12.16-1xenial-20200827-234335+0000) ...</text:p>
      <text:p text:style-name="P1">Selecting previously unselected package ros-kinetic-rostopic.</text:p>
      <text:p text:style-name="P1">Preparing to unpack .../ros-kinetic-rostopic_1.12.16-1xenial-20200827-235904+0000_amd64.deb ...</text:p>
      <text:p text:style-name="P1">Unpacking ros-kinetic-rostopic (1.12.16-1xenial-20200827-235904+0000) ...</text:p>
      <text:p text:style-name="P1">Selecting previously unselected package ros-kinetic-actionlib.</text:p>
      <text:p text:style-name="P1">Preparing to unpack .../ros-kinetic-actionlib_1.11.16-2xenial-20200828-002304+0000_amd64.deb ...</text:p>
      <text:p text:style-name="P1">Unpacking ros-kinetic-actionlib (1.11.16-2xenial-20200828-002304+0000) ...</text:p>
      <text:p text:style-name="P1">Selecting previously unselected package ros-kinetic-angles.</text:p>
      <text:p text:style-name="P1">Preparing to unpack .../ros-kinetic-angles_1.9.12-1xenial-20200109-024836+0000_amd64.deb ...</text:p>
      <text:p text:style-name="P1">Unpacking ros-kinetic-angles (1.9.12-1xenial-20200109-024836+0000) ...</text:p>
      <text:p text:style-name="P1">Selecting previously unselected package ros-kinetic-class-loader.</text:p>
      <text:p text:style-name="P1">Preparing to unpack .../ros-kinetic-class-loader_0.3.9-0xenial-20191214-003009+0000_amd64.deb ...</text:p>
      <text:p text:style-name="P1">Unpacking ros-kinetic-class-loader (0.3.9-0xenial-20191214-003009+0000) ...</text:p>
      <text:p text:style-name="P1">Selecting previously unselected package libtinyxml2-dev:amd64.</text:p>
      <text:p text:style-name="P1">Preparing to unpack .../libtinyxml2-dev_2.2.0-1.1ubuntu1_amd64.deb ...</text:p>
      <text:p text:style-name="P1">Unpacking libtinyxml2-dev:amd64 (2.2.0-1.1ubuntu1) ...</text:p>
      <text:p text:style-name="P1">Selecting previously unselected package ros-kinetic-pluginlib.</text:p>
      <text:p text:style-name="P1">Preparing to unpack .../ros-kinetic-pluginlib_1.11.3-0xenial-20200827-202801+0000_amd64.deb ...</text:p>
      <text:p text:style-name="P1">Unpacking ros-kinetic-pluginlib (1.11.3-0xenial-20200827-202801+0000) ...</text:p>
      <text:p text:style-name="P1">Selecting previously unselected package ros-kinetic-rosconsole-bridge.</text:p>
      <text:p text:style-name="P1">Preparing to unpack .../ros-kinetic-rosconsole-bridge_0.5.2-0xenial-20200827-202929+0000_amd64.deb ...</text:p>
      <text:p text:style-name="P1">Unpacking ros-kinetic-rosconsole-bridge (0.5.2-0xenial-20200827-202929+0000) ...</text:p>
      <text:p text:style-name="P1">Selecting previously unselected package ros-kinetic-urdf.</text:p>
      <text:p text:style-name="P1">Preparing to unpack .../ros-kinetic-urdf_1.12.12-0xenial-20200827-233603+0000_amd64.deb ...</text:p>
      <text:p text:style-name="P1">Unpacking ros-kinetic-urdf (1.12.12-0xenial-20200827-233603+0000) ...</text:p>
      <text:p text:style-name="P1">Selecting previously unselected package ros-kinetic-urdf-parser-plugin.</text:p>
      <text:p text:style-name="P1">Preparing to unpack .../ros-kinetic-urdf-parser-plugin_1.12.12-0xenial-20191214-002655+0000_amd64.deb ...</text:p>
      <text:p text:style-name="P1">Unpacking ros-kinetic-urdf-parser-plugin (1.12.12-0xenial-20191214-002655+0000) ...</text:p>
      <text:p text:style-name="P1">Selecting previously unselected package ros-kinetic-collada-parser.</text:p>
      <text:p text:style-name="P1">Preparing to unpack .../ros-kinetic-collada-parser_1.12.13-1xenial-20200827-235106+0000_amd64.deb ...</text:p>
      <text:p text:style-name="P1">Unpacking ros-kinetic-collada-parser (1.12.13-1xenial-20200827-235106+0000) ...</text:p>
      <text:p text:style-name="P1">Selecting previously unselected package libassimp3v5.</text:p>
      <text:p text:style-name="P1">Preparing to unpack .../libassimp3v5_3.2~dfsg-3_amd64.deb ...</text:p>
      <text:p text:style-name="P1">Unpacking libassimp3v5 (3.2~dfsg-3) ...</text:p>
      <text:p text:style-name="P1">Selecting previously unselected package libassimp-dev.</text:p>
      <text:p text:style-name="P1"><text:soft-page-break/>Preparing to unpack .../libassimp-dev_3.2~dfsg-3_amd64.deb ...</text:p>
      <text:p text:style-name="P1">Unpacking libassimp-dev (3.2~dfsg-3) ...</text:p>
      <text:p text:style-name="P1">Selecting previously unselected package ros-kinetic-eigen-stl-containers.</text:p>
      <text:p text:style-name="P1">Preparing to unpack .../ros-kinetic-eigen-stl-containers_0.1.8-0xenial-20191214-002815+0000_amd64.deb ...</text:p>
      <text:p text:style-name="P1">Unpacking ros-kinetic-eigen-stl-containers (0.1.8-0xenial-20191214-002815+0000) ...</text:p>
      <text:p text:style-name="P1">Selecting previously unselected package ros-kinetic-octomap.</text:p>
      <text:p text:style-name="P1">Preparing to unpack .../ros-kinetic-octomap_1.8.1-0xenial-20191214-040952+0000_amd64.deb ...</text:p>
      <text:p text:style-name="P1">Unpacking ros-kinetic-octomap (1.8.1-0xenial-20191214-040952+0000) ...</text:p>
      <text:p text:style-name="P1">Selecting previously unselected package ros-kinetic-random-numbers.</text:p>
      <text:p text:style-name="P1">Preparing to unpack .../ros-kinetic-random-numbers_0.3.1-0xenial-20191214-035955+0000_amd64.deb ...</text:p>
      <text:p text:style-name="P1">Unpacking ros-kinetic-random-numbers (0.3.1-0xenial-20191214-035955+0000) ...</text:p>
      <text:p text:style-name="P1">Selecting previously unselected package ros-kinetic-resource-retriever.</text:p>
      <text:p text:style-name="P1">Preparing to unpack .../ros-kinetic-resource-retriever_1.12.6-1xenial-20200827-202809+0000_amd64.deb ...</text:p>
      <text:p text:style-name="P1">Unpacking ros-kinetic-resource-retriever (1.12.6-1xenial-20200827-202809+0000) ...</text:p>
      <text:p text:style-name="P1">Selecting previously unselected package ros-kinetic-geometry-msgs.</text:p>
      <text:p text:style-name="P1">Preparing to unpack .../ros-kinetic-geometry-msgs_1.12.7-0xenial-20200811-174526+0000_amd64.deb ...</text:p>
      <text:p text:style-name="P1">Unpacking ros-kinetic-geometry-msgs (1.12.7-0xenial-20200811-174526+0000) ...</text:p>
      <text:p text:style-name="P1">Selecting previously unselected package ros-kinetic-shape-msgs.</text:p>
      <text:p text:style-name="P1">Preparing to unpack .../ros-kinetic-shape-msgs_1.12.7-0xenial-20200811-175504+0000_amd64.deb ...</text:p>
      <text:p text:style-name="P1">Unpacking ros-kinetic-shape-msgs (1.12.7-0xenial-20200811-175504+0000) ...</text:p>
      <text:p text:style-name="P1">Selecting previously unselected package ros-kinetic-visualization-msgs.</text:p>
      <text:p text:style-name="P1">Preparing to unpack .../ros-kinetic-visualization-msgs_1.12.7-0xenial-20200811-175658+0000_amd64.deb ...</text:p>
      <text:p text:style-name="P1">Unpacking ros-kinetic-visualization-msgs (1.12.7-0xenial-20200811-175658+0000) ...</text:p>
      <text:p text:style-name="P1">Selecting previously unselected package ros-kinetic-geometric-shapes.</text:p>
      <text:p text:style-name="P1">Preparing to unpack .../ros-kinetic-geometric-shapes_0.5.4-1xenial-20200827-231317+0000_amd64.deb ...</text:p>
      <text:p text:style-name="P1">Unpacking ros-kinetic-geometric-shapes (0.5.4-1xenial-20200827-231317+0000) ...</text:p>
      <text:p text:style-name="P1">Selecting previously unselected package ros-kinetic-collada-urdf.</text:p>
      <text:p text:style-name="P1">Preparing to unpack .../ros-kinetic-collada-urdf_1.12.13-1xenial-20200828-000607+0000_amd64.deb ...</text:p>
      <text:p text:style-name="P1">Unpacking ros-kinetic-collada-urdf (1.12.13-1xenial-20200828-000607+0000) ...</text:p>
      <text:p text:style-name="P1">Selecting previously unselected package ros-kinetic-gazebo-dev.</text:p>
      <text:p text:style-name="P1">Preparing to unpack .../ros-kinetic-gazebo-dev_2.5.20-1xenial-20200508-183533+0000_amd64.deb ...</text:p>
      <text:p text:style-name="P1">Unpacking ros-kinetic-gazebo-dev (2.5.20-1xenial-20200508-183533+0000) ...</text:p>
      <text:p text:style-name="P1">Selecting previously unselected package ros-kinetic-sensor-msgs.</text:p>
      <text:p text:style-name="P1">Preparing to unpack .../ros-kinetic-sensor-msgs_1.12.7-0xenial-20200828-055911+0000_amd64.deb ...</text:p>
      <text:p text:style-name="P1">Unpacking ros-kinetic-sensor-msgs (1.12.7-0xenial-20200828-055911+0000) ...</text:p>
      <text:p text:style-name="P1">Selecting previously unselected package ros-kinetic-rosbag-migration-rule.</text:p>
      <text:p text:style-name="P1">Preparing to unpack .../ros-kinetic-rosbag-migration-rule_1.0.0-0xenial-20191214-002240+0000_amd64.deb ...</text:p>
      <text:p text:style-name="P1">Unpacking ros-kinetic-rosbag-migration-rule (1.0.0-0xenial-20191214-002240+0000) ...</text:p>
      <text:p text:style-name="P1">Selecting previously unselected package ros-kinetic-trajectory-msgs.</text:p>
      <text:p text:style-name="P1"><text:soft-page-break/>Preparing to unpack .../ros-kinetic-trajectory-msgs_1.12.7-0xenial-20200811-175515+0000_amd64.deb ...</text:p>
      <text:p text:style-name="P1">Unpacking ros-kinetic-trajectory-msgs (1.12.7-0xenial-20200811-175515+0000) ...</text:p>
      <text:p text:style-name="P1">Selecting previously unselected package ros-kinetic-gazebo-msgs.</text:p>
      <text:p text:style-name="P1">Preparing to unpack .../ros-kinetic-gazebo-msgs_2.5.20-1xenial-20200828-115057+0000_amd64.deb ...</text:p>
      <text:p text:style-name="P1">Unpacking ros-kinetic-gazebo-msgs (2.5.20-1xenial-20200828-115057+0000) ...</text:p>
      <text:p text:style-name="P1">Selecting previously unselected package ros-kinetic-opencv3.</text:p>
      <text:p text:style-name="P1">Preparing to unpack .../ros-kinetic-opencv3_3.3.1-5xenial-20191214-040004+0000_amd64.deb ...</text:p>
      <text:p text:style-name="P1">Unpacking ros-kinetic-opencv3 (3.3.1-5xenial-20191214-040004+0000) ...</text:p>
      <text:p text:style-name="P1">Selecting previously unselected package ros-kinetic-camera-calibration-parsers.</text:p>
      <text:p text:style-name="P1">Preparing to unpack .../ros-kinetic-camera-calibration-parsers_1.11.13-0xenial-20200828-061548+0000_amd64.deb ...</text:p>
      <text:p text:style-name="P1">Unpacking ros-kinetic-camera-calibration-parsers (1.11.13-0xenial-20200828-061548+0000) ...</text:p>
      <text:p text:style-name="P1">Selecting previously unselected package ros-kinetic-message-filters.</text:p>
      <text:p text:style-name="P1">Preparing to unpack .../ros-kinetic-message-filters_1.12.16-1xenial-20200827-232712+0000_amd64.deb ...</text:p>
      <text:p text:style-name="P1">Unpacking ros-kinetic-message-filters (1.12.16-1xenial-20200827-232712+0000) ...</text:p>
      <text:p text:style-name="P1">Selecting previously unselected package ros-kinetic-image-transport.</text:p>
      <text:p text:style-name="P1">Preparing to unpack .../ros-kinetic-image-transport_1.11.13-0xenial-20200828-061558+0000_amd64.deb ...</text:p>
      <text:p text:style-name="P1">Unpacking ros-kinetic-image-transport (1.11.13-0xenial-20200828-061558+0000) ...</text:p>
      <text:p text:style-name="P1">Selecting previously unselected package ros-kinetic-camera-info-manager.</text:p>
      <text:p text:style-name="P1">Preparing to unpack .../ros-kinetic-camera-info-manager_1.11.13-0xenial-20200828-072015+0000_amd64.deb ...</text:p>
      <text:p text:style-name="P1">Unpacking ros-kinetic-camera-info-manager (1.11.13-0xenial-20200828-072015+0000) ...</text:p>
      <text:p text:style-name="P1">Selecting previously unselected package ros-kinetic-cv-bridge.</text:p>
      <text:p text:style-name="P1">Preparing to unpack .../ros-kinetic-cv-bridge_1.12.8-0xenial-20200828-061550+0000_amd64.deb ...</text:p>
      <text:p text:style-name="P1">Unpacking ros-kinetic-cv-bridge (1.12.8-0xenial-20200828-061550+0000) ...</text:p>
      <text:p text:style-name="P1">Selecting previously unselected package ros-kinetic-diagnostic-msgs.</text:p>
      <text:p text:style-name="P1">Preparing to unpack .../ros-kinetic-diagnostic-msgs_1.12.7-0xenial-20200811-174226+0000_amd64.deb ...</text:p>
      <text:p text:style-name="P1">Unpacking ros-kinetic-diagnostic-msgs (1.12.7-0xenial-20200811-174226+0000) ...</text:p>
      <text:p text:style-name="P1">Selecting previously unselected package ros-kinetic-diagnostic-updater.</text:p>
      <text:p text:style-name="P1">Preparing to unpack .../ros-kinetic-diagnostic-updater_1.9.3-0xenial-20200827-233252+0000_amd64.deb ...</text:p>
      <text:p text:style-name="P1">Unpacking ros-kinetic-diagnostic-updater (1.9.3-0xenial-20200827-233252+0000) ...</text:p>
      <text:p text:style-name="P1">Selecting previously unselected package ros-kinetic-rosmsg.</text:p>
      <text:p text:style-name="P1">Preparing to unpack .../ros-kinetic-rosmsg_1.12.16-1xenial-20200827-235855+0000_amd64.deb ...</text:p>
      <text:p text:style-name="P1">Unpacking ros-kinetic-rosmsg (1.12.16-1xenial-20200827-235855+0000) ...</text:p>
      <text:p text:style-name="P1">Selecting previously unselected package ros-kinetic-rosservice.</text:p>
      <text:p text:style-name="P1">Preparing to unpack .../ros-kinetic-rosservice_1.12.16-1xenial-20200828-001154+0000_amd64.deb ...</text:p>
      <text:p text:style-name="P1">Unpacking ros-kinetic-rosservice (1.12.16-1xenial-20200828-001154+0000) ...</text:p>
      <text:p text:style-name="P1">Selecting previously unselected package ros-kinetic-dynamic-reconfigure.</text:p>
      <text:p text:style-name="P1">Preparing to unpack .../ros-kinetic-dynamic-reconfigure_1.5.50-0xenial-20200828-002154+0000_amd64.deb ...</text:p>
      <text:p text:style-name="P1">Unpacking ros-kinetic-dynamic-reconfigure (1.5.50-0xenial-20200828-002154+0000) ...</text:p>
      <text:p text:style-name="P1">Selecting previously unselected package ros-kinetic-nav-msgs.</text:p>
      <text:p text:style-name="P1"><text:soft-page-break/>Preparing to unpack .../ros-kinetic-nav-msgs_1.12.7-0xenial-20200811-174832+0000_amd64.deb ...</text:p>
      <text:p text:style-name="P1">Unpacking ros-kinetic-nav-msgs (1.12.7-0xenial-20200811-174832+0000) ...</text:p>
      <text:p text:style-name="P1">Selecting previously unselected package ros-kinetic-bond.</text:p>
      <text:p text:style-name="P1">Preparing to unpack .../ros-kinetic-bond_1.8.3-0xenial-20200811-174425+0000_amd64.deb ...</text:p>
      <text:p text:style-name="P1">Unpacking ros-kinetic-bond (1.8.3-0xenial-20200811-174425+0000) ...</text:p>
      <text:p text:style-name="P1">Selecting previously unselected package ros-kinetic-smclib.</text:p>
      <text:p text:style-name="P1">Preparing to unpack .../ros-kinetic-smclib_1.8.3-0xenial-20191214-041046+0000_amd64.deb ...</text:p>
      <text:p text:style-name="P1">Unpacking ros-kinetic-smclib (1.8.3-0xenial-20191214-041046+0000) ...</text:p>
      <text:p text:style-name="P1">Selecting previously unselected package ros-kinetic-bondcpp.</text:p>
      <text:p text:style-name="P1">Preparing to unpack .../ros-kinetic-bondcpp_1.8.3-0xenial-20200827-215303+0000_amd64.deb ...</text:p>
      <text:p text:style-name="P1">Unpacking ros-kinetic-bondcpp (1.8.3-0xenial-20200827-215303+0000) ...</text:p>
      <text:p text:style-name="P1">Selecting previously unselected package ros-kinetic-nodelet.</text:p>
      <text:p text:style-name="P1">Preparing to unpack .../ros-kinetic-nodelet_1.9.14-0xenial-20200827-220739+0000_amd64.deb ...</text:p>
      <text:p text:style-name="P1">Unpacking ros-kinetic-nodelet (1.9.14-0xenial-20200827-220739+0000) ...</text:p>
      <text:p text:style-name="P1">Selecting previously unselected package ros-kinetic-polled-camera.</text:p>
      <text:p text:style-name="P1">Preparing to unpack .../ros-kinetic-polled-camera_1.11.13-0xenial-20200828-072308+0000_amd64.deb ...</text:p>
      <text:p text:style-name="P1">Unpacking ros-kinetic-polled-camera (1.11.13-0xenial-20200828-072308+0000) ...</text:p>
      <text:p text:style-name="P1">Selecting previously unselected package ros-kinetic-rosnode.</text:p>
      <text:p text:style-name="P1">Preparing to unpack .../ros-kinetic-rosnode_1.12.16-1xenial-20200828-001152+0000_amd64.deb ...</text:p>
      <text:p text:style-name="P1">Unpacking ros-kinetic-rosnode (1.12.16-1xenial-20200828-001152+0000) ...</text:p>
      <text:p text:style-name="P1">Selecting previously unselected package ros-kinetic-roswtf.</text:p>
      <text:p text:style-name="P1">Preparing to unpack .../ros-kinetic-roswtf_1.12.16-1xenial-20200828-060500+0000_amd64.deb ...</text:p>
      <text:p text:style-name="P1">Unpacking ros-kinetic-roswtf (1.12.16-1xenial-20200828-060500+0000) ...</text:p>
      <text:p text:style-name="P1">Selecting previously unselected package ros-kinetic-tf2-msgs.</text:p>
      <text:p text:style-name="P1">Preparing to unpack .../ros-kinetic-tf2-msgs_0.5.20-0xenial-20200811-180544+0000_amd64.deb ...</text:p>
      <text:p text:style-name="P1">Unpacking ros-kinetic-tf2-msgs (0.5.20-0xenial-20200811-180544+0000) ...</text:p>
      <text:p text:style-name="P1">Selecting previously unselected package ros-kinetic-tf2.</text:p>
      <text:p text:style-name="P1">Preparing to unpack .../ros-kinetic-tf2_0.5.20-0xenial-20200811-181050+0000_amd64.deb ...</text:p>
      <text:p text:style-name="P1">Unpacking ros-kinetic-tf2 (0.5.20-0xenial-20200811-181050+0000) ...</text:p>
      <text:p text:style-name="P1">Selecting previously unselected package ros-kinetic-tf2-py.</text:p>
      <text:p text:style-name="P1">Preparing to unpack .../ros-kinetic-tf2-py_0.5.20-0xenial-20200827-222607+0000_amd64.deb ...</text:p>
      <text:p text:style-name="P1">Unpacking ros-kinetic-tf2-py (0.5.20-0xenial-20200827-222607+0000) ...</text:p>
      <text:p text:style-name="P1">Selecting previously unselected package ros-kinetic-tf2-ros.</text:p>
      <text:p text:style-name="P1">Preparing to unpack .../ros-kinetic-tf2-ros_0.5.20-0xenial-20200828-003712+0000_amd64.deb ...</text:p>
      <text:p text:style-name="P1">Unpacking ros-kinetic-tf2-ros (0.5.20-0xenial-20200828-003712+0000) ...</text:p>
      <text:p text:style-name="P1">Selecting previously unselected package ros-kinetic-tf.</text:p>
      <text:p text:style-name="P1">Preparing to unpack .../ros-kinetic-tf_1.11.9-0xenial-20200828-062301+0000_amd64.deb ...</text:p>
      <text:p text:style-name="P1">Unpacking ros-kinetic-tf (1.11.9-0xenial-20200828-062301+0000) ...</text:p>
      <text:p text:style-name="P1">Selecting previously unselected package ros-kinetic-gazebo-plugins.</text:p>
      <text:p text:style-name="P1">Preparing to unpack .../ros-kinetic-gazebo-plugins_2.5.20-1xenial-20200828-120357+0000_amd64.deb ...</text:p>
      <text:p text:style-name="P1">Unpacking ros-kinetic-gazebo-plugins (2.5.20-1xenial-20200828-120357+0000) ...</text:p>
      <text:p text:style-name="P1">Selecting previously unselected package ros-kinetic-gazebo-ros.</text:p>
      <text:p text:style-name="P1">Preparing to unpack .../ros-kinetic-gazebo-ros_2.5.20-1xenial-20200828-120652+0000_amd64.deb ...</text:p>
      <text:p text:style-name="P1">Unpacking ros-kinetic-gazebo-ros (2.5.20-1xenial-20200828-120652+0000) ...</text:p>
      <text:p text:style-name="P1">Selecting previously unselected package ros-kinetic-gazebo-ros-pkgs.</text:p>
      <text:p text:style-name="P1"><text:soft-page-break/>Preparing to unpack .../ros-kinetic-gazebo-ros-pkgs_2.5.20-1xenial-20200828-164157+0000_amd64.deb ...</text:p>
      <text:p text:style-name="P1">Unpacking ros-kinetic-gazebo-ros-pkgs (2.5.20-1xenial-20200828-164157+0000) ...</text:p>
      <text:p text:style-name="P1">Selecting previously unselected package ros-kinetic-interactive-markers.</text:p>
      <text:p text:style-name="P1">Preparing to unpack .../ros-kinetic-interactive-markers_1.11.5-1xenial-20200828-064238+0000_amd64.deb ...</text:p>
      <text:p text:style-name="P1">Unpacking ros-kinetic-interactive-markers (1.11.5-1xenial-20200828-064238+0000) ...</text:p>
      <text:p text:style-name="P1">Selecting previously unselected package ros-kinetic-interactive-marker-tutorials.</text:p>
      <text:p text:style-name="P1">Preparing to unpack .../ros-kinetic-interactive-marker-tutorials_0.10.5-1xenial-20200828-070244+0000_amd64.deb ...</text:p>
      <text:p text:style-name="P1">Unpacking ros-kinetic-interactive-marker-tutorials (0.10.5-1xenial-20200828-070244+0000) ...</text:p>
      <text:p text:style-name="P1">Selecting previously unselected package ros-kinetic-joint-state-publisher.</text:p>
      <text:p text:style-name="P1">Preparing to unpack .../ros-kinetic-joint-state-publisher_1.12.15-1xenial-20200828-080441+0000_amd64.deb ...</text:p>
      <text:p text:style-name="P1">Unpacking ros-kinetic-joint-state-publisher (1.12.15-1xenial-20200828-080441+0000) ...</text:p>
      <text:p text:style-name="P1">Selecting previously unselected package ros-kinetic-laser-geometry.</text:p>
      <text:p text:style-name="P1">Preparing to unpack .../ros-kinetic-laser-geometry_1.6.5-1xenial-20200828-070418+0000_amd64.deb ...</text:p>
      <text:p text:style-name="P1">Unpacking ros-kinetic-laser-geometry (1.6.5-1xenial-20200828-070418+0000) ...</text:p>
      <text:p text:style-name="P1">Selecting previously unselected package ros-kinetic-map-msgs.</text:p>
      <text:p text:style-name="P1">Preparing to unpack .../ros-kinetic-map-msgs_1.13.0-0xenial-20200828-112853+0000_amd64.deb ...</text:p>
      <text:p text:style-name="P1">Unpacking ros-kinetic-map-msgs (1.13.0-0xenial-20200828-112853+0000) ...</text:p>
      <text:p text:style-name="P1">Selecting previously unselected package ros-kinetic-media-export.</text:p>
      <text:p text:style-name="P1">Preparing to unpack .../ros-kinetic-media-export_0.3.0-1xenial-20200310-065508+0000_amd64.deb ...</text:p>
      <text:p text:style-name="P1">Unpacking ros-kinetic-media-export (0.3.0-1xenial-20200310-065508+0000) ...</text:p>
      <text:p text:style-name="P1">Selecting previously unselected package shiboken2.</text:p>
      <text:p text:style-name="P1">Preparing to unpack .../shiboken2_2.0.0.dev0-0~201604191548~rev1610~pkg23~ubuntu16.04.1_amd64.deb ...</text:p>
      <text:p text:style-name="P1">Unpacking shiboken2 (2.0.0.dev0-0~201604191548~rev1610~pkg23~ubuntu16.04.1) ...</text:p>
      <text:p text:style-name="P1">Selecting previously unselected package ros-kinetic-python-qt-binding.</text:p>
      <text:p text:style-name="P1">Preparing to unpack .../ros-kinetic-python-qt-binding_0.3.7-1xenial-20200811-180631+0000_amd64.deb ...</text:p>
      <text:p text:style-name="P1">Unpacking ros-kinetic-python-qt-binding (0.3.7-1xenial-20200811-180631+0000) ...</text:p>
      <text:p text:style-name="P1">Selecting previously unselected package ros-kinetic-rviz.</text:p>
      <text:p text:style-name="P1">Preparing to unpack .../ros-kinetic-rviz_1.12.17-0xenial-20200828-114312+0000_amd64.deb ...</text:p>
      <text:p text:style-name="P1">Unpacking ros-kinetic-rviz (1.12.17-0xenial-20200828-114312+0000) ...</text:p>
      <text:p text:style-name="P1">Selecting previously unselected package ros-kinetic-librviz-tutorial.</text:p>
      <text:p text:style-name="P1">Preparing to unpack .../ros-kinetic-librviz-tutorial_0.10.5-1xenial-20200828-122628+0000_amd64.deb ...</text:p>
      <text:p text:style-name="P1">Unpacking ros-kinetic-librviz-tutorial (0.10.5-1xenial-20200828-122628+0000) ...</text:p>
      <text:p text:style-name="P1">Selecting previously unselected package ros-kinetic-orocos-kdl.</text:p>
      <text:p text:style-name="P1">Preparing to unpack .../ros-kinetic-orocos-kdl_1.3.2-1xenial-20191214-034014+0000_amd64.deb ...</text:p>
      <text:p text:style-name="P1">Unpacking ros-kinetic-orocos-kdl (1.3.2-1xenial-20191214-034014+0000) ...</text:p>
      <text:p text:style-name="P1">Selecting previously unselected package ros-kinetic-python-orocos-kdl.</text:p>
      <text:p text:style-name="P1">Preparing to unpack .../ros-kinetic-python-orocos-kdl_1.3.2-1xenial-20191214-035826+0000_amd64.deb ...</text:p>
      <text:p text:style-name="P1">Unpacking ros-kinetic-python-orocos-kdl (1.3.2-1xenial-20191214-035826+0000) ...</text:p>
      <text:p text:style-name="P1">Selecting previously unselected package ros-kinetic-qt-dotgraph.</text:p>
      <text:p text:style-name="P1"><text:soft-page-break/>Preparing to unpack .../ros-kinetic-qt-dotgraph_0.3.17-1xenial-20200811-191135+0000_amd64.deb ...</text:p>
      <text:p text:style-name="P1">Unpacking ros-kinetic-qt-dotgraph (0.3.17-1xenial-20200811-191135+0000) ...</text:p>
      <text:p text:style-name="P1">Selecting previously unselected package tango-icon-theme.</text:p>
      <text:p text:style-name="P1">Preparing to unpack .../tango-icon-theme_0.8.90-5ubuntu1_all.deb ...</text:p>
      <text:p text:style-name="P1">Unpacking tango-icon-theme (0.8.90-5ubuntu1) ...</text:p>
      <text:p text:style-name="P1">Selecting previously unselected package ros-kinetic-qt-gui.</text:p>
      <text:p text:style-name="P1">Preparing to unpack .../ros-kinetic-qt-gui_0.3.17-1xenial-20200811-191143+0000_amd64.deb ...</text:p>
      <text:p text:style-name="P1">Unpacking ros-kinetic-qt-gui (0.3.17-1xenial-20200811-191143+0000) ...</text:p>
      <text:p text:style-name="P1">Selecting previously unselected package ros-kinetic-qt-gui-cpp.</text:p>
      <text:p text:style-name="P1">Preparing to unpack .../ros-kinetic-qt-gui-cpp_0.3.17-1xenial-20200827-231509+0000_amd64.deb ...</text:p>
      <text:p text:style-name="P1">Unpacking ros-kinetic-qt-gui-cpp (0.3.17-1xenial-20200827-231509+0000) ...</text:p>
      <text:p text:style-name="P1">Selecting previously unselected package ros-kinetic-qt-gui-py-common.</text:p>
      <text:p text:style-name="P1">Preparing to unpack .../ros-kinetic-qt-gui-py-common_0.3.17-1xenial-20200811-191157+0000_amd64.deb ...</text:p>
      <text:p text:style-name="P1">Unpacking ros-kinetic-qt-gui-py-common (0.3.17-1xenial-20200811-191157+0000) ...</text:p>
      <text:p text:style-name="P1">Selecting previously unselected package ros-kinetic-mk.</text:p>
      <text:p text:style-name="P1">Preparing to unpack .../ros-kinetic-mk_1.14.6-1xenial-20200811-180622+0000_amd64.deb ...</text:p>
      <text:p text:style-name="P1">Unpacking ros-kinetic-mk (1.14.6-1xenial-20200811-180622+0000) ...</text:p>
      <text:p text:style-name="P1">Selecting previously unselected package ros-kinetic-rosbash.</text:p>
      <text:p text:style-name="P1">Preparing to unpack .../ros-kinetic-rosbash_1.14.6-1xenial-20191214-033021+0000_amd64.deb ...</text:p>
      <text:p text:style-name="P1">Unpacking ros-kinetic-rosbash (1.14.6-1xenial-20191214-033021+0000) ...</text:p>
      <text:p text:style-name="P1">Selecting previously unselected package ros-kinetic-rosboost-cfg.</text:p>
      <text:p text:style-name="P1">Preparing to unpack .../ros-kinetic-rosboost-cfg_1.14.6-1xenial-20191214-013600+0000_amd64.deb ...</text:p>
      <text:p text:style-name="P1">Unpacking ros-kinetic-rosboost-cfg (1.14.6-1xenial-20191214-013600+0000) ...</text:p>
      <text:p text:style-name="P1">Selecting previously unselected package ros-kinetic-roscreate.</text:p>
      <text:p text:style-name="P1">Preparing to unpack .../ros-kinetic-roscreate_1.14.6-1xenial-20191214-033755+0000_amd64.deb ...</text:p>
      <text:p text:style-name="P1">Unpacking ros-kinetic-roscreate (1.14.6-1xenial-20191214-033755+0000) ...</text:p>
      <text:p text:style-name="P1">Selecting previously unselected package ros-kinetic-roslang.</text:p>
      <text:p text:style-name="P1">Preparing to unpack .../ros-kinetic-roslang_1.14.6-1xenial-20191214-033123+0000_amd64.deb ...</text:p>
      <text:p text:style-name="P1">Unpacking ros-kinetic-roslang (1.14.6-1xenial-20191214-033123+0000) ...</text:p>
      <text:p text:style-name="P1">Selecting previously unselected package ros-kinetic-rosmake.</text:p>
      <text:p text:style-name="P1">Preparing to unpack .../ros-kinetic-rosmake_1.14.6-1xenial-20191214-014327+0000_amd64.deb ...</text:p>
      <text:p text:style-name="P1">Unpacking ros-kinetic-rosmake (1.14.6-1xenial-20191214-014327+0000) ...</text:p>
      <text:p text:style-name="P1">Selecting previously unselected package ros-kinetic-ros.</text:p>
      <text:p text:style-name="P1">Preparing to unpack .../ros-kinetic-ros_1.14.6-1xenial-20200811-181251+0000_amd64.deb ...</text:p>
      <text:p text:style-name="P1">Unpacking ros-kinetic-ros (1.14.6-1xenial-20200811-181251+0000) ...</text:p>
      <text:p text:style-name="P1">Selecting previously unselected package sbcl.</text:p>
      <text:p text:style-name="P1">Preparing to unpack .../sbcl_2%3a1.3.1-1ubuntu2_amd64.deb ...</text:p>
      <text:p text:style-name="P1">Unpacking sbcl (2:1.3.1-1ubuntu2) ...</text:p>
      <text:p text:style-name="P1">Selecting previously unselected package ros-kinetic-roslisp.</text:p>
      <text:p text:style-name="P1">Preparing to unpack .../ros-kinetic-roslisp_1.9.23-1xenial-20200811-180828+0000_amd64.deb ...</text:p>
      <text:p text:style-name="P1">Unpacking ros-kinetic-roslisp (1.9.23-1xenial-20200811-180828+0000) ...</text:p>
      <text:p text:style-name="P1">Selecting previously unselected package ros-kinetic-ros-comm.</text:p>
      <text:p text:style-name="P1">Preparing to unpack .../ros-kinetic-ros-comm_1.12.16-1xenial-20200828-062249+0000_amd64.deb ...</text:p>
      <text:p text:style-name="P1">Unpacking ros-kinetic-ros-comm (1.12.16-1xenial-20200828-062249+0000) ...</text:p>
      <text:p text:style-name="P1">Selecting previously unselected package ros-kinetic-rqt-gui.</text:p>
      <text:p text:style-name="P1"><text:soft-page-break/>Preparing to unpack .../ros-kinetic-rqt-gui_0.5.0-0xenial-20200812-044453+0000_amd64.deb ...</text:p>
      <text:p text:style-name="P1">Unpacking ros-kinetic-rqt-gui (0.5.0-0xenial-20200812-044453+0000) ...</text:p>
      <text:p text:style-name="P1">Selecting previously unselected package ros-kinetic-rqt-gui-py.</text:p>
      <text:p text:style-name="P1">Preparing to unpack .../ros-kinetic-rqt-gui-py_0.5.0-0xenial-20200827-223449+0000_amd64.deb ...</text:p>
      <text:p text:style-name="P1">Unpacking ros-kinetic-rqt-gui-py (0.5.0-0xenial-20200827-223449+0000) ...</text:p>
      <text:p text:style-name="P1">Selecting previously unselected package ros-kinetic-rqt-bag.</text:p>
      <text:p text:style-name="P1">Preparing to unpack .../ros-kinetic-rqt-bag_0.4.14-1xenial-20200828-002501+0000_amd64.deb ...</text:p>
      <text:p text:style-name="P1">Unpacking ros-kinetic-rqt-bag (0.4.14-1xenial-20200828-002501+0000) ...</text:p>
      <text:p text:style-name="P1">Selecting previously unselected package ros-kinetic-qwt-dependency.</text:p>
      <text:p text:style-name="P1">Preparing to unpack .../ros-kinetic-qwt-dependency_1.1.0-0xenial-20191214-001919+0000_amd64.deb ...</text:p>
      <text:p text:style-name="P1">Unpacking ros-kinetic-qwt-dependency (1.1.0-0xenial-20191214-001919+0000) ...</text:p>
      <text:p text:style-name="P1">Selecting previously unselected package ros-kinetic-rqt-py-common.</text:p>
      <text:p text:style-name="P1">Preparing to unpack .../ros-kinetic-rqt-py-common_0.5.0-0xenial-20200828-004542+0000_amd64.deb ...</text:p>
      <text:p text:style-name="P1">Unpacking ros-kinetic-rqt-py-common (0.5.0-0xenial-20200828-004542+0000) ...</text:p>
      <text:p text:style-name="P1">Selecting previously unselected package ros-kinetic-rqt-plot.</text:p>
      <text:p text:style-name="P1">Preparing to unpack .../ros-kinetic-rqt-plot_0.4.8-0xenial-20200828-010201+0000_amd64.deb ...</text:p>
      <text:p text:style-name="P1">Unpacking ros-kinetic-rqt-plot (0.4.8-0xenial-20200828-010201+0000) ...</text:p>
      <text:p text:style-name="P1">Selecting previously unselected package ros-kinetic-rqt-bag-plugins.</text:p>
      <text:p text:style-name="P1">Preparing to unpack .../ros-kinetic-rqt-bag-plugins_0.4.14-1xenial-20200828-074408+0000_amd64.deb ...</text:p>
      <text:p text:style-name="P1">Unpacking ros-kinetic-rqt-bag-plugins (0.4.14-1xenial-20200828-074408+0000) ...</text:p>
      <text:p text:style-name="P1">Selecting previously unselected package ros-kinetic-rqt-logger-level.</text:p>
      <text:p text:style-name="P1">Preparing to unpack .../ros-kinetic-rqt-logger-level_0.4.8-0xenial-20200828-002504+0000_amd64.deb ...</text:p>
      <text:p text:style-name="P1">Unpacking ros-kinetic-rqt-logger-level (0.4.8-0xenial-20200828-002504+0000) ...</text:p>
      <text:p text:style-name="P1">Selecting previously unselected package ros-kinetic-rqt-console.</text:p>
      <text:p text:style-name="P1">Preparing to unpack .../ros-kinetic-rqt-console_0.4.9-1xenial-20200828-010257+0000_amd64.deb ...</text:p>
      <text:p text:style-name="P1">Unpacking ros-kinetic-rqt-console (0.4.9-1xenial-20200828-010257+0000) ...</text:p>
      <text:p text:style-name="P1">Selecting previously unselected package ros-kinetic-rqt-graph.</text:p>
      <text:p text:style-name="P1">Preparing to unpack .../ros-kinetic-rqt-graph_0.4.11-1xenial-20200828-002304+0000_amd64.deb ...</text:p>
      <text:p text:style-name="P1">Unpacking ros-kinetic-rqt-graph (0.4.11-1xenial-20200828-002304+0000) ...</text:p>
      <text:p text:style-name="P1">Selecting previously unselected package ros-kinetic-rqt-gui-cpp.</text:p>
      <text:p text:style-name="P1">Preparing to unpack .../ros-kinetic-rqt-gui-cpp_0.5.0-0xenial-20200827-232958+0000_amd64.deb ...</text:p>
      <text:p text:style-name="P1">Unpacking ros-kinetic-rqt-gui-cpp (0.5.0-0xenial-20200827-232958+0000) ...</text:p>
      <text:p text:style-name="P1">Selecting previously unselected package ros-kinetic-rqt-image-view.</text:p>
      <text:p text:style-name="P1">Preparing to unpack .../ros-kinetic-rqt-image-view_0.4.16-1xenial-20200828-082945+0000_amd64.deb ...</text:p>
      <text:p text:style-name="P1">Unpacking ros-kinetic-rqt-image-view (0.4.16-1xenial-20200828-082945+0000) ...</text:p>
      <text:p text:style-name="P1">Selecting previously unselected package ros-kinetic-rqt-reconfigure.</text:p>
      <text:p text:style-name="P1">Preparing to unpack .../ros-kinetic-rqt-reconfigure_0.5.3-1xenial-20200828-011810+0000_amd64.deb ...</text:p>
      <text:p text:style-name="P1">Unpacking ros-kinetic-rqt-reconfigure (0.5.3-1xenial-20200828-011810+0000) ...</text:p>
      <text:p text:style-name="P1">Selecting previously unselected package ros-kinetic-rqt-robot-monitor.</text:p>
      <text:p text:style-name="P1">Preparing to unpack .../ros-kinetic-rqt-robot-monitor_0.5.13-1xenial-20200907-163734+0000_amd64.deb ...</text:p>
      <text:p text:style-name="P1">Unpacking ros-kinetic-rqt-robot-monitor (0.5.13-1xenial-20200907-163734+0000) ...</text:p>
      <text:p text:style-name="P1"><text:soft-page-break/>Selecting previously unselected package ros-kinetic-rqt-topic.</text:p>
      <text:p text:style-name="P1">Preparing to unpack .../ros-kinetic-rqt-topic_0.4.11-1xenial-20200828-013753+0000_amd64.deb ...</text:p>
      <text:p text:style-name="P1">Unpacking ros-kinetic-rqt-topic (0.4.11-1xenial-20200828-013753+0000) ...</text:p>
      <text:p text:style-name="P1">Selecting previously unselected package ros-kinetic-rviz-plugin-tutorials.</text:p>
      <text:p text:style-name="P1">Preparing to unpack .../ros-kinetic-rviz-plugin-tutorials_0.10.5-1xenial-20200828-170616+0000_amd64.deb ...</text:p>
      <text:p text:style-name="P1">Unpacking ros-kinetic-rviz-plugin-tutorials (0.10.5-1xenial-20200828-170616+0000) ...</text:p>
      <text:p text:style-name="P1">Selecting previously unselected package ros-kinetic-rviz-python-tutorial.</text:p>
      <text:p text:style-name="P1">Preparing to unpack .../ros-kinetic-rviz-python-tutorial_0.10.5-1xenial-20200828-170634+0000_amd64.deb ...</text:p>
      <text:p text:style-name="P1">Unpacking ros-kinetic-rviz-python-tutorial (0.10.5-1xenial-20200828-170634+0000) ...</text:p>
      <text:p text:style-name="P1">Selecting previously unselected package ros-kinetic-visualization-marker-tutorials.</text:p>
      <text:p text:style-name="P1">Preparing to unpack .../ros-kinetic-visualization-marker-tutorials_0.10.5-1xenial-20200827-220647+0000_amd64.deb ...</text:p>
      <text:p text:style-name="P1">Unpacking ros-kinetic-visualization-marker-tutorials (0.10.5-1xenial-20200827-220647+0000) ...</text:p>
      <text:p text:style-name="P1">Selecting previously unselected package ros-kinetic-visualization-tutorials.</text:p>
      <text:p text:style-name="P1">Preparing to unpack .../ros-kinetic-visualization-tutorials_0.10.5-1xenial-20200828-172310+0000_amd64.deb ...</text:p>
      <text:p text:style-name="P1">Unpacking ros-kinetic-visualization-tutorials (0.10.5-1xenial-20200828-172310+0000) ...</text:p>
      <text:p text:style-name="P1">Selecting previously unselected package hddtemp.</text:p>
      <text:p text:style-name="P1">Preparing to unpack .../hddtemp_0.3-beta15-52_amd64.deb ...</text:p>
      <text:p text:style-name="P1">Unpacking hddtemp (0.3-beta15-52) ...</text:p>
      <text:p text:style-name="P1">Selecting previously unselected package ocl-icd-libopencl1:amd64.</text:p>
      <text:p text:style-name="P1">Preparing to unpack .../ocl-icd-libopencl1_2.2.8-1_amd64.deb ...</text:p>
      <text:p text:style-name="P1">Unpacking ocl-icd-libopencl1:amd64 (2.2.8-1) ...</text:p>
      <text:p text:style-name="P1">Selecting previously unselected package libhwloc-plugins.</text:p>
      <text:p text:style-name="P1">Preparing to unpack .../libhwloc-plugins_1.11.2-3_amd64.deb ...</text:p>
      <text:p text:style-name="P1">Unpacking libhwloc-plugins (1.11.2-3) ...</text:p>
      <text:p text:style-name="P1">Selecting previously unselected package libpcl-common1.7:amd64.</text:p>
      <text:p text:style-name="P1">Preparing to unpack .../libpcl-common1.7_1.7.2-14build1_amd64.deb ...</text:p>
      <text:p text:style-name="P1">Unpacking libpcl-common1.7:amd64 (1.7.2-14build1) ...</text:p>
      <text:p text:style-name="P1">Selecting previously unselected package libpcl-kdtree1.7:amd64.</text:p>
      <text:p text:style-name="P1">Preparing to unpack .../libpcl-kdtree1.7_1.7.2-14build1_amd64.deb ...</text:p>
      <text:p text:style-name="P1">Unpacking libpcl-kdtree1.7:amd64 (1.7.2-14build1) ...</text:p>
      <text:p text:style-name="P1">Selecting previously unselected package libpcl-octree1.7:amd64.</text:p>
      <text:p text:style-name="P1">Preparing to unpack .../libpcl-octree1.7_1.7.2-14build1_amd64.deb ...</text:p>
      <text:p text:style-name="P1">Unpacking libpcl-octree1.7:amd64 (1.7.2-14build1) ...</text:p>
      <text:p text:style-name="P1">Selecting previously unselected package libpcl-search1.7:amd64.</text:p>
      <text:p text:style-name="P1">Preparing to unpack .../libpcl-search1.7_1.7.2-14build1_amd64.deb ...</text:p>
      <text:p text:style-name="P1">Unpacking libpcl-search1.7:amd64 (1.7.2-14build1) ...</text:p>
      <text:p text:style-name="P1">Selecting previously unselected package libpcl-features1.7:amd64.</text:p>
      <text:p text:style-name="P1">Preparing to unpack .../libpcl-features1.7_1.7.2-14build1_amd64.deb ...</text:p>
      <text:p text:style-name="P1">Unpacking libpcl-features1.7:amd64 (1.7.2-14build1) ...</text:p>
      <text:p text:style-name="P1">Selecting previously unselected package libpcl-sample-consensus1.7:amd64.</text:p>
      <text:p text:style-name="P1">Preparing to unpack .../libpcl-sample-consensus1.7_1.7.2-14build1_amd64.deb ...</text:p>
      <text:p text:style-name="P1">Unpacking libpcl-sample-consensus1.7:amd64 (1.7.2-14build1) ...</text:p>
      <text:p text:style-name="P1">Selecting previously unselected package libpcl-filters1.7:amd64.</text:p>
      <text:p text:style-name="P1">Preparing to unpack .../libpcl-filters1.7_1.7.2-14build1_amd64.deb ...</text:p>
      <text:p text:style-name="P1">Unpacking libpcl-filters1.7:amd64 (1.7.2-14build1) ...</text:p>
      <text:p text:style-name="P1">Selecting previously unselected package libpcl-segmentation1.7:amd64.</text:p>
      <text:p text:style-name="P1"><text:soft-page-break/>Preparing to unpack .../libpcl-segmentation1.7_1.7.2-14build1_amd64.deb ...</text:p>
      <text:p text:style-name="P1">Unpacking libpcl-segmentation1.7:amd64 (1.7.2-14build1) ...</text:p>
      <text:p text:style-name="P1">Selecting previously unselected package libpcl-surface1.7:amd64.</text:p>
      <text:p text:style-name="P1">Preparing to unpack .../libpcl-surface1.7_1.7.2-14build1_amd64.deb ...</text:p>
      <text:p text:style-name="P1">Unpacking libpcl-surface1.7:amd64 (1.7.2-14build1) ...</text:p>
      <text:p text:style-name="P1">Selecting previously unselected package libpcl-apps1.7.</text:p>
      <text:p text:style-name="P1">Preparing to unpack .../libpcl-apps1.7_1.7.2-14build1_amd64.deb ...</text:p>
      <text:p text:style-name="P1">Unpacking libpcl-apps1.7 (1.7.2-14build1) ...</text:p>
      <text:p text:style-name="P1">Selecting previously unselected package libpcl-io1.7:amd64.</text:p>
      <text:p text:style-name="P1">Preparing to unpack .../libpcl-io1.7_1.7.2-14build1_amd64.deb ...</text:p>
      <text:p text:style-name="P1">Unpacking libpcl-io1.7:amd64 (1.7.2-14build1) ...</text:p>
      <text:p text:style-name="P1">Selecting previously unselected package libpcl-keypoints1.7:amd64.</text:p>
      <text:p text:style-name="P1">Preparing to unpack .../libpcl-keypoints1.7_1.7.2-14build1_amd64.deb ...</text:p>
      <text:p text:style-name="P1">Unpacking libpcl-keypoints1.7:amd64 (1.7.2-14build1) ...</text:p>
      <text:p text:style-name="P1">Selecting previously unselected package libpcl-outofcore1.7:amd64.</text:p>
      <text:p text:style-name="P1">Preparing to unpack .../libpcl-outofcore1.7_1.7.2-14build1_amd64.deb ...</text:p>
      <text:p text:style-name="P1">Unpacking libpcl-outofcore1.7:amd64 (1.7.2-14build1) ...</text:p>
      <text:p text:style-name="P1">Selecting previously unselected package libpcl-people1.7:amd64.</text:p>
      <text:p text:style-name="P1">Preparing to unpack .../libpcl-people1.7_1.7.2-14build1_amd64.deb ...</text:p>
      <text:p text:style-name="P1">Unpacking libpcl-people1.7:amd64 (1.7.2-14build1) ...</text:p>
      <text:p text:style-name="P1">Selecting previously unselected package libpcl-recognition1.7:amd64.</text:p>
      <text:p text:style-name="P1">Preparing to unpack .../libpcl-recognition1.7_1.7.2-14build1_amd64.deb ...</text:p>
      <text:p text:style-name="P1">Unpacking libpcl-recognition1.7:amd64 (1.7.2-14build1) ...</text:p>
      <text:p text:style-name="P1">Selecting previously unselected package libpcl-registration1.7:amd64.</text:p>
      <text:p text:style-name="P1">Preparing to unpack .../libpcl-registration1.7_1.7.2-14build1_amd64.deb ...</text:p>
      <text:p text:style-name="P1">Unpacking libpcl-registration1.7:amd64 (1.7.2-14build1) ...</text:p>
      <text:p text:style-name="P1">Selecting previously unselected package libpcl-tracking1.7:amd64.</text:p>
      <text:p text:style-name="P1">Preparing to unpack .../libpcl-tracking1.7_1.7.2-14build1_amd64.deb ...</text:p>
      <text:p text:style-name="P1">Unpacking libpcl-tracking1.7:amd64 (1.7.2-14build1) ...</text:p>
      <text:p text:style-name="P1">Selecting previously unselected package libpcl-visualization1.7:amd64.</text:p>
      <text:p text:style-name="P1">Preparing to unpack .../libpcl-visualization1.7_1.7.2-14build1_amd64.deb ...</text:p>
      <text:p text:style-name="P1">Unpacking libpcl-visualization1.7:amd64 (1.7.2-14build1) ...</text:p>
      <text:p text:style-name="P1">Selecting previously unselected package libpcl1.7.</text:p>
      <text:p text:style-name="P1">Preparing to unpack .../libpcl1.7_1.7.2-14build1_amd64.deb ...</text:p>
      <text:p text:style-name="P1">Unpacking libpcl1.7 (1.7.2-14build1) ...</text:p>
      <text:p text:style-name="P1">Selecting previously unselected package libpcl-dev.</text:p>
      <text:p text:style-name="P1">Preparing to unpack .../libpcl-dev_1.7.2-14build1_amd64.deb ...</text:p>
      <text:p text:style-name="P1">Unpacking libpcl-dev (1.7.2-14build1) ...</text:p>
      <text:p text:style-name="P1">Selecting previously unselected package liburdfdom-tools.</text:p>
      <text:p text:style-name="P1">Preparing to unpack .../liburdfdom-tools_0.4.1-1_amd64.deb ...</text:p>
      <text:p text:style-name="P1">Unpacking liburdfdom-tools (0.4.1-1) ...</text:p>
      <text:p text:style-name="P1">Selecting previously unselected package proj-bin.</text:p>
      <text:p text:style-name="P1">Preparing to unpack .../proj-bin_4.9.2-2_amd64.deb ...</text:p>
      <text:p text:style-name="P1">Unpacking proj-bin (4.9.2-2) ...</text:p>
      <text:p text:style-name="P1">Selecting previously unselected package ros-kinetic-actionlib-tutorials.</text:p>
      <text:p text:style-name="P1">Preparing to unpack .../ros-kinetic-actionlib-tutorials_0.1.10-0xenial-20200828-003740+0000_amd64.deb ...</text:p>
      <text:p text:style-name="P1">Unpacking ros-kinetic-actionlib-tutorials (0.1.10-0xenial-20200828-003740+0000) ...</text:p>
      <text:p text:style-name="P1">Selecting previously unselected package ros-kinetic-bondpy.</text:p>
      <text:p text:style-name="P1">Preparing to unpack .../ros-kinetic-bondpy_1.8.3-0xenial-20200827-222636+0000_amd64.deb ...</text:p>
      <text:p text:style-name="P1"><text:soft-page-break/>Unpacking ros-kinetic-bondpy (1.8.3-0xenial-20200827-222636+0000) ...</text:p>
      <text:p text:style-name="P1">Selecting previously unselected package ros-kinetic-bond-core.</text:p>
      <text:p text:style-name="P1">Preparing to unpack .../ros-kinetic-bond-core_1.8.3-0xenial-20200828-012244+0000_amd64.deb ...</text:p>
      <text:p text:style-name="P1">Unpacking ros-kinetic-bond-core (1.8.3-0xenial-20200828-012244+0000) ...</text:p>
      <text:p text:style-name="P1">Selecting previously unselected package ros-kinetic-image-geometry.</text:p>
      <text:p text:style-name="P1">Preparing to unpack .../ros-kinetic-image-geometry_1.12.8-0xenial-20200828-115858+0000_amd64.deb ...</text:p>
      <text:p text:style-name="P1">Unpacking ros-kinetic-image-geometry (1.12.8-0xenial-20200828-115858+0000) ...</text:p>
      <text:p text:style-name="P1">Selecting previously unselected package ros-kinetic-camera-calibration.</text:p>
      <text:p text:style-name="P1">Preparing to unpack .../ros-kinetic-camera-calibration_1.12.23-0xenial-20200828-122851+0000_amd64.deb ...</text:p>
      <text:p text:style-name="P1">Unpacking ros-kinetic-camera-calibration (1.12.23-0xenial-20200828-122851+0000) ...</text:p>
      <text:p text:style-name="P1">Selecting previously unselected package ros-kinetic-cmake-modules.</text:p>
      <text:p text:style-name="P1">Preparing to unpack .../ros-kinetic-cmake-modules_0.4.2-0xenial-20191214-002351+0000_amd64.deb ...</text:p>
      <text:p text:style-name="P1">Unpacking ros-kinetic-cmake-modules (0.4.2-0xenial-20191214-002351+0000) ...</text:p>
      <text:p text:style-name="P1">Selecting previously unselected package ros-kinetic-stereo-msgs.</text:p>
      <text:p text:style-name="P1">Preparing to unpack .../ros-kinetic-stereo-msgs_1.12.7-0xenial-20200828-140916+0000_amd64.deb ...</text:p>
      <text:p text:style-name="P1">Unpacking ros-kinetic-stereo-msgs (1.12.7-0xenial-20200828-140916+0000) ...</text:p>
      <text:p text:style-name="P1">Selecting previously unselected package ros-kinetic-common-msgs.</text:p>
      <text:p text:style-name="P1">Preparing to unpack .../ros-kinetic-common-msgs_1.12.7-0xenial-20200828-151604+0000_amd64.deb ...</text:p>
      <text:p text:style-name="P1">Unpacking ros-kinetic-common-msgs (1.12.7-0xenial-20200828-151604+0000) ...</text:p>
      <text:p text:style-name="P1">Selecting previously unselected package ros-kinetic-nodelet-tutorial-math.</text:p>
      <text:p text:style-name="P1">Preparing to unpack .../ros-kinetic-nodelet-tutorial-math_0.1.10-0xenial-20200827-222054+0000_amd64.deb ...</text:p>
      <text:p text:style-name="P1">Unpacking ros-kinetic-nodelet-tutorial-math (0.1.10-0xenial-20200827-222054+0000) ...</text:p>
      <text:p text:style-name="P1">Selecting previously unselected package ros-kinetic-pluginlib-tutorials.</text:p>
      <text:p text:style-name="P1">Preparing to unpack .../ros-kinetic-pluginlib-tutorials_0.1.10-0xenial-20200827-221153+0000_amd64.deb ...</text:p>
      <text:p text:style-name="P1">Unpacking ros-kinetic-pluginlib-tutorials (0.1.10-0xenial-20200827-221153+0000) ...</text:p>
      <text:p text:style-name="P1">Selecting previously unselected package ros-kinetic-turtlesim.</text:p>
      <text:p text:style-name="P1">Preparing to unpack .../ros-kinetic-turtlesim_0.7.1-0xenial-20200827-202649+0000_amd64.deb ...</text:p>
      <text:p text:style-name="P1">Unpacking ros-kinetic-turtlesim (0.7.1-0xenial-20200827-202649+0000) ...</text:p>
      <text:p text:style-name="P1">Selecting previously unselected package ros-kinetic-turtle-actionlib.</text:p>
      <text:p text:style-name="P1">Preparing to unpack .../ros-kinetic-turtle-actionlib_0.1.10-0xenial-20200828-003655+0000_amd64.deb ...</text:p>
      <text:p text:style-name="P1">Unpacking ros-kinetic-turtle-actionlib (0.1.10-0xenial-20200828-003655+0000) ...</text:p>
      <text:p text:style-name="P1">Selecting previously unselected package ros-kinetic-common-tutorials.</text:p>
      <text:p text:style-name="P1">Preparing to unpack .../ros-kinetic-common-tutorials_0.1.10-0xenial-20200828-012949+0000_amd64.deb ...</text:p>
      <text:p text:style-name="P1">Unpacking ros-kinetic-common-tutorials (0.1.10-0xenial-20200828-012949+0000) ...</text:p>
      <text:p text:style-name="P1">Selecting previously unselected package ros-kinetic-compressed-depth-image-transport.</text:p>
      <text:p text:style-name="P1">Preparing to unpack .../ros-kinetic-compressed-depth-image-transport_1.9.5-0xenial-20200828-083403+0000_amd64.deb ...</text:p>
      <text:p text:style-name="P1">Unpacking ros-kinetic-compressed-depth-image-transport (1.9.5-0xenial-20200828-083403+0000) ...</text:p>
      <text:p text:style-name="P1">Selecting previously unselected package ros-kinetic-compressed-image-transport.</text:p>
      <text:p text:style-name="P1"><text:soft-page-break/>Preparing to unpack .../ros-kinetic-compressed-image-transport_1.9.5-0xenial-20200828-083414+0000_amd64.deb ...</text:p>
      <text:p text:style-name="P1">Unpacking ros-kinetic-compressed-image-transport (1.9.5-0xenial-20200828-083414+0000) ...</text:p>
      <text:p text:style-name="P1">Selecting previously unselected package ros-kinetic-control-msgs.</text:p>
      <text:p text:style-name="P1">Preparing to unpack .../ros-kinetic-control-msgs_1.5.1-1xenial-20200811-180039+0000_amd64.deb ...</text:p>
      <text:p text:style-name="P1">Unpacking ros-kinetic-control-msgs (1.5.1-1xenial-20200811-180039+0000) ...</text:p>
      <text:p text:style-name="P1">Selecting previously unselected package ros-kinetic-eigen-conversions.</text:p>
      <text:p text:style-name="P1">Preparing to unpack .../ros-kinetic-eigen-conversions_1.11.9-0xenial-20200811-180837+0000_amd64.deb ...</text:p>
      <text:p text:style-name="P1">Unpacking ros-kinetic-eigen-conversions (1.11.9-0xenial-20200811-180837+0000) ...</text:p>
      <text:p text:style-name="P1">Selecting previously unselected package ros-kinetic-depth-image-proc.</text:p>
      <text:p text:style-name="P1">Preparing to unpack .../ros-kinetic-depth-image-proc_1.12.23-0xenial-20200828-145720+0000_amd64.deb ...</text:p>
      <text:p text:style-name="P1">Unpacking ros-kinetic-depth-image-proc (1.12.23-0xenial-20200828-145720+0000) ...</text:p>
      <text:p text:style-name="P1">Selecting previously unselected package ros-kinetic-turtle-tf.</text:p>
      <text:p text:style-name="P1">Preparing to unpack .../ros-kinetic-turtle-tf_0.2.2-0xenial-20200828-071449+0000_amd64.deb ...</text:p>
      <text:p text:style-name="P1">Unpacking ros-kinetic-turtle-tf (0.2.2-0xenial-20200828-071449+0000) ...</text:p>
      <text:p text:style-name="P1">Selecting previously unselected package ros-kinetic-turtle-tf2.</text:p>
      <text:p text:style-name="P1">Preparing to unpack .../ros-kinetic-turtle-tf2_0.2.2-0xenial-20200828-005145+0000_amd64.deb ...</text:p>
      <text:p text:style-name="P1">Unpacking ros-kinetic-turtle-tf2 (0.2.2-0xenial-20200828-005145+0000) ...</text:p>
      <text:p text:style-name="P1">Selecting previously unselected package ros-kinetic-geometry-tutorials.</text:p>
      <text:p text:style-name="P1">Preparing to unpack .../ros-kinetic-geometry-tutorials_0.2.2-0xenial-20200828-084312+0000_amd64.deb ...</text:p>
      <text:p text:style-name="P1">Unpacking ros-kinetic-geometry-tutorials (0.2.2-0xenial-20200828-084312+0000) ...</text:p>
      <text:p text:style-name="P1">Selecting previously unselected package ros-kinetic-diagnostic-aggregator.</text:p>
      <text:p text:style-name="P1">Preparing to unpack .../ros-kinetic-diagnostic-aggregator_1.9.3-0xenial-20200827-232809+0000_amd64.deb ...</text:p>
      <text:p text:style-name="P1">Unpacking ros-kinetic-diagnostic-aggregator (1.9.3-0xenial-20200827-232809+0000) ...</text:p>
      <text:p text:style-name="P1">Selecting previously unselected package ros-kinetic-diagnostic-analysis.</text:p>
      <text:p text:style-name="P1">Preparing to unpack .../ros-kinetic-diagnostic-analysis_1.9.3-0xenial-20200828-035448+0000_amd64.deb ...</text:p>
      <text:p text:style-name="P1">Unpacking ros-kinetic-diagnostic-analysis (1.9.3-0xenial-20200828-035448+0000) ...</text:p>
      <text:p text:style-name="P1">Selecting previously unselected package ros-kinetic-diagnostic-common-diagnostics.</text:p>
      <text:p text:style-name="P1">Preparing to unpack .../ros-kinetic-diagnostic-common-diagnostics_1.9.3-0xenial-20200828-075006+0000_amd64.deb ...</text:p>
      <text:p text:style-name="P1">Unpacking ros-kinetic-diagnostic-common-diagnostics (1.9.3-0xenial-20200828-075006+0000) ...</text:p>
      <text:p text:style-name="P1">Selecting previously unselected package ros-kinetic-self-test.</text:p>
      <text:p text:style-name="P1">Preparing to unpack .../ros-kinetic-self-test_1.9.3-0xenial-20200828-001713+0000_amd64.deb ...</text:p>
      <text:p text:style-name="P1">Unpacking ros-kinetic-self-test (1.9.3-0xenial-20200828-001713+0000) ...</text:p>
      <text:p text:style-name="P1">Selecting previously unselected package ros-kinetic-diagnostics.</text:p>
      <text:p text:style-name="P1">Preparing to unpack .../ros-kinetic-diagnostics_1.9.3-0xenial-20200828-082846+0000_amd64.deb ...</text:p>
      <text:p text:style-name="P1">Unpacking ros-kinetic-diagnostics (1.9.3-0xenial-20200828-082846+0000) ...</text:p>
      <text:p text:style-name="P1">Selecting previously unselected package ros-kinetic-smach.</text:p>
      <text:p text:style-name="P1">Preparing to unpack .../ros-kinetic-smach_2.0.1-0xenial-20191214-041039+0000_amd64.deb ...</text:p>
      <text:p text:style-name="P1">Unpacking ros-kinetic-smach (2.0.1-0xenial-20191214-041039+0000) ...</text:p>
      <text:p text:style-name="P1">Selecting previously unselected package ros-kinetic-smach-msgs.</text:p>
      <text:p text:style-name="P1">Preparing to unpack .../ros-kinetic-smach-msgs_2.0.1-0xenial-20200811-180233+0000_amd64.deb ...</text:p>
      <text:p text:style-name="P1"><text:soft-page-break/>Unpacking ros-kinetic-smach-msgs (2.0.1-0xenial-20200811-180233+0000) ...</text:p>
      <text:p text:style-name="P1">Selecting previously unselected package ros-kinetic-smach-ros.</text:p>
      <text:p text:style-name="P1">Preparing to unpack .../ros-kinetic-smach-ros_2.0.1-0xenial-20200828-004548+0000_amd64.deb ...</text:p>
      <text:p text:style-name="P1">Unpacking ros-kinetic-smach-ros (2.0.1-0xenial-20200828-004548+0000) ...</text:p>
      <text:p text:style-name="P1">Selecting previously unselected package ros-kinetic-executive-smach.</text:p>
      <text:p text:style-name="P1">Preparing to unpack .../ros-kinetic-executive-smach_2.0.1-0xenial-20200828-084210+0000_amd64.deb ...</text:p>
      <text:p text:style-name="P1">Unpacking ros-kinetic-executive-smach (2.0.1-0xenial-20200828-084210+0000) ...</text:p>
      <text:p text:style-name="P1">Selecting previously unselected package ros-kinetic-filters.</text:p>
      <text:p text:style-name="P1">Preparing to unpack .../ros-kinetic-filters_1.7.5-0xenial-20200827-232808+0000_amd64.deb ...</text:p>
      <text:p text:style-name="P1">Unpacking ros-kinetic-filters (1.7.5-0xenial-20200827-232808+0000) ...</text:p>
      <text:p text:style-name="P1">Selecting previously unselected package ros-kinetic-kdl-conversions.</text:p>
      <text:p text:style-name="P1">Preparing to unpack .../ros-kinetic-kdl-conversions_1.11.9-0xenial-20200811-181058+0000_amd64.deb ...</text:p>
      <text:p text:style-name="P1">Unpacking ros-kinetic-kdl-conversions (1.11.9-0xenial-20200811-181058+0000) ...</text:p>
      <text:p text:style-name="P1">Selecting previously unselected package ros-kinetic-tf-conversions.</text:p>
      <text:p text:style-name="P1">Preparing to unpack .../ros-kinetic-tf-conversions_1.11.9-0xenial-20200828-142212+0000_amd64.deb ...</text:p>
      <text:p text:style-name="P1">Unpacking ros-kinetic-tf-conversions (1.11.9-0xenial-20200828-142212+0000) ...</text:p>
      <text:p text:style-name="P1">Selecting previously unselected package ros-kinetic-geometry.</text:p>
      <text:p text:style-name="P1">Preparing to unpack .../ros-kinetic-geometry_1.11.9-0xenial-20200828-151754+0000_amd64.deb ...</text:p>
      <text:p text:style-name="P1">Unpacking ros-kinetic-geometry (1.11.9-0xenial-20200828-151754+0000) ...</text:p>
      <text:p text:style-name="P1">Selecting previously unselected package ros-kinetic-kdl-parser.</text:p>
      <text:p text:style-name="P1">Preparing to unpack .../ros-kinetic-kdl-parser_1.12.11-0xenial-20200827-235128+0000_amd64.deb ...</text:p>
      <text:p text:style-name="P1">Unpacking ros-kinetic-kdl-parser (1.12.11-0xenial-20200827-235128+0000) ...</text:p>
      <text:p text:style-name="P1">Selecting previously unselected package ros-kinetic-robot-model.</text:p>
      <text:p text:style-name="P1">Preparing to unpack .../ros-kinetic-robot-model_1.12.11-0xenial-20200828-082154+0000_amd64.deb ...</text:p>
      <text:p text:style-name="P1">Unpacking ros-kinetic-robot-model (1.12.11-0xenial-20200828-082154+0000) ...</text:p>
      <text:p text:style-name="P1">Selecting previously unselected package ros-kinetic-tf2-kdl.</text:p>
      <text:p text:style-name="P1">Preparing to unpack .../ros-kinetic-tf2-kdl_0.5.20-0xenial-20200828-035208+0000_amd64.deb ...</text:p>
      <text:p text:style-name="P1">Unpacking ros-kinetic-tf2-kdl (0.5.20-0xenial-20200828-035208+0000) ...</text:p>
      <text:p text:style-name="P1">Selecting previously unselected package ros-kinetic-robot-state-publisher.</text:p>
      <text:p text:style-name="P1">Preparing to unpack .../ros-kinetic-robot-state-publisher_1.13.7-1xenial-20200828-064058+0000_amd64.deb ...</text:p>
      <text:p text:style-name="P1">Unpacking ros-kinetic-robot-state-publisher (1.13.7-1xenial-20200828-064058+0000) ...</text:p>
      <text:p text:style-name="P1">Selecting previously unselected package ros-kinetic-nodelet-topic-tools.</text:p>
      <text:p text:style-name="P1">Preparing to unpack .../ros-kinetic-nodelet-topic-tools_1.9.14-0xenial-20200828-003603+0000_amd64.deb ...</text:p>
      <text:p text:style-name="P1">Unpacking ros-kinetic-nodelet-topic-tools (1.9.14-0xenial-20200828-003603+0000) ...</text:p>
      <text:p text:style-name="P1">Selecting previously unselected package ros-kinetic-nodelet-core.</text:p>
      <text:p text:style-name="P1">Preparing to unpack .../ros-kinetic-nodelet-core_1.9.14-0xenial-20200828-012906+0000_amd64.deb ...</text:p>
      <text:p text:style-name="P1">Unpacking ros-kinetic-nodelet-core (1.9.14-0xenial-20200828-012906+0000) ...</text:p>
      <text:p text:style-name="P1">Selecting previously unselected package ros-kinetic-roscpp-core.</text:p>
      <text:p text:style-name="P1">Preparing to unpack .../ros-kinetic-roscpp-core_0.6.11-0xenial-20191214-040930+0000_amd64.deb ...</text:p>
      <text:p text:style-name="P1">Unpacking ros-kinetic-roscpp-core (0.6.11-0xenial-20191214-040930+0000) ...</text:p>
      <text:p text:style-name="P1">Selecting previously unselected package ros-kinetic-ros-core.</text:p>
      <text:p text:style-name="P1"><text:soft-page-break/>Preparing to unpack .../ros-kinetic-ros-core_1.3.2-0xenial-20200828-152655+0000_amd64.deb ...</text:p>
      <text:p text:style-name="P1">Unpacking ros-kinetic-ros-core (1.3.2-0xenial-20200828-152655+0000) ...</text:p>
      <text:p text:style-name="P1">Selecting previously unselected package ros-kinetic-ros-base.</text:p>
      <text:p text:style-name="P1">Preparing to unpack .../ros-kinetic-ros-base_1.3.2-0xenial-20200828-154142+0000_amd64.deb ...</text:p>
      <text:p text:style-name="P1">Unpacking ros-kinetic-ros-base (1.3.2-0xenial-20200828-154142+0000) ...</text:p>
      <text:p text:style-name="P1">Selecting previously unselected package ros-kinetic-xacro.</text:p>
      <text:p text:style-name="P1">Preparing to unpack .../ros-kinetic-xacro_1.11.3-0xenial-20200828-010111+0000_amd64.deb ...</text:p>
      <text:p text:style-name="P1">Unpacking ros-kinetic-xacro (1.11.3-0xenial-20200828-010111+0000) ...</text:p>
      <text:p text:style-name="P1">Selecting previously unselected package ros-kinetic-robot.</text:p>
      <text:p text:style-name="P1">Preparing to unpack .../ros-kinetic-robot_1.3.2-0xenial-20200828-155606+0000_amd64.deb ...</text:p>
      <text:p text:style-name="P1">Unpacking ros-kinetic-robot (1.3.2-0xenial-20200828-155606+0000) ...</text:p>
      <text:p text:style-name="P1">Selecting previously unselected package ros-kinetic-roscpp-tutorials.</text:p>
      <text:p text:style-name="P1">Preparing to unpack .../ros-kinetic-roscpp-tutorials_0.7.1-0xenial-20200827-203551+0000_amd64.deb ...</text:p>
      <text:p text:style-name="P1">Unpacking ros-kinetic-roscpp-tutorials (0.7.1-0xenial-20200827-203551+0000) ...</text:p>
      <text:p text:style-name="P1">Selecting previously unselected package ros-kinetic-rospy-tutorials.</text:p>
      <text:p text:style-name="P1">Preparing to unpack .../ros-kinetic-rospy-tutorials_0.7.1-0xenial-20200828-002833+0000_amd64.deb ...</text:p>
      <text:p text:style-name="P1">Unpacking ros-kinetic-rospy-tutorials (0.7.1-0xenial-20200828-002833+0000) ...</text:p>
      <text:p text:style-name="P1">Selecting previously unselected package ros-kinetic-ros-tutorials.</text:p>
      <text:p text:style-name="P1">Preparing to unpack .../ros-kinetic-ros-tutorials_0.7.1-0xenial-20200828-010440+0000_amd64.deb ...</text:p>
      <text:p text:style-name="P1">Unpacking ros-kinetic-ros-tutorials (0.7.1-0xenial-20200828-010440+0000) ...</text:p>
      <text:p text:style-name="P1">Selecting previously unselected package ros-kinetic-roslint.</text:p>
      <text:p text:style-name="P1">Preparing to unpack .../ros-kinetic-roslint_0.11.0-0xenial-20191214-002257+0000_amd64.deb ...</text:p>
      <text:p text:style-name="P1">Unpacking ros-kinetic-roslint (0.11.0-0xenial-20191214-002257+0000) ...</text:p>
      <text:p text:style-name="P1">Selecting previously unselected package ros-kinetic-rqt-msg.</text:p>
      <text:p text:style-name="P1">Preparing to unpack .../ros-kinetic-rqt-msg_0.4.8-0xenial-20200828-011749+0000_amd64.deb ...</text:p>
      <text:p text:style-name="P1">Unpacking ros-kinetic-rqt-msg (0.4.8-0xenial-20200828-011749+0000) ...</text:p>
      <text:p text:style-name="P1">Selecting previously unselected package ros-kinetic-rqt-action.</text:p>
      <text:p text:style-name="P1">Preparing to unpack .../ros-kinetic-rqt-action_0.4.9-0xenial-20200828-013058+0000_amd64.deb ...</text:p>
      <text:p text:style-name="P1">Unpacking ros-kinetic-rqt-action (0.4.9-0xenial-20200828-013058+0000) ...</text:p>
      <text:p text:style-name="P1">Selecting previously unselected package ros-kinetic-rqt-dep.</text:p>
      <text:p text:style-name="P1">Preparing to unpack .../ros-kinetic-rqt-dep_0.4.9-0xenial-20200828-013700+0000_amd64.deb ...</text:p>
      <text:p text:style-name="P1">Unpacking ros-kinetic-rqt-dep (0.4.9-0xenial-20200828-013700+0000) ...</text:p>
      <text:p text:style-name="P1">Selecting previously unselected package ros-kinetic-rqt-launch.</text:p>
      <text:p text:style-name="P1">Preparing to unpack .../ros-kinetic-rqt-launch_0.4.8-0xenial-20200828-011741+0000_amd64.deb ...</text:p>
      <text:p text:style-name="P1">Unpacking ros-kinetic-rqt-launch (0.4.8-0xenial-20200828-011741+0000) ...</text:p>
      <text:p text:style-name="P1">Selecting previously unselected package ros-kinetic-rqt-publisher.</text:p>
      <text:p text:style-name="P1">Preparing to unpack .../ros-kinetic-rqt-publisher_0.4.8-0xenial-20200828-013553+0000_amd64.deb ...</text:p>
      <text:p text:style-name="P1">Unpacking ros-kinetic-rqt-publisher (0.4.8-0xenial-20200828-013553+0000) ...</text:p>
      <text:p text:style-name="P1">Selecting previously unselected package ros-kinetic-rqt-py-console.</text:p>
      <text:p text:style-name="P1">Preparing to unpack .../ros-kinetic-rqt-py-console_0.4.8-0xenial-20200827-225055+0000_amd64.deb ...</text:p>
      <text:p text:style-name="P1">Unpacking ros-kinetic-rqt-py-console (0.4.8-0xenial-20200827-225055+0000) ...</text:p>
      <text:p text:style-name="P1">Selecting previously unselected package ros-kinetic-rqt-service-caller.</text:p>
      <text:p text:style-name="P1">Preparing to unpack .../ros-kinetic-rqt-service-caller_0.4.8-0xenial-20200828-013614+0000_amd64.deb ...</text:p>
      <text:p text:style-name="P1">Unpacking ros-kinetic-rqt-service-caller (0.4.8-0xenial-20200828-013614+0000) ...</text:p>
      <text:p text:style-name="P1"><text:soft-page-break/>Selecting previously unselected package ros-kinetic-rqt-shell.</text:p>
      <text:p text:style-name="P1">Preparing to unpack .../ros-kinetic-rqt-shell_0.4.9-0xenial-20200828-013703+0000_amd64.deb ...</text:p>
      <text:p text:style-name="P1">Unpacking ros-kinetic-rqt-shell (0.4.9-0xenial-20200828-013703+0000) ...</text:p>
      <text:p text:style-name="P1">Selecting previously unselected package ros-kinetic-rqt-srv.</text:p>
      <text:p text:style-name="P1">Preparing to unpack .../ros-kinetic-rqt-srv_0.4.8-0xenial-20200828-013131+0000_amd64.deb ...</text:p>
      <text:p text:style-name="P1">Unpacking ros-kinetic-rqt-srv (0.4.8-0xenial-20200828-013131+0000) ...</text:p>
      <text:p text:style-name="P1">Selecting previously unselected package ros-kinetic-rqt-top.</text:p>
      <text:p text:style-name="P1">Preparing to unpack .../ros-kinetic-rqt-top_0.4.8-0xenial-20200827-225103+0000_amd64.deb ...</text:p>
      <text:p text:style-name="P1">Unpacking ros-kinetic-rqt-top (0.4.8-0xenial-20200827-225103+0000) ...</text:p>
      <text:p text:style-name="P1">Selecting previously unselected package ros-kinetic-webkit-dependency.</text:p>
      <text:p text:style-name="P1">Preparing to unpack .../ros-kinetic-webkit-dependency_1.1.0-0xenial-20191214-040609+0000_amd64.deb ...</text:p>
      <text:p text:style-name="P1">Unpacking ros-kinetic-webkit-dependency (1.1.0-0xenial-20191214-040609+0000) ...</text:p>
      <text:p text:style-name="P1">Selecting previously unselected package ros-kinetic-rqt-web.</text:p>
      <text:p text:style-name="P1">Preparing to unpack .../ros-kinetic-rqt-web_0.4.8-0xenial-20200827-225128+0000_amd64.deb ...</text:p>
      <text:p text:style-name="P1">Unpacking ros-kinetic-rqt-web (0.4.8-0xenial-20200827-225128+0000) ...</text:p>
      <text:p text:style-name="P1">Selecting previously unselected package ros-kinetic-rqt-common-plugins.</text:p>
      <text:p text:style-name="P1">Preparing to unpack .../ros-kinetic-rqt-common-plugins_0.4.8-0xenial-20200828-085100+0000_amd64.deb ...</text:p>
      <text:p text:style-name="P1">Unpacking ros-kinetic-rqt-common-plugins (0.4.8-0xenial-20200828-085100+0000) ...</text:p>
      <text:p text:style-name="P1">Selecting previously unselected package ros-kinetic-rqt-moveit.</text:p>
      <text:p text:style-name="P1">Preparing to unpack .../ros-kinetic-rqt-moveit_0.5.7-0xenial-20200828-074347+0000_amd64.deb ...</text:p>
      <text:p text:style-name="P1">Unpacking ros-kinetic-rqt-moveit (0.5.7-0xenial-20200828-074347+0000) ...</text:p>
      <text:p text:style-name="P1">Selecting previously unselected package ros-kinetic-rqt-nav-view.</text:p>
      <text:p text:style-name="P1">Preparing to unpack .../ros-kinetic-rqt-nav-view_0.5.7-0xenial-20200828-074357+0000_amd64.deb ...</text:p>
      <text:p text:style-name="P1">Unpacking ros-kinetic-rqt-nav-view (0.5.7-0xenial-20200828-074357+0000) ...</text:p>
      <text:p text:style-name="P1">Selecting previously unselected package ros-kinetic-gl-dependency.</text:p>
      <text:p text:style-name="P1">Preparing to unpack .../ros-kinetic-gl-dependency_1.1.0-0xenial-20191214-040753+0000_amd64.deb ...</text:p>
      <text:p text:style-name="P1">Unpacking ros-kinetic-gl-dependency (1.1.0-0xenial-20191214-040753+0000) ...</text:p>
      <text:p text:style-name="P1">Selecting previously unselected package ros-kinetic-rqt-pose-view.</text:p>
      <text:p text:style-name="P1">Preparing to unpack .../ros-kinetic-rqt-pose-view_0.5.8-0xenial-20200828-074450+0000_amd64.deb ...</text:p>
      <text:p text:style-name="P1">Unpacking ros-kinetic-rqt-pose-view (0.5.8-0xenial-20200828-074450+0000) ...</text:p>
      <text:p text:style-name="P1">Selecting previously unselected package ros-kinetic-rqt-robot-dashboard.</text:p>
      <text:p text:style-name="P1">Preparing to unpack .../ros-kinetic-rqt-robot-dashboard_0.5.7-0xenial-20200907-165353+0000_amd64.deb ...</text:p>
      <text:p text:style-name="P1">Unpacking ros-kinetic-rqt-robot-dashboard (0.5.7-0xenial-20200907-165353+0000) ...</text:p>
      <text:p text:style-name="P1">Selecting previously unselected package ros-kinetic-rqt-robot-steering.</text:p>
      <text:p text:style-name="P1">Preparing to unpack .../ros-kinetic-rqt-robot-steering_0.5.9-0xenial-20200828-013648+0000_amd64.deb ...</text:p>
      <text:p text:style-name="P1">Unpacking ros-kinetic-rqt-robot-steering (0.5.9-0xenial-20200828-013648+0000) ...</text:p>
      <text:p text:style-name="P1">Selecting previously unselected package ros-kinetic-rqt-runtime-monitor.</text:p>
      <text:p text:style-name="P1">Preparing to unpack .../ros-kinetic-rqt-runtime-monitor_0.5.7-0xenial-20200827-225045+0000_amd64.deb ...</text:p>
      <text:p text:style-name="P1">Unpacking ros-kinetic-rqt-runtime-monitor (0.5.7-0xenial-20200827-225045+0000) ...</text:p>
      <text:p text:style-name="P1">Selecting previously unselected package ros-kinetic-rqt-rviz.</text:p>
      <text:p text:style-name="P1">Preparing to unpack .../ros-kinetic-rqt-rviz_0.5.10-0xenial-20200828-131346+0000_amd64.deb ...</text:p>
      <text:p text:style-name="P1">Unpacking ros-kinetic-rqt-rviz (0.5.10-0xenial-20200828-131346+0000) ...</text:p>
      <text:p text:style-name="P1"><text:soft-page-break/>Selecting previously unselected package ros-kinetic-rqt-tf-tree.</text:p>
      <text:p text:style-name="P1">Preparing to unpack .../ros-kinetic-rqt-tf-tree_0.6.0-0xenial-20200828-005212+0000_amd64.deb ...</text:p>
      <text:p text:style-name="P1">Unpacking ros-kinetic-rqt-tf-tree (0.6.0-0xenial-20200828-005212+0000) ...</text:p>
      <text:p text:style-name="P1">Selecting previously unselected package ros-kinetic-rqt-robot-plugins.</text:p>
      <text:p text:style-name="P1">Preparing to unpack .../ros-kinetic-rqt-robot-plugins_0.5.7-0xenial-20200907-170710+0000_amd64.deb ...</text:p>
      <text:p text:style-name="P1">Unpacking ros-kinetic-rqt-robot-plugins (0.5.7-0xenial-20200907-170710+0000) ...</text:p>
      <text:p text:style-name="P1">Selecting previously unselected package ros-kinetic-viz.</text:p>
      <text:p text:style-name="P1">Preparing to unpack .../ros-kinetic-viz_1.3.2-0xenial-20200907-171418+0000_amd64.deb ...</text:p>
      <text:p text:style-name="P1">Unpacking ros-kinetic-viz (1.3.2-0xenial-20200907-171418+0000) ...</text:p>
      <text:p text:style-name="P1">Selecting previously unselected package ros-kinetic-desktop.</text:p>
      <text:p text:style-name="P1">Preparing to unpack .../ros-kinetic-desktop_1.3.2-0xenial-20200907-172602+0000_amd64.deb ...</text:p>
      <text:p text:style-name="P1">Unpacking ros-kinetic-desktop (1.3.2-0xenial-20200907-172602+0000) ...</text:p>
      <text:p text:style-name="P1">Selecting previously unselected package ros-kinetic-image-common.</text:p>
      <text:p text:style-name="P1">Preparing to unpack .../ros-kinetic-image-common_1.11.13-0xenial-20200828-141244+0000_amd64.deb ...</text:p>
      <text:p text:style-name="P1">Unpacking ros-kinetic-image-common (1.11.13-0xenial-20200828-141244+0000) ...</text:p>
      <text:p text:style-name="P1">Selecting previously unselected package ros-kinetic-image-proc.</text:p>
      <text:p text:style-name="P1">Preparing to unpack .../ros-kinetic-image-proc_1.12.23-0xenial-20200828-121833+0000_amd64.deb ...</text:p>
      <text:p text:style-name="P1">Unpacking ros-kinetic-image-proc (1.12.23-0xenial-20200828-121833+0000) ...</text:p>
      <text:p text:style-name="P1">Selecting previously unselected package ros-kinetic-image-publisher.</text:p>
      <text:p text:style-name="P1">Preparing to unpack .../ros-kinetic-image-publisher_1.12.23-0xenial-20200828-073818+0000_amd64.deb ...</text:p>
      <text:p text:style-name="P1">Unpacking ros-kinetic-image-publisher (1.12.23-0xenial-20200828-073818+0000) ...</text:p>
      <text:p text:style-name="P1">Selecting previously unselected package ros-kinetic-tf2-geometry-msgs.</text:p>
      <text:p text:style-name="P1">Preparing to unpack .../ros-kinetic-tf2-geometry-msgs_0.5.20-0xenial-20200828-035025+0000_amd64.deb ...</text:p>
      <text:p text:style-name="P1">Unpacking ros-kinetic-tf2-geometry-msgs (0.5.20-0xenial-20200828-035025+0000) ...</text:p>
      <text:p text:style-name="P1">Selecting previously unselected package ros-kinetic-image-rotate.</text:p>
      <text:p text:style-name="P1">Preparing to unpack .../ros-kinetic-image-rotate_1.12.23-0xenial-20200828-063252+0000_amd64.deb ...</text:p>
      <text:p text:style-name="P1">Unpacking ros-kinetic-image-rotate (1.12.23-0xenial-20200828-063252+0000) ...</text:p>
      <text:p text:style-name="P1">Selecting previously unselected package ros-kinetic-image-view.</text:p>
      <text:p text:style-name="P1">Preparing to unpack .../ros-kinetic-image-view_1.12.23-0xenial-20200828-142405+0000_amd64.deb ...</text:p>
      <text:p text:style-name="P1">Unpacking ros-kinetic-image-view (1.12.23-0xenial-20200828-142405+0000) ...</text:p>
      <text:p text:style-name="P1">Selecting previously unselected package ros-kinetic-stereo-image-proc.</text:p>
      <text:p text:style-name="P1">Preparing to unpack .../ros-kinetic-stereo-image-proc_1.12.23-0xenial-20200828-145953+0000_amd64.deb ...</text:p>
      <text:p text:style-name="P1">Unpacking ros-kinetic-stereo-image-proc (1.12.23-0xenial-20200828-145953+0000) ...</text:p>
      <text:p text:style-name="P1">Selecting previously unselected package ros-kinetic-image-pipeline.</text:p>
      <text:p text:style-name="P1">Preparing to unpack .../ros-kinetic-image-pipeline_1.12.23-0xenial-20200828-152009+0000_amd64.deb ...</text:p>
      <text:p text:style-name="P1">Unpacking ros-kinetic-image-pipeline (1.12.23-0xenial-20200828-152009+0000) ...</text:p>
      <text:p text:style-name="P1">Selecting previously unselected package ros-kinetic-theora-image-transport.</text:p>
      <text:p text:style-name="P1">Preparing to unpack .../ros-kinetic-theora-image-transport_1.9.5-0xenial-20200828-081612+0000_amd64.deb ...</text:p>
      <text:p text:style-name="P1">Unpacking ros-kinetic-theora-image-transport (1.9.5-0xenial-20200828-081612+0000) ...</text:p>
      <text:p text:style-name="P1">Selecting previously unselected package ros-kinetic-image-transport-plugins.</text:p>
      <text:p text:style-name="P1"><text:soft-page-break/>Preparing to unpack .../ros-kinetic-image-transport-plugins_1.9.5-0xenial-20200828-155357+0000_amd64.deb ...</text:p>
      <text:p text:style-name="P1">Unpacking ros-kinetic-image-transport-plugins (1.9.5-0xenial-20200828-155357+0000) ...</text:p>
      <text:p text:style-name="P1">Selecting previously unselected package ros-kinetic-laser-assembler.</text:p>
      <text:p text:style-name="P1">Preparing to unpack .../ros-kinetic-laser-assembler_1.7.4-0xenial-20200828-071834+0000_amd64.deb ...</text:p>
      <text:p text:style-name="P1">Unpacking ros-kinetic-laser-assembler (1.7.4-0xenial-20200828-071834+0000) ...</text:p>
      <text:p text:style-name="P1">Selecting previously unselected package ros-kinetic-laser-filters.</text:p>
      <text:p text:style-name="P1">Preparing to unpack .../ros-kinetic-laser-filters_1.8.5-0xenial-20200828-071840+0000_amd64.deb ...</text:p>
      <text:p text:style-name="P1">Unpacking ros-kinetic-laser-filters (1.8.5-0xenial-20200828-071840+0000) ...</text:p>
      <text:p text:style-name="P1">Selecting previously unselected package ros-kinetic-laser-pipeline.</text:p>
      <text:p text:style-name="P1">Preparing to unpack .../ros-kinetic-laser-pipeline_1.6.2-0xenial-20200828-153604+0000_amd64.deb ...</text:p>
      <text:p text:style-name="P1">Unpacking ros-kinetic-laser-pipeline (1.6.2-0xenial-20200828-153604+0000) ...</text:p>
      <text:p text:style-name="P1">Selecting previously unselected package ros-kinetic-pcl-msgs.</text:p>
      <text:p text:style-name="P1">Preparing to unpack .../ros-kinetic-pcl-msgs_0.2.0-0xenial-20200828-120007+0000_amd64.deb ...</text:p>
      <text:p text:style-name="P1">Unpacking ros-kinetic-pcl-msgs (0.2.0-0xenial-20200828-120007+0000) ...</text:p>
      <text:p text:style-name="P1">Selecting previously unselected package ros-kinetic-pcl-conversions.</text:p>
      <text:p text:style-name="P1">Preparing to unpack .../ros-kinetic-pcl-conversions_0.2.1-0xenial-20200828-121905+0000_amd64.deb ...</text:p>
      <text:p text:style-name="P1">Unpacking ros-kinetic-pcl-conversions (0.2.1-0xenial-20200828-121905+0000) ...</text:p>
      <text:p text:style-name="P1">Selecting previously unselected package ros-kinetic-tf2-eigen.</text:p>
      <text:p text:style-name="P1">Preparing to unpack .../ros-kinetic-tf2-eigen_0.5.20-0xenial-20200811-190233+0000_amd64.deb ...</text:p>
      <text:p text:style-name="P1">Unpacking ros-kinetic-tf2-eigen (0.5.20-0xenial-20200811-190233+0000) ...</text:p>
      <text:p text:style-name="P1">Selecting previously unselected package ros-kinetic-pcl-ros.</text:p>
      <text:p text:style-name="P1">Preparing to unpack .../ros-kinetic-pcl-ros_1.4.4-0xenial-20200828-123313+0000_amd64.deb ...</text:p>
      <text:p text:style-name="P1">Unpacking ros-kinetic-pcl-ros (1.4.4-0xenial-20200828-123313+0000) ...</text:p>
      <text:p text:style-name="P1">Selecting previously unselected package ros-kinetic-perception-pcl.</text:p>
      <text:p text:style-name="P1">Preparing to unpack .../ros-kinetic-perception-pcl_1.4.4-0xenial-20200828-164812+0000_amd64.deb ...</text:p>
      <text:p text:style-name="P1">Unpacking ros-kinetic-perception-pcl (1.4.4-0xenial-20200828-164812+0000) ...</text:p>
      <text:p text:style-name="P1">Selecting previously unselected package ros-kinetic-vision-opencv.</text:p>
      <text:p text:style-name="P1">Preparing to unpack .../ros-kinetic-vision-opencv_1.12.8-0xenial-20200828-141548+0000_amd64.deb ...</text:p>
      <text:p text:style-name="P1">Unpacking ros-kinetic-vision-opencv (1.12.8-0xenial-20200828-141548+0000) ...</text:p>
      <text:p text:style-name="P1">Selecting previously unselected package ros-kinetic-perception.</text:p>
      <text:p text:style-name="P1">Preparing to unpack .../ros-kinetic-perception_1.3.2-0xenial-20200828-175302+0000_amd64.deb ...</text:p>
      <text:p text:style-name="P1">Unpacking ros-kinetic-perception (1.3.2-0xenial-20200828-175302+0000) ...</text:p>
      <text:p text:style-name="P1">Selecting previously unselected package ros-kinetic-stage.</text:p>
      <text:p text:style-name="P1">Preparing to unpack .../ros-kinetic-stage_4.1.1-1xenial-20191214-035933+0000_amd64.deb ...</text:p>
      <text:p text:style-name="P1">Unpacking ros-kinetic-stage (4.1.1-1xenial-20191214-035933+0000) ...</text:p>
      <text:p text:style-name="P1">Selecting previously unselected package ros-kinetic-stage-ros.</text:p>
      <text:p text:style-name="P1">Preparing to unpack .../ros-kinetic-stage-ros_1.7.5-0xenial-20200828-071308+0000_amd64.deb ...</text:p>
      <text:p text:style-name="P1">Unpacking ros-kinetic-stage-ros (1.7.5-0xenial-20200828-071308+0000) ...</text:p>
      <text:p text:style-name="P1">Selecting previously unselected package ros-kinetic-simulators.</text:p>
      <text:p text:style-name="P1">Preparing to unpack .../ros-kinetic-simulators_1.3.2-0xenial-20200907-171315+0000_amd64.deb ...</text:p>
      <text:p text:style-name="P1">Unpacking ros-kinetic-simulators (1.3.2-0xenial-20200907-171315+0000) ...</text:p>
      <text:p text:style-name="P1">Selecting previously unselected package ros-kinetic-urdf-tutorial.</text:p>
      <text:p text:style-name="P1"><text:soft-page-break/>Preparing to unpack .../ros-kinetic-urdf-tutorial_0.3.0-1xenial-20200828-131257+0000_amd64.deb ...</text:p>
      <text:p text:style-name="P1">Unpacking ros-kinetic-urdf-tutorial (0.3.0-1xenial-20200828-131257+0000) ...</text:p>
      <text:p text:style-name="P1">Selecting previously unselected package ros-kinetic-desktop-full.</text:p>
      <text:p text:style-name="P1">Preparing to unpack .../ros-kinetic-desktop-full_1.3.2-0xenial-20200907-172644+0000_amd64.deb ...</text:p>
      <text:p text:style-name="P1">Unpacking ros-kinetic-desktop-full (1.3.2-0xenial-20200907-172644+0000) ...</text:p>
      <text:p text:style-name="P1">Processing triggers for man-db (2.7.5-1) ...</text:p>
      <text:p text:style-name="P1">Processing triggers for libc-bin (2.23-0ubuntu11.2) ...</text:p>
      <text:p text:style-name="P1">Processing triggers for fontconfig (2.11.94-0ubuntu1.1) ...</text:p>
      <text:p text:style-name="P1">Processing triggers for systemd (229-4ubuntu21.29) ...</text:p>
      <text:p text:style-name="P1">Processing triggers for ureadahead (0.100.0-19.1) ...</text:p>
      <text:p text:style-name="P1">Processing triggers for doc-base (0.10.7) ...</text:p>
      <text:p text:style-name="P1">Processing 12 added doc-base files...</text:p>
      <text:p text:style-name="P1">Processing triggers for install-info (6.1.0.dfsg.1-5) ...</text:p>
      <text:p text:style-name="P1">Processing triggers for shared-mime-info (1.5-2ubuntu0.2) ...</text:p>
      <text:p text:style-name="P1">Processing triggers for sgml-base (1.26+nmu4ubuntu1) ...</text:p>
      <text:p text:style-name="P1">Processing triggers for gnome-menus (3.13.3-6ubuntu3.1) ...</text:p>
      <text:p text:style-name="P1">Processing triggers for desktop-file-utils (0.22-1ubuntu5.2) ...</text:p>
      <text:p text:style-name="P1">Processing triggers for bamfdaemon (0.5.3~bzr0+16.04.20180209-0ubuntu1) ...</text:p>
      <text:p text:style-name="P1">Rebuilding /usr/share/applications/bamf-2.index...</text:p>
      <text:p text:style-name="P1">Processing triggers for mime-support (3.59ubuntu1) ...</text:p>
      <text:p text:style-name="P1">Processing triggers for hicolor-icon-theme (0.15-0ubuntu1.1) ...</text:p>
      <text:p text:style-name="P1">Processing triggers for libglib2.0-0:amd64 (2.48.2-0ubuntu4.6) ...</text:p>
      <text:p text:style-name="P1">cmake-data (3.5.1-1ubuntu3) 설정하는 중입니다 ...</text:p>
      <text:p text:style-name="P1">libjsoncpp1:amd64 (1.7.2-1) 설정하는 중입니다 ...</text:p>
      <text:p text:style-name="P1">cmake (3.5.1-1ubuntu3) 설정하는 중입니다 ...</text:p>
      <text:p text:style-name="P1">fonts-lato (2.0-1) 설정하는 중입니다 ...</text:p>
      <text:p text:style-name="P1">freeglut3:amd64 (2.8.1-2) 설정하는 중입니다 ...</text:p>
      <text:p text:style-name="P1">libflann1.8:amd64 (1.8.4-4.1) 설정하는 중입니다 ...</text:p>
      <text:p text:style-name="P1">libglade2-0:amd64 (1:2.6.4-2) 설정하는 중입니다 ...</text:p>
      <text:p text:style-name="P1">libgts-0.7-5:amd64 (0.7.6+darcs121130-1.2) 설정하는 중입니다 ...</text:p>
      <text:p text:style-name="P1">libopenni0 (1.5.4.0-14) 설정하는 중입니다 ...</text:p>
      <text:p text:style-name="P1">libpcrecpp0v5:amd64 (2:8.38-3.1) 설정하는 중입니다 ...</text:p>
      <text:p text:style-name="P1">libqt5script5:amd64 (5.5.1+dfsg-2build1) 설정하는 중입니다 ...</text:p>
      <text:p text:style-name="P1">libqt5scripttools5:amd64 (5.5.1+dfsg-2build1) 설정하는 중입니다 ...</text:p>
      <text:p text:style-name="P1">libqt5svg5-dev:amd64 (5.5.1-2build1) 설정하는 중입니다 ...</text:p>
      <text:p text:style-name="P1">xorg-sgml-doctools (1:1.11-1) 설정하는 중입니다 ...</text:p>
      <text:p text:style-name="P1">x11proto-core-dev (7.0.31-1~ubuntu16.04.2) 설정하는 중입니다 ...</text:p>
      <text:p text:style-name="P1">libxau-dev:amd64 (1:1.0.8-1) 설정하는 중입니다 ...</text:p>
      <text:p text:style-name="P1">libxdmcp-dev:amd64 (1:1.1.2-1.1) 설정하는 중입니다 ...</text:p>
      <text:p text:style-name="P1">x11proto-input-dev (2.3.1-1) 설정하는 중입니다 ...</text:p>
      <text:p text:style-name="P1">x11proto-kb-dev (1.0.7-0ubuntu1) 설정하는 중입니다 ...</text:p>
      <text:p text:style-name="P1">xtrans-dev (1.3.5-1) 설정하는 중입니다 ...</text:p>
      <text:p text:style-name="P1">libpthread-stubs0-dev:amd64 (0.3-4) 설정하는 중입니다 ...</text:p>
      <text:p text:style-name="P1">libxcb1-dev:amd64 (1.11.1-1ubuntu1) 설정하는 중입니다 ...</text:p>
      <text:p text:style-name="P1">libx11-dev:amd64 (2:1.6.3-1ubuntu2.2) 설정하는 중입니다 ...</text:p>
      <text:p text:style-name="P1">libdrm-dev:amd64 (2.4.91-2~16.04.1) 설정하는 중입니다 ...</text:p>
      <text:p text:style-name="P1"><text:soft-page-break/>mesa-common-dev:amd64 (18.0.5-0ubuntu0~16.04.1) 설정하는 중입니다 ...</text:p>
      <text:p text:style-name="P1">libx11-xcb-dev:amd64 (2:1.6.3-1ubuntu2.2) 설정하는 중입니다 ...</text:p>
      <text:p text:style-name="P1">libxcb-dri3-dev:amd64 (1.11.1-1ubuntu1) 설정하는 중입니다 ...</text:p>
      <text:p text:style-name="P1">libxcb-render0-dev:amd64 (1.11.1-1ubuntu1) 설정하는 중입니다 ...</text:p>
      <text:p text:style-name="P1">libxcb-randr0-dev:amd64 (1.11.1-1ubuntu1) 설정하는 중입니다 ...</text:p>
      <text:p text:style-name="P1">libxcb-shape0-dev:amd64 (1.11.1-1ubuntu1) 설정하는 중입니다 ...</text:p>
      <text:p text:style-name="P1">libxcb-xfixes0-dev:amd64 (1.11.1-1ubuntu1) 설정하는 중입니다 ...</text:p>
      <text:p text:style-name="P1">libxcb-sync-dev:amd64 (1.11.1-1ubuntu1) 설정하는 중입니다 ...</text:p>
      <text:p text:style-name="P1">libxcb-present-dev:amd64 (1.11.1-1ubuntu1) 설정하는 중입니다 ...</text:p>
      <text:p text:style-name="P1">libxshmfence-dev:amd64 (1.2-1) 설정하는 중입니다 ...</text:p>
      <text:p text:style-name="P1">libxcb-dri2-0-dev:amd64 (1.11.1-1ubuntu1) 설정하는 중입니다 ...</text:p>
      <text:p text:style-name="P1">libxcb-glx0-dev:amd64 (1.11.1-1ubuntu1) 설정하는 중입니다 ...</text:p>
      <text:p text:style-name="P1">x11proto-xext-dev (7.3.0-1) 설정하는 중입니다 ...</text:p>
      <text:p text:style-name="P1">x11proto-fixes-dev (1:5.0-2ubuntu2) 설정하는 중입니다 ...</text:p>
      <text:p text:style-name="P1">libxfixes-dev:amd64 (1:5.0.1-2) 설정하는 중입니다 ...</text:p>
      <text:p text:style-name="P1">x11proto-damage-dev (1:1.2.1-2) 설정하는 중입니다 ...</text:p>
      <text:p text:style-name="P1">libxdamage-dev:amd64 (1:1.1.4-2) 설정하는 중입니다 ...</text:p>
      <text:p text:style-name="P1">libxext-dev:amd64 (2:1.3.3-1) 설정하는 중입니다 ...</text:p>
      <text:p text:style-name="P1">x11proto-xf86vidmode-dev (2.3.1-2) 설정하는 중입니다 ...</text:p>
      <text:p text:style-name="P1">libxxf86vm-dev:amd64 (1:1.1.4-1) 설정하는 중입니다 ...</text:p>
      <text:p text:style-name="P1">x11proto-dri2-dev (2.8-2) 설정하는 중입니다 ...</text:p>
      <text:p text:style-name="P1">x11proto-gl-dev (1.4.17-1) 설정하는 중입니다 ...</text:p>
      <text:p text:style-name="P1">libgl1-mesa-dev:amd64 (18.0.5-0ubuntu0~16.04.1) 설정하는 중입니다 ...</text:p>
      <text:p text:style-name="P1">libgles2-mesa:amd64 (18.0.5-0ubuntu0~16.04.1) 설정하는 중입니다 ...</text:p>
      <text:p text:style-name="P1">libwayland-bin (1.12.0-1~ubuntu16.04.3) 설정하는 중입니다 ...</text:p>
      <text:p text:style-name="P1">libwayland-dev:amd64 (1.12.0-1~ubuntu16.04.3) 설정하는 중입니다 ...</text:p>
      <text:p text:style-name="P1">libmircore-dev:amd64 (0.26.3+16.04.20170605-0ubuntu1.1) 설정하는 중입니다 ...</text:p>
      <text:p text:style-name="P1">zlib1g-dev:amd64 (1:1.2.8.dfsg-2ubuntu4.3) 설정하는 중입니다 ...</text:p>
      <text:p text:style-name="P1">libprotobuf-dev:amd64 (2.6.1-1.3) 설정하는 중입니다 ...</text:p>
      <text:p text:style-name="P1">libxkbcommon-dev (0.5.0-1ubuntu2.1) 설정하는 중입니다 ...</text:p>
      <text:p text:style-name="P1">libmircommon-dev:amd64 (0.26.3+16.04.20170605-0ubuntu1.1) 설정하는 중입니다 ...</text:p>
      <text:p text:style-name="P1">libmircookie2:amd64 (0.26.3+16.04.20170605-0ubuntu1.1) 설정하는 중입니다 ...</text:p>
      <text:p text:style-name="P1">libmircookie-dev:amd64 (0.26.3+16.04.20170605-0ubuntu1.1) 설정하는 중입니다 ...</text:p>
      <text:p text:style-name="P1">libmirclient-dev:amd64 (0.26.3+16.04.20170605-0ubuntu1.1) 설정하는 중입니다 ...</text:p>
      <text:p text:style-name="P1">libegl1-mesa-dev:amd64 (18.0.5-0ubuntu0~16.04.1) 설정하는 중입니다 ...</text:p>
      <text:p text:style-name="P1">libgles2-mesa-dev:amd64 (18.0.5-0ubuntu0~16.04.1) 설정하는 중입니다 ...</text:p>
      <text:p text:style-name="P1">libglu1-mesa-dev:amd64 (9.0.0-2.1) 설정하는 중입니다 ...</text:p>
      <text:p text:style-name="P1">libqt5concurrent5:amd64 (5.5.1+dfsg-16ubuntu7.7) 설정하는 중입니다 ...</text:p>
      <text:p text:style-name="P1">qt5-qmake:amd64 (5.5.1+dfsg-16ubuntu7.7) 설정하는 중입니다 ...</text:p>
      <text:p text:style-name="P1">qtbase5-dev-tools (5.5.1+dfsg-16ubuntu7.7) 설정하는 중입니다 ...</text:p>
      <text:p text:style-name="P1">qtbase5-dev:amd64 (5.5.1+dfsg-16ubuntu7.7) 설정하는 중입니다 ...</text:p>
      <text:p text:style-name="P1">libqt5quickparticles5:amd64 (5.5.1-2ubuntu6) 설정하는 중입니다 ...</text:p>
      <text:p text:style-name="P1">libqt5quickwidgets5:amd64 (5.5.1-2ubuntu6) 설정하는 중입니다 ...</text:p>
      <text:p text:style-name="P1">qtdeclarative5-dev:amd64 (5.5.1-2ubuntu6) 설정하는 중입니다 ...</text:p>
      <text:p text:style-name="P1">libqt5webkit5-dev:amd64 (5.5.1+dfsg-2ubuntu1) 설정하는 중입니다 ...</text:p>
      <text:p text:style-name="P1">libblas-common (3.6.0-2ubuntu2) 설정하는 중입니다 ...</text:p>
      <text:p text:style-name="P1"><text:soft-page-break/>libblas3 (3.6.0-2ubuntu2) 설정하는 중입니다 ...</text:p>
      <text:p text:style-name="P1">update-alternatives: using /usr/lib/libblas/libblas.so.3 to provide /usr/lib/libblas.so.3 (libblas.so.3) in auto mode</text:p>
      <text:p text:style-name="P1">libsuperlu4:amd64 (4.3+dfsg-3) 설정하는 중입니다 ...</text:p>
      <text:p text:style-name="P1">libudev-dev:amd64 (229-4ubuntu21.29) 설정하는 중입니다 ...</text:p>
      <text:p text:style-name="P1">qtscript5-dev:amd64 (5.5.1+dfsg-2build1) 설정하는 중입니다 ...</text:p>
      <text:p text:style-name="P1">qtscript5-private-dev:amd64 (5.5.1+dfsg-2build1) 설정하는 중입니다 ...</text:p>
      <text:p text:style-name="P1">autotools-dev (20150820.1) 설정하는 중입니다 ...</text:p>
      <text:p text:style-name="P1">binfmt-support (2.1.6-1) 설정하는 중입니다 ...</text:p>
      <text:p text:style-name="P1">tk8.6-blt2.5 (2.5.3+dfsg-3) 설정하는 중입니다 ...</text:p>
      <text:p text:style-name="P1">blt (2.5.3+dfsg-3) 설정하는 중입니다 ...</text:p>
      <text:p text:style-name="P1">bzip2-doc (1.0.6-8ubuntu0.2) 설정하는 중입니다 ...</text:p>
      <text:p text:style-name="P1">curl (7.47.0-1ubuntu2.16) 설정하는 중입니다 ...</text:p>
      <text:p text:style-name="P1">po-debconf (1.0.19) 설정하는 중입니다 ...</text:p>
      <text:p text:style-name="P1">libfile-stripnondeterminism-perl (0.015-1) 설정하는 중입니다 ...</text:p>
      <text:p text:style-name="P1">docutils-common (0.12+dfsg-1) 설정하는 중입니다 ...</text:p>
      <text:p text:style-name="P1">docutils-doc (0.12+dfsg-1) 설정하는 중입니다 ...</text:p>
      <text:p text:style-name="P1">fltk1.3-doc (1.3.3-7) 설정하는 중입니다 ...</text:p>
      <text:p text:style-name="P1">libfltk1.3:amd64 (1.3.3-7) 설정하는 중입니다 ...</text:p>
      <text:p text:style-name="P1">libfltk-forms1.3:amd64 (1.3.3-7) 설정하는 중입니다 ...</text:p>
      <text:p text:style-name="P1">libfltk-images1.3:amd64 (1.3.3-7) 설정하는 중입니다 ...</text:p>
      <text:p text:style-name="P1">fluid (1.3.3-7) 설정하는 중입니다 ...</text:p>
      <text:p text:style-name="P1">fonts-lyx (2.1.4-2) 설정하는 중입니다 ...</text:p>
      <text:p text:style-name="P1">libice-dev:amd64 (2:1.0.9-1) 설정하는 중입니다 ...</text:p>
      <text:p text:style-name="P1">libsm-dev:amd64 (2:1.2.2-1) 설정하는 중입니다 ...</text:p>
      <text:p text:style-name="P1">libxt-dev:amd64 (1:1.1.5-0ubuntu1) 설정하는 중입니다 ...</text:p>
      <text:p text:style-name="P1">freeglut3-dev:amd64 (2.8.1-2) 설정하는 중입니다 ...</text:p>
      <text:p text:style-name="P1">libboost-program-options1.58.0:amd64 (1.58.0+dfsg-5ubuntu3.1) 설정하는 중입니다 ...</text:p>
      <text:p text:style-name="P1">libboost-regex1.58.0:amd64 (1.58.0+dfsg-5ubuntu3.1) 설정하는 중입니다 ...</text:p>
      <text:p text:style-name="P1">libboost-thread1.58.0:amd64 (1.58.0+dfsg-5ubuntu3.1) 설정하는 중입니다 ...</text:p>
      <text:p text:style-name="P1">liblinearmath2.83.6:amd64 (2.83.6+dfsg-3) 설정하는 중입니다 ...</text:p>
      <text:p text:style-name="P1">libbulletcollision2.83.6:amd64 (2.83.6+dfsg-3) 설정하는 중입니다 ...</text:p>
      <text:p text:style-name="P1">libbulletdynamics2.83.6:amd64 (2.83.6+dfsg-3) 설정하는 중입니다 ...</text:p>
      <text:p text:style-name="P1">libjxr0:amd64 (1.1-6) 설정하는 중입니다 ...</text:p>
      <text:p text:style-name="P1">libopenjp2-7:amd64 (2.1.2-1.1+deb9u5build0.16.04.1) 설정하는 중입니다 ...</text:p>
      <text:p text:style-name="P1">libfreeimage3:amd64 (3.17.0+ds1-2ubuntu0.1) 설정하는 중입니다 ...</text:p>
      <text:p text:style-name="P1">libgfortran3:amd64 (5.4.0-6ubuntu1~16.04.12) 설정하는 중입니다 ...</text:p>
      <text:p text:style-name="P1">liblapack3 (3.6.0-2ubuntu2) 설정하는 중입니다 ...</text:p>
      <text:p text:style-name="P1">update-alternatives: using /usr/lib/lapack/liblapack.so.3 to provide /usr/lib/liblapack.so.3 (liblapack.so.3) in auto mode</text:p>
      <text:p text:style-name="P1">libarpack2 (3.3.0-1build2) 설정하는 중입니다 ...</text:p>
      <text:p text:style-name="P1">libarmadillo6 (1:6.500.5+dfsg-1) 설정하는 중입니다 ...</text:p>
      <text:p text:style-name="P1">libdap17v5:amd64 (3.15.1-7) 설정하는 중입니다 ...</text:p>
      <text:p text:style-name="P1">libdapclient6v5:amd64 (3.15.1-7) 설정하는 중입니다 ...</text:p>
      <text:p text:style-name="P1">libepsilon1:amd64 (0.9.2-3ubuntu1) 설정하는 중입니다 ...</text:p>
      <text:p text:style-name="P1">libfreexl1:amd64 (1.0.2-1ubuntu0.1) 설정하는 중입니다 ...</text:p>
      <text:p text:style-name="P1">libgeos-3.5.0 (3.5.0-1ubuntu2) 설정하는 중입니다 ...</text:p>
      <text:p text:style-name="P1"><text:soft-page-break/>libgeos-c1v5 (3.5.0-1ubuntu2) 설정하는 중입니다 ...</text:p>
      <text:p text:style-name="P1">libgif7:amd64 (5.1.4-0.3~16.04.1) 설정하는 중입니다 ...</text:p>
      <text:p text:style-name="P1">libhdf4-0-alt (4.2.10-3.2) 설정하는 중입니다 ...</text:p>
      <text:p text:style-name="P1">libaec0:amd64 (0.3.2-1) 설정하는 중입니다 ...</text:p>
      <text:p text:style-name="P1">libsz2:amd64 (0.3.2-1) 설정하는 중입니다 ...</text:p>
      <text:p text:style-name="P1">libhdf5-10:amd64 (1.8.16+docs-4ubuntu1.1) 설정하는 중입니다 ...</text:p>
      <text:p text:style-name="P1">libminizip1:amd64 (1.1-8) 설정하는 중입니다 ...</text:p>
      <text:p text:style-name="P1">liburiparser1:amd64 (0.8.4-1) 설정하는 중입니다 ...</text:p>
      <text:p text:style-name="P1">libkmlbase1:amd64 (1.3.0-1) 설정하는 중입니다 ...</text:p>
      <text:p text:style-name="P1">libkmldom1:amd64 (1.3.0-1) 설정하는 중입니다 ...</text:p>
      <text:p text:style-name="P1">libkmlengine1:amd64 (1.3.0-1) 설정하는 중입니다 ...</text:p>
      <text:p text:style-name="P1">mysql-common (5.7.31-0ubuntu0.16.04.1) 설정하는 중입니다 ...</text:p>
      <text:p text:style-name="P1">update-alternatives: using /etc/mysql/my.cnf.fallback to provide /etc/mysql/my.cnf (my.cnf) in auto mode</text:p>
      <text:p text:style-name="P1">libmysqlclient20:amd64 (5.7.31-0ubuntu0.16.04.1) 설정하는 중입니다 ...</text:p>
      <text:p text:style-name="P1">libnetcdf11 (1:4.4.0-2) 설정하는 중입니다 ...</text:p>
      <text:p text:style-name="P1">libodbc1:amd64 (2.3.1-4.1) 설정하는 중입니다 ...</text:p>
      <text:p text:style-name="P1">proj-data (4.9.2-2) 설정하는 중입니다 ...</text:p>
      <text:p text:style-name="P1">libproj9 (4.9.2-2) 설정하는 중입니다 ...</text:p>
      <text:p text:style-name="P1">libogdi3.2 (3.2.0~beta2-7.1build1) 설정하는 중입니다 ...</text:p>
      <text:p text:style-name="P1">libpq5:amd64 (9.5.23-0ubuntu0.16.04.1) 설정하는 중입니다 ...</text:p>
      <text:p text:style-name="P1">libspatialite7:amd64 (4.3.0a-5) 설정하는 중입니다 ...</text:p>
      <text:p text:style-name="P1">libxerces-c3.1:amd64 (3.1.3+debian-1) 설정하는 중입니다 ...</text:p>
      <text:p text:style-name="P1">libignition-math2:amd64 (2.2.3+dfsg1-4) 설정하는 중입니다 ...</text:p>
      <text:p text:style-name="P1">libzzip-0-13:amd64 (0.13.62-3ubuntu0.16.04.2) 설정하는 중입니다 ...</text:p>
      <text:p text:style-name="P1">libogre-1.9.0v5:amd64 (1.9.0+dfsg1-7) 설정하는 중입니다 ...</text:p>
      <text:p text:style-name="P1">libqt4-opengl:amd64 (4:4.8.7+dfsg-5ubuntu2) 설정하는 중입니다 ...</text:p>
      <text:p text:style-name="P1">libqtwebkit4:amd64 (2.3.2-0ubuntu11) 설정하는 중입니다 ...</text:p>
      <text:p text:style-name="P1">sdformat-sdf (4.0.0-1ubuntu2) 설정하는 중입니다 ...</text:p>
      <text:p text:style-name="P1">libconsole-bridge0.2v5:amd64 (0.3.2-1) 설정하는 중입니다 ...</text:p>
      <text:p text:style-name="P1">liburdfdom-model0.4:amd64 (0.4.1-1) 설정하는 중입니다 ...</text:p>
      <text:p text:style-name="P1">libsdformat4:amd64 (4.0.0-1ubuntu2) 설정하는 중입니다 ...</text:p>
      <text:p text:style-name="P1">libsimbody3.5v5:amd64 (3.5.3+dfsg-1ubuntu1) 설정하는 중입니다 ...</text:p>
      <text:p text:style-name="P1">libspnav0 (0.2.3-1) 설정하는 중입니다 ...</text:p>
      <text:p text:style-name="P1">libtar0 (1.2.20-4) 설정하는 중입니다 ...</text:p>
      <text:p text:style-name="P1">libtinyxml2-2v5:amd64 (2.2.0-1.1ubuntu1) 설정하는 중입니다 ...</text:p>
      <text:p text:style-name="P1">ttf-liberation (1.07.4-1) 설정하는 중입니다 ...</text:p>
      <text:p text:style-name="P1">rubygems-integration (1.10) 설정하는 중입니다 ...</text:p>
      <text:p text:style-name="P1">ruby-did-you-mean (1.0.0-2) 설정하는 중입니다 ...</text:p>
      <text:p text:style-name="P1">ruby-minitest (5.8.4-2) 설정하는 중입니다 ...</text:p>
      <text:p text:style-name="P1">ruby-net-telnet (0.1.1-2) 설정하는 중입니다 ...</text:p>
      <text:p text:style-name="P1">ruby-power-assert (0.2.7-1) 설정하는 중입니다 ...</text:p>
      <text:p text:style-name="P1">ruby-test-unit (3.1.7-2) 설정하는 중입니다 ...</text:p>
      <text:p text:style-name="P1">ttf-dejavu-core (2.35-1) 설정하는 중입니다 ...</text:p>
      <text:p text:style-name="P1">gazebo7-common (7.0.0+dfsg-2) 설정하는 중입니다 ...</text:p>
      <text:p text:style-name="P1">libgfortran-5-dev:amd64 (5.4.0-6ubuntu1~16.04.12) 설정하는 중입니다 ...</text:p>
      <text:p text:style-name="P1"><text:soft-page-break/>gfortran-5 (5.4.0-6ubuntu1~16.04.12) 설정하는 중입니다 ...</text:p>
      <text:p text:style-name="P1">gfortran (4:5.3.1-1ubuntu1) 설정하는 중입니다 ...</text:p>
      <text:p text:style-name="P1">update-alternatives: using /usr/bin/gfortran to provide /usr/bin/f95 (f95) in auto mode</text:p>
      <text:p text:style-name="P1">update-alternatives: using /usr/bin/gfortran to provide /usr/bin/f77 (f77) in auto mode</text:p>
      <text:p text:style-name="P1">gir1.2-gtk-2.0 (2.24.30-1ubuntu1.16.04.2) 설정하는 중입니다 ...</text:p>
      <text:p text:style-name="P1">libgtest-dev:amd64 (1.7.0-4ubuntu1) 설정하는 중입니다 ...</text:p>
      <text:p text:style-name="P1">google-mock:amd64 (1.7.0-18092013-1) 설정하는 중입니다 ...</text:p>
      <text:p text:style-name="P1">libcdt5 (2.38.0-12ubuntu2.1) 설정하는 중입니다 ...</text:p>
      <text:p text:style-name="P1">libcgraph6 (2.38.0-12ubuntu2.1) 설정하는 중입니다 ...</text:p>
      <text:p text:style-name="P1">libpathplan4 (2.38.0-12ubuntu2.1) 설정하는 중입니다 ...</text:p>
      <text:p text:style-name="P1">libgvc6 (2.38.0-12ubuntu2.1) 설정하는 중입니다 ...</text:p>
      <text:p text:style-name="P1">libgvpr2 (2.38.0-12ubuntu2.1) 설정하는 중입니다 ...</text:p>
      <text:p text:style-name="P1">graphviz (2.38.0-12ubuntu2.1) 설정하는 중입니다 ...</text:p>
      <text:p text:style-name="P1">hdf5-helpers (1.8.16+docs-4ubuntu1.1) 설정하는 중입니다 ...</text:p>
      <text:p text:style-name="P1">icu-devtools (55.1-7ubuntu0.5) 설정하는 중입니다 ...</text:p>
      <text:p text:style-name="P1">javascript-common (11) 설정하는 중입니다 ...</text:p>
      <text:p text:style-name="P1">libgssrpc4:amd64 (1.13.2+dfsg-5ubuntu2.1) 설정하는 중입니다 ...</text:p>
      <text:p text:style-name="P1">libkdb5-8:amd64 (1.13.2+dfsg-5ubuntu2.1) 설정하는 중입니다 ...</text:p>
      <text:p text:style-name="P1">libkadm5srv-mit9:amd64 (1.13.2+dfsg-5ubuntu2.1) 설정하는 중입니다 ...</text:p>
      <text:p text:style-name="P1">libkadm5clnt-mit9:amd64 (1.13.2+dfsg-5ubuntu2.1) 설정하는 중입니다 ...</text:p>
      <text:p text:style-name="P1">comerr-dev (2.1-1.42.13-1ubuntu1.2) 설정하는 중입니다 ...</text:p>
      <text:p text:style-name="P1">krb5-multidev (1.13.2+dfsg-5ubuntu2.1) 설정하는 중입니다 ...</text:p>
      <text:p text:style-name="P1">libapr1:amd64 (1.5.2-3) 설정하는 중입니다 ...</text:p>
      <text:p text:style-name="P1">uuid-dev:amd64 (2.27.1-6ubuntu3.10) 설정하는 중입니다 ...</text:p>
      <text:p text:style-name="P1">libsctp1:amd64 (1.0.16+dfsg-3) 설정하는 중입니다 ...</text:p>
      <text:p text:style-name="P1">libsctp-dev (1.0.16+dfsg-3) 설정하는 중입니다 ...</text:p>
      <text:p text:style-name="P1">libapr1-dev (1.5.2-3) 설정하는 중입니다 ...</text:p>
      <text:p text:style-name="P1">libaprutil1:amd64 (1.5.4-1build1) 설정하는 중입니다 ...</text:p>
      <text:p text:style-name="P1">libldap2-dev:amd64 (2.4.42+dfsg-2ubuntu3.9) 설정하는 중입니다 ...</text:p>
      <text:p text:style-name="P1">libexpat1-dev:amd64 (2.1.0-7ubuntu0.16.04.5) 설정하는 중입니다 ...</text:p>
      <text:p text:style-name="P1">libaprutil1-dev (1.5.4-1build1) 설정하는 중입니다 ...</text:p>
      <text:p text:style-name="P1">libpcre32-3:amd64 (2:8.38-3.1) 설정하는 중입니다 ...</text:p>
      <text:p text:style-name="P1">libpcre3-dev:amd64 (2:8.38-3.1) 설정하는 중입니다 ...</text:p>
      <text:p text:style-name="P1">libglib2.0-dev (2.48.2-0ubuntu4.6) 설정하는 중입니다 ...</text:p>
      <text:p text:style-name="P1">libatk1.0-dev (2.18.0-1) 설정하는 중입니다 ...</text:p>
      <text:p text:style-name="P1">libavutil-dev:amd64 (7:2.8.17-0ubuntu0.1) 설정하는 중입니다 ...</text:p>
      <text:p text:style-name="P1">libswresample-dev:amd64 (7:2.8.17-0ubuntu0.1) 설정하는 중입니다 ...</text:p>
      <text:p text:style-name="P1">libavcodec-dev:amd64 (7:2.8.17-0ubuntu0.1) 설정하는 중입니다 ...</text:p>
      <text:p text:style-name="P1">libavformat-dev:amd64 (7:2.8.17-0ubuntu0.1) 설정하는 중입니다 ...</text:p>
      <text:p text:style-name="P1">libblas-dev (3.6.0-2ubuntu2) 설정하는 중입니다 ...</text:p>
      <text:p text:style-name="P1">update-alternatives: using /usr/lib/libblas/libblas.so to provide /usr/lib/libblas.so (libblas.so) in auto mode</text:p>
      <text:p text:style-name="P1">libboost1.58-dev:amd64 (1.58.0+dfsg-5ubuntu3.1) 설정하는 중입니다 ...</text:p>
      <text:p text:style-name="P1">libboost-dev:amd64 (1.58.0.1ubuntu1) 설정하는 중입니다 ...</text:p>
      <text:p text:style-name="P1">libboost1.58-tools-dev (1.58.0+dfsg-5ubuntu3.1) 설정하는 중입니다 ...</text:p>
      <text:p text:style-name="P1">libboost-tools-dev (1.58.0.1ubuntu1) 설정하는 중입니다 ...</text:p>
      <text:p text:style-name="P1">libboost-atomic1.58.0:amd64 (1.58.0+dfsg-5ubuntu3.1) 설정하는 중입니다 ...</text:p>
      <text:p text:style-name="P1"><text:soft-page-break/>libboost-atomic1.58-dev:amd64 (1.58.0+dfsg-5ubuntu3.1) 설정하는 중입니다 ...</text:p>
      <text:p text:style-name="P1">libboost-atomic-dev:amd64 (1.58.0.1ubuntu1) 설정하는 중입니다 ...</text:p>
      <text:p text:style-name="P1">libboost-chrono1.58.0:amd64 (1.58.0+dfsg-5ubuntu3.1) 설정하는 중입니다 ...</text:p>
      <text:p text:style-name="P1">libboost-chrono1.58-dev:amd64 (1.58.0+dfsg-5ubuntu3.1) 설정하는 중입니다 ...</text:p>
      <text:p text:style-name="P1">libboost-chrono-dev:amd64 (1.58.0.1ubuntu1) 설정하는 중입니다 ...</text:p>
      <text:p text:style-name="P1">libboost-context1.58.0:amd64 (1.58.0+dfsg-5ubuntu3.1) 설정하는 중입니다 ...</text:p>
      <text:p text:style-name="P1">libboost-context1.58-dev:amd64 (1.58.0+dfsg-5ubuntu3.1) 설정하는 중입니다 ...</text:p>
      <text:p text:style-name="P1">libboost-context-dev:amd64 (1.58.0.1ubuntu1) 설정하는 중입니다 ...</text:p>
      <text:p text:style-name="P1">libboost-coroutine1.58.0:amd64 (1.58.0+dfsg-5ubuntu3.1) 설정하는 중입니다 ...</text:p>
      <text:p text:style-name="P1">libboost-coroutine1.58-dev:amd64 (1.58.0+dfsg-5ubuntu3.1) 설정하는 중입니다 ...</text:p>
      <text:p text:style-name="P1">libboost-coroutine-dev:amd64 (1.58.0.1ubuntu1) 설정하는 중입니다 ...</text:p>
      <text:p text:style-name="P1">libboost-serialization1.58.0:amd64 (1.58.0+dfsg-5ubuntu3.1) 설정하는 중입니다 ...</text:p>
      <text:p text:style-name="P1">libboost-serialization1.58-dev:amd64 (1.58.0+dfsg-5ubuntu3.1) 설정하는 중입니다 ...</text:p>
      <text:p text:style-name="P1">libboost-date-time1.58-dev:amd64 (1.58.0+dfsg-5ubuntu3.1) 설정하는 중입니다 ...</text:p>
      <text:p text:style-name="P1">libboost-date-time-dev:amd64 (1.58.0.1ubuntu1) 설정하는 중입니다 ...</text:p>
      <text:p text:style-name="P1">libboost-exception1.58-dev:amd64 (1.58.0+dfsg-5ubuntu3.1) 설정하는 중입니다 ...</text:p>
      <text:p text:style-name="P1">libboost-exception-dev:amd64 (1.58.0.1ubuntu1) 설정하는 중입니다 ...</text:p>
      <text:p text:style-name="P1">libboost-system1.58-dev:amd64 (1.58.0+dfsg-5ubuntu3.1) 설정하는 중입니다 ...</text:p>
      <text:p text:style-name="P1">libboost-filesystem1.58-dev:amd64 (1.58.0+dfsg-5ubuntu3.1) 설정하는 중입니다 ...</text:p>
      <text:p text:style-name="P1">libboost-filesystem-dev:amd64 (1.58.0.1ubuntu1) 설정하는 중입니다 ...</text:p>
      <text:p text:style-name="P1">libboost-graph1.58.0:amd64 (1.58.0+dfsg-5ubuntu3.1) 설정하는 중입니다 ...</text:p>
      <text:p text:style-name="P1">libboost-test1.58.0:amd64 (1.58.0+dfsg-5ubuntu3.1) 설정하는 중입니다 ...</text:p>
      <text:p text:style-name="P1">libboost-test1.58-dev:amd64 (1.58.0+dfsg-5ubuntu3.1) 설정하는 중입니다 ...</text:p>
      <text:p text:style-name="P1">libboost-graph1.58-dev:amd64 (1.58.0+dfsg-5ubuntu3.1) 설정하는 중입니다 ...</text:p>
      <text:p text:style-name="P1">libboost-graph-dev:amd64 (1.58.0.1ubuntu1) 설정하는 중입니다 ...</text:p>
      <text:p text:style-name="P1">libhwloc5:amd64 (1.11.2-3) 설정하는 중입니다 ...</text:p>
      <text:p text:style-name="P1">libibverbs1 (1.1.8-1.1ubuntu2) 설정하는 중입니다 ...</text:p>
      <text:p text:style-name="P1">libopenmpi1.10 (1.10.2-8ubuntu1) 설정하는 중입니다 ...</text:p>
      <text:p text:style-name="P1">libboost-mpi1.58.0 (1.58.0+dfsg-5ubuntu3.1) 설정하는 중입니다 ...</text:p>
      <text:p text:style-name="P1">libboost-graph-parallel1.58.0 (1.58.0+dfsg-5ubuntu3.1) 설정하는 중입니다 ...</text:p>
      <text:p text:style-name="P1">libboost-graph-parallel1.58-dev (1.58.0+dfsg-5ubuntu3.1) 설정하는 중입니다 ...</text:p>
      <text:p text:style-name="P1">libboost-graph-parallel-dev (1.58.0.1ubuntu1) 설정하는 중입니다 ...</text:p>
      <text:p text:style-name="P1">libicu-dev:amd64 (55.1-7ubuntu0.5) 설정하는 중입니다 ...</text:p>
      <text:p text:style-name="P1">libboost-regex1.58-dev:amd64 (1.58.0+dfsg-5ubuntu3.1) 설정하는 중입니다 ...</text:p>
      <text:p text:style-name="P1">libboost-iostreams1.58-dev:amd64 (1.58.0+dfsg-5ubuntu3.1) 설정하는 중입니다 ...</text:p>
      <text:p text:style-name="P1">libboost-iostreams-dev:amd64 (1.58.0.1ubuntu1) 설정하는 중입니다 ...</text:p>
      <text:p text:style-name="P1">libboost-locale1.58.0:amd64 (1.58.0+dfsg-5ubuntu3.1) 설정하는 중입니다 ...</text:p>
      <text:p text:style-name="P1">libboost-locale1.58-dev:amd64 (1.58.0+dfsg-5ubuntu3.1) 설정하는 중입니다 ...</text:p>
      <text:p text:style-name="P1">libboost-locale-dev:amd64 (1.58.0.1ubuntu1) 설정하는 중입니다 ...</text:p>
      <text:p text:style-name="P1">libboost-log1.58.0 (1.58.0+dfsg-5ubuntu3.1) 설정하는 중입니다 ...</text:p>
      <text:p text:style-name="P1">libboost-thread1.58-dev:amd64 (1.58.0+dfsg-5ubuntu3.1) 설정하는 중입니다 ...</text:p>
      <text:p text:style-name="P1">libboost-log1.58-dev (1.58.0+dfsg-5ubuntu3.1) 설정하는 중입니다 ...</text:p>
      <text:p text:style-name="P1">libboost-log-dev (1.58.0.1ubuntu1) 설정하는 중입니다 ...</text:p>
      <text:p text:style-name="P1">libboost-math1.58.0:amd64 (1.58.0+dfsg-5ubuntu3.1) 설정하는 중입니다 ...</text:p>
      <text:p text:style-name="P1">libboost-math1.58-dev:amd64 (1.58.0+dfsg-5ubuntu3.1) 설정하는 중입니다 ...</text:p>
      <text:p text:style-name="P1">libboost-math-dev:amd64 (1.58.0.1ubuntu1) 설정하는 중입니다 ...</text:p>
      <text:p text:style-name="P1"><text:soft-page-break/>openmpi-common (1.10.2-8ubuntu1) 설정하는 중입니다 ...</text:p>
      <text:p text:style-name="P1">libibverbs-dev (1.1.8-1.1ubuntu2) 설정하는 중입니다 ...</text:p>
      <text:p text:style-name="P1">libnuma-dev:amd64 (2.0.11-1ubuntu1.1) 설정하는 중입니다 ...</text:p>
      <text:p text:style-name="P1">libltdl-dev:amd64 (2.4.6-0.1) 설정하는 중입니다 ...</text:p>
      <text:p text:style-name="P1">libhwloc-dev:amd64 (1.11.2-3) 설정하는 중입니다 ...</text:p>
      <text:p text:style-name="P1">libopenmpi-dev (1.10.2-8ubuntu1) 설정하는 중입니다 ...</text:p>
      <text:p text:style-name="P1">update-alternatives: using /usr/lib/openmpi/include to provide /usr/include/mpi (mpi) in auto mode</text:p>
      <text:p text:style-name="P1">mpi-default-dev (1.4) 설정하는 중입니다 ...</text:p>
      <text:p text:style-name="P1">libboost-mpi1.58-dev (1.58.0+dfsg-5ubuntu3.1) 설정하는 중입니다 ...</text:p>
      <text:p text:style-name="P1">libboost-mpi-dev (1.58.0.1ubuntu1) 설정하는 중입니다 ...</text:p>
      <text:p text:style-name="P1">libboost-python1.58.0 (1.58.0+dfsg-5ubuntu3.1) 설정하는 중입니다 ...</text:p>
      <text:p text:style-name="P1">openmpi-bin (1.10.2-8ubuntu1) 설정하는 중입니다 ...</text:p>
      <text:p text:style-name="P1">update-alternatives: using /usr/bin/mpirun.openmpi to provide /usr/bin/mpirun (mpirun) in auto mode</text:p>
      <text:p text:style-name="P1">mpi-default-bin (1.4) 설정하는 중입니다 ...</text:p>
      <text:p text:style-name="P1">libboost-mpi-python1.58.0 (1.58.0+dfsg-5ubuntu3.1) 설정하는 중입니다 ...</text:p>
      <text:p text:style-name="P1">libboost-mpi-python1.58-dev (1.58.0+dfsg-5ubuntu3.1) 설정하는 중입니다 ...</text:p>
      <text:p text:style-name="P1">libboost-mpi-python-dev (1.58.0.1ubuntu1) 설정하는 중입니다 ...</text:p>
      <text:p text:style-name="P1">libboost-program-options1.58-dev:amd64 (1.58.0+dfsg-5ubuntu3.1) 설정하는 중입니다 ...</text:p>
      <text:p text:style-name="P1">libboost-program-options-dev:amd64 (1.58.0.1ubuntu1) 설정하는 중입니다 ...</text:p>
      <text:p text:style-name="P1">libpython2.7-dev:amd64 (2.7.12-1ubuntu0~16.04.12) 설정하는 중입니다 ...</text:p>
      <text:p text:style-name="P1">libpython-dev:amd64 (2.7.12-1~16.04) 설정하는 중입니다 ...</text:p>
      <text:p text:style-name="P1">python2.7-dev (2.7.12-1ubuntu0~16.04.12) 설정하는 중입니다 ...</text:p>
      <text:p text:style-name="P1">python-dev (2.7.12-1~16.04) 설정하는 중입니다 ...</text:p>
      <text:p text:style-name="P1">libboost-python1.58-dev (1.58.0+dfsg-5ubuntu3.1) 설정하는 중입니다 ...</text:p>
      <text:p text:style-name="P1">libboost-python-dev (1.58.0.1ubuntu1) 설정하는 중입니다 ...</text:p>
      <text:p text:style-name="P1">libboost-random1.58.0:amd64 (1.58.0+dfsg-5ubuntu3.1) 설정하는 중입니다 ...</text:p>
      <text:p text:style-name="P1">libboost-random1.58-dev:amd64 (1.58.0+dfsg-5ubuntu3.1) 설정하는 중입니다 ...</text:p>
      <text:p text:style-name="P1">libboost-random-dev:amd64 (1.58.0.1ubuntu1) 설정하는 중입니다 ...</text:p>
      <text:p text:style-name="P1">libboost-regex-dev:amd64 (1.58.0.1ubuntu1) 설정하는 중입니다 ...</text:p>
      <text:p text:style-name="P1">libboost-serialization-dev:amd64 (1.58.0.1ubuntu1) 설정하는 중입니다 ...</text:p>
      <text:p text:style-name="P1">libboost-signals1.58.0:amd64 (1.58.0+dfsg-5ubuntu3.1) 설정하는 중입니다 ...</text:p>
      <text:p text:style-name="P1">libboost-signals1.58-dev:amd64 (1.58.0+dfsg-5ubuntu3.1) 설정하는 중입니다 ...</text:p>
      <text:p text:style-name="P1">libboost-signals-dev:amd64 (1.58.0.1ubuntu1) 설정하는 중입니다 ...</text:p>
      <text:p text:style-name="P1">libboost-system-dev:amd64 (1.58.0.1ubuntu1) 설정하는 중입니다 ...</text:p>
      <text:p text:style-name="P1">libboost-test-dev:amd64 (1.58.0.1ubuntu1) 설정하는 중입니다 ...</text:p>
      <text:p text:style-name="P1">libboost-thread-dev:amd64 (1.58.0.1ubuntu1) 설정하는 중입니다 ...</text:p>
      <text:p text:style-name="P1">libboost-timer1.58.0:amd64 (1.58.0+dfsg-5ubuntu3.1) 설정하는 중입니다 ...</text:p>
      <text:p text:style-name="P1">libboost-timer1.58-dev:amd64 (1.58.0+dfsg-5ubuntu3.1) 설정하는 중입니다 ...</text:p>
      <text:p text:style-name="P1">libboost-timer-dev:amd64 (1.58.0.1ubuntu1) 설정하는 중입니다 ...</text:p>
      <text:p text:style-name="P1">libboost-wave1.58.0:amd64 (1.58.0+dfsg-5ubuntu3.1) 설정하는 중입니다 ...</text:p>
      <text:p text:style-name="P1">libboost-wave1.58-dev:amd64 (1.58.0+dfsg-5ubuntu3.1) 설정하는 중입니다 ...</text:p>
      <text:p text:style-name="P1">libboost-wave-dev:amd64 (1.58.0.1ubuntu1) 설정하는 중입니다 ...</text:p>
      <text:p text:style-name="P1">libboost-all-dev (1.58.0.1ubuntu1) 설정하는 중입니다 ...</text:p>
      <text:p text:style-name="P1">libbz2-dev:amd64 (1.0.6-8ubuntu0.2) 설정하는 중입니다 ...</text:p>
      <text:p text:style-name="P1">libcairo-script-interpreter2:amd64 (1.14.6-1) 설정하는 중입니다 ...</text:p>
      <text:p text:style-name="P1">libpng12-dev:amd64 (1.2.54-1ubuntu1.1) 설정하는 중입니다 ...</text:p>
      <text:p text:style-name="P1"><text:soft-page-break/>libfreetype6-dev:amd64 (2.6.1-0.1ubuntu2.4) 설정하는 중입니다 ...</text:p>
      <text:p text:style-name="P1">libfontconfig1-dev:amd64 (2.11.94-0ubuntu1.1) 설정하는 중입니다 ...</text:p>
      <text:p text:style-name="P1">x11proto-render-dev (2:0.11.1-2) 설정하는 중입니다 ...</text:p>
      <text:p text:style-name="P1">libxrender-dev:amd64 (1:0.9.9-0ubuntu1) 설정하는 중입니다 ...</text:p>
      <text:p text:style-name="P1">libpixman-1-dev (0.33.6-1) 설정하는 중입니다 ...</text:p>
      <text:p text:style-name="P1">libxcb-shm0-dev:amd64 (1.11.1-1ubuntu1) 설정하는 중입니다 ...</text:p>
      <text:p text:style-name="P1">libcairo2-dev (1.14.6-1) 설정하는 중입니다 ...</text:p>
      <text:p text:style-name="P1">libcollada-dom2.4-dp0 (2.4.4+ds1-1) 설정하는 중입니다 ...</text:p>
      <text:p text:style-name="P1">libcollada-dom2.4-dp-dev (2.4.4+ds1-1) 설정하는 중입니다 ...</text:p>
      <text:p text:style-name="P1">libcurl4-openssl-dev:amd64 (7.47.0-1ubuntu2.16) 설정하는 중입니다 ...</text:p>
      <text:p text:style-name="P1">libdapserver7v5:amd64 (3.15.1-7) 설정하는 중입니다 ...</text:p>
      <text:p text:style-name="P1">libxml2-dev:amd64 (2.9.3+dfsg1-1ubuntu0.7) 설정하는 중입니다 ...</text:p>
      <text:p text:style-name="P1">libdap-dev:amd64 (3.15.1-7) 설정하는 중입니다 ...</text:p>
      <text:p text:style-name="P1">libflann-dev (1.8.4-4.1) 설정하는 중입니다 ...</text:p>
      <text:p text:style-name="P1">libfltk-cairo1.3:amd64 (1.3.3-7) 설정하는 중입니다 ...</text:p>
      <text:p text:style-name="P1">libfltk-gl1.3:amd64 (1.3.3-7) 설정하는 중입니다 ...</text:p>
      <text:p text:style-name="P1">libfltk1.3-dev (1.3.3-7) 설정하는 중입니다 ...</text:p>
      <text:p text:style-name="P1">libtbb-dev:amd64 (4.4~20151115-0ubuntu3) 설정하는 중입니다 ...</text:p>
      <text:p text:style-name="P1">libqt4-designer:amd64 (4:4.8.7+dfsg-5ubuntu2) 설정하는 중입니다 ...</text:p>
      <text:p text:style-name="P1">libqt4-qt3support:amd64 (4:4.8.7+dfsg-5ubuntu2) 설정하는 중입니다 ...</text:p>
      <text:p text:style-name="P1">libqt4-dev-bin (4:4.8.7+dfsg-5ubuntu2) 설정하는 중입니다 ...</text:p>
      <text:p text:style-name="P1">libqt4-help:amd64 (4:4.8.7+dfsg-5ubuntu2) 설정하는 중입니다 ...</text:p>
      <text:p text:style-name="P1">libqt4-scripttools:amd64 (4:4.8.7+dfsg-5ubuntu2) 설정하는 중입니다 ...</text:p>
      <text:p text:style-name="P1">libqt4-svg:amd64 (4:4.8.7+dfsg-5ubuntu2) 설정하는 중입니다 ...</text:p>
      <text:p text:style-name="P1">libqt4-test:amd64 (4:4.8.7+dfsg-5ubuntu2) 설정하는 중입니다 ...</text:p>
      <text:p text:style-name="P1">qt4-linguist-tools (4:4.8.7+dfsg-5ubuntu2) 설정하는 중입니다 ...</text:p>
      <text:p text:style-name="P1">qt4-qmake (4:4.8.7+dfsg-5ubuntu2) 설정하는 중입니다 ...</text:p>
      <text:p text:style-name="P1">libqt4-dev (4:4.8.7+dfsg-5ubuntu2) 설정하는 중입니다 ...</text:p>
      <text:p text:style-name="P1">libqtwebkit-dev (2.3.2-0ubuntu11) 설정하는 중입니다 ...</text:p>
      <text:p text:style-name="P1">libprotoc9v5:amd64 (2.6.1-1.3) 설정하는 중입니다 ...</text:p>
      <text:p text:style-name="P1">libprotoc-dev:amd64 (2.6.1-1.3) 설정하는 중입니다 ...</text:p>
      <text:p text:style-name="P1">libfreeimage-dev (3.17.0+ds1-2ubuntu0.1) 설정하는 중입니다 ...</text:p>
      <text:p text:style-name="P1">libogre-1.9-dev (1.9.0+dfsg1-7) 설정하는 중입니다 ...</text:p>
      <text:p text:style-name="P1">libtar-dev (1.2.20-4) 설정하는 중입니다 ...</text:p>
      <text:p text:style-name="P1">libgts-dev:amd64 (0.7.6+darcs121130-1.2) 설정하는 중입니다 ...</text:p>
      <text:p text:style-name="P1">libusb-1.0-0-dev:amd64 (2:1.0.20-1) 설정하는 중입니다 ...</text:p>
      <text:p text:style-name="P1">libjpeg-turbo8-dev:amd64 (1.4.2-0ubuntu3.4) 설정하는 중입니다 ...</text:p>
      <text:p text:style-name="P1">libjpeg8-dev:amd64 (8c-2ubuntu8) 설정하는 중입니다 ...</text:p>
      <text:p text:style-name="P1">libjpeg-dev:amd64 (8c-2ubuntu8) 설정하는 중입니다 ...</text:p>
      <text:p text:style-name="P1">libaec-dev:amd64 (0.3.2-1) 설정하는 중입니다 ...</text:p>
      <text:p text:style-name="P1">libhdf5-cpp-11:amd64 (1.8.16+docs-4ubuntu1.1) 설정하는 중입니다 ...</text:p>
      <text:p text:style-name="P1">libhdf5-dev (1.8.16+docs-4ubuntu1.1) 설정하는 중입니다 ...</text:p>
      <text:p text:style-name="P1">update-alternatives: using /usr/lib/x86_64-linux-gnu/pkgconfig/hdf5-serial.pc to provide /usr/lib/x86_64-linux-gnu/pkgconfig/hdf5.pc (hdf5.pc) in auto mode</text:p>
      <text:p text:style-name="P1">libnetcdf-dev (1:4.4.0-2) 설정하는 중입니다 ...</text:p>
      <text:p text:style-name="P1">libjasper-dev (1.900.1-debian1-2.4ubuntu1.2) 설정하는 중입니다 ...</text:p>
      <text:p text:style-name="P1"><text:soft-page-break/>libgif-dev (5.1.4-0.3~16.04.1) 설정하는 중입니다 ...</text:p>
      <text:p text:style-name="P1">libwebp-dev:amd64 (0.4.4-1) 설정하는 중입니다 ...</text:p>
      <text:p text:style-name="P1">libhdf4-alt-dev (4.2.10-3.2) 설정하는 중입니다 ...</text:p>
      <text:p text:style-name="P1">libssl-dev:amd64 (1.0.2g-1ubuntu4.17) 설정하는 중입니다 ...</text:p>
      <text:p text:style-name="P1">libpq-dev (9.5.23-0ubuntu0.16.04.1) 설정하는 중입니다 ...</text:p>
      <text:p text:style-name="P1">libxerces-c-dev (3.1.3+debian-1) 설정하는 중입니다 ...</text:p>
      <text:p text:style-name="P1">libsqlite3-dev:amd64 (3.11.0-1ubuntu1.5) 설정하는 중입니다 ...</text:p>
      <text:p text:style-name="P1">libgeos-dev (3.5.0-1ubuntu2) 설정하는 중입니다 ...</text:p>
      <text:p text:style-name="P1">libmysqlclient-dev (5.7.31-0ubuntu0.16.04.1) 설정하는 중입니다 ...</text:p>
      <text:p text:style-name="P1">libspatialite-dev:amd64 (4.3.0a-5) 설정하는 중입니다 ...</text:p>
      <text:p text:style-name="P1">libswscale-dev:amd64 (7:2.8.17-0ubuntu0.1) 설정하는 중입니다 ...</text:p>
      <text:p text:style-name="P1">libtinyxml-dev:amd64 (2.6.2-3) 설정하는 중입니다 ...</text:p>
      <text:p text:style-name="P1">libconsole-bridge-dev:amd64 (0.3.2-1) 설정하는 중입니다 ...</text:p>
      <text:p text:style-name="P1">liburdfdom-headers-dev (0.4.1-2) 설정하는 중입니다 ...</text:p>
      <text:p text:style-name="P1">liburdfdom-model-state0.4:amd64 (0.4.1-1) 설정하는 중입니다 ...</text:p>
      <text:p text:style-name="P1">liburdfdom-sensor0.4:amd64 (0.4.1-1) 설정하는 중입니다 ...</text:p>
      <text:p text:style-name="P1">liburdfdom-world0.4:amd64 (0.4.1-1) 설정하는 중입니다 ...</text:p>
      <text:p text:style-name="P1">liburdfdom-dev:amd64 (0.4.1-1) 설정하는 중입니다 ...</text:p>
      <text:p text:style-name="P1">libignition-math2-dev:amd64 (2.2.3+dfsg1-4) 설정하는 중입니다 ...</text:p>
      <text:p text:style-name="P1">libsdformat4-dev:amd64 (4.0.0-1ubuntu2) 설정하는 중입니다 ...</text:p>
      <text:p text:style-name="P1">libxi-dev (2:1.7.6-1) 설정하는 중입니다 ...</text:p>
      <text:p text:style-name="P1">libxmu-headers (2:1.1.2-2) 설정하는 중입니다 ...</text:p>
      <text:p text:style-name="P1">libxmu-dev:amd64 (2:1.1.2-2) 설정하는 중입니다 ...</text:p>
      <text:p text:style-name="P1">liblapack-dev (3.6.0-2ubuntu2) 설정하는 중입니다 ...</text:p>
      <text:p text:style-name="P1">update-alternatives: using /usr/lib/lapack/liblapack.so to provide /usr/lib/liblapack.so (liblapack.so) in auto mode</text:p>
      <text:p text:style-name="P1">libsimbody-dev:amd64 (3.5.3+dfsg-1ubuntu1) 설정하는 중입니다 ...</text:p>
      <text:p text:style-name="P1">libgdk-pixbuf2.0-dev (2.32.2-1ubuntu1.6) 설정하는 중입니다 ...</text:p>
      <text:p text:style-name="P1">libgl2ps0 (1.3.8-1.2) 설정하는 중입니다 ...</text:p>
      <text:p text:style-name="P1">libgl2ps-dev (1.3.8-1.2) 설정하는 중입니다 ...</text:p>
      <text:p text:style-name="P1">libharfbuzz-gobject0:amd64 (1.0.1-1ubuntu0.1) 설정하는 중입니다 ...</text:p>
      <text:p text:style-name="P1">libharfbuzz-dev (1.0.1-1ubuntu0.1) 설정하는 중입니다 ...</text:p>
      <text:p text:style-name="P1">libxft-dev (2.3.2-1) 설정하는 중입니다 ...</text:p>
      <text:p text:style-name="P1">libpango1.0-dev (1.38.1-1) 설정하는 중입니다 ...</text:p>
      <text:p text:style-name="P1">x11proto-xinerama-dev (1.2.1-2) 설정하는 중입니다 ...</text:p>
      <text:p text:style-name="P1">libxinerama-dev:amd64 (2:1.1.3-1) 설정하는 중입니다 ...</text:p>
      <text:p text:style-name="P1">x11proto-randr-dev (1.5.0-1) 설정하는 중입니다 ...</text:p>
      <text:p text:style-name="P1">libxrandr-dev:amd64 (2:1.5.0-1) 설정하는 중입니다 ...</text:p>
      <text:p text:style-name="P1">libxcursor-dev:amd64 (1:1.1.14-1ubuntu0.16.04.2) 설정하는 중입니다 ...</text:p>
      <text:p text:style-name="P1">x11proto-composite-dev (1:0.4.2-2) 설정하는 중입니다 ...</text:p>
      <text:p text:style-name="P1">libxcomposite-dev (1:0.4.4-1) 설정하는 중입니다 ...</text:p>
      <text:p text:style-name="P1">libxml2-utils (2.9.3+dfsg1-1ubuntu0.7) 설정하는 중입니다 ...</text:p>
      <text:p text:style-name="P1">libgtk2.0-dev (2.24.30-1ubuntu1.16.04.2) 설정하는 중입니다 ...</text:p>
      <text:p text:style-name="P1">libgts-bin (0.7.6+darcs121130-1.2) 설정하는 중입니다 ...</text:p>
      <text:p text:style-name="P1">libjs-jquery (1.11.3+dfsg-4) 설정하는 중입니다 ...</text:p>
      <text:p text:style-name="P1">libjs-jquery-ui (1.10.1+dfsg-1) 설정하는 중입니다 ...</text:p>
      <text:p text:style-name="P1"><text:soft-page-break/>libjs-underscore (1.7.0~dfsg-1ubuntu1) 설정하는 중입니다 ...</text:p>
      <text:p text:style-name="P1">libjs-sphinxdoc (1.3.6-2ubuntu1.2) 설정하는 중입니다 ...</text:p>
      <text:p text:style-name="P1">liblog4cxx10v5:amd64 (0.10.0-10ubuntu1) 설정하는 중입니다 ...</text:p>
      <text:p text:style-name="P1">liblog4cxx-dev (0.10.0-10ubuntu1) 설정하는 중입니다 ...</text:p>
      <text:p text:style-name="P1">liblog4cxx10-dev (0.10.0-10ubuntu1) 설정하는 중입니다 ...</text:p>
      <text:p text:style-name="P1">libsys-hostname-long-perl (1.5-1) 설정하는 중입니다 ...</text:p>
      <text:p text:style-name="P1">libmail-sendmail-perl (0.79.16-1) 설정하는 중입니다 ...</text:p>
      <text:p text:style-name="P1">libnetcdf-c++4 (4.2-4) 설정하는 중입니다 ...</text:p>
      <text:p text:style-name="P1">libnetcdf-cxx-legacy-dev (4.2-4) 설정하는 중입니다 ...</text:p>
      <text:p text:style-name="P1">libogg-dev:amd64 (1.3.2-1) 설정하는 중입니다 ...</text:p>
      <text:p text:style-name="P1">libopenni-dev (1.5.4.0-14) 설정하는 중입니다 ...</text:p>
      <text:p text:style-name="P1">openni-utils (1.5.4.0-14) 설정하는 중입니다 ...</text:p>
      <text:p text:style-name="P1">libopenni-sensor-pointclouds0 (5.1.0.41.5-1) 설정하는 중입니다 ...</text:p>
      <text:p text:style-name="P1">libpocofoundation9v5 (1.3.6p1-5.1ubuntu0.1) 설정하는 중입니다 ...</text:p>
      <text:p text:style-name="P1">libpococrypto9v5 (1.3.6p1-5.1ubuntu0.1) 설정하는 중입니다 ...</text:p>
      <text:p text:style-name="P1">libpocodata9v5 (1.3.6p1-5.1ubuntu0.1) 설정하는 중입니다 ...</text:p>
      <text:p text:style-name="P1">libpocomysql9v5 (1.3.6p1-5.1ubuntu0.1) 설정하는 중입니다 ...</text:p>
      <text:p text:style-name="P1">libpoconet9v5 (1.3.6p1-5.1ubuntu0.1) 설정하는 중입니다 ...</text:p>
      <text:p text:style-name="P1">libpocoxml9v5 (1.3.6p1-5.1ubuntu0.1) 설정하는 중입니다 ...</text:p>
      <text:p text:style-name="P1">libpocoutil9v5 (1.3.6p1-5.1ubuntu0.1) 설정하는 중입니다 ...</text:p>
      <text:p text:style-name="P1">libpoconetssl9v5 (1.3.6p1-5.1ubuntu0.1) 설정하는 중입니다 ...</text:p>
      <text:p text:style-name="P1">libpocoodbc9v5 (1.3.6p1-5.1ubuntu0.1) 설정하는 중입니다 ...</text:p>
      <text:p text:style-name="P1">libpocosqlite9v5 (1.3.6p1-5.1ubuntu0.1) 설정하는 중입니다 ...</text:p>
      <text:p text:style-name="P1">libpocozip9v5 (1.3.6p1-5.1ubuntu0.1) 설정하는 중입니다 ...</text:p>
      <text:p text:style-name="P1">libpoco-dev (1.3.6p1-5.1ubuntu0.1) 설정하는 중입니다 ...</text:p>
      <text:p text:style-name="P1">libshiboken-py3-2.0:amd64 (2.0.0.dev0-0~201604191548~rev1610~pkg23~ubuntu16.04.1) 설정하는 중입니다 ...</text:p>
      <text:p text:style-name="P1">libpyside-py3-2.0:amd64 (2.0.0+dev-0~201604151742~rev1858~pkg38~ubuntu16.04.1) 설정하는 중입니다 ...</text:p>
      <text:p text:style-name="P1">libshiboken2.0:amd64 (2.0.0.dev0-0~201604191548~rev1610~pkg23~ubuntu16.04.1) 설정하는 중입니다 ...</text:p>
      <text:p text:style-name="P1">libpyside2.0:amd64 (2.0.0+dev-0~201604151742~rev1858~pkg38~ubuntu16.04.1) 설정하는 중입니다 ...</text:p>
      <text:p text:style-name="P1">libinput-dev:amd64 (1.6.3-1ubuntu1~16.04.1) 설정하는 중입니다 ...</text:p>
      <text:p text:style-name="P1">qtbase5-private-dev:amd64 (5.5.1+dfsg-16ubuntu7.7) 설정하는 중입니다 ...</text:p>
      <text:p text:style-name="P1">libqt5multimediawidgets5:amd64 (5.5.1-4ubuntu2) 설정하는 중입니다 ...</text:p>
      <text:p text:style-name="P1">libqgsttools-p1:amd64 (5.5.1-4ubuntu2) 설정하는 중입니다 ...</text:p>
      <text:p text:style-name="P1">libqt5multimediaquick-p5:amd64 (5.5.1-4ubuntu2) 설정하는 중입니다 ...</text:p>
      <text:p text:style-name="P1">qtmultimedia5-dev:amd64 (5.5.1-4ubuntu2) 설정하는 중입니다 ...</text:p>
      <text:p text:style-name="P1">libqt5opengl5-dev:amd64 (5.5.1+dfsg-16ubuntu7.7) 설정하는 중입니다 ...</text:p>
      <text:p text:style-name="P1">libqt5clucene5:amd64 (5.5.1-3ubuntu0.1) 설정하는 중입니다 ...</text:p>
      <text:p text:style-name="P1">libqt5designer5:amd64 (5.5.1-3ubuntu0.1) 설정하는 중입니다 ...</text:p>
      <text:p text:style-name="P1">libqt5designercomponents5:amd64 (5.5.1-3ubuntu0.1) 설정하는 중입니다 ...</text:p>
      <text:p text:style-name="P1">libqt5help5:amd64 (5.5.1-3ubuntu0.1) 설정하는 중입니다 ...</text:p>
      <text:p text:style-name="P1">qttools5-dev:amd64 (5.5.1-3ubuntu0.1) 설정하는 중입니다 ...</text:p>
      <text:p text:style-name="P1">qttools5-private-dev:amd64 (5.5.1-3ubuntu0.1) 설정하는 중입니다 ...</text:p>
      <text:p text:style-name="P1"><text:soft-page-break/>qttools5-dev-tools (5.5.1-3ubuntu0.1) 설정하는 중입니다 ...</text:p>
      <text:p text:style-name="P1">qtdeclarative5-private-dev:amd64 (5.5.1-2ubuntu6) 설정하는 중입니다 ...</text:p>
      <text:p text:style-name="P1">libqt5xmlpatterns5:amd64 (5.5.1-2build1) 설정하는 중입니다 ...</text:p>
      <text:p text:style-name="P1">libqt5xmlpatterns5-dev:amd64 (5.5.1-2build1) 설정하는 중입니다 ...</text:p>
      <text:p text:style-name="P1">libqt5xmlpatterns5-private-dev:amd64 (5.5.1-2build1) 설정하는 중입니다 ...</text:p>
      <text:p text:style-name="P1">libqt5x11extras5:amd64 (5.5.1-3build1) 설정하는 중입니다 ...</text:p>
      <text:p text:style-name="P1">libqt5x11extras5-dev:amd64 (5.5.1-3build1) 설정하는 중입니다 ...</text:p>
      <text:p text:style-name="P1">libpyside2-dev (2.0.0+dev-0~201604151742~rev1858~pkg38~ubuntu16.04.1) 설정하는 중입니다 ...</text:p>
      <text:p text:style-name="P1">libqhull7:amd64 (2015.2-1) 설정하는 중입니다 ...</text:p>
      <text:p text:style-name="P1">libqhull-dev:amd64 (2015.2-1) 설정하는 중입니다 ...</text:p>
      <text:p text:style-name="P1">libqt4-opengl-dev (4:4.8.7+dfsg-5ubuntu2) 설정하는 중입니다 ...</text:p>
      <text:p text:style-name="P1">libshiboken2-dev (2.0.0.dev0-0~201604191548~rev1610~pkg23~ubuntu16.04.1) 설정하는 중입니다 ...</text:p>
      <text:p text:style-name="P1">libssl-doc (1.0.2g-1ubuntu4.17) 설정하는 중입니다 ...</text:p>
      <text:p text:style-name="P1">libtheora-dev:amd64 (1.1.1+dfsg.1-8) 설정하는 중입니다 ...</text:p>
      <text:p text:style-name="P1">libjbig-dev:amd64 (2.1-3.1) 설정하는 중입니다 ...</text:p>
      <text:p text:style-name="P1">liblzma-dev:amd64 (5.1.1alpha+20120614-2ubuntu2) 설정하는 중입니다 ...</text:p>
      <text:p text:style-name="P1">libtiffxx5:amd64 (4.0.6-1ubuntu0.7) 설정하는 중입니다 ...</text:p>
      <text:p text:style-name="P1">libtiff5-dev:amd64 (4.0.6-1ubuntu0.7) 설정하는 중입니다 ...</text:p>
      <text:p text:style-name="P1">libtool (2.4.6-0.1) 설정하는 중입니다 ...</text:p>
      <text:p text:style-name="P1">libusb-1.0-doc (2:1.0.20-1) 설정하는 중입니다 ...</text:p>
      <text:p text:style-name="P1">libeigen3-dev (3.3~beta1-2) 설정하는 중입니다 ...</text:p>
      <text:p text:style-name="P1">libhdf5-openmpi-10:amd64 (1.8.16+docs-4ubuntu1.1) 설정하는 중입니다 ...</text:p>
      <text:p text:style-name="P1">libhdf5-openmpi-dev (1.8.16+docs-4ubuntu1.1) 설정하는 중입니다 ...</text:p>
      <text:p text:style-name="P1">update-alternatives: using /usr/bin/h5pcc.openmpi to provide /usr/bin/h5pcc (h5pcc) in auto mode</text:p>
      <text:p text:style-name="P1">libhdf5-mpi-dev (1.8.16+docs-4ubuntu1.1) 설정하는 중입니다 ...</text:p>
      <text:p text:style-name="P1">libjsoncpp-dev:amd64 (1.7.2-1) 설정하는 중입니다 ...</text:p>
      <text:p text:style-name="P1">x11proto-scrnsaver-dev (1.2.2-1) 설정하는 중입니다 ...</text:p>
      <text:p text:style-name="P1">libxss-dev:amd64 (1:1.2.2-1) 설정하는 중입니다 ...</text:p>
      <text:p text:style-name="P1">python-concurrent.futures (3.0.5-1) 설정하는 중입니다 ...</text:p>
      <text:p text:style-name="P1">python-lz4 (0.7.0+dfsg-3build1) 설정하는 중입니다 ...</text:p>
      <text:p text:style-name="P1">python-msgpack (0.4.6-1build1) 설정하는 중입니다 ...</text:p>
      <text:p text:style-name="P1">python-six (1.10.0-3) 설정하는 중입니다 ...</text:p>
      <text:p text:style-name="P1">python-snappy (0.5-1build1) 설정하는 중입니다 ...</text:p>
      <text:p text:style-name="P1">python-trollius (2.1~b1-3) 설정하는 중입니다 ...</text:p>
      <text:p text:style-name="P1">python-twisted-bin (16.0.0-1ubuntu0.4) 설정하는 중입니다 ...</text:p>
      <text:p text:style-name="P1">python-pkg-resources (20.7.0-1) 설정하는 중입니다 ...</text:p>
      <text:p text:style-name="P1">python-zope.interface (4.1.3-1build1) 설정하는 중입니다 ...</text:p>
      <text:p text:style-name="P1">python-cffi-backend (1.5.2-1ubuntu1) 설정하는 중입니다 ...</text:p>
      <text:p text:style-name="P1">python-enum34 (1.1.2-1) 설정하는 중입니다 ...</text:p>
      <text:p text:style-name="P1">python-idna (2.0-3) 설정하는 중입니다 ...</text:p>
      <text:p text:style-name="P1">python-ipaddress (1.0.16-1) 설정하는 중입니다 ...</text:p>
      <text:p text:style-name="P1">python-pyasn1 (0.1.9-1) 설정하는 중입니다 ...</text:p>
      <text:p text:style-name="P1">python-cryptography (1.2.3-1ubuntu0.2) 설정하는 중입니다 ...</text:p>
      <text:p text:style-name="P1">python-openssl (0.15.1-2ubuntu0.2) 설정하는 중입니다 ...</text:p>
      <text:p text:style-name="P1">python-attr (15.2.0-1) 설정하는 중입니다 ...</text:p>
      <text:p text:style-name="P1"><text:soft-page-break/>python-pyasn1-modules (0.0.7-0.1) 설정하는 중입니다 ...</text:p>
      <text:p text:style-name="P1">python-service-identity (16.0.0-2) 설정하는 중입니다 ...</text:p>
      <text:p text:style-name="P1">python-twisted-core (16.0.0-1ubuntu0.4) 설정하는 중입니다 ...</text:p>
      <text:p text:style-name="P1">python-twisted (16.0.0-1ubuntu0.4) 설정하는 중입니다 ...</text:p>
      <text:p text:style-name="P1">python-txaio (1.0.0-3) 설정하는 중입니다 ...</text:p>
      <text:p text:style-name="P1">python-autobahn (0.10.3+dfsg1-5) 설정하는 중입니다 ...</text:p>
      <text:p text:style-name="P1">python-mpi4py (1.3.1+hg20131106-2ubuntu5) 설정하는 중입니다 ...</text:p>
      <text:p text:style-name="P1">tcl8.6-dev:amd64 (8.6.5+dfsg-2) 설정하는 중입니다 ...</text:p>
      <text:p text:style-name="P1">tcl-dev:amd64 (8.6.0+9) 설정하는 중입니다 ...</text:p>
      <text:p text:style-name="P1">tk8.6-dev:amd64 (8.6.5-1) 설정하는 중입니다 ...</text:p>
      <text:p text:style-name="P1">tk-dev:amd64 (8.6.0+9) 설정하는 중입니다 ...</text:p>
      <text:p text:style-name="P1">libwxbase3.0-0v5:amd64 (3.0.2+dfsg-1.3ubuntu0.1) 설정하는 중입니다 ...</text:p>
      <text:p text:style-name="P1">libwxgtk3.0-0v5:amd64 (3.0.2+dfsg-1.3ubuntu0.1) 설정하는 중입니다 ...</text:p>
      <text:p text:style-name="P1">libx11-doc (2:1.6.3-1ubuntu2.2) 설정하는 중입니다 ...</text:p>
      <text:p text:style-name="P1">libyaml-cpp0.5v5:amd64 (0.5.2-4ubuntu1~16.04.4) 설정하는 중입니다 ...</text:p>
      <text:p text:style-name="P1">libyaml-cpp-dev (0.5.2-4ubuntu1~16.04.4) 설정하는 중입니다 ...</text:p>
      <text:p text:style-name="P1">python-sip (4.17+dfsg-1ubuntu0.1) 설정하는 중입니다 ...</text:p>
      <text:p text:style-name="P1">sip-dev (4.17+dfsg-1ubuntu0.1) 설정하는 중입니다 ...</text:p>
      <text:p text:style-name="P1">python-sip-dev (4.17+dfsg-1ubuntu0.1) 설정하는 중입니다 ...</text:p>
      <text:p text:style-name="P1">pyqt5-dev (5.5.1+dfsg-3ubuntu4) 설정하는 중입니다 ...</text:p>
      <text:p text:style-name="P1">python-cairo (1.8.8-2) 설정하는 중입니다 ...</text:p>
      <text:p text:style-name="P1">python-dateutil (2.4.2-1) 설정하는 중입니다 ...</text:p>
      <text:p text:style-name="P1">python-roman (2.0.0-2) 설정하는 중입니다 ...</text:p>
      <text:p text:style-name="P1">python-pyparsing (2.0.3+dfsg1-1ubuntu0.1) 설정하는 중입니다 ...</text:p>
      <text:p text:style-name="P1">python-chardet (2.3.0-2) 설정하는 중입니다 ...</text:p>
      <text:p text:style-name="P1">python-crypto (2.6.1-6ubuntu0.16.04.3) 설정하는 중입니다 ...</text:p>
      <text:p text:style-name="P1">python-cycler (0.9.0-1) 설정하는 중입니다 ...</text:p>
      <text:p text:style-name="P1">python-defusedxml (0.4.1-2ubuntu0.16.04.1) 설정하는 중입니다 ...</text:p>
      <text:p text:style-name="P1">python-ecdsa (0.13-2ubuntu0.16.04.1) 설정하는 중입니다 ...</text:p>
      <text:p text:style-name="P1">python-empy (3.3.2-1build1) 설정하는 중입니다 ...</text:p>
      <text:p text:style-name="P1">python-gobject-2 (2.28.6-12ubuntu1) 설정하는 중입니다 ...</text:p>
      <text:p text:style-name="P1">python-gtk2 (2.24.0-4ubuntu1) 설정하는 중입니다 ...</text:p>
      <text:p text:style-name="P1">python-glade2 (2.24.0-4ubuntu1) 설정하는 중입니다 ...</text:p>
      <text:p text:style-name="P1">python-pil:amd64 (3.1.2-0ubuntu1.4) 설정하는 중입니다 ...</text:p>
      <text:p text:style-name="P1">python-imaging (3.1.2-0ubuntu1.4) 설정하는 중입니다 ...</text:p>
      <text:p text:style-name="P1">ttf-bitstream-vera (1.10-8) 설정하는 중입니다 ...</text:p>
      <text:p text:style-name="P1">python-matplotlib-data (1.5.1-1ubuntu1) 설정하는 중입니다 ...</text:p>
      <text:p text:style-name="P1">python-tz (2014.10~dfsg1-0ubuntu2) 설정하는 중입니다 ...</text:p>
      <text:p text:style-name="P1">python-numpy (1:1.11.0-1ubuntu1) 설정하는 중입니다 ...</text:p>
      <text:p text:style-name="P1">python-matplotlib (1.5.1-1ubuntu1) 설정하는 중입니다 ...</text:p>
      <text:p text:style-name="P1">python-netifaces (0.10.4-0.1build2) 설정하는 중입니다 ...</text:p>
      <text:p text:style-name="P1">python-nose (1.3.7-1) 설정하는 중입니다 ...</text:p>
      <text:p text:style-name="P1">python-opengl (3.0.2-1) 설정하는 중입니다 ...</text:p>
      <text:p text:style-name="P1">python-pam (0.4.2-13.2ubuntu2) 설정하는 중입니다 ...</text:p>
      <text:p text:style-name="P1">python-paramiko (1.16.0-1ubuntu0.2) 설정하는 중입니다 ...</text:p>
      <text:p text:style-name="P1">python-psutil (3.4.2-1ubuntu0.1) 설정하는 중입니다 ...</text:p>
      <text:p text:style-name="P1"><text:soft-page-break/>python-pydot (1.0.28-2) 설정하는 중입니다 ...</text:p>
      <text:p text:style-name="P1">python-pygments (2.1+dfsg-1) 설정하는 중입니다 ...</text:p>
      <text:p text:style-name="P1">python-pyqt5 (5.5.1+dfsg-3ubuntu4) 설정하는 중입니다 ...</text:p>
      <text:p text:style-name="P1">python-pyqt5.qtopengl (5.5.1+dfsg-3ubuntu4) 설정하는 중입니다 ...</text:p>
      <text:p text:style-name="P1">python-pyqt5.qtsvg (5.5.1+dfsg-3ubuntu4) 설정하는 중입니다 ...</text:p>
      <text:p text:style-name="P1">python-pyqt5.qtwebkit (5.5.1+dfsg-3ubuntu4) 설정하는 중입니다 ...</text:p>
      <text:p text:style-name="P1">python-pyside2.qtconcurrent (2.0.0+dev-0~201604151742~rev1858~pkg38~ubuntu16.04.1) 설정하는 중입니다 ...</text:p>
      <text:p text:style-name="P1">python-pyside2.qtcore (2.0.0+dev-0~201604151742~rev1858~pkg38~ubuntu16.04.1) 설정하는 중입니다 ...</text:p>
      <text:p text:style-name="P1">python-pyside2.qtgui (2.0.0+dev-0~201604151742~rev1858~pkg38~ubuntu16.04.1) 설정하는 중입니다 ...</text:p>
      <text:p text:style-name="P1">python-pyside2.qthelp (2.0.0+dev-0~201604151742~rev1858~pkg38~ubuntu16.04.1) 설정하는 중입니다 ...</text:p>
      <text:p text:style-name="P1">python-pyside2.qtnetwork (2.0.0+dev-0~201604151742~rev1858~pkg38~ubuntu16.04.1) 설정하는 중입니다 ...</text:p>
      <text:p text:style-name="P1">python-pyside2.qtprintsupport (2.0.0+dev-0~201604151742~rev1858~pkg38~ubuntu16.04.1) 설정하는 중입니다 ...</text:p>
      <text:p text:style-name="P1">python-pyside2.qtqml (2.0.0+dev-0~201604151742~rev1858~pkg38~ubuntu16.04.1) 설정하는 중입니다 ...</text:p>
      <text:p text:style-name="P1">python-pyside2.qtquick (2.0.0+dev-0~201604151742~rev1858~pkg38~ubuntu16.04.1) 설정하는 중입니다 ...</text:p>
      <text:p text:style-name="P1">python-pyside2.qtquickwidgets (2.0.0+dev-0~201604151742~rev1858~pkg38~ubuntu16.04.1) 설정하는 중입니다 ...</text:p>
      <text:p text:style-name="P1">python-pyside2.qtscript (2.0.0+dev-0~201604151742~rev1858~pkg38~ubuntu16.04.1) 설정하는 중입니다 ...</text:p>
      <text:p text:style-name="P1">python-pyside2.qtsql (2.0.0+dev-0~201604151742~rev1858~pkg38~ubuntu16.04.1) 설정하는 중입니다 ...</text:p>
      <text:p text:style-name="P1">python-pyside2.qtsvg (2.0.0+dev-0~201604151742~rev1858~pkg38~ubuntu16.04.1) 설정하는 중입니다 ...</text:p>
      <text:p text:style-name="P1">python-pyside2.qttest (2.0.0+dev-0~201604151742~rev1858~pkg38~ubuntu16.04.1) 설정하는 중입니다 ...</text:p>
      <text:p text:style-name="P1">python-pyside2.qtuitools (2.0.0+dev-0~201604151742~rev1858~pkg38~ubuntu16.04.1) 설정하는 중입니다 ...</text:p>
      <text:p text:style-name="P1">python-pyside2.qtwebkit (2.0.0+dev-0~201604151742~rev1858~pkg38~ubuntu16.04.1) 설정하는 중입니다 ...</text:p>
      <text:p text:style-name="P1">python-pyside2.qtwebkitwidgets (2.0.0+dev-0~201604151742~rev1858~pkg38~ubuntu16.04.1) 설정하는 중입니다 ...</text:p>
      <text:p text:style-name="P1">python-pyside2.qtwidgets (2.0.0+dev-0~201604151742~rev1858~pkg38~ubuntu16.04.1) 설정하는 중입니다 ...</text:p>
      <text:p text:style-name="P1">python-pyside2.qtx11extras (2.0.0+dev-0~201604151742~rev1858~pkg38~ubuntu16.04.1) 설정하는 중입니다 ...</text:p>
      <text:p text:style-name="P1">python-pyside2.qtxml (2.0.0+dev-0~201604151742~rev1858~pkg38~ubuntu16.04.1) 설정하는 중입니다 ...</text:p>
      <text:p text:style-name="P1">python-pyside2 (2.0.0+dev-0~201604151742~rev1858~pkg38~ubuntu16.04.1) 설정하는 중입니다 ...</text:p>
      <text:p text:style-name="P1">python-yaml (3.11-3build1) 설정하는 중입니다 ...</text:p>
      <text:p text:style-name="P1"><text:soft-page-break/>python-setuptools (20.7.0-1) 설정하는 중입니다 ...</text:p>
      <text:p text:style-name="P1">python-serial (3.0.1-1) 설정하는 중입니다 ...</text:p>
      <text:p text:style-name="P1">python-tk (2.7.12-1~16.04) 설정하는 중입니다 ...</text:p>
      <text:p text:style-name="P1">python-wxversion (3.0.2.0+dfsg-1build1) 설정하는 중입니다 ...</text:p>
      <text:p text:style-name="P1">python-wxgtk3.0 (3.0.2.0+dfsg-1build1) 설정하는 중입니다 ...</text:p>
      <text:p text:style-name="P1">update-alternatives: using /usr/lib/wx/python/wx3.0.pth to provide /usr/lib/wx/python/wx.pth (wx.pth) in auto mode</text:p>
      <text:p text:style-name="P1">python-wxtools (3.0.2.0+dfsg-1build1) 설정하는 중입니다 ...</text:p>
      <text:p text:style-name="P1">ros-kinetic-cpp-common (0.6.11-0xenial-20191214-013837+0000) 설정하는 중입니다 ...</text:p>
      <text:p text:style-name="P1">ros-kinetic-rostime (0.6.11-0xenial-20191214-033908+0000) 설정하는 중입니다 ...</text:p>
      <text:p text:style-name="P1">ros-kinetic-roscpp-traits (0.6.11-0xenial-20191214-035847+0000) 설정하는 중입니다 ...</text:p>
      <text:p text:style-name="P1">ros-kinetic-roscpp-serialization (0.6.11-0xenial-20191214-040238+0000) 설정하는 중입니다 ...</text:p>
      <text:p text:style-name="P1">ros-kinetic-xmlrpcpp (1.12.16-1xenial-20200827-195703+0000) 설정하는 중입니다 ...</text:p>
      <text:p text:style-name="P1">ros-kinetic-ros-environment (1.0.1-1xenial-20191214-013549+0000) 설정하는 중입니다 ...</text:p>
      <text:p text:style-name="P1">liblz4-dev:amd64 (0.0~r131-2ubuntu2) 설정하는 중입니다 ...</text:p>
      <text:p text:style-name="P1">ros-kinetic-roslz4 (1.12.16-1xenial-20200827-195325+0000) 설정하는 중입니다 ...</text:p>
      <text:p text:style-name="P1">ros-kinetic-rosbag-storage (1.12.16-1xenial-20200827-200332+0000) 설정하는 중입니다 ...</text:p>
      <text:p text:style-name="P1">ros-kinetic-angles (1.9.12-1xenial-20200109-024836+0000) 설정하는 중입니다 ...</text:p>
      <text:p text:style-name="P1">ros-kinetic-class-loader (0.3.9-0xenial-20191214-003009+0000) 설정하는 중입니다 ...</text:p>
      <text:p text:style-name="P1">libtinyxml2-dev:amd64 (2.2.0-1.1ubuntu1) 설정하는 중입니다 ...</text:p>
      <text:p text:style-name="P1">ros-kinetic-urdf-parser-plugin (1.12.12-0xenial-20191214-002655+0000) 설정하는 중입니다 ...</text:p>
      <text:p text:style-name="P1">libassimp3v5 (3.2~dfsg-3) 설정하는 중입니다 ...</text:p>
      <text:p text:style-name="P1">libassimp-dev (3.2~dfsg-3) 설정하는 중입니다 ...</text:p>
      <text:p text:style-name="P1">ros-kinetic-eigen-stl-containers (0.1.8-0xenial-20191214-002815+0000) 설정하는 중입니다 ...</text:p>
      <text:p text:style-name="P1">ros-kinetic-random-numbers (0.3.1-0xenial-20191214-035955+0000) 설정하는 중입니다 ...</text:p>
      <text:p text:style-name="P1">ros-kinetic-rosbag-migration-rule (1.0.0-0xenial-20191214-002240+0000) 설정하는 중입니다 ...</text:p>
      <text:p text:style-name="P1">ros-kinetic-smclib (1.8.3-0xenial-20191214-041046+0000) 설정하는 중입니다 ...</text:p>
      <text:p text:style-name="P1">ros-kinetic-media-export (0.3.0-1xenial-20200310-065508+0000) 설정하는 중입니다 ...</text:p>
      <text:p text:style-name="P1">shiboken2 (2.0.0.dev0-0~201604191548~rev1610~pkg23~ubuntu16.04.1) 설정하는 중입니다 ...</text:p>
      <text:p text:style-name="P1">tango-icon-theme (0.8.90-5ubuntu1) 설정하는 중입니다 ...</text:p>
      <text:p text:style-name="P1">ros-kinetic-rosboost-cfg (1.14.6-1xenial-20191214-013600+0000) 설정하는 중입니다 ...</text:p>
      <text:p text:style-name="P1">sbcl (2:1.3.1-1ubuntu2) 설정하는 중입니다 ...</text:p>
      <text:p text:style-name="P1">ros-kinetic-qwt-dependency (1.1.0-0xenial-20191214-001919+0000) 설정하는 중입니다 ...</text:p>
      <text:p text:style-name="P1">hddtemp (0.3-beta15-52) 설정하는 중입니다 ...</text:p>
      <text:p text:style-name="P1">ocl-icd-libopencl1:amd64 (2.2.8-1) 설정하는 중입니다 ...</text:p>
      <text:p text:style-name="P1">libhwloc-plugins (1.11.2-3) 설정하는 중입니다 ...</text:p>
      <text:p text:style-name="P1">libpcl-common1.7:amd64 (1.7.2-14build1) 설정하는 중입니다 ...</text:p>
      <text:p text:style-name="P1">libpcl-kdtree1.7:amd64 (1.7.2-14build1) 설정하는 중입니다 ...</text:p>
      <text:p text:style-name="P1">libpcl-octree1.7:amd64 (1.7.2-14build1) 설정하는 중입니다 ...</text:p>
      <text:p text:style-name="P1">libpcl-search1.7:amd64 (1.7.2-14build1) 설정하는 중입니다 ...</text:p>
      <text:p text:style-name="P1">libpcl-features1.7:amd64 (1.7.2-14build1) 설정하는 중입니다 ...</text:p>
      <text:p text:style-name="P1">libpcl-sample-consensus1.7:amd64 (1.7.2-14build1) 설정하는 중입니다 ...</text:p>
      <text:p text:style-name="P1">libpcl-filters1.7:amd64 (1.7.2-14build1) 설정하는 중입니다 ...</text:p>
      <text:p text:style-name="P1">libpcl-segmentation1.7:amd64 (1.7.2-14build1) 설정하는 중입니다 ...</text:p>
      <text:p text:style-name="P1">libpcl-keypoints1.7:amd64 (1.7.2-14build1) 설정하는 중입니다 ...</text:p>
      <text:p text:style-name="P1">libpcl-outofcore1.7:amd64 (1.7.2-14build1) 설정하는 중입니다 ...</text:p>
      <text:p text:style-name="P1"><text:soft-page-break/>libpcl-people1.7:amd64 (1.7.2-14build1) 설정하는 중입니다 ...</text:p>
      <text:p text:style-name="P1">libpcl-recognition1.7:amd64 (1.7.2-14build1) 설정하는 중입니다 ...</text:p>
      <text:p text:style-name="P1">libpcl-registration1.7:amd64 (1.7.2-14build1) 설정하는 중입니다 ...</text:p>
      <text:p text:style-name="P1">libpcl-tracking1.7:amd64 (1.7.2-14build1) 설정하는 중입니다 ...</text:p>
      <text:p text:style-name="P1">liburdfdom-tools (0.4.1-1) 설정하는 중입니다 ...</text:p>
      <text:p text:style-name="P1">proj-bin (4.9.2-2) 설정하는 중입니다 ...</text:p>
      <text:p text:style-name="P1">ros-kinetic-cmake-modules (0.4.2-0xenial-20191214-002351+0000) 설정하는 중입니다 ...</text:p>
      <text:p text:style-name="P1">ros-kinetic-smach (2.0.1-0xenial-20191214-041039+0000) 설정하는 중입니다 ...</text:p>
      <text:p text:style-name="P1">ros-kinetic-roscpp-core (0.6.11-0xenial-20191214-040930+0000) 설정하는 중입니다 ...</text:p>
      <text:p text:style-name="P1">ros-kinetic-roslint (0.11.0-0xenial-20191214-002257+0000) 설정하는 중입니다 ...</text:p>
      <text:p text:style-name="P1">ros-kinetic-webkit-dependency (1.1.0-0xenial-20191214-040609+0000) 설정하는 중입니다 ...</text:p>
      <text:p text:style-name="P1">ros-kinetic-gl-dependency (1.1.0-0xenial-20191214-040753+0000) 설정하는 중입니다 ...</text:p>
      <text:p text:style-name="P1">debhelper (9.20160115ubuntu3) 설정하는 중입니다 ...</text:p>
      <text:p text:style-name="P1">odbcinst1debian2:amd64 (2.3.1-4.1) 설정하는 중입니다 ...</text:p>
      <text:p text:style-name="P1">libgdal1i (1.11.3+dfsg-3build2) 설정하는 중입니다 ...</text:p>
      <text:p text:style-name="P1">libgazebo7:amd64 (7.0.0+dfsg-2) 설정하는 중입니다 ...</text:p>
      <text:p text:style-name="P1">rake (10.5.0-2ubuntu0.1) 설정하는 중입니다 ...</text:p>
      <text:p text:style-name="P1">libruby2.3:amd64 (2.3.1-2~ubuntu16.04.14) 설정하는 중입니다 ...</text:p>
      <text:p text:style-name="P1">gazebo7-plugin-base (7.0.0+dfsg-2) 설정하는 중입니다 ...</text:p>
      <text:p text:style-name="P1">unixodbc (2.3.1-4.1) 설정하는 중입니다 ...</text:p>
      <text:p text:style-name="P1">unixodbc-dev (2.3.1-4.1) 설정하는 중입니다 ...</text:p>
      <text:p text:style-name="P1">libgdal-dev (1.11.3+dfsg-3build2) 설정하는 중입니다 ...</text:p>
      <text:p text:style-name="P1">libgazebo7-dev:amd64 (7.0.0+dfsg-2) 설정하는 중입니다 ...</text:p>
      <text:p text:style-name="P1">libvtk6.2 (6.2.0+dfsg1-10build1+debian11.1+osrf1) 설정하는 중입니다 ...</text:p>
      <text:p text:style-name="P1">libvtk6.2-qt (6.2.0+dfsg1-10build1+debian11.1+osrf1) 설정하는 중입니다 ...</text:p>
      <text:p text:style-name="P1">libvtk6-java (6.2.0+dfsg1-10build1+debian11.1+osrf1) 설정하는 중입니다 ...</text:p>
      <text:p text:style-name="P1">python-vtk6 (6.2.0+dfsg1-10build1+debian11.1+osrf1) 설정하는 중입니다 ...</text:p>
      <text:p text:style-name="P1">tcl-vtk6 (6.2.0+dfsg1-10build1+debian11.1+osrf1) 설정하는 중입니다 ...</text:p>
      <text:p text:style-name="P1">vtk6 (6.2.0+dfsg1-10build1+debian11.1+osrf1) 설정하는 중입니다 ...</text:p>
      <text:p text:style-name="P1">libvtk6-dev (6.2.0+dfsg1-10build1+debian11.1+osrf1) 설정하는 중입니다 ...</text:p>
      <text:p text:style-name="P1">libvtk6-qt-dev (6.2.0+dfsg1-10build1+debian11.1+osrf1) 설정하는 중입니다 ...</text:p>
      <text:p text:style-name="P1">libpcl-surface1.7:amd64 (1.7.2-14build1) 설정하는 중입니다 ...</text:p>
      <text:p text:style-name="P1">libpcl-apps1.7 (1.7.2-14build1) 설정하는 중입니다 ...</text:p>
      <text:p text:style-name="P1">libpcl-io1.7:amd64 (1.7.2-14build1) 설정하는 중입니다 ...</text:p>
      <text:p text:style-name="P1">libpcl-visualization1.7:amd64 (1.7.2-14build1) 설정하는 중입니다 ...</text:p>
      <text:p text:style-name="P1">libpcl1.7 (1.7.2-14build1) 설정하는 중입니다 ...</text:p>
      <text:p text:style-name="P1">libpcl-dev (1.7.2-14build1) 설정하는 중입니다 ...</text:p>
      <text:p text:style-name="P1">dh-strip-nondeterminism (0.015-1) 설정하는 중입니다 ...</text:p>
      <text:p text:style-name="P1">odbcinst (2.3.1-4.1) 설정하는 중입니다 ...</text:p>
      <text:p text:style-name="P1">ruby2.3 (2.3.1-2~ubuntu16.04.14) 설정하는 중입니다 ...</text:p>
      <text:p text:style-name="P1">ruby (1:2.3.0+1) 설정하는 중입니다 ...</text:p>
      <text:p text:style-name="P1">gazebo7 (7.0.0+dfsg-2) 설정하는 중입니다 ...</text:p>
      <text:p text:style-name="P1">ros-kinetic-gazebo-dev (2.5.20-1xenial-20200508-183533+0000) 설정하는 중입니다 ...</text:p>
      <text:p text:style-name="P1">Processing triggers for sgml-base (1.26+nmu4ubuntu1) ...</text:p>
      <text:p text:style-name="P1">python-docutils (0.12+dfsg-1) 설정하는 중입니다 ...</text:p>
      <text:p text:style-name="P1">update-alternatives: using /usr/share/docutils/scripts/python2/rst-buildhtml to provide /usr/bin/rst-buildhtml (rst-buildhtml) in auto mode</text:p>
      <text:p text:style-name="P1"><text:soft-page-break/>update-alternatives: using /usr/share/docutils/scripts/python2/rst2html to provide /usr/bin/rst2html (rst2html) in auto mode</text:p>
      <text:p text:style-name="P1">update-alternatives: using /usr/share/docutils/scripts/python2/rst2latex to provide /usr/bin/rst2latex (rst2latex) in auto mode</text:p>
      <text:p text:style-name="P1">update-alternatives: using /usr/share/docutils/scripts/python2/rst2man to provide /usr/bin/rst2man (rst2man) in auto mode</text:p>
      <text:p text:style-name="P1">update-alternatives: using /usr/share/docutils/scripts/python2/rst2odt to provide /usr/bin/rst2odt (rst2odt) in auto mode</text:p>
      <text:p text:style-name="P1">update-alternatives: using /usr/share/docutils/scripts/python2/rst2odt_prepstyles to provide /usr/bin/rst2odt_prepstyles (rst2odt_prepstyles) in auto mode</text:p>
      <text:p text:style-name="P1">update-alternatives: using /usr/share/docutils/scripts/python2/rst2pseudoxml to provide /usr/bin/rst2pseudoxml (rst2pseudoxml) in auto mode</text:p>
      <text:p text:style-name="P1">update-alternatives: using /usr/share/docutils/scripts/python2/rst2s5 to provide /usr/bin/rst2s5 (rst2s5) in auto mode</text:p>
      <text:p text:style-name="P1">update-alternatives: using /usr/share/docutils/scripts/python2/rst2xetex to provide /usr/bin/rst2xetex (rst2xetex) in auto mode</text:p>
      <text:p text:style-name="P1">update-alternatives: using /usr/share/docutils/scripts/python2/rst2xml to provide /usr/bin/rst2xml (rst2xml) in auto mode</text:p>
      <text:p text:style-name="P1">update-alternatives: using /usr/share/docutils/scripts/python2/rstpep2html to provide /usr/bin/rstpep2html (rstpep2html) in auto mode</text:p>
      <text:p text:style-name="P1">python-catkin-pkg-modules (0.4.22-1) 설정하는 중입니다 ...</text:p>
      <text:p text:style-name="P1">python-catkin-pkg (0.4.22-100) 설정하는 중입니다 ...</text:p>
      <text:p text:style-name="P1">python-rospkg-modules (1.2.8-1) 설정하는 중입니다 ...</text:p>
      <text:p text:style-name="P1">python-rosdistro-modules (0.8.2-1) 설정하는 중입니다 ...</text:p>
      <text:p text:style-name="P1">python-rosdistro (0.8.2-100) 설정하는 중입니다 ...</text:p>
      <text:p text:style-name="P1">python-rospkg (1.2.8-100) 설정하는 중입니다 ...</text:p>
      <text:p text:style-name="P1">python-rosdep-modules (0.19.0-1) 설정하는 중입니다 ...</text:p>
      <text:p text:style-name="P1">python-rosdep (0.19.0-1) 설정하는 중입니다 ...</text:p>
      <text:p text:style-name="P1">ros-kinetic-catkin (0.7.20-1xenial-20191213-232805+0000) 설정하는 중입니다 ...</text:p>
      <text:p text:style-name="P1">ros-kinetic-genmsg (0.5.11-0xenial-20191214-013936+0000) 설정하는 중입니다 ...</text:p>
      <text:p text:style-name="P1">ros-kinetic-gencpp (0.6.0-0xenial-20191214-033928+0000) 설정하는 중입니다 ...</text:p>
      <text:p text:style-name="P1">ros-kinetic-geneus (2.2.6-0xenial-20191214-033904+0000) 설정하는 중입니다 ...</text:p>
      <text:p text:style-name="P1">ros-kinetic-genlisp (0.4.16-0xenial-20191214-033115+0000) 설정하는 중입니다 ...</text:p>
      <text:p text:style-name="P1">ros-kinetic-gennodejs (2.0.1-0xenial-20191214-033136+0000) 설정하는 중입니다 ...</text:p>
      <text:p text:style-name="P1">ros-kinetic-genpy (0.6.14-1xenial-20200811-173012+0000) 설정하는 중입니다 ...</text:p>
      <text:p text:style-name="P1">ros-kinetic-message-generation (0.4.0-0xenial-20200811-173417+0000) 설정하는 중입니다 ...</text:p>
      <text:p text:style-name="P1">ros-kinetic-message-runtime (0.4.12-0xenial-20200811-173307+0000) 설정하는 중입니다 ...</text:p>
      <text:p text:style-name="P1">ros-kinetic-std-msgs (0.5.11-0xenial-20200811-173756+0000) 설정하는 중입니다 ...</text:p>
      <text:p text:style-name="P1">ros-kinetic-actionlib-msgs (1.12.7-0xenial-20200811-174009+0000) 설정하는 중입니다 ...</text:p>
      <text:p text:style-name="P1">ros-kinetic-rosbuild (1.14.6-1xenial-20200811-173837+0000) 설정하는 중입니다 ...</text:p>
      <text:p text:style-name="P1">ros-kinetic-rosconsole (1.12.16-1xenial-20200827-195233+0000) 설정하는 중입니다 ...</text:p>
      <text:p text:style-name="P1">ros-kinetic-rosgraph-msgs (1.11.2-0xenial-20200811-180129+0000) 설정하는 중입니다 ...</text:p>
      <text:p text:style-name="P1">ros-kinetic-roscpp (1.12.16-1xenial-20200827-200531+0000) 설정하는 중입니다 ...</text:p>
      <text:p text:style-name="P1">ros-kinetic-rospack (2.4.5-1xenial-20191214-014035+0000) 설정하는 중입니다 ...</text:p>
      <text:p text:style-name="P1">ros-kinetic-roslib (1.14.6-1xenial-20191214-032958+0000) 설정하는 중입니다 ...</text:p>
      <text:p text:style-name="P1">ros-kinetic-rosgraph (1.12.16-1xenial-20200827-195320+0000) 설정하는 중입니다 ...</text:p>
      <text:p text:style-name="P1">ros-kinetic-rospy (1.12.16-1xenial-20200827-202400+0000) 설정하는 중입니다 ...</text:p>
      <text:p text:style-name="P1">ros-kinetic-rosclean (1.14.6-1xenial-20191214-001017+0000) 설정하는 중입니다 ...</text:p>
      <text:p text:style-name="P1"><text:soft-page-break/>ros-kinetic-rosmaster (1.12.16-1xenial-20200827-200617+0000) 설정하는 중입니다 ...</text:p>
      <text:p text:style-name="P1">ros-kinetic-rosout (1.12.16-1xenial-20200827-201816+0000) 설정하는 중입니다 ...</text:p>
      <text:p text:style-name="P1">ros-kinetic-rosparam (1.12.16-1xenial-20200827-200621+0000) 설정하는 중입니다 ...</text:p>
      <text:p text:style-name="P1">ros-kinetic-rosunit (1.14.6-1xenial-20191214-033816+0000) 설정하는 중입니다 ...</text:p>
      <text:p text:style-name="P1">ros-kinetic-roslaunch (1.12.16-1xenial-20200827-202544+0000) 설정하는 중입니다 ...</text:p>
      <text:p text:style-name="P1">ros-kinetic-rostest (1.12.16-1xenial-20200827-231500+0000) 설정하는 중입니다 ...</text:p>
      <text:p text:style-name="P1">ros-kinetic-std-srvs (1.11.2-0xenial-20200811-173805+0000) 설정하는 중입니다 ...</text:p>
      <text:p text:style-name="P1">ros-kinetic-topic-tools (1.12.16-1xenial-20200827-232751+0000) 설정하는 중입니다 ...</text:p>
      <text:p text:style-name="P1">ros-kinetic-rosbag (1.12.16-1xenial-20200827-234335+0000) 설정하는 중입니다 ...</text:p>
      <text:p text:style-name="P1">ros-kinetic-rostopic (1.12.16-1xenial-20200827-235904+0000) 설정하는 중입니다 ...</text:p>
      <text:p text:style-name="P1">ros-kinetic-actionlib (1.11.16-2xenial-20200828-002304+0000) 설정하는 중입니다 ...</text:p>
      <text:p text:style-name="P1">ros-kinetic-pluginlib (1.11.3-0xenial-20200827-202801+0000) 설정하는 중입니다 ...</text:p>
      <text:p text:style-name="P1">ros-kinetic-rosconsole-bridge (0.5.2-0xenial-20200827-202929+0000) 설정하는 중입니다 ...</text:p>
      <text:p text:style-name="P1">ros-kinetic-urdf (1.12.12-0xenial-20200827-233603+0000) 설정하는 중입니다 ...</text:p>
      <text:p text:style-name="P1">ros-kinetic-collada-parser (1.12.13-1xenial-20200827-235106+0000) 설정하는 중입니다 ...</text:p>
      <text:p text:style-name="P1">ros-kinetic-octomap (1.8.1-0xenial-20191214-040952+0000) 설정하는 중입니다 ...</text:p>
      <text:p text:style-name="P1">ros-kinetic-resource-retriever (1.12.6-1xenial-20200827-202809+0000) 설정하는 중입니다 ...</text:p>
      <text:p text:style-name="P1">ros-kinetic-geometry-msgs (1.12.7-0xenial-20200811-174526+0000) 설정하는 중입니다 ...</text:p>
      <text:p text:style-name="P1">ros-kinetic-shape-msgs (1.12.7-0xenial-20200811-175504+0000) 설정하는 중입니다 ...</text:p>
      <text:p text:style-name="P1">ros-kinetic-visualization-msgs (1.12.7-0xenial-20200811-175658+0000) 설정하는 중입니다 ...</text:p>
      <text:p text:style-name="P1">ros-kinetic-geometric-shapes (0.5.4-1xenial-20200827-231317+0000) 설정하는 중입니다 ...</text:p>
      <text:p text:style-name="P1">ros-kinetic-collada-urdf (1.12.13-1xenial-20200828-000607+0000) 설정하는 중입니다 ...</text:p>
      <text:p text:style-name="P1">ros-kinetic-sensor-msgs (1.12.7-0xenial-20200828-055911+0000) 설정하는 중입니다 ...</text:p>
      <text:p text:style-name="P1">ros-kinetic-trajectory-msgs (1.12.7-0xenial-20200811-175515+0000) 설정하는 중입니다 ...</text:p>
      <text:p text:style-name="P1">ros-kinetic-gazebo-msgs (2.5.20-1xenial-20200828-115057+0000) 설정하는 중입니다 ...</text:p>
      <text:p text:style-name="P1">ros-kinetic-opencv3 (3.3.1-5xenial-20191214-040004+0000) 설정하는 중입니다 ...</text:p>
      <text:p text:style-name="P1">ros-kinetic-camera-calibration-parsers (1.11.13-0xenial-20200828-061548+0000) 설정하는 중입니다 ...</text:p>
      <text:p text:style-name="P1">ros-kinetic-message-filters (1.12.16-1xenial-20200827-232712+0000) 설정하는 중입니다 ...</text:p>
      <text:p text:style-name="P1">ros-kinetic-image-transport (1.11.13-0xenial-20200828-061558+0000) 설정하는 중입니다 ...</text:p>
      <text:p text:style-name="P1">ros-kinetic-camera-info-manager (1.11.13-0xenial-20200828-072015+0000) 설정하는 중입니다 ...</text:p>
      <text:p text:style-name="P1">ros-kinetic-cv-bridge (1.12.8-0xenial-20200828-061550+0000) 설정하는 중입니다 ...</text:p>
      <text:p text:style-name="P1">ros-kinetic-diagnostic-msgs (1.12.7-0xenial-20200811-174226+0000) 설정하는 중입니다 ...</text:p>
      <text:p text:style-name="P1">ros-kinetic-diagnostic-updater (1.9.3-0xenial-20200827-233252+0000) 설정하는 중입니다 ...</text:p>
      <text:p text:style-name="P1">ros-kinetic-rosmsg (1.12.16-1xenial-20200827-235855+0000) 설정하는 중입니다 ...</text:p>
      <text:p text:style-name="P1">ros-kinetic-rosservice (1.12.16-1xenial-20200828-001154+0000) 설정하는 중입니다 ...</text:p>
      <text:p text:style-name="P1">ros-kinetic-dynamic-reconfigure (1.5.50-0xenial-20200828-002154+0000) 설정하는 중입니다 ...</text:p>
      <text:p text:style-name="P1">ros-kinetic-nav-msgs (1.12.7-0xenial-20200811-174832+0000) 설정하는 중입니다 ...</text:p>
      <text:p text:style-name="P1">ros-kinetic-bond (1.8.3-0xenial-20200811-174425+0000) 설정하는 중입니다 ...</text:p>
      <text:p text:style-name="P1">ros-kinetic-bondcpp (1.8.3-0xenial-20200827-215303+0000) 설정하는 중입니다 ...</text:p>
      <text:p text:style-name="P1">ros-kinetic-nodelet (1.9.14-0xenial-20200827-220739+0000) 설정하는 중입니다 ...</text:p>
      <text:p text:style-name="P1">ros-kinetic-polled-camera (1.11.13-0xenial-20200828-072308+0000) 설정하는 중입니다 ...</text:p>
      <text:p text:style-name="P1">ros-kinetic-rosnode (1.12.16-1xenial-20200828-001152+0000) 설정하는 중입니다 ...</text:p>
      <text:p text:style-name="P1">ros-kinetic-roswtf (1.12.16-1xenial-20200828-060500+0000) 설정하는 중입니다 ...</text:p>
      <text:p text:style-name="P1">ros-kinetic-tf2-msgs (0.5.20-0xenial-20200811-180544+0000) 설정하는 중입니다 ...</text:p>
      <text:p text:style-name="P1">ros-kinetic-tf2 (0.5.20-0xenial-20200811-181050+0000) 설정하는 중입니다 ...</text:p>
      <text:p text:style-name="P1"><text:soft-page-break/>ros-kinetic-tf2-py (0.5.20-0xenial-20200827-222607+0000) 설정하는 중입니다 ...</text:p>
      <text:p text:style-name="P1">ros-kinetic-tf2-ros (0.5.20-0xenial-20200828-003712+0000) 설정하는 중입니다 ...</text:p>
      <text:p text:style-name="P1">ros-kinetic-tf (1.11.9-0xenial-20200828-062301+0000) 설정하는 중입니다 ...</text:p>
      <text:p text:style-name="P1">ros-kinetic-gazebo-plugins (2.5.20-1xenial-20200828-120357+0000) 설정하는 중입니다 ...</text:p>
      <text:p text:style-name="P1">ros-kinetic-gazebo-ros (2.5.20-1xenial-20200828-120652+0000) 설정하는 중입니다 ...</text:p>
      <text:p text:style-name="P1">ros-kinetic-gazebo-ros-pkgs (2.5.20-1xenial-20200828-164157+0000) 설정하는 중입니다 ...</text:p>
      <text:p text:style-name="P1">ros-kinetic-interactive-markers (1.11.5-1xenial-20200828-064238+0000) 설정하는 중입니다 ...</text:p>
      <text:p text:style-name="P1">ros-kinetic-interactive-marker-tutorials (0.10.5-1xenial-20200828-070244+0000) 설정하는 중입니다 ...</text:p>
      <text:p text:style-name="P1">ros-kinetic-joint-state-publisher (1.12.15-1xenial-20200828-080441+0000) 설정하는 중입니다 ...</text:p>
      <text:p text:style-name="P1">ros-kinetic-laser-geometry (1.6.5-1xenial-20200828-070418+0000) 설정하는 중입니다 ...</text:p>
      <text:p text:style-name="P1">ros-kinetic-map-msgs (1.13.0-0xenial-20200828-112853+0000) 설정하는 중입니다 ...</text:p>
      <text:p text:style-name="P1">ros-kinetic-python-qt-binding (0.3.7-1xenial-20200811-180631+0000) 설정하는 중입니다 ...</text:p>
      <text:p text:style-name="P1">ros-kinetic-rviz (1.12.17-0xenial-20200828-114312+0000) 설정하는 중입니다 ...</text:p>
      <text:p text:style-name="P1">ros-kinetic-librviz-tutorial (0.10.5-1xenial-20200828-122628+0000) 설정하는 중입니다 ...</text:p>
      <text:p text:style-name="P1">ros-kinetic-orocos-kdl (1.3.2-1xenial-20191214-034014+0000) 설정하는 중입니다 ...</text:p>
      <text:p text:style-name="P1">ros-kinetic-python-orocos-kdl (1.3.2-1xenial-20191214-035826+0000) 설정하는 중입니다 ...</text:p>
      <text:p text:style-name="P1">ros-kinetic-qt-dotgraph (0.3.17-1xenial-20200811-191135+0000) 설정하는 중입니다 ...</text:p>
      <text:p text:style-name="P1">ros-kinetic-qt-gui (0.3.17-1xenial-20200811-191143+0000) 설정하는 중입니다 ...</text:p>
      <text:p text:style-name="P1">ros-kinetic-qt-gui-cpp (0.3.17-1xenial-20200827-231509+0000) 설정하는 중입니다 ...</text:p>
      <text:p text:style-name="P1">ros-kinetic-qt-gui-py-common (0.3.17-1xenial-20200811-191157+0000) 설정하는 중입니다 ...</text:p>
      <text:p text:style-name="P1">ros-kinetic-mk (1.14.6-1xenial-20200811-180622+0000) 설정하는 중입니다 ...</text:p>
      <text:p text:style-name="P1">ros-kinetic-rosbash (1.14.6-1xenial-20191214-033021+0000) 설정하는 중입니다 ...</text:p>
      <text:p text:style-name="P1">ros-kinetic-roscreate (1.14.6-1xenial-20191214-033755+0000) 설정하는 중입니다 ...</text:p>
      <text:p text:style-name="P1">ros-kinetic-roslang (1.14.6-1xenial-20191214-033123+0000) 설정하는 중입니다 ...</text:p>
      <text:p text:style-name="P1">ros-kinetic-rosmake (1.14.6-1xenial-20191214-014327+0000) 설정하는 중입니다 ...</text:p>
      <text:p text:style-name="P1">ros-kinetic-ros (1.14.6-1xenial-20200811-181251+0000) 설정하는 중입니다 ...</text:p>
      <text:p text:style-name="P1">ros-kinetic-roslisp (1.9.23-1xenial-20200811-180828+0000) 설정하는 중입니다 ...</text:p>
      <text:p text:style-name="P1">ros-kinetic-ros-comm (1.12.16-1xenial-20200828-062249+0000) 설정하는 중입니다 ...</text:p>
      <text:p text:style-name="P1">ros-kinetic-rqt-gui (0.5.0-0xenial-20200812-044453+0000) 설정하는 중입니다 ...</text:p>
      <text:p text:style-name="P1">ros-kinetic-rqt-gui-py (0.5.0-0xenial-20200827-223449+0000) 설정하는 중입니다 ...</text:p>
      <text:p text:style-name="P1">ros-kinetic-rqt-bag (0.4.14-1xenial-20200828-002501+0000) 설정하는 중입니다 ...</text:p>
      <text:p text:style-name="P1">ros-kinetic-rqt-py-common (0.5.0-0xenial-20200828-004542+0000) 설정하는 중입니다 ...</text:p>
      <text:p text:style-name="P1">ros-kinetic-rqt-plot (0.4.8-0xenial-20200828-010201+0000) 설정하는 중입니다 ...</text:p>
      <text:p text:style-name="P1">ros-kinetic-rqt-bag-plugins (0.4.14-1xenial-20200828-074408+0000) 설정하는 중입니다 ...</text:p>
      <text:p text:style-name="P1">ros-kinetic-rqt-logger-level (0.4.8-0xenial-20200828-002504+0000) 설정하는 중입니다 ...</text:p>
      <text:p text:style-name="P1">ros-kinetic-rqt-console (0.4.9-1xenial-20200828-010257+0000) 설정하는 중입니다 ...</text:p>
      <text:p text:style-name="P1">ros-kinetic-rqt-graph (0.4.11-1xenial-20200828-002304+0000) 설정하는 중입니다 ...</text:p>
      <text:p text:style-name="P1">ros-kinetic-rqt-gui-cpp (0.5.0-0xenial-20200827-232958+0000) 설정하는 중입니다 ...</text:p>
      <text:p text:style-name="P1">ros-kinetic-rqt-image-view (0.4.16-1xenial-20200828-082945+0000) 설정하는 중입니다 ...</text:p>
      <text:p text:style-name="P1">ros-kinetic-rqt-reconfigure (0.5.3-1xenial-20200828-011810+0000) 설정하는 중입니다 ...</text:p>
      <text:p text:style-name="P1">ros-kinetic-rqt-robot-monitor (0.5.13-1xenial-20200907-163734+0000) 설정하는 중입니다 ...</text:p>
      <text:p text:style-name="P1">ros-kinetic-rqt-topic (0.4.11-1xenial-20200828-013753+0000) 설정하는 중입니다 ...</text:p>
      <text:p text:style-name="P1">ros-kinetic-rviz-plugin-tutorials (0.10.5-1xenial-20200828-170616+0000) 설정하는 중입니다 ...</text:p>
      <text:p text:style-name="P1">ros-kinetic-rviz-python-tutorial (0.10.5-1xenial-20200828-170634+0000) 설정하는 중입니다 ...</text:p>
      <text:p text:style-name="P1"><text:soft-page-break/>ros-kinetic-visualization-marker-tutorials (0.10.5-1xenial-20200827-220647+0000) 설정하는 중입니다 ...</text:p>
      <text:p text:style-name="P1">ros-kinetic-visualization-tutorials (0.10.5-1xenial-20200828-172310+0000) 설정하는 중입니다 ...</text:p>
      <text:p text:style-name="P1">ros-kinetic-actionlib-tutorials (0.1.10-0xenial-20200828-003740+0000) 설정하는 중입니다 ...</text:p>
      <text:p text:style-name="P1">ros-kinetic-bondpy (1.8.3-0xenial-20200827-222636+0000) 설정하는 중입니다 ...</text:p>
      <text:p text:style-name="P1">ros-kinetic-bond-core (1.8.3-0xenial-20200828-012244+0000) 설정하는 중입니다 ...</text:p>
      <text:p text:style-name="P1">ros-kinetic-image-geometry (1.12.8-0xenial-20200828-115858+0000) 설정하는 중입니다 ...</text:p>
      <text:p text:style-name="P1">ros-kinetic-camera-calibration (1.12.23-0xenial-20200828-122851+0000) 설정하는 중입니다 ...</text:p>
      <text:p text:style-name="P1">ros-kinetic-stereo-msgs (1.12.7-0xenial-20200828-140916+0000) 설정하는 중입니다 ...</text:p>
      <text:p text:style-name="P1">ros-kinetic-common-msgs (1.12.7-0xenial-20200828-151604+0000) 설정하는 중입니다 ...</text:p>
      <text:p text:style-name="P1">ros-kinetic-nodelet-tutorial-math (0.1.10-0xenial-20200827-222054+0000) 설정하는 중입니다 ...</text:p>
      <text:p text:style-name="P1">ros-kinetic-pluginlib-tutorials (0.1.10-0xenial-20200827-221153+0000) 설정하는 중입니다 ...</text:p>
      <text:p text:style-name="P1">ros-kinetic-turtlesim (0.7.1-0xenial-20200827-202649+0000) 설정하는 중입니다 ...</text:p>
      <text:p text:style-name="P1">ros-kinetic-turtle-actionlib (0.1.10-0xenial-20200828-003655+0000) 설정하는 중입니다 ...</text:p>
      <text:p text:style-name="P1">ros-kinetic-common-tutorials (0.1.10-0xenial-20200828-012949+0000) 설정하는 중입니다 ...</text:p>
      <text:p text:style-name="P1">ros-kinetic-compressed-depth-image-transport (1.9.5-0xenial-20200828-083403+0000) 설정하는 중입니다 ...</text:p>
      <text:p text:style-name="P1">ros-kinetic-compressed-image-transport (1.9.5-0xenial-20200828-083414+0000) 설정하는 중입니다 ...</text:p>
      <text:p text:style-name="P1">ros-kinetic-control-msgs (1.5.1-1xenial-20200811-180039+0000) 설정하는 중입니다 ...</text:p>
      <text:p text:style-name="P1">ros-kinetic-eigen-conversions (1.11.9-0xenial-20200811-180837+0000) 설정하는 중입니다 ...</text:p>
      <text:p text:style-name="P1">ros-kinetic-depth-image-proc (1.12.23-0xenial-20200828-145720+0000) 설정하는 중입니다 ...</text:p>
      <text:p text:style-name="P1">ros-kinetic-turtle-tf (0.2.2-0xenial-20200828-071449+0000) 설정하는 중입니다 ...</text:p>
      <text:p text:style-name="P1">ros-kinetic-turtle-tf2 (0.2.2-0xenial-20200828-005145+0000) 설정하는 중입니다 ...</text:p>
      <text:p text:style-name="P1">ros-kinetic-geometry-tutorials (0.2.2-0xenial-20200828-084312+0000) 설정하는 중입니다 ...</text:p>
      <text:p text:style-name="P1">ros-kinetic-diagnostic-aggregator (1.9.3-0xenial-20200827-232809+0000) 설정하는 중입니다 ...</text:p>
      <text:p text:style-name="P1">ros-kinetic-diagnostic-analysis (1.9.3-0xenial-20200828-035448+0000) 설정하는 중입니다 ...</text:p>
      <text:p text:style-name="P1">ros-kinetic-diagnostic-common-diagnostics (1.9.3-0xenial-20200828-075006+0000) 설정하는 중입니다 ...</text:p>
      <text:p text:style-name="P1">ros-kinetic-self-test (1.9.3-0xenial-20200828-001713+0000) 설정하는 중입니다 ...</text:p>
      <text:p text:style-name="P1">ros-kinetic-diagnostics (1.9.3-0xenial-20200828-082846+0000) 설정하는 중입니다 ...</text:p>
      <text:p text:style-name="P1">ros-kinetic-smach-msgs (2.0.1-0xenial-20200811-180233+0000) 설정하는 중입니다 ...</text:p>
      <text:p text:style-name="P1">ros-kinetic-smach-ros (2.0.1-0xenial-20200828-004548+0000) 설정하는 중입니다 ...</text:p>
      <text:p text:style-name="P1">ros-kinetic-executive-smach (2.0.1-0xenial-20200828-084210+0000) 설정하는 중입니다 ...</text:p>
      <text:p text:style-name="P1">ros-kinetic-filters (1.7.5-0xenial-20200827-232808+0000) 설정하는 중입니다 ...</text:p>
      <text:p text:style-name="P1">ros-kinetic-kdl-conversions (1.11.9-0xenial-20200811-181058+0000) 설정하는 중입니다 ...</text:p>
      <text:p text:style-name="P1">ros-kinetic-tf-conversions (1.11.9-0xenial-20200828-142212+0000) 설정하는 중입니다 ...</text:p>
      <text:p text:style-name="P1">ros-kinetic-geometry (1.11.9-0xenial-20200828-151754+0000) 설정하는 중입니다 ...</text:p>
      <text:p text:style-name="P1">ros-kinetic-kdl-parser (1.12.11-0xenial-20200827-235128+0000) 설정하는 중입니다 ...</text:p>
      <text:p text:style-name="P1">ros-kinetic-robot-model (1.12.11-0xenial-20200828-082154+0000) 설정하는 중입니다 ...</text:p>
      <text:p text:style-name="P1">ros-kinetic-tf2-kdl (0.5.20-0xenial-20200828-035208+0000) 설정하는 중입니다 ...</text:p>
      <text:p text:style-name="P1">ros-kinetic-robot-state-publisher (1.13.7-1xenial-20200828-064058+0000) 설정하는 중입니다 ...</text:p>
      <text:p text:style-name="P1">ros-kinetic-nodelet-topic-tools (1.9.14-0xenial-20200828-003603+0000) 설정하는 중입니다 ...</text:p>
      <text:p text:style-name="P1">ros-kinetic-nodelet-core (1.9.14-0xenial-20200828-012906+0000) 설정하는 중입니다 ...</text:p>
      <text:p text:style-name="P1">ros-kinetic-ros-core (1.3.2-0xenial-20200828-152655+0000) 설정하는 중입니다 ...</text:p>
      <text:p text:style-name="P1">ros-kinetic-ros-base (1.3.2-0xenial-20200828-154142+0000) 설정하는 중입니다 ...</text:p>
      <text:p text:style-name="P1">ros-kinetic-xacro (1.11.3-0xenial-20200828-010111+0000) 설정하는 중입니다 ...</text:p>
      <text:p text:style-name="P1"><text:soft-page-break/>ros-kinetic-robot (1.3.2-0xenial-20200828-155606+0000) 설정하는 중입니다 ...</text:p>
      <text:p text:style-name="P1">ros-kinetic-roscpp-tutorials (0.7.1-0xenial-20200827-203551+0000) 설정하는 중입니다 ...</text:p>
      <text:p text:style-name="P1">ros-kinetic-rospy-tutorials (0.7.1-0xenial-20200828-002833+0000) 설정하는 중입니다 ...</text:p>
      <text:p text:style-name="P1">ros-kinetic-ros-tutorials (0.7.1-0xenial-20200828-010440+0000) 설정하는 중입니다 ...</text:p>
      <text:p text:style-name="P1">ros-kinetic-rqt-msg (0.4.8-0xenial-20200828-011749+0000) 설정하는 중입니다 ...</text:p>
      <text:p text:style-name="P1">ros-kinetic-rqt-action (0.4.9-0xenial-20200828-013058+0000) 설정하는 중입니다 ...</text:p>
      <text:p text:style-name="P1">ros-kinetic-rqt-dep (0.4.9-0xenial-20200828-013700+0000) 설정하는 중입니다 ...</text:p>
      <text:p text:style-name="P1">ros-kinetic-rqt-launch (0.4.8-0xenial-20200828-011741+0000) 설정하는 중입니다 ...</text:p>
      <text:p text:style-name="P1">ros-kinetic-rqt-publisher (0.4.8-0xenial-20200828-013553+0000) 설정하는 중입니다 ...</text:p>
      <text:p text:style-name="P1">ros-kinetic-rqt-py-console (0.4.8-0xenial-20200827-225055+0000) 설정하는 중입니다 ...</text:p>
      <text:p text:style-name="P1">ros-kinetic-rqt-service-caller (0.4.8-0xenial-20200828-013614+0000) 설정하는 중입니다 ...</text:p>
      <text:p text:style-name="P1">ros-kinetic-rqt-shell (0.4.9-0xenial-20200828-013703+0000) 설정하는 중입니다 ...</text:p>
      <text:p text:style-name="P1">ros-kinetic-rqt-srv (0.4.8-0xenial-20200828-013131+0000) 설정하는 중입니다 ...</text:p>
      <text:p text:style-name="P1">ros-kinetic-rqt-top (0.4.8-0xenial-20200827-225103+0000) 설정하는 중입니다 ...</text:p>
      <text:p text:style-name="P1">ros-kinetic-rqt-web (0.4.8-0xenial-20200827-225128+0000) 설정하는 중입니다 ...</text:p>
      <text:p text:style-name="P1">ros-kinetic-rqt-common-plugins (0.4.8-0xenial-20200828-085100+0000) 설정하는 중입니다 ...</text:p>
      <text:p text:style-name="P1">ros-kinetic-rqt-moveit (0.5.7-0xenial-20200828-074347+0000) 설정하는 중입니다 ...</text:p>
      <text:p text:style-name="P1">ros-kinetic-rqt-nav-view (0.5.7-0xenial-20200828-074357+0000) 설정하는 중입니다 ...</text:p>
      <text:p text:style-name="P1">ros-kinetic-rqt-pose-view (0.5.8-0xenial-20200828-074450+0000) 설정하는 중입니다 ...</text:p>
      <text:p text:style-name="P1">ros-kinetic-rqt-robot-dashboard (0.5.7-0xenial-20200907-165353+0000) 설정하는 중입니다 ...</text:p>
      <text:p text:style-name="P1">ros-kinetic-rqt-robot-steering (0.5.9-0xenial-20200828-013648+0000) 설정하는 중입니다 ...</text:p>
      <text:p text:style-name="P1">ros-kinetic-rqt-runtime-monitor (0.5.7-0xenial-20200827-225045+0000) 설정하는 중입니다 ...</text:p>
      <text:p text:style-name="P1">ros-kinetic-rqt-rviz (0.5.10-0xenial-20200828-131346+0000) 설정하는 중입니다 ...</text:p>
      <text:p text:style-name="P1">ros-kinetic-rqt-tf-tree (0.6.0-0xenial-20200828-005212+0000) 설정하는 중입니다 ...</text:p>
      <text:p text:style-name="P1">ros-kinetic-rqt-robot-plugins (0.5.7-0xenial-20200907-170710+0000) 설정하는 중입니다 ...</text:p>
      <text:p text:style-name="P1">ros-kinetic-viz (1.3.2-0xenial-20200907-171418+0000) 설정하는 중입니다 ...</text:p>
      <text:p text:style-name="P1">ros-kinetic-desktop (1.3.2-0xenial-20200907-172602+0000) 설정하는 중입니다 ...</text:p>
      <text:p text:style-name="P1">ros-kinetic-image-common (1.11.13-0xenial-20200828-141244+0000) 설정하는 중입니다 ...</text:p>
      <text:p text:style-name="P1">ros-kinetic-image-proc (1.12.23-0xenial-20200828-121833+0000) 설정하는 중입니다 ...</text:p>
      <text:p text:style-name="P1">ros-kinetic-image-publisher (1.12.23-0xenial-20200828-073818+0000) 설정하는 중입니다 ...</text:p>
      <text:p text:style-name="P1">ros-kinetic-tf2-geometry-msgs (0.5.20-0xenial-20200828-035025+0000) 설정하는 중입니다 ...</text:p>
      <text:p text:style-name="P1">ros-kinetic-image-rotate (1.12.23-0xenial-20200828-063252+0000) 설정하는 중입니다 ...</text:p>
      <text:p text:style-name="P1">ros-kinetic-image-view (1.12.23-0xenial-20200828-142405+0000) 설정하는 중입니다 ...</text:p>
      <text:p text:style-name="P1">ros-kinetic-stereo-image-proc (1.12.23-0xenial-20200828-145953+0000) 설정하는 중입니다 ...</text:p>
      <text:p text:style-name="P1">ros-kinetic-image-pipeline (1.12.23-0xenial-20200828-152009+0000) 설정하는 중입니다 ...</text:p>
      <text:p text:style-name="P1">ros-kinetic-theora-image-transport (1.9.5-0xenial-20200828-081612+0000) 설정하는 중입니다 ...</text:p>
      <text:p text:style-name="P1">ros-kinetic-image-transport-plugins (1.9.5-0xenial-20200828-155357+0000) 설정하는 중입니다 ...</text:p>
      <text:p text:style-name="P1">ros-kinetic-laser-assembler (1.7.4-0xenial-20200828-071834+0000) 설정하는 중입니다 ...</text:p>
      <text:p text:style-name="P1">ros-kinetic-laser-filters (1.8.5-0xenial-20200828-071840+0000) 설정하는 중입니다 ...</text:p>
      <text:p text:style-name="P1">ros-kinetic-laser-pipeline (1.6.2-0xenial-20200828-153604+0000) 설정하는 중입니다 ...</text:p>
      <text:p text:style-name="P1">ros-kinetic-pcl-msgs (0.2.0-0xenial-20200828-120007+0000) 설정하는 중입니다 ...</text:p>
      <text:p text:style-name="P1">ros-kinetic-pcl-conversions (0.2.1-0xenial-20200828-121905+0000) 설정하는 중입니다 ...</text:p>
      <text:p text:style-name="P1">ros-kinetic-tf2-eigen (0.5.20-0xenial-20200811-190233+0000) 설정하는 중입니다 ...</text:p>
      <text:p text:style-name="P1">ros-kinetic-pcl-ros (1.4.4-0xenial-20200828-123313+0000) 설정하는 중입니다 ...</text:p>
      <text:p text:style-name="P1">ros-kinetic-perception-pcl (1.4.4-0xenial-20200828-164812+0000) 설정하는 중입니다 ...</text:p>
      <text:p text:style-name="P1">ros-kinetic-vision-opencv (1.12.8-0xenial-20200828-141548+0000) 설정하는 중입니다 ...</text:p>
      <text:p text:style-name="P1"><text:soft-page-break/>ros-kinetic-perception (1.3.2-0xenial-20200828-175302+0000) 설정하는 중입니다 ...</text:p>
      <text:p text:style-name="P1">ros-kinetic-stage (4.1.1-1xenial-20191214-035933+0000) 설정하는 중입니다 ...</text:p>
      <text:p text:style-name="P1">ros-kinetic-stage-ros (1.7.5-0xenial-20200828-071308+0000) 설정하는 중입니다 ...</text:p>
      <text:p text:style-name="P1">ros-kinetic-simulators (1.3.2-0xenial-20200907-171315+0000) 설정하는 중입니다 ...</text:p>
      <text:p text:style-name="P1">ros-kinetic-urdf-tutorial (0.3.0-1xenial-20200828-131257+0000) 설정하는 중입니다 ...</text:p>
      <text:p text:style-name="P1">ros-kinetic-desktop-full (1.3.2-0xenial-20200907-172644+0000) 설정하는 중입니다 ...</text:p>
      <text:p text:style-name="P1">Processing triggers for libc-bin (2.23-0ubuntu11.2) ...</text:p>
      <text:p text:style-name="P1">Processing triggers for systemd (229-4ubuntu21.29) ...</text:p>
      <text:p text:style-name="P1">Processing triggers for ureadahead (0.100.0-19.1) ...</text:p>
      <text:p text:style-name="P1">kjj@kjj:~$ echo "source /opt/ros/kinetic/setup.bash" &gt;&gt; ~/.bashrc</text:p>
      <text:p text:style-name="P1">kjj@kjj:~$ source ~/.bashrc</text:p>
      <text:p text:style-name="P1">kjj@kjj:~$ sudo apt install python-rosdep python-rosinstall python-rosinstall-generator python-wstool build-essential</text:p>
      <text:p text:style-name="P1">패키지 목록을 읽는 중입니다... 완료</text:p>
      <text:p text:style-name="P1">의존성 트리를 만드는 중입니다 <text:s text:c="6"/></text:p>
      <text:p text:style-name="P1">상태 정보를 읽는 중입니다... 완료</text:p>
      <text:p text:style-name="P1">build-essential is already the newest version (12.1ubuntu2).</text:p>
      <text:p text:style-name="P1">python-rosdep is already the newest version (0.19.0-1).</text:p>
      <text:p text:style-name="P1">python-rosdep 패키지는 수동설치로 지정합니다.</text:p>
      <text:p text:style-name="P1">The following additional packages will be installed:</text:p>
      <text:p text:style-name="P1"><text:s text:c="2"/>bzr git git-core git-man liberror-perl libjs-excanvas libserf-1-1 libsvn1</text:p>
      <text:p text:style-name="P1"><text:s text:c="2"/>mercurial mercurial-common python-bzrlib python-configobj python-dbus</text:p>
      <text:p text:style-name="P1"><text:s text:c="2"/>python-gi python-gpgme python-httplib2 python-keyring python-launchpadlib</text:p>
      <text:p text:style-name="P1"><text:s text:c="2"/>python-lazr.restfulclient python-lazr.uri python-oauth python-secretstorage</text:p>
      <text:p text:style-name="P1"><text:s text:c="2"/>python-simplejson python-vcstools python-wadllib subversion</text:p>
      <text:p text:style-name="P1">제안하는 패키지:</text:p>
      <text:p text:style-name="P1"><text:s text:c="2"/>bzr-doc bzrtools python-bzrlib.tests git-daemon-run | git-daemon-sysvinit</text:p>
      <text:p text:style-name="P1"><text:s text:c="2"/>git-doc git-el git-email git-gui gitk gitweb git-arch git-cvs git-mediawiki</text:p>
      <text:p text:style-name="P1"><text:s text:c="2"/>git-svn qct kdiff3 | kdiff3-qt | kompare | meld | tkcvs | mgdiff</text:p>
      <text:p text:style-name="P1"><text:s text:c="2"/>python-mysqldb python-bzrlib-dbg python-kerberos python-pycurl</text:p>
      <text:p text:style-name="P1"><text:s text:c="2"/>python-configobj-doc python-dbus-doc python-dbus-dbg python-gi-cairo</text:p>
      <text:p text:style-name="P1"><text:s text:c="2"/>python-fs python-gdata python-kde4 python-keyczar python-testresources</text:p>
      <text:p text:style-name="P1"><text:s text:c="2"/>python-secretstorage-doc db5.3-util subversion-tools</text:p>
      <text:p text:style-name="P1">다음 새 패키지를 설치할 것입니다:</text:p>
      <text:p text:style-name="P1"><text:s text:c="2"/>bzr git git-core git-man liberror-perl libjs-excanvas libserf-1-1 libsvn1</text:p>
      <text:p text:style-name="P1"><text:s text:c="2"/>mercurial mercurial-common python-bzrlib python-configobj python-dbus</text:p>
      <text:p text:style-name="P1"><text:s text:c="2"/>python-gi python-gpgme python-httplib2 python-keyring python-launchpadlib</text:p>
      <text:p text:style-name="P1"><text:s text:c="2"/>python-lazr.restfulclient python-lazr.uri python-oauth python-rosinstall</text:p>
      <text:p text:style-name="P1"><text:s text:c="2"/>python-rosinstall-generator python-secretstorage python-simplejson</text:p>
      <text:p text:style-name="P1"><text:s text:c="2"/>python-vcstools python-wadllib python-wstool subversion</text:p>
      <text:p text:style-name="P1">0개 업그레이드, 29개 새로 설치, 0개 제거 및 3개 업그레이드 안 함.</text:p>
      <text:p text:style-name="P1">9,555 k바이트 아카이브를 받아야 합니다.</text:p>
      <text:p text:style-name="P1">이 작업 후 54.0 M바이트의 디스크 공간을 더 사용하게 됩니다.</text:p>
      <text:p text:style-name="P1">계속 하시겠습니까? [Y/n] y</text:p>
      <text:p text:style-name="P1">받기:1 http://kr.archive.ubuntu.com/ubuntu xenial/main amd64 libserf-1-1 amd64 1.3.8-1 [45.5 kB]</text:p>
      <text:p text:style-name="P1">받기:2 http://packages.ros.org/ros/ubuntu xenial/main amd64 python-vcstools all 0.1.42-1 [30.1 kB]</text:p>
      <text:p text:style-name="P1"><text:soft-page-break/>받기:3 http://kr.archive.ubuntu.com/ubuntu xenial/main amd64 python-configobj all 5.0.6-2 [34.2 kB]</text:p>
      <text:p text:style-name="P1">받기:4 http://kr.archive.ubuntu.com/ubuntu xenial-updates/main amd64 python-bzrlib amd64 2.7.0-2ubuntu3.1 [1,390 kB]</text:p>
      <text:p text:style-name="P1">받기:5 http://packages.ros.org/ros/ubuntu xenial/main amd64 python-wstool all 0.1.17-1 [42.4 kB]</text:p>
      <text:p text:style-name="P1">받기:6 http://kr.archive.ubuntu.com/ubuntu xenial-updates/main amd64 bzr all 2.7.0-2ubuntu3.1 [37.3 kB]</text:p>
      <text:p text:style-name="P1">받기:7 http://kr.archive.ubuntu.com/ubuntu xenial/main amd64 liberror-perl all 0.17-1.2 [19.6 kB]</text:p>
      <text:p text:style-name="P1">받기:8 http://kr.archive.ubuntu.com/ubuntu xenial-updates/main amd64 git-man all 1:2.7.4-0ubuntu1.9 [736 kB]</text:p>
      <text:p text:style-name="P1">받기:9 http://kr.archive.ubuntu.com/ubuntu xenial-updates/main amd64 git amd64 1:2.7.4-0ubuntu1.9 [3,176 kB]</text:p>
      <text:p text:style-name="P1">받기:10 http://kr.archive.ubuntu.com/ubuntu xenial-updates/main amd64 git-core all 1:2.7.4-0ubuntu1.9 [1,456 B]</text:p>
      <text:p text:style-name="P1">받기:11 http://kr.archive.ubuntu.com/ubuntu xenial/universe amd64 libjs-excanvas all 0.r3-4 [45.2 kB]</text:p>
      <text:p text:style-name="P1">받기:12 http://kr.archive.ubuntu.com/ubuntu xenial-updates/main amd64 libsvn1 amd64 1.9.3-2ubuntu1.3 [1,168 kB]</text:p>
      <text:p text:style-name="P1">받기:13 http://kr.archive.ubuntu.com/ubuntu xenial-updates/universe amd64 mercurial-common all 3.7.3-1ubuntu1.2 [1,833 kB]</text:p>
      <text:p text:style-name="P1">받기:14 http://kr.archive.ubuntu.com/ubuntu xenial-updates/universe amd64 mercurial amd64 3.7.3-1ubuntu1.2 [47.8 kB]</text:p>
      <text:p text:style-name="P1">받기:15 http://kr.archive.ubuntu.com/ubuntu xenial/main amd64 python-dbus amd64 1.2.0-3 [83.5 kB]</text:p>
      <text:p text:style-name="P1">받기:16 http://kr.archive.ubuntu.com/ubuntu xenial/main amd64 python-gi amd64 3.20.0-0ubuntu1 [194 kB]</text:p>
      <text:p text:style-name="P1">받기:17 http://kr.archive.ubuntu.com/ubuntu xenial/main amd64 python-gpgme amd64 0.3-1.1 [24.6 kB]</text:p>
      <text:p text:style-name="P1">받기:18 http://kr.archive.ubuntu.com/ubuntu xenial/main amd64 python-httplib2 all 0.9.1+dfsg-1 [34.2 kB]</text:p>
      <text:p text:style-name="P1">받기:19 http://kr.archive.ubuntu.com/ubuntu xenial/main amd64 python-keyring all 7.3-1ubuntu1 [43.7 kB]</text:p>
      <text:p text:style-name="P1">받기:20 http://kr.archive.ubuntu.com/ubuntu xenial/main amd64 python-lazr.uri all 1.0.3-2build1 [13.6 kB]</text:p>
      <text:p text:style-name="P1">받기:21 http://kr.archive.ubuntu.com/ubuntu xenial/main amd64 python-simplejson amd64 3.8.1-1ubuntu2 [60.4 kB]</text:p>
      <text:p text:style-name="P1">받기:22 http://kr.archive.ubuntu.com/ubuntu xenial-updates/main amd64 python-wadllib all 1.3.2-3ubuntu0.16.04.1 [29.9 kB]</text:p>
      <text:p text:style-name="P1">받기:23 http://kr.archive.ubuntu.com/ubuntu xenial/main amd64 python-oauth all 1.0.1-5 [12.9 kB]</text:p>
      <text:p text:style-name="P1">받기:24 http://kr.archive.ubuntu.com/ubuntu xenial-updates/main amd64 python-lazr.restfulclient all 0.13.4-5ubuntu2 [50.6 kB]</text:p>
      <text:p text:style-name="P1">받기:25 http://kr.archive.ubuntu.com/ubuntu xenial-updates/main amd64 python-launchpadlib all 1.10.3-3ubuntu0.1 [45.6 kB]</text:p>
      <text:p text:style-name="P1">받기:26 http://kr.archive.ubuntu.com/ubuntu xenial-updates/main amd64 subversion amd64 1.9.3-2ubuntu1.3 [308 kB]</text:p>
      <text:p text:style-name="P1">받기:27 http://kr.archive.ubuntu.com/ubuntu xenial/main amd64 python-secretstorage all 2.1.3-1 [12.3 kB]</text:p>
      <text:p text:style-name="P1"><text:soft-page-break/>받기:28 http://packages.ros.org/ros/ubuntu xenial/main amd64 python-rosinstall all 0.7.8-1 [23.7 kB]</text:p>
      <text:p text:style-name="P1">받기:29 http://packages.ros.org/ros/ubuntu xenial/main amd64 python-rosinstall-generator all 0.1.22-1 [11.5 kB]</text:p>
      <text:p text:style-name="P1">내려받기 9,555 k바이트, 소요시간 5초 (1,730 k바이트/초) </text:p>
      <text:p text:style-name="P1">Selecting previously unselected package libserf-1-1:amd64.</text:p>
      <text:p text:style-name="P1">(데이터베이스 읽는중 ...현재 252421개의 파일과 디렉터리가 설치되어 있습니다.)</text:p>
      <text:p text:style-name="P1">Preparing to unpack .../libserf-1-1_1.3.8-1_amd64.deb ...</text:p>
      <text:p text:style-name="P1">Unpacking libserf-1-1:amd64 (1.3.8-1) ...</text:p>
      <text:p text:style-name="P1">Selecting previously unselected package python-configobj.</text:p>
      <text:p text:style-name="P1">Preparing to unpack .../python-configobj_5.0.6-2_all.deb ...</text:p>
      <text:p text:style-name="P1">Unpacking python-configobj (5.0.6-2) ...</text:p>
      <text:p text:style-name="P1">Selecting previously unselected package python-bzrlib.</text:p>
      <text:p text:style-name="P1">Preparing to unpack .../python-bzrlib_2.7.0-2ubuntu3.1_amd64.deb ...</text:p>
      <text:p text:style-name="P1">Unpacking python-bzrlib (2.7.0-2ubuntu3.1) ...</text:p>
      <text:p text:style-name="P1">Selecting previously unselected package bzr.</text:p>
      <text:p text:style-name="P1">Preparing to unpack .../bzr_2.7.0-2ubuntu3.1_all.deb ...</text:p>
      <text:p text:style-name="P1">Unpacking bzr (2.7.0-2ubuntu3.1) ...</text:p>
      <text:p text:style-name="P1">Selecting previously unselected package liberror-perl.</text:p>
      <text:p text:style-name="P1">Preparing to unpack .../liberror-perl_0.17-1.2_all.deb ...</text:p>
      <text:p text:style-name="P1">Unpacking liberror-perl (0.17-1.2) ...</text:p>
      <text:p text:style-name="P1">Selecting previously unselected package git-man.</text:p>
      <text:p text:style-name="P1">Preparing to unpack .../git-man_1%3a2.7.4-0ubuntu1.9_all.deb ...</text:p>
      <text:p text:style-name="P1">Unpacking git-man (1:2.7.4-0ubuntu1.9) ...</text:p>
      <text:p text:style-name="P1">Selecting previously unselected package git.</text:p>
      <text:p text:style-name="P1">Preparing to unpack .../git_1%3a2.7.4-0ubuntu1.9_amd64.deb ...</text:p>
      <text:p text:style-name="P1">Unpacking git (1:2.7.4-0ubuntu1.9) ...</text:p>
      <text:p text:style-name="P1">Selecting previously unselected package git-core.</text:p>
      <text:p text:style-name="P1">Preparing to unpack .../git-core_1%3a2.7.4-0ubuntu1.9_all.deb ...</text:p>
      <text:p text:style-name="P1">Unpacking git-core (1:2.7.4-0ubuntu1.9) ...</text:p>
      <text:p text:style-name="P1">Selecting previously unselected package libjs-excanvas.</text:p>
      <text:p text:style-name="P1">Preparing to unpack .../libjs-excanvas_0.r3-4_all.deb ...</text:p>
      <text:p text:style-name="P1">Unpacking libjs-excanvas (0.r3-4) ...</text:p>
      <text:p text:style-name="P1">Selecting previously unselected package libsvn1:amd64.</text:p>
      <text:p text:style-name="P1">Preparing to unpack .../libsvn1_1.9.3-2ubuntu1.3_amd64.deb ...</text:p>
      <text:p text:style-name="P1">Unpacking libsvn1:amd64 (1.9.3-2ubuntu1.3) ...</text:p>
      <text:p text:style-name="P1">Selecting previously unselected package mercurial-common.</text:p>
      <text:p text:style-name="P1">Preparing to unpack .../mercurial-common_3.7.3-1ubuntu1.2_all.deb ...</text:p>
      <text:p text:style-name="P1">Unpacking mercurial-common (3.7.3-1ubuntu1.2) ...</text:p>
      <text:p text:style-name="P1">Selecting previously unselected package mercurial.</text:p>
      <text:p text:style-name="P1">Preparing to unpack .../mercurial_3.7.3-1ubuntu1.2_amd64.deb ...</text:p>
      <text:p text:style-name="P1">Unpacking mercurial (3.7.3-1ubuntu1.2) ...</text:p>
      <text:p text:style-name="P1">Selecting previously unselected package python-dbus.</text:p>
      <text:p text:style-name="P1">Preparing to unpack .../python-dbus_1.2.0-3_amd64.deb ...</text:p>
      <text:p text:style-name="P1">Unpacking python-dbus (1.2.0-3) ...</text:p>
      <text:p text:style-name="P1">Selecting previously unselected package python-gi.</text:p>
      <text:p text:style-name="P1">Preparing to unpack .../python-gi_3.20.0-0ubuntu1_amd64.deb ...</text:p>
      <text:p text:style-name="P1">Unpacking python-gi (3.20.0-0ubuntu1) ...</text:p>
      <text:p text:style-name="P1">Selecting previously unselected package python-gpgme.</text:p>
      <text:p text:style-name="P1">Preparing to unpack .../python-gpgme_0.3-1.1_amd64.deb ...</text:p>
      <text:p text:style-name="P1"><text:soft-page-break/>Unpacking python-gpgme (0.3-1.1) ...</text:p>
      <text:p text:style-name="P1">Selecting previously unselected package python-httplib2.</text:p>
      <text:p text:style-name="P1">Preparing to unpack .../python-httplib2_0.9.1+dfsg-1_all.deb ...</text:p>
      <text:p text:style-name="P1">Unpacking python-httplib2 (0.9.1+dfsg-1) ...</text:p>
      <text:p text:style-name="P1">Selecting previously unselected package python-keyring.</text:p>
      <text:p text:style-name="P1">Preparing to unpack .../python-keyring_7.3-1ubuntu1_all.deb ...</text:p>
      <text:p text:style-name="P1">Unpacking python-keyring (7.3-1ubuntu1) ...</text:p>
      <text:p text:style-name="P1">Selecting previously unselected package python-lazr.uri.</text:p>
      <text:p text:style-name="P1">Preparing to unpack .../python-lazr.uri_1.0.3-2build1_all.deb ...</text:p>
      <text:p text:style-name="P1">Unpacking python-lazr.uri (1.0.3-2build1) ...</text:p>
      <text:p text:style-name="P1">Selecting previously unselected package python-simplejson.</text:p>
      <text:p text:style-name="P1">Preparing to unpack .../python-simplejson_3.8.1-1ubuntu2_amd64.deb ...</text:p>
      <text:p text:style-name="P1">Unpacking python-simplejson (3.8.1-1ubuntu2) ...</text:p>
      <text:p text:style-name="P1">Selecting previously unselected package python-wadllib.</text:p>
      <text:p text:style-name="P1">Preparing to unpack .../python-wadllib_1.3.2-3ubuntu0.16.04.1_all.deb ...</text:p>
      <text:p text:style-name="P1">Unpacking python-wadllib (1.3.2-3ubuntu0.16.04.1) ...</text:p>
      <text:p text:style-name="P1">Selecting previously unselected package python-oauth.</text:p>
      <text:p text:style-name="P1">Preparing to unpack .../python-oauth_1.0.1-5_all.deb ...</text:p>
      <text:p text:style-name="P1">Unpacking python-oauth (1.0.1-5) ...</text:p>
      <text:p text:style-name="P1">Selecting previously unselected package python-lazr.restfulclient.</text:p>
      <text:p text:style-name="P1">Preparing to unpack .../python-lazr.restfulclient_0.13.4-5ubuntu2_all.deb ...</text:p>
      <text:p text:style-name="P1">Unpacking python-lazr.restfulclient (0.13.4-5ubuntu2) ...</text:p>
      <text:p text:style-name="P1">Selecting previously unselected package python-launchpadlib.</text:p>
      <text:p text:style-name="P1">Preparing to unpack .../python-launchpadlib_1.10.3-3ubuntu0.1_all.deb ...</text:p>
      <text:p text:style-name="P1">Unpacking python-launchpadlib (1.10.3-3ubuntu0.1) ...</text:p>
      <text:p text:style-name="P1">Selecting previously unselected package subversion.</text:p>
      <text:p text:style-name="P1">Preparing to unpack .../subversion_1.9.3-2ubuntu1.3_amd64.deb ...</text:p>
      <text:p text:style-name="P1">Unpacking subversion (1.9.3-2ubuntu1.3) ...</text:p>
      <text:p text:style-name="P1">Selecting previously unselected package python-vcstools.</text:p>
      <text:p text:style-name="P1">Preparing to unpack .../python-vcstools_0.1.42-1_all.deb ...</text:p>
      <text:p text:style-name="P1">Unpacking python-vcstools (0.1.42-1) ...</text:p>
      <text:p text:style-name="P1">Selecting previously unselected package python-wstool.</text:p>
      <text:p text:style-name="P1">Preparing to unpack .../python-wstool_0.1.17-1_all.deb ...</text:p>
      <text:p text:style-name="P1">Unpacking python-wstool (0.1.17-1) ...</text:p>
      <text:p text:style-name="P1">Selecting previously unselected package python-rosinstall.</text:p>
      <text:p text:style-name="P1">Preparing to unpack .../python-rosinstall_0.7.8-1_all.deb ...</text:p>
      <text:p text:style-name="P1">Unpacking python-rosinstall (0.7.8-1) ...</text:p>
      <text:p text:style-name="P1">Selecting previously unselected package python-rosinstall-generator.</text:p>
      <text:p text:style-name="P1">Preparing to unpack .../python-rosinstall-generator_0.1.22-1_all.deb ...</text:p>
      <text:p text:style-name="P1">Unpacking python-rosinstall-generator (0.1.22-1) ...</text:p>
      <text:p text:style-name="P1">Selecting previously unselected package python-secretstorage.</text:p>
      <text:p text:style-name="P1">Preparing to unpack .../python-secretstorage_2.1.3-1_all.deb ...</text:p>
      <text:p text:style-name="P1">Unpacking python-secretstorage (2.1.3-1) ...</text:p>
      <text:p text:style-name="P1">Processing triggers for man-db (2.7.5-1) ...</text:p>
      <text:p text:style-name="P1">Processing triggers for libc-bin (2.23-0ubuntu11.2) ...</text:p>
      <text:p text:style-name="P1">libserf-1-1:amd64 (1.3.8-1) 설정하는 중입니다 ...</text:p>
      <text:p text:style-name="P1">python-configobj (5.0.6-2) 설정하는 중입니다 ...</text:p>
      <text:p text:style-name="P1">python-bzrlib (2.7.0-2ubuntu3.1) 설정하는 중입니다 ...</text:p>
      <text:p text:style-name="P1">bzr (2.7.0-2ubuntu3.1) 설정하는 중입니다 ...</text:p>
      <text:p text:style-name="P1">liberror-perl (0.17-1.2) 설정하는 중입니다 ...</text:p>
      <text:p text:style-name="P1"><text:soft-page-break/>git-man (1:2.7.4-0ubuntu1.9) 설정하는 중입니다 ...</text:p>
      <text:p text:style-name="P1">git (1:2.7.4-0ubuntu1.9) 설정하는 중입니다 ...</text:p>
      <text:p text:style-name="P1">git-core (1:2.7.4-0ubuntu1.9) 설정하는 중입니다 ...</text:p>
      <text:p text:style-name="P1">libjs-excanvas (0.r3-4) 설정하는 중입니다 ...</text:p>
      <text:p text:style-name="P1">libsvn1:amd64 (1.9.3-2ubuntu1.3) 설정하는 중입니다 ...</text:p>
      <text:p text:style-name="P1">mercurial-common (3.7.3-1ubuntu1.2) 설정하는 중입니다 ...</text:p>
      <text:p text:style-name="P1">mercurial (3.7.3-1ubuntu1.2) 설정하는 중입니다 ...</text:p>
      <text:p text:style-name="P1"/>
      <text:p text:style-name="P1">Creating config file /etc/mercurial/hgrc.d/hgext.rc with new version</text:p>
      <text:p text:style-name="P1">python-dbus (1.2.0-3) 설정하는 중입니다 ...</text:p>
      <text:p text:style-name="P1">Remove stale byte-compiled files...</text:p>
      <text:p text:style-name="P1">python-gi (3.20.0-0ubuntu1) 설정하는 중입니다 ...</text:p>
      <text:p text:style-name="P1">python-gpgme (0.3-1.1) 설정하는 중입니다 ...</text:p>
      <text:p text:style-name="P1">python-httplib2 (0.9.1+dfsg-1) 설정하는 중입니다 ...</text:p>
      <text:p text:style-name="P1">python-keyring (7.3-1ubuntu1) 설정하는 중입니다 ...</text:p>
      <text:p text:style-name="P1">python-lazr.uri (1.0.3-2build1) 설정하는 중입니다 ...</text:p>
      <text:p text:style-name="P1">python-simplejson (3.8.1-1ubuntu2) 설정하는 중입니다 ...</text:p>
      <text:p text:style-name="P1">python-wadllib (1.3.2-3ubuntu0.16.04.1) 설정하는 중입니다 ...</text:p>
      <text:p text:style-name="P1">python-oauth (1.0.1-5) 설정하는 중입니다 ...</text:p>
      <text:p text:style-name="P1">python-lazr.restfulclient (0.13.4-5ubuntu2) 설정하는 중입니다 ...</text:p>
      <text:p text:style-name="P1">python-launchpadlib (1.10.3-3ubuntu0.1) 설정하는 중입니다 ...</text:p>
      <text:p text:style-name="P1">subversion (1.9.3-2ubuntu1.3) 설정하는 중입니다 ...</text:p>
      <text:p text:style-name="P1">python-vcstools (0.1.42-1) 설정하는 중입니다 ...</text:p>
      <text:p text:style-name="P1">python-wstool (0.1.17-1) 설정하는 중입니다 ...</text:p>
      <text:p text:style-name="P1">python-rosinstall (0.7.8-1) 설정하는 중입니다 ...</text:p>
      <text:p text:style-name="P1">python-rosinstall-generator (0.1.22-1) 설정하는 중입니다 ...</text:p>
      <text:p text:style-name="P1">python-secretstorage (2.1.3-1) 설정하는 중입니다 ...</text:p>
      <text:p text:style-name="P1">Processing triggers for libc-bin (2.23-0ubuntu11.2) ...</text:p>
      <text:p text:style-name="P1">kjj@kjj:~$ roscore</text:p>
      <text:p text:style-name="P1">... logging to /home/kjj/.ros/log/a8cb3c9a-ff96-11ea-9dc0-988389a15981/roslaunch-kjj-20228.log</text:p>
      <text:p text:style-name="P1">Checking log directory for disk usage. This may take awhile.</text:p>
      <text:p text:style-name="P1">Press Ctrl-C to interrupt</text:p>
      <text:p text:style-name="P1">Done checking log file disk usage. Usage is &lt;1GB.</text:p>
      <text:p text:style-name="P1"/>
      <text:p text:style-name="P1">started roslaunch server http://kjj:44573/</text:p>
      <text:p text:style-name="P1">ros_comm version 1.12.16</text:p>
      <text:p text:style-name="P1"/>
      <text:p text:style-name="P1"/>
      <text:p text:style-name="P1">SUMMARY</text:p>
      <text:p text:style-name="P1">========</text:p>
      <text:p text:style-name="P1"/>
      <text:p text:style-name="P1">PARAMETERS</text:p>
      <text:p text:style-name="P1"><text:s/>* /rosdistro: kinetic</text:p>
      <text:p text:style-name="P1"><text:s/>* /rosversion: 1.12.16</text:p>
      <text:p text:style-name="P1"/>
      <text:p text:style-name="P1">NODES</text:p>
      <text:p text:style-name="P1"/>
      <text:p text:style-name="P1">auto-starting new master</text:p>
      <text:p text:style-name="P1"><text:soft-page-break/>process[master]: started with pid [20239]</text:p>
      <text:p text:style-name="P1">ROS_MASTER_URI=http://kjj:11311/</text:p>
      <text:p text:style-name="P1"/>
      <text:p text:style-name="P1">setting /run_id to a8cb3c9a-ff96-11ea-9dc0-988389a15981</text:p>
      <text:p text:style-name="P1">process[rosout-1]: started with pid [20252]</text:p>
      <text:p text:style-name="P1">started core service [/rosout]</text:p>
      <text:p text:style-name="P1">^C[rosout-1] killing on exit</text:p>
      <text:p text:style-name="P1">[master] killing on exit</text:p>
      <text:p text:style-name="P1">shutting down processing monitor...</text:p>
      <text:p text:style-name="P1">... shutting down processing monitor complete</text:p>
      <text:p text:style-name="P1">done</text:p>
      <text:p text:style-name="P1">kjj@kjj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0:27:51.679158183</meta:creation-date>
    <dc:date>2020-09-26T10:29:27.655162445</dc:date>
    <meta:editing-duration>PT1M36S</meta:editing-duration>
    <meta:editing-cycles>1</meta:editing-cycles>
    <meta:document-statistic meta:table-count="0" meta:image-count="0" meta:object-count="0" meta:page-count="133" meta:paragraph-count="5293" meta:word-count="36826" meta:character-count="386384" meta:non-whitespace-character-count="361781"/>
    <meta:generator>LibreOffice/5.1.6.2$Linux_X86_64 LibreOffice_project/10m0$Build-2</meta:generator>
  </office:meta>
</office:document-meta>
</file>